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b9626" draw:stroke="none" fo:margin="1.000000000000000pt" style:wrap="biggest" style:wrap-dynamic-threshold="0.000000000000000pt" svg:fill-rule="evenodd"/>
    </style:style>
    <style:style style:name="gr4" style:family="graphic">
      <style:graphic-properties draw:fill="solid" draw:fill-color="#d80000" draw:stroke="none" fo:margin="1.000000000000000pt" style:wrap="biggest" style:wrap-dynamic-threshold="0.000000000000000pt" svg:fill-rule="evenodd"/>
    </style:style>
    <style:style style:name="gr5" style:family="graphic">
      <style:graphic-properties draw:fill="solid" draw:fill-color="#009900" draw:stroke="none" fo:margin="1.000000000000000pt" style:wrap="biggest" style:wrap-dynamic-threshold="0.000000000000000pt" svg:fill-rule="nonzero"/>
    </style:style>
    <style:style style:name="gr6" style:family="graphic">
      <style:graphic-properties draw:fill="solid" draw:fill-color="#ff7f00" draw:stroke="none" fo:margin="1.000000000000000pt" style:wrap="biggest" style:wrap-dynamic-threshold="0.000000000000000pt" svg:fill-rule="nonzero"/>
    </style:style>
    <style:style style:name="gr7" style:family="graphic">
      <style:graphic-properties draw:fill="none" draw:stroke="solid" draw:stroke-linejoin="miter" fo:margin="1.000000000000000pt" style:wrap="biggest" style:wrap-dynamic-threshold="0.000000000000000pt" svg:fill-rule="nonzero" svg:stroke-color="#660000" svg:stroke-opacity="1" svg:stroke-width="0.311765600000000pt"/>
    </style:style>
    <style:style style:name="gr8" style:family="graphic">
      <style:graphic-properties draw:fill="solid" draw:fill-color="#fff266" draw:stroke="none" fo:margin="1.000000000000000pt" style:wrap="biggest" style:wrap-dynamic-threshold="0.000000000000000pt" svg:fill-rule="nonzero"/>
    </style:style>
    <style:style style:name="gr9" style:family="graphic">
      <style:graphic-properties draw:fill="solid" draw:fill-color="#006600" draw:stroke="none" fo:margin="1.000000000000000pt" style:wrap="biggest" style:wrap-dynamic-threshold="0.000000000000000pt" svg:fill-rule="nonzero"/>
    </style:style>
    <style:style style:name="gr10" style:family="graphic">
      <style:graphic-properties draw:fill="solid" draw:fill-color="#19e5e5" draw:stroke="none" fo:margin="1.000000000000000pt" style:wrap="biggest" style:wrap-dynamic-threshold="0.000000000000000pt" svg:fill-rule="nonzero"/>
    </style:style>
    <style:style style:name="gr11" style:family="graphic">
      <style:graphic-properties draw:fill="solid" draw:fill-color="#00a3e2" draw:stroke="none" fo:margin="1.000000000000000pt" style:wrap="biggest" style:wrap-dynamic-threshold="0.000000000000000pt" svg:fill-rule="nonzero"/>
    </style:style>
    <style:style style:name="gr12" style:family="graphic">
      <style:graphic-properties draw:fill="solid" draw:fill-color="#00b2b2" draw:stroke="none" fo:margin="1.000000000000000pt" style:wrap="biggest" style:wrap-dynamic-threshold="0.000000000000000pt" svg:fill-rule="nonzero"/>
    </style:style>
    <style:style style:name="gr13" style:family="graphic">
      <style:graphic-properties draw:fill="solid" draw:fill-color="#ffffff" draw:stroke="none" fo:margin="1.000000000000000pt" style:wrap="biggest" style:wrap-dynamic-threshold="0.000000000000000pt" svg:fill-rule="nonzero"/>
    </style:style>
    <style:style style:name="gr14" style:family="graphic">
      <style:graphic-properties draw:fill="none" draw:stroke="solid" draw:stroke-linejoin="miter" fo:margin="1.000000000000000pt" style:wrap="biggest" style:wrap-dynamic-threshold="0.000000000000000pt" svg:fill-rule="nonzero" svg:stroke-color="#0019cc" svg:stroke-opacity="1" svg:stroke-width="0.658171176000000pt"/>
    </style:style>
    <style:style style:name="gr15" style:family="graphic">
      <style:graphic-properties draw:fill="solid" draw:fill-color="#b23300" draw:stroke="none" fo:margin="1.000000000000000pt" style:wrap="biggest" style:wrap-dynamic-threshold="0.000000000000000pt" svg:fill-rule="nonzero"/>
    </style:style>
    <style:style style:name="gr16" style:family="graphic">
      <style:graphic-properties draw:fill="solid" draw:fill-color="#cc7211" draw:stroke="none" fo:margin="1.000000000000000pt" style:wrap="biggest" style:wrap-dynamic-threshold="0.000000000000000pt" svg:fill-rule="nonzero"/>
    </style:style>
    <style:style style:name="gr17" style:family="graphic">
      <style:graphic-properties draw:fill="solid" draw:fill-color="#e5b23a" draw:stroke="none" fo:margin="1.000000000000000pt" style:wrap="biggest" style:wrap-dynamic-threshold="0.000000000000000pt" svg:fill-rule="nonzero"/>
    </style:style>
    <style:style style:name="gr18" style:family="graphic">
      <style:graphic-properties draw:fill="solid" draw:fill-color="#e59100" draw:stroke="none" fo:margin="1.000000000000000pt" style:wrap="biggest" style:wrap-dynamic-threshold="0.000000000000000pt" svg:fill-rule="nonzero"/>
    </style:style>
    <style:style style:name="gr19" style:family="graphic">
      <style:graphic-properties draw:fill="none" draw:stroke="solid" draw:stroke-linejoin="miter" fo:margin="1.000000000000000pt" style:wrap="biggest" style:wrap-dynamic-threshold="0.000000000000000pt" svg:fill-rule="nonzero" svg:stroke-color="#d35600" svg:stroke-opacity="1" svg:stroke-width="0.450328016000000pt"/>
    </style:style>
    <style:style style:name="gr20" style:family="graphic">
      <style:graphic-properties draw:fill="none" draw:stroke="solid" draw:stroke-linejoin="miter" fo:margin="1.000000000000000pt" style:wrap="biggest" style:wrap-dynamic-threshold="0.000000000000000pt" svg:fill-rule="nonzero" svg:stroke-color="#c14900" svg:stroke-opacity="1" svg:stroke-width="0.450328016000000pt"/>
    </style:style>
    <style:style style:name="gr21" style:family="graphic">
      <style:graphic-properties draw:fill="none" draw:stroke="solid" draw:stroke-linejoin="miter" fo:margin="1.000000000000000pt" style:wrap="biggest" style:wrap-dynamic-threshold="0.000000000000000pt" svg:fill-rule="nonzero" svg:stroke-color="#af3a00" svg:stroke-opacity="1" svg:stroke-width="0.450328016000000pt"/>
    </style:style>
    <style:style style:name="gr22" style:family="graphic">
      <style:graphic-properties draw:fill="none" draw:stroke="solid" draw:stroke-linejoin="miter" fo:margin="1.000000000000000pt" style:wrap="biggest" style:wrap-dynamic-threshold="0.000000000000000pt" svg:fill-rule="nonzero" svg:stroke-color="#9b2b00" svg:stroke-opacity="1" svg:stroke-width="0.450328016000000pt"/>
    </style:style>
    <style:style style:name="gr23" style:family="graphic">
      <style:graphic-properties draw:fill="none" draw:stroke="solid" draw:stroke-linejoin="miter" fo:margin="1.000000000000000pt" style:wrap="biggest" style:wrap-dynamic-threshold="0.000000000000000pt" svg:fill-rule="nonzero" svg:stroke-color="#e56600" svg:stroke-opacity="1" svg:stroke-width="0.450328016000000pt"/>
    </style:style>
    <style:style style:name="gr24" style:family="graphic">
      <style:graphic-properties draw:fill="none" draw:stroke="solid" draw:stroke-linejoin="miter" fo:margin="1.000000000000000pt" style:wrap="biggest" style:wrap-dynamic-threshold="0.000000000000000pt" svg:fill-rule="nonzero" svg:stroke-color="#660000" svg:stroke-opacity="1" svg:stroke-width="0.450328016000000pt"/>
    </style:style>
    <style:style style:name="gr25" style:family="graphic">
      <style:graphic-properties draw:fill="solid" draw:fill-color="#000000" draw:stroke="none" fo:margin="1.000000000000000pt" style:wrap="biggest" style:wrap-dynamic-threshold="0.000000000000000pt" svg:fill-rule="nonzero"/>
    </style:style>
    <style:style style:name="gr26" style:family="graphic">
      <style:graphic-properties draw:fill="none" draw:stroke="solid" draw:stroke-linejoin="miter" fo:margin="1.000000000000000pt" style:wrap="biggest" style:wrap-dynamic-threshold="0.000000000000000pt" svg:fill-rule="nonzero" svg:stroke-color="#000000" svg:stroke-opacity="1" svg:stroke-width="0.103921608000000pt"/>
    </style:style>
    <style:style style:name="gr27" style:family="graphic">
      <style:graphic-properties draw:fill="solid" draw:fill-color="#14a811" draw:stroke="none" fo:margin="1.000000000000000pt" style:wrap="biggest" style:wrap-dynamic-threshold="0.000000000000000pt" svg:fill-rule="nonzero"/>
    </style:style>
    <style:style style:name="gr28" style:family="graphic">
      <style:graphic-properties draw:fill="solid" draw:fill-color="#44b721" draw:stroke="none" fo:margin="1.000000000000000pt" style:wrap="biggest" style:wrap-dynamic-threshold="0.000000000000000pt" svg:fill-rule="nonzero"/>
    </style:style>
    <style:style style:name="gr29" style:family="graphic">
      <style:graphic-properties draw:fill="solid" draw:fill-color="#72c433" draw:stroke="none" fo:margin="1.000000000000000pt" style:wrap="biggest" style:wrap-dynamic-threshold="0.000000000000000pt" svg:fill-rule="nonzero"/>
    </style:style>
    <style:style style:name="gr30" style:family="graphic">
      <style:graphic-properties draw:fill="solid" draw:fill-color="#a0d344" draw:stroke="none" fo:margin="1.000000000000000pt" style:wrap="biggest" style:wrap-dynamic-threshold="0.000000000000000pt" svg:fill-rule="nonzero"/>
    </style:style>
    <style:style style:name="gr31" style:family="graphic">
      <style:graphic-properties draw:fill="solid" draw:fill-color="#d1e254" draw:stroke="none" fo:margin="1.000000000000000pt" style:wrap="biggest" style:wrap-dynamic-threshold="0.000000000000000pt" svg:fill-rule="nonzero"/>
    </style:style>
    <style:style style:name="gr32" style:family="graphic">
      <style:graphic-properties draw:fill="solid" draw:fill-color="#1eaa14" draw:stroke="none" fo:margin="1.000000000000000pt" style:wrap="biggest" style:wrap-dynamic-threshold="0.000000000000000pt" svg:fill-rule="nonzero"/>
    </style:style>
    <style:style style:name="gr33" style:family="graphic">
      <style:graphic-properties draw:fill="solid" draw:fill-color="#56bc28" draw:stroke="none" fo:margin="1.000000000000000pt" style:wrap="biggest" style:wrap-dynamic-threshold="0.000000000000000pt" svg:fill-rule="nonzero"/>
    </style:style>
    <style:style style:name="gr34" style:family="graphic">
      <style:graphic-properties draw:fill="solid" draw:fill-color="#8ece3d" draw:stroke="none" fo:margin="1.000000000000000pt" style:wrap="biggest" style:wrap-dynamic-threshold="0.000000000000000pt" svg:fill-rule="nonzero"/>
    </style:style>
    <style:style style:name="gr35" style:family="graphic">
      <style:graphic-properties draw:fill="solid" draw:fill-color="#c6e051" draw:stroke="none" fo:margin="1.000000000000000pt" style:wrap="biggest" style:wrap-dynamic-threshold="0.000000000000000pt" svg:fill-rule="nonzero"/>
    </style:style>
    <style:style style:name="gr36" style:family="graphic">
      <style:graphic-properties draw:fill="solid" draw:fill-color="#ff0033" draw:stroke="none" fo:margin="1.000000000000000pt" style:wrap="biggest" style:wrap-dynamic-threshold="0.000000000000000pt" svg:fill-rule="nonzero"/>
    </style:style>
    <style:style style:name="gr37" style:family="graphic">
      <style:graphic-properties draw:fill="solid" draw:fill-color="#ff303d" draw:stroke="none" fo:margin="1.000000000000000pt" style:wrap="biggest" style:wrap-dynamic-threshold="0.000000000000000pt" svg:fill-rule="nonzero"/>
    </style:style>
    <style:style style:name="gr38" style:family="graphic">
      <style:graphic-properties draw:fill="solid" draw:fill-color="#ff6047" draw:stroke="none" fo:margin="1.000000000000000pt" style:wrap="biggest" style:wrap-dynamic-threshold="0.000000000000000pt" svg:fill-rule="nonzero"/>
    </style:style>
    <style:style style:name="gr39" style:family="graphic">
      <style:graphic-properties draw:fill="solid" draw:fill-color="#ff9151" draw:stroke="none" fo:margin="1.000000000000000pt" style:wrap="biggest" style:wrap-dynamic-threshold="0.000000000000000pt" svg:fill-rule="nonzero"/>
    </style:style>
    <style:style style:name="gr40" style:family="graphic">
      <style:graphic-properties draw:fill="solid" draw:fill-color="#ffc15b" draw:stroke="none" fo:margin="1.000000000000000pt" style:wrap="biggest" style:wrap-dynamic-threshold="0.000000000000000pt" svg:fill-rule="nonzero"/>
    </style:style>
    <style:style style:name="gr41" style:family="graphic">
      <style:graphic-properties draw:fill="solid" draw:fill-color="#ff3d3f" draw:stroke="none" fo:margin="1.000000000000000pt" style:wrap="biggest" style:wrap-dynamic-threshold="0.000000000000000pt" svg:fill-rule="nonzero"/>
    </style:style>
    <style:style style:name="gr42" style:family="graphic">
      <style:graphic-properties draw:fill="solid" draw:fill-color="#ff7a4c" draw:stroke="none" fo:margin="1.000000000000000pt" style:wrap="biggest" style:wrap-dynamic-threshold="0.000000000000000pt" svg:fill-rule="nonzero"/>
    </style:style>
    <style:style style:name="gr43" style:family="graphic">
      <style:graphic-properties draw:fill="solid" draw:fill-color="#ffb559" draw:stroke="none" fo:margin="1.000000000000000pt" style:wrap="biggest" style:wrap-dynamic-threshold="0.000000000000000pt" svg:fill-rule="nonzero"/>
    </style:style>
    <style:style style:name="gr44" style:family="graphic">
      <style:graphic-properties draw:fill="solid" draw:fill-color="#ff9933" draw:stroke="none" fo:margin="1.000000000000000pt" style:wrap="biggest" style:wrap-dynamic-threshold="0.000000000000000pt" svg:fill-rule="nonzero"/>
    </style:style>
    <style:style style:name="gr45" style:family="graphic">
      <style:graphic-properties draw:fill="none" draw:stroke="solid" draw:stroke-linejoin="miter" fo:margin="1.000000000000000pt" style:wrap="biggest" style:wrap-dynamic-threshold="0.000000000000000pt" svg:fill-rule="nonzero" svg:stroke-color="#7f0000" svg:stroke-opacity="1" svg:stroke-width="0.311765600000000pt"/>
    </style:style>
    <style:style style:name="gr46" style:family="graphic">
      <style:graphic-properties draw:fill="none" draw:stroke="solid" draw:stroke-linejoin="miter" fo:margin="1.000000000000000pt" style:wrap="biggest" style:wrap-dynamic-threshold="0.000000000000000pt" svg:fill-rule="nonzero" svg:stroke-color="#7f0000" svg:stroke-opacity="1" svg:stroke-width="0.623531200000000pt"/>
    </style:style>
    <style:style style:name="gr47" style:family="graphic">
      <style:graphic-properties draw:fill="none" draw:stroke="solid" draw:stroke-linejoin="miter" fo:margin="1.000000000000000pt" style:wrap="biggest" style:wrap-dynamic-threshold="0.000000000000000pt" svg:fill-rule="nonzero" svg:stroke-color="#7f0000" svg:stroke-opacity="1" svg:stroke-width="0.450328016000000pt"/>
    </style:style>
    <style:style style:name="gr48" style:family="graphic">
      <style:graphic-properties draw:fill="none" draw:stroke="solid" draw:stroke-linejoin="miter" fo:margin="1.000000000000000pt" style:wrap="biggest" style:wrap-dynamic-threshold="0.000000000000000pt" svg:fill-rule="nonzero" svg:stroke-color="#e57f19" svg:stroke-opacity="1" svg:stroke-width="0.450328016000000pt"/>
    </style:style>
    <style:style style:name="gr49" style:family="graphic">
      <style:graphic-properties draw:fill="none" draw:stroke="solid" draw:stroke-linejoin="miter" fo:margin="1.000000000000000pt" style:wrap="biggest" style:wrap-dynamic-threshold="0.000000000000000pt" svg:fill-rule="nonzero" svg:stroke-color="#007f00" svg:stroke-opacity="1" svg:stroke-width="0.450328016000000pt"/>
    </style:style>
    <style:style style:name="gr50" style:family="graphic">
      <style:graphic-properties draw:fill="none" draw:stroke="solid" draw:stroke-linejoin="miter" fo:margin="1.000000000000000pt" style:wrap="biggest" style:wrap-dynamic-threshold="0.000000000000000pt" svg:fill-rule="nonzero" svg:stroke-color="#99ff19" svg:stroke-opacity="1" svg:stroke-width="0.450328016000000pt"/>
    </style:style>
    <style:style style:name="gr51" style:family="graphic">
      <style:graphic-properties draw:fill="solid" draw:fill-color="#33cc00" draw:stroke="none" fo:margin="1.000000000000000pt" style:wrap="biggest" style:wrap-dynamic-threshold="0.000000000000000pt" svg:fill-rule="nonzero"/>
    </style:style>
    <style:style style:name="gr52" style:family="graphic">
      <style:graphic-properties draw:fill="solid" draw:fill-color="#19cc00" draw:stroke="none" fo:margin="1.000000000000000pt" style:wrap="biggest" style:wrap-dynamic-threshold="0.000000000000000pt" svg:fill-rule="nonzero"/>
    </style:style>
    <style:style style:name="gr53" style:family="graphic">
      <style:graphic-properties draw:fill="solid" draw:fill-color="#99ff19" draw:stroke="none" fo:margin="1.000000000000000pt" style:wrap="biggest" style:wrap-dynamic-threshold="0.000000000000000pt" svg:fill-rule="nonzero"/>
    </style:style>
    <style:style style:name="gr54" style:family="graphic">
      <style:graphic-properties draw:fill="none" draw:stroke="solid" draw:stroke-linejoin="miter" fo:margin="1.000000000000000pt" style:wrap="biggest" style:wrap-dynamic-threshold="0.000000000000000pt" svg:fill-rule="nonzero" svg:stroke-color="#004c00" svg:stroke-opacity="1" svg:stroke-width="0.207843992000000pt"/>
    </style:style>
    <style:style style:name="gr55" style:family="graphic">
      <style:graphic-properties draw:fill="solid" draw:fill-color="#0a9626" draw:stroke="none" fo:margin="1.000000000000000pt" style:wrap="biggest" style:wrap-dynamic-threshold="0.000000000000000pt" svg:fill-rule="nonzero"/>
    </style:style>
    <style:style style:name="gr56" style:family="graphic">
      <style:graphic-properties draw:fill="none" draw:stroke="solid" draw:stroke-linejoin="miter" fo:margin="1.000000000000000pt" style:wrap="biggest" style:wrap-dynamic-threshold="0.000000000000000pt" svg:fill-rule="nonzero" svg:stroke-color="#000000" svg:stroke-opacity="1" svg:stroke-width="0.173203192000000pt"/>
    </style:style>
    <style:style style:name="gr57" style:family="graphic">
      <style:graphic-properties draw:fill="solid" draw:fill-color="#d80000" draw:stroke="none" fo:margin="1.000000000000000pt" style:wrap="biggest" style:wrap-dynamic-threshold="0.000000000000000pt" svg:fill-rule="nonzero"/>
    </style:style>
    <style:style style:name="gr58" style:family="graphic">
      <style:graphic-properties draw:fill="none" draw:stroke="solid" draw:stroke-linejoin="miter" fo:margin="1.000000000000000pt" style:wrap="biggest" style:wrap-dynamic-threshold="0.000000000000000pt" svg:fill-rule="nonzero" svg:stroke-color="#bf3300" svg:stroke-opacity="1" svg:stroke-width="0.277124808000000pt"/>
    </style:style>
    <style:style style:name="gr59" style:family="graphic">
      <style:graphic-properties draw:fill="solid" draw:fill-color="#7fcc00" draw:stroke="none" fo:margin="1.000000000000000pt" style:wrap="biggest" style:wrap-dynamic-threshold="0.000000000000000pt" svg:fill-rule="nonzero"/>
    </style:style>
    <style:style style:name="gr60" style:family="graphic">
      <style:graphic-properties draw:fill="solid" draw:fill-color="#bf2600" draw:stroke="none" fo:margin="1.000000000000000pt" style:wrap="biggest" style:wrap-dynamic-threshold="0.000000000000000pt" svg:fill-rule="nonzero"/>
    </style:style>
    <style:style style:name="gr61" style:family="graphic">
      <style:graphic-properties draw:fill="solid" draw:fill-color="#330000" draw:stroke="none" fo:margin="1.000000000000000pt" style:wrap="biggest" style:wrap-dynamic-threshold="0.000000000000000pt" svg:fill-rule="nonzero"/>
    </style:style>
    <style:style style:name="gr62" style:family="graphic">
      <style:graphic-properties draw:fill="none" draw:stroke="solid" draw:stroke-linejoin="miter" fo:margin="1.000000000000000pt" style:wrap="biggest" style:wrap-dynamic-threshold="0.000000000000000pt" svg:fill-rule="nonzero" svg:stroke-color="#000000" svg:stroke-opacity="1" svg:stroke-width="0.277124808000000pt"/>
    </style:style>
    <style:style style:name="gr63" style:family="graphic">
      <style:graphic-properties draw:fill="none" draw:stroke="solid" draw:stroke-linejoin="miter" fo:margin="1.000000000000000pt" style:wrap="biggest" style:wrap-dynamic-threshold="0.000000000000000pt" svg:fill-rule="nonzero" svg:stroke-color="#720000" svg:stroke-opacity="1" svg:stroke-width="0.277124808000000pt"/>
    </style:style>
    <style:style style:name="gr64" style:family="graphic">
      <style:graphic-properties draw:fill="solid" draw:fill-color="#ff3f00" draw:stroke="none" fo:margin="1.000000000000000pt" style:wrap="biggest" style:wrap-dynamic-threshold="0.000000000000000pt" svg:fill-rule="nonzero"/>
    </style:style>
    <style:style style:name="gr65" style:family="graphic">
      <style:graphic-properties draw:fill="solid" draw:fill-color="#4c0000" draw:stroke="none" fo:margin="1.000000000000000pt" style:wrap="biggest" style:wrap-dynamic-threshold="0.000000000000000pt" svg:fill-rule="nonzero"/>
    </style:style>
    <style:style style:name="gr66" style:family="graphic">
      <style:graphic-properties draw:fill="solid" draw:fill-color="#ffff7f" draw:stroke="none" fo:margin="1.000000000000000pt" style:wrap="biggest" style:wrap-dynamic-threshold="0.000000000000000pt" svg:fill-rule="nonzero"/>
    </style:style>
    <style:style style:name="gr67" style:family="graphic">
      <style:graphic-properties draw:fill="none" draw:stroke="solid" draw:stroke-linejoin="miter" fo:margin="1.000000000000000pt" style:wrap="biggest" style:wrap-dynamic-threshold="0.000000000000000pt" svg:fill-rule="nonzero" svg:stroke-color="#720000" svg:stroke-opacity="1" svg:stroke-width="0.450328016000000pt"/>
    </style:style>
    <style:style style:name="gr68" style:family="graphic">
      <style:graphic-properties draw:fill="solid" draw:fill-color="#e54c00" draw:stroke="none" fo:margin="1.000000000000000pt" style:wrap="biggest" style:wrap-dynamic-threshold="0.000000000000000pt" svg:fill-rule="nonzero"/>
    </style:style>
    <style:style style:name="gr69" style:family="graphic">
      <style:graphic-properties draw:fill="solid" draw:fill-color="#720000" draw:stroke="none" fo:margin="1.000000000000000pt" style:wrap="biggest" style:wrap-dynamic-threshold="0.000000000000000pt" svg:fill-rule="nonzero"/>
    </style:style>
    <style:style style:name="gr70" style:family="graphic">
      <style:graphic-properties draw:fill="none" draw:stroke="solid" draw:stroke-linejoin="miter" fo:margin="1.000000000000000pt" style:wrap="biggest" style:wrap-dynamic-threshold="0.000000000000000pt" svg:fill-rule="nonzero" svg:stroke-color="#000000" svg:stroke-opacity="1" svg:stroke-width="0.450328016000000pt"/>
    </style:style>
    <style:style style:name="gr71" style:family="graphic">
      <style:graphic-properties draw:fill="solid" draw:fill-color="#ff8400" draw:stroke="none" fo:margin="1.000000000000000pt" style:wrap="biggest" style:wrap-dynamic-threshold="0.000000000000000pt" svg:fill-rule="nonzero"/>
    </style:style>
    <style:style style:name="gr72" style:family="graphic">
      <style:graphic-properties draw:fill="solid" draw:fill-color="#ff9b14" draw:stroke="none" fo:margin="1.000000000000000pt" style:wrap="biggest" style:wrap-dynamic-threshold="0.000000000000000pt" svg:fill-rule="nonzero"/>
    </style:style>
    <style:style style:name="gr73" style:family="graphic">
      <style:graphic-properties draw:fill="solid" draw:fill-color="#ffaf28" draw:stroke="none" fo:margin="1.000000000000000pt" style:wrap="biggest" style:wrap-dynamic-threshold="0.000000000000000pt" svg:fill-rule="nonzero"/>
    </style:style>
    <style:style style:name="gr74" style:family="graphic">
      <style:graphic-properties draw:fill="solid" draw:fill-color="#ffc63d" draw:stroke="none" fo:margin="1.000000000000000pt" style:wrap="biggest" style:wrap-dynamic-threshold="0.000000000000000pt" svg:fill-rule="nonzero"/>
    </style:style>
    <style:style style:name="gr75" style:family="graphic">
      <style:graphic-properties draw:fill="solid" draw:fill-color="#ffdb51" draw:stroke="none" fo:margin="1.000000000000000pt" style:wrap="biggest" style:wrap-dynamic-threshold="0.000000000000000pt" svg:fill-rule="nonzero"/>
    </style:style>
    <style:style style:name="gr76" style:family="graphic">
      <style:graphic-properties draw:fill="none" draw:stroke="solid" draw:stroke-linejoin="miter" fo:margin="1.000000000000000pt" style:wrap="biggest" style:wrap-dynamic-threshold="0.000000000000000pt" svg:fill-rule="nonzero" svg:stroke-color="#000000" svg:stroke-opacity="1" svg:stroke-width="0.311765600000000pt"/>
    </style:style>
    <style:style style:name="gr77" style:family="graphic">
      <style:graphic-properties draw:fill="solid" draw:fill-color="#ffb500" draw:stroke="none" fo:margin="1.000000000000000pt" style:wrap="biggest" style:wrap-dynamic-threshold="0.000000000000000pt" svg:fill-rule="nonzero"/>
    </style:style>
    <style:style style:name="gr78" style:family="graphic">
      <style:graphic-properties draw:fill="none" draw:stroke="solid" draw:stroke-linejoin="miter" fo:margin="1.000000000000000pt" style:wrap="biggest" style:wrap-dynamic-threshold="0.000000000000000pt" svg:fill-rule="nonzero" svg:stroke-color="#000000" svg:stroke-opacity="1" svg:stroke-width="0.207843992000000pt"/>
    </style:style>
    <style:style style:name="gr79" style:family="graphic">
      <style:graphic-properties draw:fill="solid" draw:fill-color="#ffe500" draw:stroke="none" fo:margin="1.000000000000000pt" style:wrap="biggest" style:wrap-dynamic-threshold="0.000000000000000pt" svg:fill-rule="nonzero"/>
    </style:style>
    <style:style style:name="gr80" style:family="graphic">
      <style:graphic-properties draw:fill="solid" draw:fill-color="#3f0000" draw:stroke="none" fo:margin="1.000000000000000pt" style:wrap="biggest" style:wrap-dynamic-threshold="0.000000000000000pt" svg:fill-rule="nonzero"/>
    </style:style>
    <style:style style:name="gr81" style:family="graphic">
      <style:graphic-properties draw:fill="solid" draw:fill-color="#f28c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880" draw:layer="" svg:width="174.99995200000pt" svg:height="99.99997600000pt" svg:x="0.00000000000pt" svg:y="0.00002441406pt"/>
          <draw:rect draw:style-name="gr3" draw:id="shape3" draw:name="rect1200" draw:layer="" svg:width="58.60025040000pt" svg:height="99.99993600000pt"/>
          <draw:rect draw:style-name="gr4" draw:id="shape4" draw:name="rect1201" draw:layer="" svg:width="58.26243920000pt" svg:height="99.99993600000pt" svg:x="116.73750400000pt" svg:y="0.00002441406pt"/>
          <draw:g draw:style-name="gr1" draw:id="shape5" draw:name="g4302" svg:y="28.95993542940pt">
            <draw:path draw:style-name="gr5" draw:id="shape6" draw:name="path4306" draw:layer="" svg:width="16.99623986380pt" svg:height="30.09972278961pt" draw:transform="matrix(0.35342678000 0.00000000000 0.00000000000 0.35342678000 71.49704493730pt 42.79318201354pt)" svg:viewBox="0 0 17 30" svg:d="M0.429783 3.71764C-1.28359 -0.103894 2.6791 0.000278443 2.6791 0.000278443C8.99829 1.98036 5.99948 9.90229 5.99948 9.90229C4.2861 14.3152 6.85616 14.5933 6.85616 14.5933C10.0339 16.4347 10.677 17.3034 11.1413 19.7699C12.1051 25.0859 15.2111 24.4608 15.2111 24.4608L16.9962 28.9771C8.10615 33.1472 7.64194 24.3567 7.64194 24.3567C7.96351 21.1946 2.78628 17.6856 2.78628 17.6856C-1.96218 14.2808 2.46472 7.47026 2.46472 7.47026C3.92908 5.03823 0.75135 3.96125 0.75135 3.96125L0.429783 3.71764" koffice:nodeTypes="cccccccccccc"/>
            <draw:path draw:style-name="gr6" draw:id="shape7" draw:name="path4308" draw:layer="" svg:width="4.82133276770pt" svg:height="3.64386477267pt" draw:transform="matrix(0.35342678000 0.00000000000 0.00000000000 0.35342678000 69.30396115352pt 41.94251758331pt)" svg:viewBox="0 0 5 4" svg:d="M4.22792 0.145822C3.58149 0.0129635 2.78312 -0.0862988 2.28863 0.112226C0.805178 0.642134 -1.01993 2.62891 0.690999 3.4566C2.09804 4.11861 3.77208 2.89386 4.49405 1.83404C4.7224 1.43699 5.21689 0.31075 4.22792 0.145822Z" koffice:nodeTypes="ccccc"/>
            <draw:path draw:style-name="gr7" draw:id="shape8" draw:name="path4310" draw:layer="" svg:width="4.82133276770pt" svg:height="3.64355297437pt" draw:transform="matrix(0.35342678000 0.00000000000 0.00000000000 0.35342678000 69.30396115352pt 41.94257649634pt)" svg:viewBox="0 0 5 4" svg:d="M4.22792 0.145657C3.58149 0.0128039 2.78312 -0.0864542 2.28863 0.112825C0.805178 0.641947 -1.01993 2.62864 0.690999 3.4563C2.09804 4.11827 3.77121 2.89358 4.49405 1.83381C4.7224 1.43678 5.21689 0.310578 4.22792 0.145657Z" koffice:nodeTypes="ccccc"/>
            <draw:path draw:style-name="gr8" draw:id="shape9" draw:name="path4312" draw:layer="" svg:width="1.83002156295pt" svg:height="1.53913402069pt" draw:transform="matrix(0.35342678000 0.00000000000 0.00000000000 0.35342678000 69.65787273589pt 42.23965134005pt)" svg:viewBox="0 0 2 2" svg:d="M1.60606 0.0496992C1.37122 0.00702192 1.08983 -0.0366479 0.902609 0.0496992C0.293317 0.265071 -0.409047 1.12556 0.293317 1.46996C0.809538 1.72801 1.46537 1.21191 1.69913 0.781168C1.79329 0.609466 1.98051 0.136046 1.60606 0.0496992Z" koffice:nodeTypes="ccccc"/>
            <draw:path draw:style-name="gr6" draw:id="shape10" draw:name="path4314" draw:layer="" svg:width="5.51135695634pt" svg:height="5.49892578050pt" draw:transform="matrix(0.35342678000 0.00000000000 0.00000000000 0.35342678000 69.81694564098pt 42.21044237730pt)" svg:viewBox="0 0 6 5" svg:d="M4.82307 0.201671C4.09237 0.0196161 3.16309 -0.125525 2.59878 0.165596C0.938804 0.965129 -1.18581 3.98457 0.806159 5.22204C2.39943 6.20363 4.32546 4.38475 5.1221 2.74793C5.42112 2.20261 5.9517 0.455878 4.82307 0.201671Z" koffice:nodeTypes="ccccc"/>
            <draw:path draw:style-name="gr7" draw:id="shape11" draw:name="path4316" draw:layer="" svg:width="5.51135695634pt" svg:height="5.49892578050pt" draw:transform="matrix(0.35342678000 0.00000000000 0.00000000000 0.35342678000 69.81694564098pt 42.21044237730pt)" svg:viewBox="0 0 6 5" svg:d="M4.82307 0.201671C4.09237 0.0196161 3.16309 -0.125525 2.59878 0.165596C0.938804 0.965129 -1.18581 3.98457 0.806159 5.22204C2.39943 6.20363 4.32546 4.38475 5.1221 2.74793C5.42112 2.20261 5.9517 0.456717 4.82307 0.201671Z" koffice:nodeTypes="ccccc"/>
            <draw:path draw:style-name="gr8" draw:id="shape12" draw:name="path4318" draw:layer="" svg:width="1.60208512312pt" svg:height="1.20914613793pt" draw:transform="matrix(0.35342678000 0.00000000000 0.00000000000 0.35342678000 70.28877099489pt 42.65118390947pt)" svg:viewBox="0 0 2 1" svg:d="M1.41818 0.0426507C1.20123 0.0159032 0.921984 -0.0382138 0.766607 0.0426507C0.27113 0.20438 -0.348932 0.878663 0.239626 1.14863C0.705031 1.36447 1.2628 0.96015 1.47975 0.609325C1.57283 0.474343 1.72821 0.0967677 1.41818 0.0426507Z" koffice:nodeTypes="ccccc"/>
            <draw:path draw:style-name="gr9" draw:id="shape13" draw:name="path4320" draw:layer="" svg:width="16.39649876643pt" svg:height="25.99725726491pt" draw:transform="matrix(0.35342678000 0.00000000000 0.00000000000 0.35342678000 71.69378048809pt 44.19087111854pt)" svg:viewBox="0 0 16 26" svg:d="M16.3965 24.7651C8.19805 28.7889 7.04154 19.9789 7.04154 19.9789C7.34717 16.8223 2.41471 13.3193 2.41471 13.3193C-1.29366 10.3019 2.34636 3.64221 2.34636 3.64221C3.74093 1.24873 0.169259 0 0.169259 0C0.169259 0 2.95919 1.42232 1.66597 3.7118C1.66597 3.7118 -2.3826 10.3363 2.14287 13.7353C2.14287 13.7353 7.07533 17.2383 6.76891 20.4301C6.76891 20.4301 7.10911 29.1009 15.8182 24.8003L16.3965 24.7651" koffice:nodeTypes="cccccccccc"/>
            <draw:path draw:style-name="gr8" draw:id="shape14" draw:name="path4322" draw:layer="" svg:width="4.23923712909pt" svg:height="3.20925878029pt" draw:transform="matrix(0.35342678000 0.00000000000 0.00000000000 0.35342678000 73.20081432254pt 48.47632732911pt)" svg:viewBox="0 0 4 3" svg:d="M4.23924 0.0870428C4.23924 0.0870428 2.49161 -0.199248 1.10141 0.266595C1.10141 0.266595 -0.21878 2.02489 0.0315874 3.20894C0.0315874 3.20894 1.88546 3.24452 2.95528 2.56272C2.95528 2.56272 4.20382 1.6302 4.23924 0.0870428Z" koffice:nodeTypes="ccccc"/>
            <draw:path draw:style-name="gr5" draw:id="shape15" draw:name="path4324" draw:layer="" svg:width="3.16755136883pt" svg:height="2.73237891988pt" draw:transform="matrix(0.35342678000 0.00000000000 0.00000000000 0.35342678000 73.40751529159pt 48.61178624463pt)" svg:viewBox="0 0 3 3" svg:d="M3.16755 0.0964112C3.16755 0.0964112 1.31715 -0.268267 0.640608 0.420882C0.640608 0.420882 -0.17814 1.88053 0.0355891 2.73238C0.0355891 2.73238 1.49471 2.44812 2.17124 1.96188C2.17124 1.96188 2.45567 1.4345 3.16755 0.0964112Z" koffice:nodeTypes="ccccc"/>
            <draw:path draw:style-name="gr8" draw:id="shape16" draw:name="path4326" draw:layer="" svg:width="3.53353895865pt" svg:height="2.64530179416pt" draw:transform="matrix(0.35342678000 0.00000000000 0.00000000000 0.35342678000 73.78069548532pt 49.19034154160pt)" svg:viewBox="0 0 4 3" svg:d="M3.53354 0.0712687C3.53354 0.0712687 2.06807 -0.156351 0.928179 0.20198C0.928179 0.20198 -0.146299 1.66761 0.0168652 2.64495C0.0168652 2.64495 1.57933 2.67725 2.45906 2.1236C2.45906 2.1236 3.46812 1.34158 3.53354 0.0712687Z" koffice:nodeTypes="ccccc"/>
            <draw:path draw:style-name="gr5" draw:id="shape17" draw:name="path4328" draw:layer="" svg:width="2.62675769748pt" svg:height="2.27740743065pt" draw:transform="matrix(0.35342678000 0.00000000000 0.00000000000 0.35342678000 73.97025916111pt 49.30884345947pt)" svg:viewBox="0 0 3 2" svg:d="M2.62676 0.0936941C2.62676 0.0936941 1.10339 -0.240095 0.551691 0.35236C0.551691 0.35236 -0.160959 1.57397 0.033672 2.27741C0.033672 2.27741 1.2329 2.05545 1.81604 1.64824C1.81604 1.64824 2.04286 1.20348 2.62676 0.0936941Z" koffice:nodeTypes="ccccc"/>
            <draw:path draw:style-name="gr8" draw:id="shape18" draw:name="path4330" draw:layer="" svg:width="3.49989264000pt" svg:height="2.42061165299pt" draw:transform="matrix(0.35342678000 0.00000000000 0.00000000000 0.35342678000 74.05620719064pt 50.00534896832pt)" svg:viewBox="0 0 3 2" svg:d="M3.49989 0.408681C3.49989 0.408681 2.26891 -0.125547 1.19956 0.0275932C1.19956 0.0275932 0 1.24831 0 2.27892C0 2.27892 1.32902 2.62216 2.2038 2.24019C2.2038 2.24019 3.24097 1.63027 3.49989 0.408681Z" koffice:nodeTypes="ccccc"/>
            <draw:path draw:style-name="gr5" draw:id="shape19" draw:name="path4332" draw:layer="" svg:width="2.56733471130pt" svg:height="1.22191389442pt" draw:transform="matrix(0.35342678000 0.00000000000 0.00000000000 0.35342678000 74.25071669237pt 50.11179409598pt)" svg:viewBox="0 0 3 1" svg:d="M2.56733 0.217531C2.56733 0.217531 1.28554 -0.188921 0.709027 0.109352C0.709027 0.109352 -0.0599019 0.759675 0.00374377 1.22053C0.00374377 1.22053 1.0613 1.24804 1.60599 1.05795C1.60599 1.05795 1.86279 0.841589 2.56733 0.217531Z" koffice:nodeTypes="ccccc"/>
            <draw:path draw:style-name="gr8" draw:id="shape20" draw:name="path4334" draw:layer="" svg:width="4.18990330806pt" svg:height="2.76899462643pt" draw:transform="matrix(0.35342678000 0.00000000000 0.00000000000 0.35342678000 74.16440833223pt 50.66004790099pt)" svg:viewBox="0 0 4 3" svg:d="M4.1899 0.17585C4.1899 0.17585 2.59412 -0.191264 1.24724 0.135373C1.24724 0.135373 -0.100452 1.64525 0.00598861 2.74753C0.00598861 2.74753 1.70821 2.91038 2.77179 2.339C2.77179 2.339 4.01223 1.56335 4.1899 0.17585Z" koffice:nodeTypes="ccccc"/>
            <draw:path draw:style-name="gr5" draw:id="shape21" draw:name="path4336" draw:layer="" svg:width="3.12891213277pt" svg:height="1.54522569044pt" draw:transform="matrix(0.35342678000 0.00000000000 0.00000000000 0.35342678000 74.36928102601pt 50.76589362128pt)" svg:viewBox="0 0 3 2" svg:d="M3.12891 0.112128C3.12891 0.112128 1.43035 -0.193055 0.758771 0.203542C0.758771 0.203542 -0.126048 1.02698 0.0152946 1.54523C0.0152946 1.54523 1.39522 1.45381 2.06762 1.17957C2.06762 1.17957 2.3503 0.874382 3.12891 0.112128Z" koffice:nodeTypes="ccccc"/>
            <draw:path draw:style-name="gr8" draw:id="shape22" draw:name="path4338" draw:layer="" svg:width="4.29691241977pt" svg:height="3.20827324294pt" draw:transform="matrix(0.35342678000 0.00000000000 0.00000000000 0.35342678000 72.48098471105pt 47.97378023036pt)" svg:viewBox="0 0 4 3" svg:d="M4.29691 0.0873677C4.29691 0.0873677 2.53744 -0.199706 1.10133 0.266893C1.10133 0.266893 -0.191331 2.02408 0.0242509 3.20796C0.0242509 3.20796 1.89069 3.24353 2.9686 2.56183C2.9686 2.56183 4.22478 1.62946 4.29691 0.0873677Z" koffice:nodeTypes="ccccc"/>
            <draw:path draw:style-name="gr5" draw:id="shape23" draw:name="path4340" draw:layer="" svg:width="3.18902974898pt" svg:height="2.76266067051pt" draw:transform="matrix(0.35342678000 0.00000000000 0.00000000000 0.35342678000 72.69386276118pt 48.10450708904pt)" svg:viewBox="0 0 3 3" svg:d="M3.18903 0.113064C3.18903 0.113064 1.33154 -0.294999 0.653538 0.439328C0.653538 0.439328 -0.204274 1.90704 0.0456458 2.76266C0.0456458 2.76266 1.51052 2.47683 2.18852 1.9879C2.18852 1.9879 2.43844 1.45855 3.18903 0.113064Z" koffice:nodeTypes="ccccc"/>
            <draw:path draw:style-name="gr8" draw:id="shape24" draw:name="path4342" draw:layer="" svg:width="4.22425611667pt" svg:height="1.89803493658pt" draw:transform="matrix(0.35342678000 0.00000000000 0.00000000000 0.35342678000 71.94236229828pt 47.62177731475pt)" svg:viewBox="0 0 4 2" svg:d="M4.22426 0.0386313C4.22426 0.0386313 2.47972 -0.0969737 1.09198 0.139945C1.09198 0.139945 -0.189706 1.18738 0.024045 1.89736C0.024045 1.89736 1.87464 1.93087 2.94257 1.52562C2.94257 1.52562 4.1889 0.951237 4.22426 0.0386313Z" koffice:nodeTypes="ccccc"/>
            <draw:path draw:style-name="gr5" draw:id="shape25" draw:name="path4344" draw:layer="" svg:width="3.23775284514pt" svg:height="2.18738520388pt" draw:transform="matrix(0.35342678000 0.00000000000 0.00000000000 0.35342678000 72.14692143204pt 47.70146557376pt)" svg:viewBox="0 0 3 2" svg:d="M3.23775 0.0836842C3.23775 0.0836842 1.36612 -0.223944 0.682133 0.340435C0.682133 0.340435 -0.181376 1.52125 0.0347089 2.18739C0.0347089 2.18739 1.5099 1.98269 2.1939 1.57213C2.1939 1.57213 2.48146 1.16157 3.23775 0.0836842Z" koffice:nodeTypes="ccccc"/>
            <draw:path draw:style-name="gr8" draw:id="shape26" draw:name="path4346" draw:layer="" svg:width="4.77448749382pt" svg:height="1.62161609549pt" draw:transform="matrix(0.35342678000 0.00000000000 0.00000000000 0.35342678000 71.76496955626pt 47.09632199157pt)" svg:viewBox="0 0 5 2" svg:d="M4.77449 0.406283C4.77449 0.406283 2.99585 0 1.48204 0C1.48204 0 -0.107811 0.749894 0.00581255 1.43712C0.00581255 1.43712 1.93653 1.74903 3.10947 1.56174C3.10947 1.56174 4.54724 1.21813 4.77449 0.406283Z" koffice:nodeTypes="ccccc"/>
            <draw:path draw:style-name="gr5" draw:id="shape27" draw:name="path4348" draw:layer="" svg:width="3.56356080535pt" svg:height="1.46844881010pt" draw:transform="matrix(0.35342678000 0.00000000000 0.00000000000 0.35342678000 71.98255974414pt 47.19616644719pt)" svg:viewBox="0 0 4 1" svg:d="M3.56356 0.414792C3.56356 0.414792 1.67588 -0.21631 0.920804 0.0783982C0.920804 0.0783982 -0.136822 0.834558 0.0148898 1.42301C0.0148898 1.42301 1.56253 1.54904 2.3176 1.38132C2.3176 1.38132 2.65765 1.12927 3.56356 0.414792Z" koffice:nodeTypes="ccccc"/>
            <draw:path draw:style-name="gr8" draw:id="shape28" draw:name="path4350" draw:layer="" svg:width="4.05720320000pt" svg:height="1.83057120701pt" draw:transform="matrix(0.35342678000 0.00000000000 0.00000000000 0.35342678000 71.77900776174pt 46.52009496946pt)" svg:viewBox="0 0 4 2" svg:d="M4.0572 0.863331C4.0572 0.863331 2.65268 0.166084 1.40453 0C1.40453 0 0.0317082 0.564074 0 1.29423C0 1.29423 1.5292 1.89198 2.52801 1.82539C2.52801 1.82539 3.74517 1.69299 4.0572 0.863331Z" koffice:nodeTypes="ccccc"/>
            <draw:path draw:style-name="gr5" draw:id="shape29" draw:name="path4352" draw:layer="" svg:width="3.77052992041pt" svg:height="1.62387751630pt" draw:transform="matrix(0.35342678000 0.00000000000 0.00000000000 0.35342678000 72.01054775760pt 46.63704566340pt)" svg:viewBox="0 0 4 2" svg:d="M3.77053 0.860795C3.77053 0.860795 1.90683 -0.15662 1.09157 0.020765C1.09157 0.020765 -0.0734635 0.639573 0.00366752 1.25838C0.00366752 1.25838 1.55705 1.70082 2.33374 1.61213C2.33374 1.61213 2.72209 1.3909 3.77053 0.860795Z" koffice:nodeTypes="ccccc"/>
            <draw:path draw:style-name="gr8" draw:id="shape30" draw:name="path4354" draw:layer="" svg:width="4.53860416000pt" svg:height="2.14966741998pt" draw:transform="matrix(0.35342678000 0.00000000000 0.00000000000 0.35342678000 71.98738819123pt 46.11549199171pt)" svg:viewBox="0 0 5 2" svg:d="M4.5386 1.5776C4.5386 1.5776 3.09931 0.509056 1.73415 0C1.73415 0 0.109929 0.152482 0 0.864456C0 0.864456 1.62336 1.88257 2.76696 2.13592C2.76696 2.13592 4.09548 2.28841 4.5386 1.5776Z" koffice:nodeTypes="ccccc"/>
            <draw:path draw:style-name="gr5" draw:id="shape31" draw:name="path4356" draw:layer="" svg:width="3.38608128000pt" svg:height="1.01123136000pt" draw:transform="matrix(0.35342678000 0.00000000000 0.00000000000 0.35342678000 72.20764376053pt 46.18928750338pt)" svg:viewBox="0 0 3 1" svg:d="M3.38608 0.836659C3.38608 0.836659 1.84008 0.0345926 1.0675 0C1.0675 0 0 0.139175 0 0.452922C0 0.452922 1.32503 0.941242 2.06106 1.01123C2.06106 1.01123 2.42907 0.975834 3.38608 0.836659Z" koffice:nodeTypes="ccccc"/>
            <draw:path draw:style-name="gr8" draw:id="shape32" draw:name="path4358" draw:layer="" svg:width="4.53860416000pt" svg:height="2.17575262368pt" draw:transform="matrix(0.35342678000 0.00000000000 0.00000000000 0.35342678000 72.07305884270pt 45.76008602174pt)" svg:viewBox="0 0 5 2" svg:d="M4.5386 1.63671C4.5386 1.63671 3.06266 0.562877 1.69665 0C1.69665 0 0.110781 0.205326 0 0.869686C0 0.869686 1.58672 1.89278 2.73032 2.14884C2.73032 2.14884 4.05884 2.35299 4.5386 1.63671Z" koffice:nodeTypes="ccccc"/>
            <draw:path draw:style-name="gr5" draw:id="shape33" draw:name="path4360" draw:layer="" svg:width="3.38438165333pt" svg:height="1.01284096000pt" draw:transform="matrix(0.35342678000 0.00000000000 0.00000000000 0.35342678000 72.28115653077pt 45.84575667322pt)" svg:viewBox="0 0 3 1" svg:d="M3.38438 0.83813C3.38438 0.83813 1.83961 0.0354253 1.10377 0C1.10377 0 0 0.140091 0 0.454088C0 0.454088 1.36123 0.908175 2.06054 1.01284C2.06054 1.01284 2.42846 0.978221 3.38438 0.83813Z" koffice:nodeTypes="ccccc"/>
            <draw:path draw:style-name="gr8" draw:id="shape34" draw:name="path4362" draw:layer="" svg:width="4.03688464000pt" svg:height="1.58849612643pt" draw:transform="matrix(0.35342678000 0.00000000000 0.00000000000 0.35342678000 72.24440014565pt 45.46575219936pt)" svg:viewBox="0 0 4 2" svg:d="M4.03688 1.1807C4.03688 1.1807 2.71403 0.393231 1.53101 0C1.53101 0 0.104478 0.132085 0 0.656393C0 0.656393 1.42653 1.3995 2.43595 1.57393C2.43595 1.57393 3.61897 1.70501 4.03688 1.1807Z" koffice:nodeTypes="ccccc"/>
            <draw:path draw:style-name="gr5" draw:id="shape35" draw:name="path4364" draw:layer="" svg:width="2.95854421333pt" svg:height="0.75064896000pt" draw:transform="matrix(0.35342678000 0.00000000000 0.00000000000 0.35342678000 72.45249783371pt 45.53954771102pt)" svg:viewBox="0 0 3 1" svg:d="M2.95854 0.600935C2.95854 0.600935 1.61671 0.0298042 0.928716 0C0.928716 0 0 0.0894125 0 0.329925C0 0.329925 1.16944 0.661236 1.78911 0.750649C1.78911 0.750649 2.13311 0.720845 2.95854 0.600935Z" koffice:nodeTypes="ccccc"/>
            <draw:path draw:style-name="gr8" draw:id="shape36" draw:name="path4366" draw:layer="" svg:width="3.37487942243pt" svg:height="1.56481988403pt" draw:transform="matrix(0.35342678000 0.00000000000 0.00000000000 0.35342678000 72.39037672982pt 44.28823128319pt)" svg:viewBox="0 0 3 2" svg:d="M3.37488 0.00265849C3.37488 0.00265849 2.10215 -0.0403734 1.02047 0.219819C1.02047 0.219819 -0.0612043 1.04443 0.00272619 1.56482C0.00272619 1.56482 1.37099 1.52079 2.19768 1.17452C2.19768 1.17452 3.21616 0.697172 3.37488 0.00265849Z" koffice:nodeTypes="ccccc"/>
            <draw:path draw:style-name="gr5" draw:id="shape37" draw:name="path4368" draw:layer="" svg:width="2.51379993994pt" svg:height="0.82966802270pt" draw:transform="matrix(0.35342678000 0.00000000000 0.00000000000 0.35342678000 72.57161614230pt 44.34706409510pt)" svg:viewBox="0 0 3 1" svg:d="M2.5138 0.00843575C2.5138 0.00843575 1.18173 -0.0549602 0.64275 0.165832C0.64275 0.165832 -0.0866305 0.608875 0.00856972 0.829668C0.00856972 0.829668 1.11875 0.703605 1.65773 0.545479C1.65773 0.545479 1.87962 0.387354 2.5138 0.00843575Z" koffice:nodeTypes="ccccc"/>
            <draw:path draw:style-name="gr8" draw:id="shape38" draw:name="path4370" draw:layer="" svg:width="3.53112618188pt" svg:height="2.09387648000pt" draw:transform="matrix(0.35342678000 0.00000000000 0.00000000000 0.35342678000 72.23823058394pt 43.81086664469pt)" svg:viewBox="0 0 4 2" svg:d="M3.53113 0C3.53113 0 2.09923 0.248024 0.960479 0.674493C0.960479 0.674493 -0.146707 1.66823 0.0164014 2.09388C0.0164014 2.09388 1.51369 1.73862 2.4247 1.27777C2.4247 1.27777 3.43341 0.638477 3.53113 0Z" koffice:nodeTypes="ccccc"/>
            <draw:path draw:style-name="gr5" draw:id="shape39" draw:name="path4372" draw:layer="" svg:width="2.60756809278pt" svg:height="1.16494848000pt" draw:transform="matrix(0.35342678000 0.00000000000 0.00000000000 0.35342678000 72.43125350845pt 43.89653729616pt)" svg:viewBox="0 0 3 1" svg:d="M2.60757 0C2.60757 0 1.12185 0.18561 0.57291 0.449983C0.57291 0.449983 -0.137878 0.979949 0.0239691 1.16495C0.0239691 1.16495 1.18599 0.873711 1.76775 0.661847C1.76775 0.661847 1.99374 0.476847 2.60757 0Z" koffice:nodeTypes="ccccc"/>
            <draw:path draw:style-name="gr8" draw:id="shape40" draw:name="path4374" draw:layer="" svg:width="3.14274576421pt" svg:height="2.50253333333pt" draw:transform="matrix(0.35342678000 0.00000000000 0.00000000000 0.35342678000 72.00747823300pt 43.39410578571pt)" svg:viewBox="0 0 3 3" svg:d="M3.14275 0C3.14275 0 1.88407 0.252811 0.87075 0.823461C0.87075 0.823461 -0.112079 1.96403 0.0105981 2.50253C0.0105981 2.50253 1.36146 2.09044 2.12943 1.52052C2.12943 1.52052 3.05056 0.759893 3.14275 0Z" koffice:nodeTypes="ccccc"/>
            <draw:path draw:style-name="gr5" draw:id="shape41" draw:name="path4376" draw:layer="" svg:width="2.34133003613pt" svg:height="2.09387648000pt" draw:transform="matrix(0.35342678000 0.00000000000 0.00000000000 0.35342678000 72.18902443621pt 43.50437494107pt)" svg:viewBox="0 0 2 2" svg:d="M2.34133 0C2.34133 0 0.994987 0.319238 0.505923 0.816104C0.505923 0.816104 -0.106115 1.77464 0.0161511 2.09388C0.0161511 2.09388 1.08686 1.59701 1.57664 1.17136C1.57664 1.17136 1.79078 0.851302 2.34133 0Z" koffice:nodeTypes="ccccc"/>
            <draw:path draw:style-name="gr8" draw:id="shape42" draw:name="path4378" draw:layer="" svg:width="2.46205223858pt" svg:height="3.93170112000pt" draw:transform="matrix(0.35342678000 0.00000000000 0.00000000000 0.35342678000 71.74898524105pt 42.96490430408pt)" svg:viewBox="0 0 2 4" svg:d="M2.46205 0C2.46205 0 1.42713 0.476237 0.611083 1.34995C0.611083 1.34995 -0.110751 3.17705 0.0146278 3.9317C0.0146278 3.9317 1.1126 3.25673 1.74022 2.34272C1.74022 2.34272 2.46205 1.11183 2.46205 0Z" koffice:nodeTypes="ccccc"/>
            <draw:path draw:style-name="gr5" draw:id="shape43" draw:name="path4380" draw:layer="" svg:width="2.08582145462pt" svg:height="2.25610752000pt" draw:transform="matrix(0.35342678000 0.00000000000 0.00000000000 0.35342678000 71.88982118427pt 43.09977196333pt)" svg:viewBox="0 0 2 2" svg:d="M2.08582 0C2.08582 0 0.847274 0.391281 0.423259 0.932413C0.423259 0.932413 -0.142911 1.89535 0.0343746 2.25611C0.0343746 2.25611 0.989429 1.68445 1.44939 1.23351C1.44939 1.23351 1.62586 0.902582 2.08582 0Z" koffice:nodeTypes="ccccc"/>
            <draw:path draw:style-name="gr8" draw:id="shape44" draw:name="path4382" draw:layer="" svg:width="4.85180409998pt" svg:height="2.64596498045pt" draw:transform="matrix(0.35342678000 0.00000000000 0.00000000000 0.35342678000 74.33592170268pt 51.13528958446pt)" svg:viewBox="0 0 5 3" svg:d="M4.8518 0.180299C4.8518 0.180299 3.02005 -0.178078 1.45615 0.115685C1.45615 0.115685 -0.10775 1.5815 0.00590811 2.62357C0.00590811 2.62357 1.99008 2.78661 3.21125 2.23289C3.21125 2.23289 4.66061 1.48383 4.8518 0.180299Z" koffice:nodeTypes="ccccc"/>
            <draw:path draw:style-name="gr5" draw:id="shape45" draw:name="path4384" draw:layer="" svg:width="3.58198366742pt" svg:height="2.20560702463pt" draw:transform="matrix(0.35342678000 0.00000000000 0.00000000000 0.35342678000 74.56298461947pt 51.25789119593pt)" svg:viewBox="0 0 4 2" svg:d="M3.58198 0.165805C3.58198 0.165805 1.65096 -0.271895 0.856353 0.27502C0.856353 0.27502 -0.165541 1.47723 0.0232783 2.20561C0.0232783 2.20561 1.57491 2.09639 2.3704 1.69566C2.3704 1.69566 2.71045 1.29492 3.58198 0.165805Z" koffice:nodeTypes="ccccc"/>
            <draw:path draw:style-name="gr8" draw:id="shape46" draw:name="path4386" draw:layer="" svg:width="4.85021675691pt" svg:height="4.50400364574pt" draw:transform="matrix(0.35342678000 0.00000000000 0.00000000000 0.35342678000 74.72777353748pt 51.33303517699pt)" svg:viewBox="0 0 5 5" svg:d="M4.85022 0.273001C4.85022 0.273001 2.98089 -0.31614 1.456 0.236498C1.456 0.236498 -0.108527 2.66521 0.00599368 4.46914C0.00599368 4.46914 1.98984 4.72636 3.20993 3.8435C3.20993 3.8435 4.62206 2.51835 4.85022 0.273001Z" koffice:nodeTypes="ccccc"/>
            <draw:path draw:style-name="gr5" draw:id="shape47" draw:name="path4388" draw:layer="" svg:width="3.63997190841pt" svg:height="3.29881041615pt" draw:transform="matrix(0.35342678000 0.00000000000 0.00000000000 0.35342678000 74.94524195061pt 51.52565768818pt)" svg:viewBox="0 0 4 3" svg:d="M3.63997 0.243551C3.63997 0.243551 1.69427 -0.410787 0.892365 0.425592C0.892365 0.425592 -0.137767 2.20741 0.0155634 3.29881C0.0155634 3.29881 1.6176 3.11677 2.38073 2.53542C2.38073 2.53542 2.7244 1.91715 3.63997 0.243551Z" koffice:nodeTypes="ccccc"/>
            <draw:path draw:style-name="gr8" draw:id="shape48" draw:name="path4390" draw:layer="" svg:width="3.39319911305pt" svg:height="5.61259267165pt" draw:transform="matrix(0.35342678000 0.00000000000 0.00000000000 0.35342678000 75.53658959804pt 51.46668235566pt)" svg:viewBox="0 0 3 6" svg:d="M3.3932 0.349977C3.3932 0.349977 2.10337 -0.385733 1.03474 0.276236C1.03474 0.276236 -0.0704618 3.32587 0.00355879 5.56775C0.00355879 5.56775 1.40315 5.89916 2.25056 4.76C2.25056 4.76 3.24516 3.1428 3.3932 0.349977Z" koffice:nodeTypes="ccccc"/>
            <draw:path draw:style-name="gr5" draw:id="shape49" draw:name="path4392" draw:layer="" svg:width="2.88057372959pt" svg:height="3.95384978156pt" draw:transform="matrix(0.35342678000 0.00000000000 0.00000000000 0.35342678000 75.69319588730pt 51.69791891404pt)" svg:viewBox="0 0 3 4" svg:d="M2.88057 0.298319C2.88057 0.298319 1.3425 -0.494666 0.719397 0.505116C0.719397 0.505116 -0.112045 2.64308 0.0127669 3.95385C0.0127669 3.95385 1.30122 3.74705 1.92528 3.02247C1.92528 3.02247 2.17394 2.26448 2.88057 0.298319Z" koffice:nodeTypes="ccccc"/>
            <draw:path draw:style-name="gr8" draw:id="shape50" draw:name="path4394" draw:layer="" svg:width="3.96806400000pt" svg:height="1.58648019754pt" draw:transform="matrix(0.35342678000 0.00000000000 0.00000000000 0.35342678000 72.33007079712pt 45.19629962229pt)" svg:viewBox="0 0 4 2" svg:d="M3.96806 1.17894C3.96806 1.17894 2.69079 0.391974 1.48364 0C1.48364 0 0.0693216 0.130994 0 0.654969C0 0.654969 1.41432 1.3976 2.38084 1.57193C2.38084 1.57193 3.55373 1.70292 3.96806 1.17894Z" koffice:nodeTypes="ccccc"/>
            <draw:path draw:style-name="gr5" draw:id="shape51" draw:name="path4396" draw:layer="" svg:width="2.95854421333pt" svg:height="0.75203584000pt" draw:transform="matrix(0.35342678000 0.00000000000 0.00000000000 0.35342678000 72.52601060395pt 45.26952965110pt)" svg:viewBox="0 0 3 1" svg:d="M2.95854 0.602184C2.95854 0.602184 1.61671 0.0305254 0.962877 0C0.962877 0 0 0.0901888 0 0.330924C0 0.330924 1.16944 0.662541 1.78911 0.752036C1.78911 0.752036 2.13231 0.692372 2.95854 0.602184Z" koffice:nodeTypes="ccccc"/>
            <draw:path draw:style-name="gr8" draw:id="shape52" draw:name="path4398" draw:layer="" svg:width="3.69562176000pt" svg:height="0.88257640267pt" draw:transform="matrix(0.35342678000 0.00000000000 0.00000000000 0.35342678000 72.40358356736pt 44.96303794749pt)" svg:viewBox="0 0 4 1" svg:d="M3.69562 0.423882C3.69562 0.423882 2.43068 0.0984549 1.298 0C1.298 0 0.0330653 0.293862 0 0.620041C0 0.620041 1.39874 0.912399 2.29765 0.880082C2.29765 0.880082 3.3965 0.814696 3.69562 0.423882Z" koffice:nodeTypes="ccccc"/>
            <draw:path draw:style-name="gr5" draw:id="shape53" draw:name="path4400" draw:layer="" svg:width="2.75758958120pt" svg:height="0.40081409910pt" draw:transform="matrix(0.35342678000 0.00000000000 0.00000000000 0.35342678000 72.59915431047pt 45.02145988362pt)" svg:viewBox="0 0 3 0" svg:d="M2.75759 0.203287C2.75759 0.203287 1.42838 -0.0383034 0.797912 0.00525384C0.797912 0.00525384 -0.0327468 0.159224 0.00100117 0.290908C0.00100117 0.290908 1.13002 0.400814 1.72751 0.400814C1.72751 0.400814 1.99366 0.334972 2.75759 0.203287Z" koffice:nodeTypes="ccccc"/>
            <draw:path draw:style-name="gr8" draw:id="shape54" draw:name="path4402" draw:layer="" svg:width="3.56586454041pt" svg:height="1.04364066028pt" draw:transform="matrix(0.35342678000 0.00000000000 0.00000000000 0.35342678000 72.42765237358pt 44.66209928544pt)" svg:viewBox="0 0 4 1" svg:d="M3.56586 0.0910111C3.56586 0.0910111 2.25762 -0.0511938 1.14576 0.0199087C1.14576 0.0199087 -0.0318199 0.587094 0.00065974 1.01207C0.00065974 1.01207 1.4071 1.11832 2.2901 0.940971C2.2901 0.940971 3.337 0.658196 3.56586 0.0910111Z" koffice:nodeTypes="ccccc"/>
            <draw:path draw:style-name="gr5" draw:id="shape55" draw:name="path4404" draw:layer="" svg:width="2.64216329652pt" svg:height="0.56496920383pt" draw:transform="matrix(0.35342678000 0.00000000000 0.00000000000 0.35342678000 72.62065669756pt 44.70982723541pt)" svg:viewBox="0 0 3 1" svg:d="M2.64216 0.0694855C2.64216 0.0694855 1.2765 -0.0868569 0.690905 0.0694855C0.690905 0.0694855 -0.0891503 0.382771 0.00845046 0.564969C0.00845046 0.564969 1.14662 0.564969 1.69919 0.460942C1.69919 0.460942 1.95896 0.356313 2.64216 0.0694855Z" koffice:nodeTypes="ccccc"/>
            <draw:path draw:style-name="gr6" draw:id="shape56" draw:name="path4406" draw:layer="" svg:width="4.84010599195pt" svg:height="5.05817537131pt" draw:transform="matrix(0.35342678000 0.00000000000 0.00000000000 0.35342678000 70.83867743199pt 42.46782129544pt)" svg:viewBox="0 0 5 5" svg:d="M4.2608 0.176349C3.57527 0.0176901 2.81318 -0.110119 2.27902 0.144764C0.793558 0.877093 -1.03598 3.68007 0.716997 4.79509C2.08893 5.7184 3.80407 4.03045 4.52744 2.53347C4.75624 1.99212 5.21385 0.431232 4.2608 0.176349Z" koffice:nodeTypes="ccccc"/>
            <draw:path draw:style-name="gr7" draw:id="shape57" draw:name="path4408" draw:layer="" svg:width="4.84010599195pt" svg:height="5.05817537131pt" draw:transform="matrix(0.35342678000 0.00000000000 0.00000000000 0.35342678000 70.83867743199pt 42.46782129544pt)" svg:viewBox="0 0 5 5" svg:d="M4.2608 0.176349C3.57527 0.0176901 2.81318 -0.110119 2.27902 0.144764C0.793558 0.877093 -1.03598 3.68007 0.716997 4.79509C2.08893 5.7184 3.80407 4.03045 4.52744 2.53347C4.75624 1.99212 5.21385 0.431232 4.2608 0.176349Z" koffice:nodeTypes="ccccc"/>
            <draw:path draw:style-name="gr8" draw:id="shape58" draw:name="path4410" draw:layer="" svg:width="1.55556724557pt" svg:height="1.23970370943pt" draw:transform="matrix(0.35342678000 0.00000000000 0.00000000000 0.35342678000 71.18876113141pt 42.93850065686pt)" svg:viewBox="0 0 2 1" svg:d="M1.34858 0.0317344C1.13306 0.00402121 0.873638 -0.0230621 0.743927 0.0317344C0.268985 0.222578 -0.335668 0.878248 0.226081 1.17868C0.658118 1.39724 1.21987 0.987211 1.43539 0.604894C1.5212 0.49593 1.69481 0.113615 1.34858 0.0317344Z" koffice:nodeTypes="ccccc"/>
            <draw:path draw:style-name="gr10" draw:id="shape59" draw:name="path4412" draw:layer="" svg:width="60.10729022951pt" svg:height="22.81099967016pt" draw:transform="matrix(0.35342678000 0.00000000000 0.00000000000 0.35342678000 74.90103856555pt 60.56951632802pt)" svg:viewBox="0 0 60 23" svg:d="M60.0382 8.05325C55.4998 9.71343 48.4162 9.64256 42.4325 10.6665C38.3062 11.3736 35.3838 9.25399 31.7038 9.28902C27.1313 9.32486 22.6262 8.83039 18.4308 7.52294C16.3685 6.88754 14.5801 4.23843 14.8549 1.80111C12.6202 1.73024 12.4138 2.79005 12.6885 4.90967C12.2764 4.80377 12.3105 5.29824 11.8634 5.22737C9.7312 4.80377 8.14931 3.32036 5.70817 2.50819C5.8114 2.5424 1.85746 0.77714 2.23546 1.23577C1.47866 0.353542 1.1348 0.529498 0.309709 0C0.790948 0.317699 0.0349415 1.12987 0 1.62434C0 1.97788 0.58527 2.18968 0.928332 2.40148C1.75343 2.96682 2.26961 3.67309 3.16379 4.2034C3.33532 4.3093 3.40441 4.59115 3.5418 4.69787C4.53922 5.40414 5.94879 6.14543 5.33016 7.52294C4.88307 8.58275 3.81736 8.01741 2.95732 8.08828C3.37026 8.65362 3.71412 9.60753 4.09212 9.67759C5.88049 9.99529 7.73716 9.67759 9.55967 10.137C9.93768 10.2429 10.1783 10.5606 10.5571 10.6315C12.035 10.9492 13.4795 11.2669 14.3395 12.4326C15.2678 13.7042 14.2021 15.9297 12.4138 15.5762C12.6885 16.2124 12.9641 16.8478 12.8267 17.5899C15.1988 17.0596 18.2244 17.3773 20.7695 17.8017C24.3113 18.4371 22.7985 21.4748 26.3054 22.1102C26.8906 22.2169 30.5007 22.3228 31.0852 22.4287C31.3949 22.4637 31.842 22.4637 32.1509 22.4637C33.5264 22.5346 36.2089 22.9582 37.5843 22.6755C38.4785 22.4996 40.5758 22.9232 41.4358 22.7814C44.2899 22.3228 46.284 19.4969 48.8625 18.1544C49.9973 17.5541 51.4767 17.9076 52.6798 17.0246C53.8146 16.2124 55.2242 16.8128 56.5313 16.8128C55.9119 16.3183 56.5313 15.6471 56.5313 15.1176C55.3965 15.6821 54.5707 14.6223 53.7114 14.1278C53.1611 13.8101 53.0237 12.8562 53.6082 12.6094C55.0868 11.9381 56.6687 11.6204 58.0783 10.4906C58.6628 9.99529 59.3854 10.102 60.1073 10.102C59.9699 10.102 59.9699 8.08828 60.0382 8.05325Z" koffice:nodeTypes="ccccccccccccccccccccccccccccccccccccc"/>
            <draw:path draw:style-name="gr11" draw:id="shape60" draw:name="path4414" draw:layer="" svg:width="7.12997704722pt" svg:height="4.34960662124pt" draw:transform="matrix(0.35342678000 0.00000000000 0.00000000000 0.35342678000 93.80488658277pt 63.99890677365pt)" svg:viewBox="0 0 7 4" svg:d="M7.12998 0.226852C6.74566 0.0816962 5.52165 0.226852 5.06709 0.624779C3.63397 1.78185 2.02564 2.1072 0.522271 2.7946C-0.0719698 3.04738 0.0677092 4.02426 0.627232 4.34961C0.627232 4.34961 -0.631493 3.84323 0.41731 2.5777C0.41731 2.5777 4.22821 1.13032 4.89269 0.443751C4.89269 0.443751 5.66133 -0.388809 7.12998 0.226852Z" koffice:nodeTypes="ccccccc"/>
            <draw:path draw:style-name="gr12" draw:id="shape61" draw:name="path4416" draw:layer="" svg:width="5.91738145050pt" svg:height="6.94842496736pt" draw:transform="matrix(0.35342678000 0.00000000000 0.00000000000 0.35342678000 74.90103856555pt 61.13330272747pt)" svg:viewBox="0 0 6 7" svg:d="M2.95862 6.32457C3.78407 6.56687 4.88521 6.80838 5.3325 5.77142C5.9514 4.42361 4.54121 3.6983 3.54335 3.00726C3.40591 2.90285 3.33679 2.62707 3.16518 2.52345C2.2706 2.00457 1.7542 1.31353 0.928739 0.760383C0.585527 0.553151 0 0.345919 0 0C0 0.483808 5.9514 2.38477 5.91723 6.08307C5.91723 6.35884 5.1601 6.98134 4.71281 6.94707C4.23136 6.94707 3.26846 6.42819 2.95862 6.32457Z" koffice:nodeTypes="ccccccccc"/>
            <draw:path draw:style-name="gr12" draw:id="shape62" draw:name="path4418" draw:layer="" svg:width="11.03256264838pt" svg:height="5.96102616880pt" draw:transform="matrix(0.35342678000 0.00000000000 0.00000000000 0.35342678000 76.35800512342pt 63.87575549916pt)" svg:viewBox="0 0 11 6" svg:d="M8.3956 5.92266C10.1999 6.26873 11.2751 4.09024 10.3385 2.8455C9.47079 1.70443 8.01343 1.39344 6.52243 1.08246C6.14027 1.01308 5.89751 0.702102 5.51615 0.598441C3.67743 0.148708 1.80426 0.459694 0 0.148708C0 0.148708 4.05879 -0.3696 6.14027 0.529067C6.14027 0.529067 11.5178 1.18612 10.997 4.15962C10.997 4.15962 10.3032 6.26873 8.3956 5.92266Z" koffice:nodeTypes="cccccccc"/>
            <draw:path draw:style-name="gr12" draw:id="shape63" draw:name="path4420" draw:layer="" svg:width="44.05601781818pt" svg:height="6.70191756345pt" draw:transform="matrix(0.35342678000 0.00000000000 0.00000000000 0.35342678000 79.46787804600pt 66.25306891876pt)" svg:viewBox="0 0 44 7" svg:d="M44.056 0.454379C42.7384 0.454379 41.3175 -0.168755 40.1735 0.674209C38.9608 1.59074 37.4694 1.22379 36.3255 1.84692C33.7262 3.24031 31.7162 6.17335 28.8391 6.64936C27.9722 6.79648 25.8228 6.24691 24.9567 6.53945C23.6398 6.97995 20.8661 6.39318 19.4796 6.31962C19.1682 6.31962 18.7175 6.31962 18.4053 6.28326C17.8161 6.17335 14.177 6.06343 13.587 5.95267C10.052 5.29318 11.577 2.14031 8.00669 1.48082C5.44106 1.04031 2.39112 0.710565 0 1.26099C0 1.26099 1.97566 -0.0588396 9.18504 1.48082C9.18504 1.48082 12.8938 5.62293 13.5526 5.55021C14.2114 5.4403 18.4053 5.91631 18.5094 5.91631C18.6479 5.91631 19.6877 5.98987 19.6877 5.98987C19.6877 5.98987 23.9857 6.53945 24.8182 6.17335C25.6499 5.8064 28.8391 6.31962 28.8391 6.31962C28.8391 6.31962 34.2114 2.7998 36.2222 1.51718C36.2222 1.51718 36.6377 1.40726 38.8215 0.894039C39.2025 0.784124 39.5844 0.454379 40.1391 0.344464C40.1391 0.344464 40.9364 -0.499346 44.056 0.454379Z" koffice:nodeTypes="cccccccccccccccccccc"/>
            <draw:path draw:style-name="gr13" draw:id="shape64" draw:name="path4422" draw:layer="" svg:width="3.76204816000pt" svg:height="3.70485504000pt" draw:transform="matrix(0.35342678000 0.00000000000 0.00000000000 0.35342678000 78.91681501062pt 60.15275546904pt)" svg:viewBox="0 0 4 4" svg:d="M1.88141 3.70486C2.92259 3.70486 3.76205 2.87026 3.76205 1.86937C3.76205 0.834593 2.92259 0 1.88141 0C0.840235 0 0 0.834593 0 1.86937C0 2.87026 0.840235 3.70486 1.88141 3.70486Z" koffice:nodeTypes="ccccc"/>
            <draw:path draw:style-name="gr14" draw:id="shape65" draw:name="path4424" draw:layer="" svg:width="3.76204816000pt" svg:height="3.70485504000pt" draw:transform="matrix(0.35342678000 0.00000000000 0.00000000000 0.35342678000 78.91681501062pt 60.15275546904pt)" svg:viewBox="0 0 4 4" svg:d="M1.88141 3.70486C2.92259 3.70486 3.76205 2.87026 3.76205 1.86937C3.76205 0.834593 2.92259 0 1.88141 0C0.840235 0 0 0.834593 0 1.86937C0 2.87026 0.840235 3.70486 1.88141 3.70486Z" koffice:nodeTypes="ccccc"/>
            <draw:path draw:style-name="gr13" draw:id="shape66" draw:name="path4426" draw:layer="" svg:width="3.76204816000pt" svg:height="3.77291776000pt" draw:transform="matrix(0.35342678000 0.00000000000 0.00000000000 0.35342678000 75.15833326139pt 63.20523188254pt)" svg:viewBox="0 0 4 4" svg:d="M1.88064 3.77292C2.92259 3.77292 3.76205 2.93069 3.76205 1.88646C3.76205 0.842225 2.92259 0 1.88064 0C0.839459 0 0 0.842225 0 1.88646C0 2.93069 0.839459 3.77292 1.88064 3.77292Z" koffice:nodeTypes="ccccc"/>
            <draw:path draw:style-name="gr14" draw:id="shape67" draw:name="path4428" draw:layer="" svg:width="3.76204816000pt" svg:height="3.77291776000pt" draw:transform="matrix(0.35342678000 0.00000000000 0.00000000000 0.35342678000 75.15833326139pt 63.20523188254pt)" svg:viewBox="0 0 4 4" svg:d="M1.88064 3.77292C2.92259 3.77292 3.76205 2.93069 3.76205 1.88646C3.76205 0.842225 2.92259 0 1.88064 0C0.839459 0 0 0.842225 0 1.88646C0 2.93069 0.839459 3.77292 1.88064 3.77292Z" koffice:nodeTypes="ccccc"/>
            <draw:path draw:style-name="gr13" draw:id="shape68" draw:name="path4430" draw:layer="" svg:width="3.76360000000pt" svg:height="3.77447184000pt" draw:transform="matrix(0.35342678000 0.00000000000 0.00000000000 0.35342678000 94.46533139923pt 65.33823318520pt)" svg:viewBox="0 0 4 4" svg:d="M1.8818 3.77447C2.92319 3.77447 3.7636 2.93207 3.7636 1.88762C3.7636 0.842398 2.92319 0 1.8818 0C0.839632 0 0 0.842398 0 1.88762C0 2.93207 0.839632 3.77447 1.8818 3.77447Z" koffice:nodeTypes="ccccc"/>
            <draw:path draw:style-name="gr14" draw:id="shape69" draw:name="path4432" draw:layer="" svg:width="3.76360000000pt" svg:height="3.77447184000pt" draw:transform="matrix(0.35342678000 0.00000000000 0.00000000000 0.35342678000 94.46533139923pt 65.33823318520pt)" svg:viewBox="0 0 4 4" svg:d="M1.8818 3.77447C2.92319 3.77447 3.7636 2.93207 3.7636 1.88762C3.7636 0.842398 2.92319 0 1.8818 0C0.839632 0 0 0.842398 0 1.88762C0 2.93207 0.839632 3.77447 1.8818 3.77447Z" koffice:nodeTypes="ccccc"/>
            <draw:path draw:style-name="gr15" draw:id="shape70" draw:name="path4434" draw:layer="" svg:width="7.33709219677pt" svg:height="5.09702020986pt" draw:transform="matrix(0.35342678000 0.00000000000 0.00000000000 0.35342678000 72.85882825749pt 59.58820982576pt)" svg:viewBox="0 0 7 5" svg:d="M7.15746 4.12523C6.9093 4.79696 6.23523 5.02037 5.49073 5.08452C2.79528 5.27623 0.915592 3.23009 0.063795 1.18395C-0.219592 0.577111 0.489694 -0.0312007 1.2342 0.00124265C1.83782 0.0329486 2.36938 0.0653919 3.00823 0.0329486C5.49073 -0.0312007 8.04366 1.88738 7.15746 4.12523Z" koffice:nodeTypes="cccccc"/>
            <draw:path draw:style-name="gr16" draw:id="shape71" draw:name="path4436" draw:layer="" svg:width="7.00771184802pt" svg:height="4.80815226543pt" draw:transform="matrix(0.35342678000 0.00000000000 0.00000000000 0.35342678000 72.95436386131pt 59.67384418644pt)" svg:viewBox="0 0 7 5" svg:d="M5.24192 4.79787C2.73292 4.9681 0.861116 2.99508 0.0380413 1.09031C0 0.988326 0 0.920075 0 0.852608C0 0.341897 0.561973 -0.0323108 1.1983 0.00220731C1.60984 0.0359409 2.02224 0.0696745 2.3966 0.0696745C2.54617 0.0696745 2.69574 0.0696745 2.88336 0.0696745C3.14532 0.0696745 3.40729 0.0696745 3.70643 0.104193C5.72781 0.410149 7.56243 2.0427 6.85175 3.91373C6.62696 4.56016 5.91542 4.76413 5.24192 4.79787Z" koffice:nodeTypes="ccccccccc"/>
            <draw:path draw:style-name="gr17" draw:id="shape72" draw:name="path4438" draw:layer="" svg:width="5.58027014146pt" svg:height="4.52105519052pt" draw:transform="matrix(0.35342678000 0.00000000000 0.00000000000 0.35342678000 73.05187716317pt 59.76930772844pt)" svg:viewBox="0 0 6 5" svg:d="M4.17705 4.50871C2.23978 4.69327 0.702935 2.77622 0.0348066 0.932312C0.00163167 0.858318 0.00163167 0.784323 0.00163167 0.710329C-0.0323148 0.268063 0.469167 -0.0636368 0.969876 0.0103576C1.30394 0.0469296 1.63878 0.0835016 1.90572 0.0835016C2.03919 0.0835016 2.17266 0.0835016 2.3069 0.0835016C2.50673 0.0469296 2.70732 0.0835016 2.94109 0.120925C4.51188 0.341207 6.04796 1.96483 5.44695 3.73474C5.27954 4.32415 4.7117 4.47214 4.17705 4.50871Z" koffice:nodeTypes="ccccccccc"/>
            <draw:path draw:style-name="gr8" draw:id="shape73" draw:name="path4440" draw:layer="" svg:width="5.20220506362pt" svg:height="3.29241060543pt" draw:transform="matrix(0.35342678000 0.00000000000 0.00000000000 0.35342678000 73.14964878774pt 59.85372105404pt)" svg:viewBox="0 0 5 3" svg:d="M3.88857 3.2847C4.38389 3.25349 4.94858 3.19034 5.09056 2.74978C5.62016 1.46004 4.17173 0.263919 2.72249 0.10642C2.51114 0.0744853 2.33406 0.0744853 2.1219 0.0744853C2.01582 0.0744853 1.87464 0.0744853 1.76856 0.0744853C1.5564 0.0744853 1.23897 0.0432759 0.885636 0.0120665C0.426219 -0.0510781 -0.0331987 0.13763 0.00189004 0.483836C0.00189004 0.546981 0.00189004 0.610126 0.0377947 0.641335C0.638383 1.96302 2.1578 3.41099 3.88857 3.2847Z" koffice:nodeTypes="ccccccccc"/>
            <draw:path draw:style-name="gr15" draw:id="shape74" draw:name="path4442" draw:layer="" svg:width="7.30151655756pt" svg:height="5.47927608795pt" draw:transform="matrix(0.35342678000 0.00000000000 0.00000000000 0.35342678000 77.07997673886pt 65.51985127779pt)" svg:viewBox="0 0 7 5" svg:d="M7.08297 1.45941C7.4804 2.11347 7.28168 2.83955 6.91789 3.45676C5.46194 5.74472 2.71435 5.81674 0.563679 5.0178C-0.0981862 4.80006 -0.164678 3.82022 0.298474 3.23902C0.695899 2.80354 1.02683 2.36722 1.35776 1.85888C2.74798 -0.174483 5.79287 -0.864554 7.08297 1.45941Z" koffice:nodeTypes="cccccc"/>
            <draw:path draw:style-name="gr16" draw:id="shape75" draw:name="path4444" draw:layer="" svg:width="6.74492825342pt" svg:height="4.31144202404pt" draw:transform="matrix(0.35342678000 0.00000000000 0.00000000000 0.35342678000 77.19333118087pt 65.64157908856pt)" svg:viewBox="0 0 7 4" svg:d="M6.35112 2.71456C5.05853 4.48558 2.44038 4.58289 0.468518 3.97076C0.400198 3.97076 0.331878 3.93808 0.264343 3.87419C-0.11024 3.61641 -0.0756875 2.97234 0.298111 2.5853C0.569821 2.32752 0.808549 2.06975 1.01193 1.81271C1.11402 1.71539 1.21611 1.58688 1.28443 1.4903C1.45405 1.29715 1.62446 1.13595 1.79408 0.974746C3.1542 -0.216826 5.50065 -0.474604 6.55529 1.10401C6.92909 1.65151 6.69115 2.23095 6.35112 2.71456Z" koffice:nodeTypes="ccccccccc"/>
            <draw:path draw:style-name="gr17" draw:id="shape76" draw:name="path4446" draw:layer="" svg:width="6.24924785485pt" svg:height="4.11700149656pt" draw:transform="matrix(0.35342678000 0.00000000000 0.00000000000 0.35342678000 77.29361585993pt 65.76081431170pt)" svg:viewBox="0 0 6 4" svg:d="M5.85387 2.55287C4.68717 4.24184 2.21252 4.38306 0.444908 3.8198C0.33877 3.8198 0.302846 3.7849 0.232632 3.74919C-0.12089 3.46756 -0.0506757 2.90511 0.302846 2.51797C0.586154 2.23634 0.833537 1.98961 1.01071 1.77859C1.08092 1.67308 1.18706 1.56757 1.25809 1.46206C1.39934 1.28593 1.54058 1.10981 1.71775 0.969406C2.95467 -0.192017 5.14683 -0.473647 6.10126 1.04002C6.41967 1.53185 6.17147 2.09512 5.85387 2.55287Z" koffice:nodeTypes="ccccccccc"/>
            <draw:path draw:style-name="gr8" draw:id="shape77" draw:name="path4448" draw:layer="" svg:width="5.80378191021pt" svg:height="4.02907998599pt" draw:transform="matrix(0.35342678000 0.00000000000 0.00000000000 0.35342678000 77.39413375748pt 65.87974195988pt)" svg:viewBox="0 0 6 4" svg:d="M5.38815 2.48632C5.6493 2.04409 5.98545 1.48133 5.68637 0.998308C4.82791 -0.488781 2.73864 -0.167073 1.65609 0.998308C1.50698 1.15962 1.35701 1.32001 1.24496 1.48133C1.17084 1.60185 1.09585 1.68159 0.983798 1.80211C0.834688 2.00329 0.610592 2.24434 0.349434 2.52618C-0.0237716 2.88776 -0.135819 3.45052 0.200324 3.69157C0.27531 3.73236 0.312372 3.77222 0.387358 3.77222C1.99223 4.29419 4.34352 4.09393 5.38815 2.48632Z" koffice:nodeTypes="ccccccccc"/>
            <draw:path draw:style-name="gr15" draw:id="shape78" draw:name="path4450" draw:layer="" svg:width="7.71247689963pt" svg:height="5.09262360074pt" draw:transform="matrix(0.35342678000 0.00000000000 0.00000000000 0.35342678000 95.57634302272pt 62.76831062507pt)" svg:viewBox="0 0 8 5" svg:d="M0.144981 3.27819C-0.195922 2.57739 0.11042 1.91292 0.586428 1.38812C2.38913 -0.572992 5.17842 -0.187874 7.2529 0.897239C7.89936 1.21292 7.83102 2.19308 7.2529 2.64763C6.81067 3.03275 6.43678 3.34843 5.99454 3.80298C4.29395 5.51866 1.13077 5.69386 0.144981 3.27819Z" koffice:nodeTypes="cccccc"/>
            <draw:path draw:style-name="gr16" draw:id="shape79" draw:name="path4452" draw:layer="" svg:width="7.16777090935pt" svg:height="4.95090412136pt" draw:transform="matrix(0.35342678000 0.00000000000 0.00000000000 0.35342678000 95.74013745543pt 62.86312739305pt)" svg:viewBox="0 0 7 5" svg:d="M0.591172 1.38573C2.20375 -0.543845 4.86792 -0.196735 6.7606 0.845484C6.86584 0.883756 6.93627 0.961188 6.97108 0.999459C7.3216 1.424 7.18156 2.15738 6.72579 2.54276C6.41007 2.81333 6.12998 3.08389 5.84907 3.3153C5.74464 3.431 5.63859 3.54671 5.53416 3.66241C5.35849 3.85555 5.14802 4.04868 4.93754 4.20266C3.32495 5.36058 0.906889 5.28315 0.100597 3.1996C-0.1795 2.50449 0.171026 1.8877 0.591172 1.38573Z" koffice:nodeTypes="ccccccccc"/>
            <draw:path draw:style-name="gr17" draw:id="shape80" draw:name="path4454" draw:layer="" svg:width="6.64168473014pt" svg:height="3.75890059376pt" draw:transform="matrix(0.35342678000 0.00000000000 0.00000000000 0.35342678000 95.90583190454pt 62.95628345469pt)" svg:viewBox="0 0 7 4" svg:d="M0.559083 1.05275C2.0169 -0.393588 4.56807 -0.157832 6.28091 0.615357C6.35414 0.649479 6.42652 0.682827 6.46272 0.750296C6.79098 1.0194 6.64536 1.59096 6.20768 1.89341C5.88026 2.09504 5.62523 2.29668 5.36936 2.49831C5.29697 2.56578 5.18755 2.6666 5.07813 2.73407C4.89548 2.90235 4.71368 3.03652 4.53187 3.17068C3.11025 4.07881 0.814116 4.01134 0.0852105 2.43162C-0.169823 1.92676 0.19463 1.42267 0.559083 1.05275Z" koffice:nodeTypes="ccccccccc"/>
            <draw:path draw:style-name="gr8" draw:id="shape81" draw:name="path4456" draw:layer="" svg:width="5.15137906240pt" svg:height="3.62599672731pt" draw:transform="matrix(0.35342678000 0.00000000000 0.00000000000 0.35342678000 96.07132109415pt 63.04943513375pt)" svg:viewBox="0 0 5 4" svg:d="M0.475847 1.0185C0.186752 1.40021 -0.134218 1.85756 0.058512 2.39142C0.604086 3.9165 2.40167 3.9165 3.46094 3.0018C3.62105 2.88747 3.74929 2.73443 3.87753 2.6201C3.97464 2.50576 4.03839 2.42924 4.13475 2.3536C4.26299 2.16275 4.52021 1.97189 4.74482 1.78104C5.09766 1.47585 5.29039 0.941979 5.03317 0.675487C4.96942 0.637667 4.93681 0.598969 4.87306 0.56115C3.58918 -0.16357 1.567 -0.354425 0.475847 1.0185Z" koffice:nodeTypes="ccccccccc"/>
            <draw:path draw:style-name="gr18" draw:id="shape82" draw:name="path4458" draw:layer="" svg:width="27.42733370883pt" svg:height="15.60073499277pt" draw:transform="matrix(0.35342678000 0.00000000000 0.00000000000 0.35342678000 82.09199423152pt 62.24405473169pt)" svg:viewBox="0 0 27 16" svg:d="M23.473 1.93183C23.473 1.93183 15.2449 0.424595 5.40469 1.07552C5.40469 1.07552 1.80527 -1.73277 0.536844 1.72644C0.536844 1.72644 -0.114789 2.68544 1.18769 4.19268C1.18769 4.19268 -1.31512 7.00097 1.59941 10.4949C1.59941 10.4949 -0.66349 11.3165 0.194005 13.1666C0.194005 13.1666 0.0910739 15.0159 4.30808 14.2622C4.30808 14.2622 10.3762 16.8659 23.3701 14.8105C23.3701 14.8105 26.4216 16.3177 27.2783 13.7148C27.2783 13.7148 27.3812 11.1459 26.1809 10.803C26.1809 10.803 27.827 8.30281 26.4216 5.93927C26.4216 5.93927 28.6845 3.02828 26.4216 1.58899C26.4216 1.58899 24.7755 0.3219 23.473 1.93183Z" koffice:nodeTypes="ccccccccccccc"/>
            <draw:path draw:style-name="gr19" draw:id="shape83" draw:name="path4460" draw:layer="" svg:width="27.31611991704pt" svg:height="1.55980440886pt" draw:transform="matrix(0.35342678000 0.00000000000 0.00000000000 0.35342678000 82.16127285102pt 67.01799998518pt)" svg:viewBox="0 0 27 2" svg:d="M27.3161 0.612533C25.191 2.91006 23.4489 0.305913 23.4489 0.305913C12.404 1.89906 4.07646 0 4.07646 0C1.77671 2.14422 0 0.0303794 0 0.0303794" koffice:nodeTypes="cccc"/>
            <draw:path draw:style-name="gr20" draw:id="shape84" draw:name="path4462" draw:layer="" svg:width="27.31611991704pt" svg:height="1.65624403576pt" draw:transform="matrix(0.35342678000 0.00000000000 0.00000000000 0.35342678000 82.16127285102pt 67.04231574765pt)" svg:viewBox="0 0 27 2" svg:d="M27.3161 0.59988C25.4002 3.0307 23.4489 0.505239 23.4489 0.505239C12.0202 2.1782 4.07646 0.157978 4.07646 0.157978C1.42829 2.11487 0 0 0 0" koffice:nodeTypes="cccc"/>
            <draw:path draw:style-name="gr21" draw:id="shape85" draw:name="path4464" draw:layer="" svg:width="27.45792533333pt" svg:height="1.89954371626pt" draw:transform="matrix(0.35342678000 0.00000000000 0.00000000000 0.35342678000 82.14883222837pt 67.04231574765pt)" svg:viewBox="0 0 27 2" svg:d="M27.4579 0.676736C25.6758 3.34704 23.5105 0.811616 23.5105 0.811616C11.8424 2.97514 4.08783 0.405418 4.08783 0.405418C1.11816 2.23136 0 0 0 0" koffice:nodeTypes="cccc"/>
            <draw:path draw:style-name="gr22" draw:id="shape86" draw:name="path4466" draw:layer="" svg:width="27.45792533333pt" svg:height="2.12005208089pt" draw:transform="matrix(0.35342678000 0.00000000000 0.00000000000 0.35342678000 82.14883222837pt 67.04231574765pt)" svg:viewBox="0 0 27 2" svg:d="M27.4579 0.750355C25.8856 3.60763 23.5105 1.10782 23.5105 1.10782C11.6326 3.60763 4.08783 0.678696 4.08783 0.678696C0.803529 2.3219 0 0 0 0" koffice:nodeTypes="cccc"/>
            <draw:path draw:style-name="gr23" draw:id="shape87" draw:name="path4468" draw:layer="" svg:width="27.31611991704pt" svg:height="1.81927957722pt" draw:transform="matrix(0.35342678000 0.00000000000 0.00000000000 0.35342678000 82.16127285102pt 66.93204659229pt)" svg:viewBox="0 0 27 2" svg:d="M0 0.264761C0 0.264761 2.12513 2.58047 4.07646 0C4.07646 0 12.787 1.95175 23.4489 0.29757C23.4489 0.29757 24.9818 3.30837 27.3161 0.859901" koffice:nodeTypes="cccc"/>
            <draw:path draw:style-name="gr24" draw:id="shape88" draw:name="path4470" draw:layer="" svg:width="8.71280768000pt" svg:height="14.28395558400pt" draw:transform="matrix(0.35342678000 0.00000000000 0.00000000000 0.35342678000 85.23410664706pt 62.58009059408pt)" svg:viewBox="0 0 9 14" svg:d="M0 0C0 0 3.03646 2.64023 4.33804 6.97296C5.67551 11.3057 8.53164 14.1489 8.71281 14.284" koffice:nodeTypes="ccc"/>
            <draw:path draw:style-name="gr24" draw:id="shape89" draw:name="path4472" draw:layer="" svg:width="2.71109338361pt" svg:height="2.56510636457pt" draw:transform="matrix(0.35342678000 0.00000000000 0.00000000000 0.35342678000 82.51611333814pt 62.97225294917pt)" svg:viewBox="0 0 3 3" svg:d="M0 2.47519C0 2.47519 2.54092 2.98617 2.70206 1.57191C2.70206 1.57191 2.86413 0.549941 1.81534 0" koffice:nodeTypes="ccc"/>
            <draw:path draw:style-name="gr24" draw:id="shape90" draw:name="path4474" draw:layer="" svg:width="2.27386534985pt" svg:height="3.06457896487pt" draw:transform="matrix(0.35342678000 0.00000000000 0.00000000000 0.35342678000 90.36234206627pt 66.47339931648pt)" svg:viewBox="0 0 2 3" svg:d="M0.184885 3.06458C0.184885 3.06458 -0.569408 0.0850155 0.969125 0.0146705C0.969125 0.0146705 2.53691 -0.265901 2.23534 1.62695" koffice:nodeTypes="ccc"/>
            <draw:path draw:style-name="gr24" draw:id="shape91" draw:name="path4476" draw:layer="" svg:width="2.84623397381pt" svg:height="2.47700727533pt" draw:transform="matrix(0.35342678000 0.00000000000 0.00000000000 0.35342678000 90.37624853814pt 62.93549656405pt)" svg:viewBox="0 0 3 2" svg:d="M0.330465 0C0.330465 0 -0.579036 1.82823 0.619634 2.30074C0.619634 2.30074 3.55333 3.24647 2.68582 0.756735" koffice:nodeTypes="ccc"/>
            <draw:path draw:style-name="gr24" draw:id="shape92" draw:name="path4478" draw:layer="" svg:width="8.56814408000pt" svg:height="14.21689668267pt" draw:transform="matrix(0.35342678000 0.00000000000 0.00000000000 0.35342678000 84.15686182162pt 62.62900486043pt)" svg:viewBox="0 0 9 14" svg:d="M0 0C0 0 3.01115 2.60054 4.30187 6.92309C5.59177 11.2456 8.38849 14.1156 8.56814 14.2169" koffice:nodeTypes="ccc"/>
            <draw:path draw:style-name="gr24" draw:id="shape93" draw:name="path4480" draw:layer="" svg:width="3.01584858892pt" svg:height="2.96497990924pt" draw:transform="matrix(0.35342678000 0.00000000000 0.00000000000 0.35342678000 82.82232230034pt 66.31933281139pt)" svg:viewBox="0 0 3 3" svg:d="M2.08461 2.96498C2.08461 2.96498 3.99829 1.72349 2.33905 0.241018C2.33905 0.241018 0.0422424 -0.862882 0 1.6543" koffice:nodeTypes="ccc"/>
            <draw:path draw:style-name="gr24" draw:id="shape94" draw:name="path4482" draw:layer="" svg:width="8.00480072000pt" svg:height="14.91703730596pt" draw:transform="matrix(0.35342678000 0.00000000000 0.00000000000 0.35342678000 86.47053489421pt 62.58009059408pt)" svg:viewBox="0 0 8 15" svg:d="M0 0C0 0 2.91127 2.79281 4.15805 7.37592C5.3368 11.6725 7.86636 15.4315 8.0048 14.8592" koffice:nodeTypes="ccc"/>
            <draw:path draw:style-name="gr25" draw:id="shape95" draw:name="path4484" draw:layer="" svg:width="1.95070752000pt" svg:height="2.00992754945pt" draw:transform="matrix(0.35342678000 0.00000000000 0.00000000000 0.35342678000 98.35839806629pt 61.77088463859pt)" svg:viewBox="0 0 2 2" svg:d="M0.582289 0C0.582289 0 1.23173 2.2255 1.95071 1.9817C1.95071 1.9817 1.12902 2.36425 0 0.312773L0.582289 2.27938e-14" koffice:nodeTypes="cccc"/>
            <draw:path draw:style-name="gr26" draw:id="shape96" draw:name="path4486" draw:layer="" svg:width="1.95070752000pt" svg:height="2.00992754945pt" draw:transform="matrix(0.35342678000 0.00000000000 0.00000000000 0.35342678000 98.35839806629pt 61.77088463859pt)" svg:viewBox="0 0 2 2" svg:d="M0.582289 0C0.582289 0 1.23173 2.2255 1.95071 1.9817C1.95071 1.9817 1.12902 2.36425 0 0.312773L0.582289 2.27938e-14" koffice:nodeTypes="cccc"/>
            <draw:path draw:style-name="gr5" draw:id="shape97" draw:name="path4488" draw:layer="" svg:width="21.17507846262pt" svg:height="12.61436897331pt" draw:transform="matrix(0.35342678000 0.00000000000 0.00000000000 0.35342678000 92.86495797163pt 58.10138581580pt)" svg:viewBox="0 0 21 13" svg:d="M3.19017 6.19949C5.13824 6.16422 7.57313 7.05334 8.82551 5.55972C9.93812 4.24326 10.4949 3.17696 11.7127 2.03849C13.1386 0.722851 15.4691 -0.522249 17.4517 0.224975C19.6086 1.07801 21.139 3.46076 21.1743 5.8796C21.2088 7.69312 20.0954 9.93397 18.0084 10.965C16.3391 11.7827 15.8868 11.7827 14.1476 12.352C12.165 13.0278 2.56438 12.6366 0.025065 8.29762C-0.288233 7.79975 2.4246 7.47986 3.19017 6.09286C3.19017 6.12813 3.19017 6.16422 3.19017 6.19949Z" koffice:nodeTypes="cccccccccc"/>
            <draw:path draw:style-name="gr25" draw:id="shape98" draw:name="path4490" draw:layer="" svg:width="1.95070752000pt" svg:height="2.00853934956pt" draw:transform="matrix(0.35342678000 0.00000000000 0.00000000000 0.35342678000 94.48964716170pt 61.89359441661pt)" svg:viewBox="0 0 2 2" svg:d="M0.582289 0C0.582289 0 1.23173 2.22473 1.95071 1.98102C1.95071 1.98102 1.16379 2.36343 0 0.27739L0.582289 0" koffice:nodeTypes="cccc"/>
            <draw:path draw:style-name="gr26" draw:id="shape99" draw:name="path4492" draw:layer="" svg:width="1.95070752000pt" svg:height="2.00853934956pt" draw:transform="matrix(0.35342678000 0.00000000000 0.00000000000 0.35342678000 94.48964716170pt 61.89359441661pt)" svg:viewBox="0 0 2 2" svg:d="M0.582289 0C0.582289 0 1.23173 2.22473 1.95071 1.98102C1.95071 1.98102 1.16379 2.36343 0 0.27739L0.582289 0" koffice:nodeTypes="cccc"/>
            <draw:path draw:style-name="gr25" draw:id="shape100" draw:name="path4494" draw:layer="" svg:width="2.19136533333pt" svg:height="1.37185944062pt" draw:transform="matrix(0.35342678000 0.00000000000 0.00000000000 0.35342678000 99.88887739440pt 60.61843059437pt)" svg:viewBox="0 0 2 1" svg:d="M0.266656 0C0.266656 0 1.74694 1.78782 2.19137 1.09724C2.19137 1.09724 1.77634 1.94992 0 0.650286L0.266656 0" koffice:nodeTypes="cccc"/>
            <draw:path draw:style-name="gr26" draw:id="shape101" draw:name="path4496" draw:layer="" svg:width="2.19136533333pt" svg:height="1.37185944062pt" draw:transform="matrix(0.35342678000 0.00000000000 0.00000000000 0.35342678000 99.88887739440pt 60.61843059437pt)" svg:viewBox="0 0 2 1" svg:d="M0.266656 0C0.266656 0 1.74694 1.78782 2.19137 1.09724C2.19137 1.09724 1.77634 1.94992 0 0.650286L0.266656 0" koffice:nodeTypes="cccc"/>
            <draw:path draw:style-name="gr9" draw:id="shape102" draw:name="path4498" draw:layer="" svg:width="21.12493915884pt" svg:height="12.24730510872pt" draw:transform="matrix(0.35342678000 0.00000000000 0.00000000000 0.35342678000 92.87377992354pt 58.16512838355pt)" svg:viewBox="0 0 21 12" svg:d="M17.5801 0.108978C19.6991 0.985067 21.0889 3.22782 21.1242 5.61121C21.1587 7.39814 20.0466 9.60614 17.962 10.6221C16.2947 11.4279 15.8429 11.4279 14.1058 11.9887C12.1255 12.6547 2.53631 12.2692 0 7.99378C0.24312 8.44961 1.11129 8.7648 1.66734 9.08C6.25372 11.6735 11.7083 12.1294 16.468 10.4823C18.4137 9.81627 20.8112 6.87281 20.1509 4.52498C19.7344 3.05325 19.5258 2.63218 17.5801 0.00391202C17.5456 -0.0308406 17.6844 0.179291 17.5801 0.108978Z" koffice:nodeTypes="cccccccccc"/>
            <draw:path draw:style-name="gr25" draw:id="shape103" draw:name="path4500" draw:layer="" svg:width="1.64249856000pt" svg:height="2.78154683378pt" draw:transform="matrix(0.35342678000 0.00000000000 0.00000000000 0.35342678000 98.17489888211pt 57.43100796408pt)" svg:viewBox="0 0 2 3" svg:d="M0.798693 2.78155C0.798693 2.78155 0.62132 0.0408305 1.6425 0.00026213C1.6425 0.00026213 0.488033 -0.0818179 0 2.6589L0.798693 2.78155" koffice:nodeTypes="cccc"/>
            <draw:path draw:style-name="gr26" draw:id="shape104" draw:name="path4502" draw:layer="" svg:width="1.64249856000pt" svg:height="2.78154683378pt" draw:transform="matrix(0.35342678000 0.00000000000 0.00000000000 0.35342678000 98.17489888211pt 57.43100796408pt)" svg:viewBox="0 0 2 3" svg:d="M0.798693 2.78155C0.798693 2.78155 0.62132 0.0408305 1.6425 0.00026213C1.6425 0.00026213 0.488033 -0.0818179 0 2.6589L0.798693 2.78155" koffice:nodeTypes="cccc"/>
            <draw:path draw:style-name="gr25" draw:id="shape105" draw:name="path4504" draw:layer="" svg:width="1.64249856000pt" svg:height="2.78343388065pt" draw:transform="matrix(0.35342678000 0.00000000000 0.00000000000 0.35342678000 96.70577444301pt 58.39939739221pt)" svg:viewBox="0 0 2 3" svg:d="M0.798693 2.78343C0.798693 2.78343 0.62132 0.0417878 1.6425 0.000262049C1.6425 0.000262049 0.488033 -0.0818459 0 2.66074L0.798693 2.78343" koffice:nodeTypes="cccc"/>
            <draw:path draw:style-name="gr26" draw:id="shape106" draw:name="path4506" draw:layer="" svg:width="1.64249856000pt" svg:height="2.78343388065pt" draw:transform="matrix(0.35342678000 0.00000000000 0.00000000000 0.35342678000 96.70577444301pt 58.39939739221pt)" svg:viewBox="0 0 2 3" svg:d="M0.798693 2.78343C0.798693 2.78343 0.62132 0.0417878 1.6425 0.000262049C1.6425 0.000262049 0.488033 -0.0818459 0 2.66074L0.798693 2.78343" koffice:nodeTypes="cccc"/>
            <draw:path draw:style-name="gr5" draw:id="shape107" draw:name="path4508" draw:layer="" svg:width="13.22588909141pt" svg:height="7.71765473605pt" draw:transform="matrix(0.35342678000 0.00000000000 0.00000000000 0.35342678000 94.56820173629pt 58.16489360413pt)" svg:viewBox="0 0 13 8" svg:d="M13.0182 0.856216C13.0537 0.822428 13.0182 0.379262 13.0182 0.379262C8.82543 -1.4602 5.26207 3.92223 4.84247 5.18337C4.28327 6.85232 1.90769 6.47751 0.335009 6.58044C0.230109 6.58044 0.0558133 6.64802 0.0211157 6.78474C-0.0490865 7.0574 0.0558133 7.39763 0.335009 7.46599C1.3485 7.8408 2.46689 7.6365 3.51508 7.70407C7.11314 7.94294 8.96503 4.97907 11.2018 2.86696C11.761 2.28707 13.8921 1.53825 13.0182 0.856216Z" koffice:nodeTypes="ccccccccc"/>
            <draw:path draw:style-name="gr27" draw:id="shape108" draw:name="path4510" draw:layer="" svg:width="12.58325246852pt" svg:height="7.05398943361pt" draw:transform="matrix(0.35342678000 0.00000000000 0.00000000000 0.35342678000 94.62254755806pt 58.24829006813pt)" svg:viewBox="0 0 13 7" svg:d="M3.44734 7.01385C2.49341 6.98155 1.36869 7.17686 0.380122 6.91619C0.107795 6.85084 -0.0291549 6.55786 0.0054763 6.36255C-0.0291549 6.23184 0.107795 6.13418 0.210115 6.10188C0.413966 6.06958 0.720924 6.10188 0.959407 6.10188C2.28877 6.10188 3.95894 6.13418 4.57207 4.99459C4.81055 4.66857 5.21983 4.05032 5.76527 3.36596C7.16232 1.47667 9.75257 -0.737905 12.3429 0.238671C12.3429 0.238671 12.3429 0.271724 12.3429 0.336328C12.3429 0.434737 12.4105 0.596999 12.4105 0.596999C12.4452 0.630052 12.5129 0.662354 12.5129 0.694656C12.956 1.24905 11.1835 1.96495 10.6388 2.45399C10.5365 2.51935 10.4342 2.61701 10.3657 2.71466C8.35473 4.60396 6.68536 7.24222 3.44734 7.01385Z" koffice:nodeTypes="cccccccccccccc"/>
            <draw:path draw:style-name="gr28" draw:id="shape109" draw:name="path4512" draw:layer="" svg:width="12.09872502073pt" svg:height="7.39335261652pt" draw:transform="matrix(0.35342678000 0.00000000000 0.00000000000 0.35342678000 94.65877024851pt 58.32714420773pt)" svg:viewBox="0 0 12 7" svg:d="M3.41496 7.34019C2.57991 7.26866 1.44387 7.5186 0.474519 7.30484C0.206715 7.23331 0.0400127 7.01954 0.0068266 6.80578C-0.0271313 6.69808 0.0731988 6.55584 0.140342 6.48431C0.307045 6.44896 0.641221 6.52049 0.841881 6.52049C2.04507 6.52049 3.64958 6.55584 4.35112 5.4862C4.71848 5.16555 5.18618 4.59496 5.65464 3.88214C6.99057 1.81439 9.59761 -0.609374 11.7702 0.138801C11.8033 0.138801 11.8033 0.174976 11.8033 0.21033C11.8033 0.317212 11.9037 0.460269 11.9369 0.460269C11.9701 0.495623 12.004 0.495623 12.0372 0.530976C12.4385 1.06621 10.7669 1.85056 10.1988 2.38497C10.0985 2.4565 10.0321 2.56338 9.93181 2.63491C8.06025 4.59496 6.4897 7.55395 3.41496 7.34019Z" koffice:nodeTypes="cccccccccccccc"/>
            <draw:path draw:style-name="gr29" draw:id="shape110" draw:name="path4514" draw:layer="" svg:width="12.59610595435pt" svg:height="6.79723545796pt" draw:transform="matrix(0.35342678000 0.00000000000 0.00000000000 0.35342678000 94.69146135075pt 58.40426006082pt)" svg:viewBox="0 0 13 7" svg:d="M3.70982 6.68666C2.85823 6.65198 1.61567 6.89163 0.622282 6.75446C0.302626 6.72056 0.124767 6.54949 0.0542786 6.41311C-0.0522731 6.31063 0.0190346 6.13956 0.0895227 6.07098C0.231319 6.00239 0.657526 6.10488 0.835385 6.10488C1.97057 6.10488 3.63852 6.10488 4.52617 5.31891C5.02287 5.04536 5.55481 4.56685 6.01626 3.95195C7.43586 1.93541 10.2046 -0.389372 12.1922 0.0552455C12.1922 0.0552455 12.2274 0.0552455 12.2274 0.0891437C12.2274 0.157728 12.3692 0.260211 12.4053 0.260211C12.4758 0.260211 12.511 0.294109 12.5471 0.294109C12.902 0.738726 11.234 1.52469 10.63 2.0032C10.5234 2.07179 10.4177 2.17427 10.3464 2.24285C8.39482 3.95195 6.83261 6.89163 3.70982 6.68666Z" koffice:nodeTypes="cccccccccccccc"/>
            <draw:path draw:style-name="gr30" draw:id="shape111" draw:name="path4516" draw:layer="" svg:width="12.09764037177pt" svg:height="6.36901484723pt" draw:transform="matrix(0.35342678000 0.00000000000 0.00000000000 0.35342678000 94.71758022434pt 58.45877588994pt)" svg:viewBox="0 0 12 6" svg:d="M3.70044 6.1927C2.97029 6.15988 1.71803 6.42468 0.744487 6.35829C0.43122 6.35829 0.222376 6.25909 0.0834142 6.12707C-0.021008 6.06068 -0.021008 5.89509 0.0480713 5.76231C0.117954 5.7295 0.604722 5.86151 0.744487 5.86151C1.75257 5.8287 3.35263 5.8287 4.36151 5.23349C4.9527 5.00151 5.54389 4.63751 5.8917 4.10869C7.28292 2.12312 10.0308 -0.126469 11.6309 0.00554598C11.6655 0.00554598 11.7 0.00554598 11.7 0.00554598C11.7 0.071935 11.8743 0.104748 11.9434 0.104748C12.0133 0.104748 12.0478 0.137561 12.0478 0.137561C12.3956 0.501556 10.8309 1.26312 10.2044 1.72632C10.0999 1.79194 9.99549 1.89191 9.92641 1.95753C8.08296 3.4799 6.69173 6.3911 3.70044 6.1927Z" koffice:nodeTypes="cccccccccccccc"/>
            <draw:path draw:style-name="gr31" draw:id="shape112" draw:name="path4518" draw:layer="" svg:width="11.69381933049pt" svg:height="6.14016228571pt" draw:transform="matrix(0.35342678000 0.00000000000 0.00000000000 0.35342678000 94.73502576777pt 58.49758717294pt)" svg:viewBox="0 0 12 6" svg:d="M3.76081 5.88017C3.11086 5.84795 1.84571 6.14016 0.887769 6.14016C0.580565 6.14016 0.306529 6.07498 0.169906 6.01054C-0.00146508 5.91314 -0.0354234 5.75055 0.0332829 5.62018C0.0672413 5.55499 0.614523 5.71758 0.717188 5.71758C1.53772 5.68536 3.11086 5.68536 4.23938 5.26278C4.92329 5.10094 5.53848 4.77577 5.84648 4.35318C7.17954 2.3714 9.91593 0.130371 11.1811 0.0322181C11.215 0 11.249 0 11.2837 0C11.249 0.0322181 11.4543 0.0322181 11.557 0.0322181C11.6257 0.0322181 11.6597 0.0322181 11.6597 0.0322181C11.9329 0.325178 10.4972 1.10441 9.84724 1.52699C9.74458 1.59217 9.64191 1.68957 9.574 1.72179C7.82949 3.11916 6.56434 6.04276 3.76081 5.88017Z" koffice:nodeTypes="cccccccccccccc"/>
            <draw:path draw:style-name="gr5" draw:id="shape113" draw:name="path4520" draw:layer="" svg:width="1.86161732804pt" svg:height="2.99719723464pt" draw:transform="matrix(0.35342678000 0.00000000000 0.00000000000 0.35342678000 94.77125762000pt 60.59817674986pt)" svg:viewBox="0 0 2 3" svg:d="M1.27043 2.74571C2.37337 2.06605 1.70497 1.47159 1.10294 0.835016C1.33681 0.495186 1.30362 0.28267 0.969415 0.0701537C0.735552 -0.0992717 0.468499 0.0701537 0.40135 0.240558C0 1.13176 0 0.96233 0 1.85353C0 3.16976 0.602025 3.16976 1.27043 2.74571Z" koffice:nodeTypes="cccccc"/>
            <draw:path draw:style-name="gr32" draw:id="shape114" draw:name="path4522" draw:layer="" svg:width="1.42360537699pt" svg:height="2.30374214325pt" draw:transform="matrix(0.35342678000 0.00000000000 0.00000000000 0.35342678000 94.80430631996pt 60.65829713515pt)" svg:viewBox="0 0 1 2" svg:d="M0.00885079 1.40553C-0.0201719 0.734963 0.00885079 0.846582 0.301103 0.214651C0.330801 0.139952 0.388846 0.0652538 0.47659 0.0283339C0.564333 -0.00944462 0.652076 -0.00944462 0.739819 0.0283339C0.885607 0.139952 0.944327 0.214651 0.944327 0.363189C0.944327 0.437887 0.915305 0.511727 0.856584 0.623345C0.944327 0.734963 1.03207 0.809662 1.11981 0.92128C1.44109 1.29391 1.6456 1.66569 1.00305 2.07524C0.856584 2.18686 0.710121 2.26156 0.564333 2.29934C0.243058 2.33626 0.00885079 2.14994 0.00885079 1.40553Z" koffice:nodeTypes="cccccccccc"/>
            <draw:path draw:style-name="gr33" draw:id="shape115" draw:name="path4524" draw:layer="" svg:width="2.08667772857pt" svg:height="1.66806122435pt" draw:transform="matrix(0.35342678000 0.00000000000 0.00000000000 0.35342678000 94.83261250901pt 60.71965202416pt)" svg:viewBox="0 0 2 2" svg:d="M0 1.03746C0 0.561833 0.049692 0.625395 0.450695 0.150504C0.500386 0.119088 0.600926 0.0555258 0.70031 0.0241099C0.80085 -0.00803662 0.900233 -0.00803662 1.05046 0.0241099C1.25039 0.0869417 1.35093 0.150504 1.35093 0.214066C1.40062 0.276898 1.35093 0.340461 1.30124 0.404023C1.45147 0.499001 1.55085 0.561833 1.6017 0.657542C2.10093 0.91033 2.40139 1.196 1.55085 1.48093C1.35093 1.57591 1.151 1.60732 0.951081 1.63947C0.399847 1.73445 0.049692 1.60732 0 1.03746Z" koffice:nodeTypes="cccccccccc"/>
            <draw:path draw:style-name="gr34" draw:id="shape116" draw:name="path4526" draw:layer="" svg:width="1.43511854139pt" svg:height="1.16595448656pt" draw:transform="matrix(0.35342678000 0.00000000000 0.00000000000 0.35342678000 94.86936889413pt 60.77789675750pt)" svg:viewBox="0 0 1 1" svg:d="M0 0.715274C0 0.397035 0 0.450177 0.290387 0.132549C0.331597 0.105672 0.373765 0.0531417 0.456185 0.0262654C0.497395 0 0.580773 0 0.664151 0C0.82995 0.0262654 0.87116 0.0794071 0.91237 0.132549C0.954538 0.158814 0.954538 0.211956 0.91237 0.264487C0.995748 0.317628 1.03696 0.37077 1.07913 0.423912C1.41072 0.608991 1.6599 0.820947 1.12034 1.0329C0.995748 1.05917 0.87116 1.11231 0.705361 1.13858C0.331597 1.21798 0 1.13858 0 0.715274Z" koffice:nodeTypes="cccccccccc"/>
            <draw:path draw:style-name="gr25" draw:id="shape117" draw:name="path4528" draw:layer="" svg:width="1.39538565628pt" svg:height="0.38981894813pt" draw:transform="matrix(0.35342678000 0.00000000000 0.00000000000 0.35342678000 95.02566821242pt 60.94952080187pt)" svg:viewBox="0 0 1 0" svg:d="M0.0642835 0.36812C1.13478 0.476508 0.990442 0.151344 1.39539 0C1.39539 0 0.266756 0.238254 0.122419 0.0649329C0.122419 0.0649329 -0.108786 0.346642 0.0642835 0.36812Z" koffice:nodeTypes="cccc"/>
            <draw:path draw:style-name="gr26" draw:id="shape118" draw:name="path4530" draw:layer="" svg:width="1.39538565628pt" svg:height="0.38981894813pt" draw:transform="matrix(0.35342678000 0.00000000000 0.00000000000 0.35342678000 95.02566821242pt 60.94952080187pt)" svg:viewBox="0 0 1 0" svg:d="M0.0642835 0.36812C1.13478 0.476508 0.990442 0.151344 1.39539 0C1.39539 0 0.266756 0.238254 0.122419 0.0649329C0.122419 0.0649329 -0.108786 0.346642 0.0642835 0.36812Z" koffice:nodeTypes="cccc"/>
            <draw:path draw:style-name="gr5" draw:id="shape119" draw:name="path4532" draw:layer="" svg:width="1.83667663730pt" svg:height="3.02114472323pt" draw:transform="matrix(0.35342678000 0.00000000000 0.00000000000 0.35342678000 96.53077173479pt 60.57357824602pt)" svg:viewBox="0 0 2 3" svg:d="M1.23808 2.79893C2.33361 2.11755 1.70267 1.47746 1.10546 0.880625C1.30402 0.540423 1.30402 0.283797 0.972827 0.0704334C0.739769 -0.0996675 0.474512 0.0704334 0.407814 0.241517C0.00992771 1.13627 -0.0238044 1.00845 0.00992771 1.8619C0.00992771 3.18338 0.574175 3.18338 1.23808 2.79893Z" koffice:nodeTypes="cccccc"/>
            <draw:path draw:style-name="gr32" draw:id="shape120" draw:name="path4534" draw:layer="" svg:width="1.44144403574pt" svg:height="2.31854964155pt" draw:transform="matrix(0.35342678000 0.00000000000 0.00000000000 0.35342678000 96.55874890253pt 60.63483722402pt)" svg:viewBox="0 0 1 2" svg:d="M0 1.44447C0 0.771752 0.0298832 0.883728 0.323961 0.21187C0.353165 0.136932 0.412252 0.0619944 0.499864 0.0249561C0.558951 -0.0129436 0.647242 -0.0129436 0.735533 0.0619944C0.912116 0.136932 0.970524 0.248908 0.970524 0.360885C0.970524 0.435823 0.94132 0.547799 0.882232 0.622737C0.970524 0.734714 1.05881 0.84669 1.14711 0.958666C1.47039 1.33164 1.64697 1.70546 1.02961 2.11633C0.882232 2.19127 0.735533 2.26535 0.588155 2.30325C0.264873 2.37818 0.0298832 2.19127 0 1.44447Z" koffice:nodeTypes="cccccccccc"/>
            <draw:path draw:style-name="gr33" draw:id="shape121" draw:name="path4536" draw:layer="" svg:width="2.08877165127pt" svg:height="1.68330509258pt" draw:transform="matrix(0.35342678000 0.00000000000 0.00000000000 0.35342678000 96.59550528765pt 60.69898048809pt)" svg:viewBox="0 0 2 2" svg:d="M2.01868e-27 1.03199C2.01868e-27 0.554935 0.0497169 0.618053 0.450921 0.17329C0.500637 0.109438 0.551511 0.0455854 0.700661 0.0140263C0.801251 0.0140263 0.901841 -0.0175328 1.05099 0.0140263C1.25102 0.0778784 1.35161 0.140997 1.35161 0.236408C1.40248 0.30026 1.35161 0.364112 1.30189 0.427231C1.40248 0.491083 1.55279 0.554935 1.6025 0.650346C2.10314 0.936581 2.40375 1.22281 1.55279 1.50978C1.35161 1.5729 1.15158 1.63675 0.901841 1.66831C0.401204 1.73216 -3.28614e-14 1.60519 2.01868e-27 1.03199Z" koffice:nodeTypes="cccccccccc"/>
            <draw:path draw:style-name="gr34" draw:id="shape122" draw:name="path4538" draw:layer="" svg:width="1.42910442468pt" svg:height="1.16752196683pt" draw:transform="matrix(0.35342678000 0.00000000000 0.00000000000 0.35342678000 96.63226167277pt 60.76057867497pt)" svg:viewBox="0 0 1 1" svg:d="M0 0.726299C0 0.381563 0 0.43474 0.289777 0.143182C0.289777 0.0906155 0.372981 0.0637215 0.414104 0.0374385C0.497308 0.0111554 0.579555 -0.0157389 0.662758 0.0111554C0.787085 0.0374385 0.870289 0.0637215 0.910456 0.116899C0.952536 0.170076 0.952536 0.196359 0.910456 0.249536C0.993659 0.302102 1.03574 0.35528 1.03574 0.43474C1.40776 0.620555 1.65642 0.805759 1.11799 1.01786C0.993659 1.07103 0.870289 1.12421 0.703882 1.1505C0.331857 1.20367 0 1.1505 0 0.726299Z" koffice:nodeTypes="cccccccccc"/>
            <draw:path draw:style-name="gr25" draw:id="shape123" draw:name="path4540" draw:layer="" svg:width="1.33800487314pt" svg:height="0.39210308224pt" draw:transform="matrix(0.35342678000 0.00000000000 0.00000000000 0.35342678000 96.78866971058pt 60.92492229798pt)" svg:viewBox="0 0 1 0" svg:d="M0.0633507 0.369197C1.1116 0.477902 0.969611 0.173828 1.338 0C1.338 0 0.260962 0.260491 0.119624 0.0871644C0.119624 0.0871644 -0.106778 0.369197 0.0633507 0.369197Z" koffice:nodeTypes="cccc"/>
            <draw:path draw:style-name="gr26" draw:id="shape124" draw:name="path4542" draw:layer="" svg:width="1.33851006611pt" svg:height="0.39210308224pt" draw:transform="matrix(0.35342678000 0.00000000000 0.00000000000 0.35342678000 96.78856098957pt 60.92492229798pt)" svg:viewBox="0 0 1 0" svg:d="M0.0629598 0.369197C1.11207 0.477902 0.970047 0.173828 1.33851 0C1.33851 0 0.261263 0.260491 0.119898 0.0871644C0.119898 0.0871644 -0.106546 0.369197 0.0629598 0.369197Z" koffice:nodeTypes="cccc"/>
            <draw:path draw:style-name="gr5" draw:id="shape125" draw:name="path4544" draw:layer="" svg:width="2.07904858080pt" svg:height="2.98992720477pt" draw:transform="matrix(0.35342678000 0.00000000000 0.00000000000 0.35342678000 97.97121827384pt 60.66624191211pt)" svg:viewBox="0 0 2 3" svg:d="M1.64712 2.46386C2.60062 1.40355 1.78823 1.06511 1.01091 0.725691C1.15283 0.301174 1.08187 0.0898928 0.693616 0.00479383C0.37551 -0.0382448 0.163439 0.217053 0.128366 0.428333C-0.0127425 1.40355 -0.0837046 1.27639 0.163439 2.08238C0.516619 3.35496 1.08187 3.10064 1.64712 2.46386Z" koffice:nodeTypes="cccccc"/>
            <draw:path draw:style-name="gr32" draw:id="shape126" draw:name="path4546" draw:layer="" svg:width="1.56381749757pt" svg:height="2.26210199529pt" draw:transform="matrix(0.35342678000 0.00000000000 0.00000000000 0.35342678000 98.00610733127pt 60.72898249115pt)" svg:viewBox="0 0 2 2" svg:d="M0.116002 1.5859C-0.0679235 0.95886 -0.00637935 1.06946 0.116002 0.331815C0.116002 0.257795 0.176839 0.14719 0.238383 0.0731694C0.299927 0.0365847 0.391889 0 0.483144 0C0.66707 0.0365847 0.759032 0.110605 0.78945 0.22121C0.820576 0.294379 0.78945 0.368399 0.759032 0.479004C0.881413 0.553025 1.0045 0.626194 1.09647 0.700214C1.52515 0.884839 1.80033 1.18007 1.27968 1.80711C1.1573 1.9543 1.03492 2.10234 0.912542 2.17551C0.606233 2.36014 0.330345 2.28697 0.116002 1.5859Z" koffice:nodeTypes="cccccccccc"/>
            <draw:path draw:style-name="gr33" draw:id="shape127" draw:name="path4548" draw:layer="" svg:width="1.14118295967pt" svg:height="1.64834979845pt" draw:transform="matrix(0.35342678000 0.00000000000 0.00000000000 0.35342678000 98.04632221955pt 60.79005463874pt)" svg:viewBox="0 0 1 2" svg:d="M0.0917025 1.16494C-0.0394306 0.692864 -0.0128414 0.75605 0.0651133 0.252017C0.0651133 0.188831 0.117687 0.126371 0.170262 0.0631857C0.196246 0.031956 0.248821 0 0.326775 0C0.457908 0 0.510482 0.031956 0.536467 0.126371C0.562452 0.188831 0.562452 0.252017 0.562452 0.315202C0.641011 0.346432 0.71957 0.409618 0.772144 0.472803C1.08578 0.629678 1.32145 0.850465 0.955247 1.29131C0.876688 1.38573 0.798129 1.48014 0.693585 1.54333C0.457908 1.73216 0.222231 1.7002 0.0917025 1.16494Z" koffice:nodeTypes="cccccccccc"/>
            <draw:path draw:style-name="gr34" draw:id="shape128" draw:name="path4550" draw:layer="" svg:width="1.58575494329pt" svg:height="2.22327569741pt" draw:transform="matrix(0.35342678000 0.00000000000 0.00000000000 0.35342678000 98.07989776365pt 60.85140952774pt)" svg:viewBox="0 0 2 2" svg:d="M0.119882 1.5519C-0.0544004 0.98291 -0.0110816 1.0342 0.0765635 0.361434C0.119882 0.310142 0.164208 0.206363 0.207527 0.103778C0.250846 0.0512926 0.338491 0 0.425129 0C0.556093 0 0.687056 0 0.731383 0.103778C0.774701 0.155071 0.81802 0.258849 0.774701 0.361434C0.905665 0.41392 0.992303 0.517698 1.03663 0.620283C1.47284 0.827839 1.8214 1.08669 1.38519 1.65449C1.29856 1.81075 1.16759 1.96582 1.03663 2.06841C0.687056 2.32725 0.338491 2.32725 0.119882 1.5519Z" koffice:nodeTypes="cccccccccc"/>
            <draw:path draw:style-name="gr25" draw:id="shape129" draw:name="path4552" draw:layer="" svg:width="1.99261456000pt" svg:height="1.08539976867pt" draw:transform="matrix(0.35342678000 0.00000000000 0.00000000000 0.35342678000 98.26353831854pt 60.83925164651pt)" svg:viewBox="0 0 2 1" svg:d="M0.183508 1.0835C1.94406 0.83096 1.50364 0.397561 1.99261 0C1.99261 0 0.378873 0.83096 0.0367016 0.61426C0.0367016 0.61426 -0.110105 1.12017 0.183508 1.0835Z" koffice:nodeTypes="cccc"/>
            <draw:path draw:style-name="gr26" draw:id="shape130" draw:name="path4554" draw:layer="" svg:width="1.99261456000pt" svg:height="1.08539976867pt" draw:transform="matrix(0.35342678000 0.00000000000 0.00000000000 0.35342678000 98.26353831854pt 60.83925164651pt)" svg:viewBox="0 0 2 1" svg:d="M0.183508 1.0835C1.94406 0.83096 1.50364 0.397561 1.99261 0C1.99261 0 0.378873 0.83096 0.0367016 0.61426C0.0367016 0.61426 -0.110105 1.12017 0.183508 1.0835Z" koffice:nodeTypes="cccc"/>
            <draw:path draw:style-name="gr32" draw:id="shape131" draw:name="path4556" draw:layer="" svg:width="1.59232171180pt" svg:height="2.29750170608pt" draw:transform="matrix(0.35342678000 0.00000000000 0.00000000000 0.35342678000 97.98818344568pt 59.63760059451pt)" svg:viewBox="0 0 2 2" svg:d="M0.131611 1.59912C-0.0539827 1.00406 -0.0232883 1.07866 0.100203 0.335258C0.131611 0.260661 0.162305 0.186064 0.255102 0.112324C0.316491 0.0377273 0.409288 0 0.502085 0C0.687679 0.0377273 0.780476 0.112324 0.780476 0.223791C0.81117 0.297531 0.81117 0.409856 0.780476 0.521323C0.903967 0.558192 0.996764 0.63279 1.12026 0.706529C1.55283 0.929463 1.83122 1.22699 1.30585 1.85893C1.18236 2.00812 1.02746 2.11959 0.903967 2.19418C0.594882 2.41712 0.316491 2.30565 0.131611 1.59912Z" koffice:nodeTypes="cccccccccc"/>
            <draw:path draw:style-name="gr33" draw:id="shape132" draw:name="path4558" draw:layer="" svg:width="1.16156319885pt" svg:height="1.66684263978pt" draw:transform="matrix(0.35342678000 0.00000000000 0.00000000000 0.35342678000 98.02325955562pt 59.69895548352pt)" svg:viewBox="0 0 1 2" svg:d="M0.0892059 1.17219C-0.0424832 0.728875 -0.0162673 0.791683 0.0892059 0.253426C0.0892059 0.222022 0.115422 0.127078 0.168463 0.0949436C0.221505 0.0321348 0.273937 0 0.353194 0C0.458668 0.0321348 0.537925 0.0635392 0.564751 0.158483C0.590967 0.190618 0.590967 0.253426 0.564751 0.34837C0.670224 0.380505 0.722656 0.443314 0.775695 0.506853C1.11894 0.665335 1.32989 0.855223 0.986642 1.29854C0.907994 1.42488 0.801911 1.52056 0.69644 1.58337C0.458668 1.74185 0.247721 1.71045 0.0892059 1.17219Z" koffice:nodeTypes="cccccccccc"/>
            <draw:path draw:style-name="gr34" draw:id="shape133" draw:name="path4560" draw:layer="" svg:width="1.66015136960pt" svg:height="1.16383328945pt" draw:transform="matrix(0.35342678000 0.00000000000 0.00000000000 0.35342678000 98.05694159085pt 59.76031037253pt)" svg:viewBox="0 0 2 1" svg:d="M0.117706 0.8202C-0.0606184 0.502861 -0.0162951 0.529102 0.117706 0.211763C0.117706 0.15867 0.162029 0.106187 0.206352 0.0793348C0.29603 0.0268518 0.340353 0 0.474354 0C0.608355 0 0.698033 0.0268518 0.742356 0.0793348C0.786679 0.106187 0.832033 0.132428 0.832033 0.185521C0.92068 0.238004 1.01036 0.264246 1.05468 0.317339C1.54533 0.423526 1.90301 0.582195 1.45668 0.873293C1.367 0.952628 1.23301 1.00572 1.099 1.08506C0.742356 1.21687 0.385707 1.21687 0.117706 0.8202Z" koffice:nodeTypes="cccccccccc"/>
            <draw:path draw:style-name="gr25" draw:id="shape134" draw:name="path4562" draw:layer="" svg:width="2.09091600000pt" svg:height="1.09635772143pt" draw:transform="matrix(0.35342678000 0.00000000000 0.00000000000 0.35342678000 98.23922255607pt 59.74815249130pt)" svg:viewBox="0 0 2 1" svg:d="M0.18798 1.08979C1.99027 0.871163 1.54028 0.435582 2.09092 0C2.09092 0 0.437849 0.835144 0.037596 0.617353C0.037596 0.617353 -0.112788 1.16183 0.18798 1.08979Z" koffice:nodeTypes="cccc"/>
            <draw:path draw:style-name="gr26" draw:id="shape135" draw:name="path4564" draw:layer="" svg:width="2.09091600000pt" svg:height="1.09635772143pt" draw:transform="matrix(0.35342678000 0.00000000000 0.00000000000 0.35342678000 98.23922255607pt 59.74815249130pt)" svg:viewBox="0 0 2 1" svg:d="M0.18798 1.08979C1.99027 0.871163 1.54028 0.435582 2.09092 0C2.09092 0 0.437849 0.835144 0.037596 0.617353C0.037596 0.617353 -0.112788 1.16183 0.18798 1.08979Z" koffice:nodeTypes="cccc"/>
            <draw:path draw:style-name="gr5" draw:id="shape136" draw:name="path4566" draw:layer="" svg:width="2.16467433689pt" svg:height="2.82638114463pt" draw:transform="matrix(0.35342678000 0.00000000000 0.00000000000 0.35342678000 96.93847063496pt 58.84083526168pt)" svg:viewBox="0 0 2 3" svg:d="M1.87347 2.10366C2.63085 0.866381 1.76527 0.742748 0.936319 0.619115C0.972939 0.165478 0.864743 0 0.468576 0C0.179773 0.0418449 0 0.330004 0 0.536376C0.0357882 1.52544 -0.0724087 1.40181 0.323758 2.14455C0.900531 3.21635 1.40489 2.88635 1.87347 2.10366Z" koffice:nodeTypes="cccccc"/>
            <draw:path draw:style-name="gr32" draw:id="shape137" draw:name="path4568" draw:layer="" svg:width="1.64921435084pt" svg:height="2.12226364870pt" draw:transform="matrix(0.35342678000 0.00000000000 0.00000000000 0.35342678000 96.97522702008pt 58.90219015069pt)" svg:viewBox="0 0 2 2" svg:d="M0.251356 1.6078C-0.0632023 1.03588 0.0312379 1.14301 0 0.393091C0 0.321395 0.0312379 0.214263 0.0937137 0.142568C0.156916 0.0716958 0.219392 0.0354359 0.345796 0C0.534677 0 0.628391 0.0354359 0.660355 0.142568C0.691593 0.214263 0.722831 0.285959 0.691593 0.428527C0.848509 0.428527 0.974913 0.464787 1.06935 0.500223C1.54083 0.607354 1.88662 0.821618 1.44639 1.5361C1.35195 1.71493 1.25751 1.85832 1.13183 1.96463C0.848509 2.21515 0.565915 2.21515 0.251356 1.6078Z" koffice:nodeTypes="cccccccccc"/>
            <draw:path draw:style-name="gr33" draw:id="shape138" draw:name="path4570" draw:layer="" svg:width="1.21958589219pt" svg:height="1.55902989653pt" draw:transform="matrix(0.35342678000 0.00000000000 0.00000000000 0.35342678000 97.01170066378pt 58.95887092994pt)" svg:viewBox="0 0 1 2" svg:d="M0.189913 1.17499C-0.0268627 0.777327 0.0274874 0.838071 0 0.317513C0 0.256769 0.0274874 0.19532 0.0812128 0.13387C0.108076 0.07242 0.162426 0.0116765 0.243638 0.0116765C0.351714 -0.0194016 0.432927 0.0116765 0.487277 0.103498C0.51414 0.13387 0.51414 0.19532 0.51414 0.256769C0.622215 0.287141 0.703428 0.317513 0.757778 0.378963C1.10949 0.440413 1.37999 0.593684 1.10949 1.08317C1.02828 1.20607 0.973929 1.32826 0.865853 1.42008C0.676565 1.6348 0.432927 1.6348 0.189913 1.17499Z" koffice:nodeTypes="cccccccccc"/>
            <draw:path draw:style-name="gr34" draw:id="shape139" draw:name="path4572" draw:layer="" svg:width="1.60275424546pt" svg:height="2.12959567763pt" draw:transform="matrix(0.35342678000 0.00000000000 0.00000000000 0.35342678000 97.05986382064pt 59.01670805318pt)" svg:viewBox="0 0 2 2" svg:d="M0.222467 1.60288C-0.0408598 1.0962 0.00269053 1.1464 0.00269053 0.48913C0.00269053 0.387561 0.00269053 0.285993 0.0472536 0.185592C0.0908039 0.134225 0.135367 0.0338245 0.222467 0.0338245C0.397681 -0.0175433 0.485795 -0.0175433 0.572895 0.0840249C0.617458 0.134225 0.661009 0.185592 0.661009 0.285993C0.792672 0.337361 0.879773 0.387561 0.924336 0.48913C1.40643 0.590698 1.80143 0.742466 1.49455 1.39974C1.40643 1.55151 1.31933 1.75465 1.23121 1.85622C0.924336 2.20995 0.572895 2.31035 0.222467 1.60288Z" koffice:nodeTypes="cccccccccc"/>
            <draw:path draw:style-name="gr25" draw:id="shape140" draw:name="path4574" draw:layer="" svg:width="1.64249856000pt" svg:height="1.75300672393pt" draw:transform="matrix(0.35342678000 0.00000000000 0.00000000000 0.35342678000 97.23223897450pt 58.89003226946pt)" svg:viewBox="0 0 2 2" svg:d="M0.265548 1.74452C1.77578 1.10158 1.24264 0.64294 1.6425 0C1.6425 0 0.399859 1.37697 0 1.14818C0 1.14818 0 1.83667 0.265548 1.74452Z" koffice:nodeTypes="cccc"/>
            <draw:path draw:style-name="gr26" draw:id="shape141" draw:name="path4576" draw:layer="" svg:width="1.64249856000pt" svg:height="1.75300672393pt" draw:transform="matrix(0.35342678000 0.00000000000 0.00000000000 0.35342678000 97.23223897450pt 58.89003226946pt)" svg:viewBox="0 0 2 2" svg:d="M0.265548 1.74452C1.77578 1.10158 1.24264 0.64294 1.6425 0C1.6425 0 0.399859 1.37697 0 1.14818C0 1.14818 0 1.83667 0.265548 1.74452Z" koffice:nodeTypes="cccc"/>
            <draw:path draw:style-name="gr25" draw:id="shape142" draw:name="path4578" draw:layer="" svg:width="0.75317429213pt" svg:height="1.95386912000pt" draw:transform="matrix(0.35342678000 0.00000000000 0.00000000000 0.35342678000 74.57051384090pt 54.29265671522pt)" svg:viewBox="0 0 1 2" svg:d="M0 1.74828C0 1.74828 0.962279 0.377173 0.571396 0C0.571396 0 1.08239 0.343172 0.390882 1.95387L0 1.74828" koffice:nodeTypes="cccc"/>
            <draw:path draw:style-name="gr26" draw:id="shape143" draw:name="path4580" draw:layer="" svg:width="0.75317429213pt" svg:height="1.95386912000pt" draw:transform="matrix(0.35342678000 0.00000000000 0.00000000000 0.35342678000 74.57051384090pt 54.29265671522pt)" svg:viewBox="0 0 1 2" svg:d="M0 1.74828C0 1.74828 0.962279 0.377173 0.571396 0C0.571396 0 1.08239 0.343172 0.390882 1.95387L0 1.74828" koffice:nodeTypes="cccc"/>
            <draw:path draw:style-name="gr25" draw:id="shape144" draw:name="path4582" draw:layer="" svg:width="0.69331625937pt" svg:height="2.02407200000pt" draw:transform="matrix(0.35342678000 0.00000000000 0.00000000000 0.35342678000 72.68519402566pt 51.96343286430pt)" svg:viewBox="0 0 1 2" svg:d="M0 1.77941C0 1.77941 0.922583 0.38389 0.518911 0C0.518911 0 1.00918 0.38389 0.345719 2.02407L4.7331e-15 1.77941" koffice:nodeTypes="cccc"/>
            <draw:path draw:style-name="gr26" draw:id="shape145" draw:name="path4584" draw:layer="" svg:width="0.69331625937pt" svg:height="2.02407200000pt" draw:transform="matrix(0.35342678000 0.00000000000 0.00000000000 0.35342678000 72.68519402566pt 51.96343286430pt)" svg:viewBox="0 0 1 2" svg:d="M0 1.77941C0 1.77941 0.922583 0.38389 0.518911 0C0.518911 0 1.00918 0.38389 0.345719 2.02407L4.7331e-15 1.77941" koffice:nodeTypes="cccc"/>
            <draw:path draw:style-name="gr25" draw:id="shape146" draw:name="path4586" draw:layer="" svg:width="2.01763872000pt" svg:height="0.74284598324pt" draw:transform="matrix(0.35342678000 0.00000000000 0.00000000000 0.35342678000 72.72195041078pt 57.06323992899pt)" svg:viewBox="0 0 2 1" svg:d="M1.77417 0C1.77417 0 0.382476 0.986686 0 0.568155C0 0.568155 0.382476 1.07632 2.01764 0.359234L1.77417 0" koffice:nodeTypes="cccc"/>
            <draw:path draw:style-name="gr26" draw:id="shape147" draw:name="path4588" draw:layer="" svg:width="2.01763872000pt" svg:height="0.74284598324pt" draw:transform="matrix(0.35342678000 0.00000000000 0.00000000000 0.35342678000 72.72195041078pt 57.06323992899pt)" svg:viewBox="0 0 2 1" svg:d="M1.77417 0C1.77417 0 0.382476 0.986686 0 0.568155C0 0.568155 0.382476 1.07632 2.01764 0.359234L1.77417 0" koffice:nodeTypes="cccc"/>
            <draw:path draw:style-name="gr25" draw:id="shape148" draw:name="path4590" draw:layer="" svg:width="1.88180000000pt" svg:height="0.27591553909pt" draw:transform="matrix(0.35342678000 0.00000000000 0.00000000000 0.35342678000 71.10580043120pt 56.11916631426pt)" svg:viewBox="0 0 2 0" svg:d="M1.81429 0C1.81429 0 0.168392 0.310123 0 0C0 0 0.134248 0.364752 1.8818 0.255495L1.81429 0" koffice:nodeTypes="cccc"/>
            <draw:path draw:style-name="gr26" draw:id="shape149" draw:name="path4592" draw:layer="" svg:width="1.88180000000pt" svg:height="0.27591553909pt" draw:transform="matrix(0.35342678000 0.00000000000 0.00000000000 0.35342678000 71.10580043120pt 56.11916631426pt)" svg:viewBox="0 0 2 0" svg:d="M1.81429 0C1.81429 0 0.168392 0.310123 0 0C0 0 0.134248 0.364752 1.8818 0.255495L1.81429 0" koffice:nodeTypes="cccc"/>
            <draw:path draw:style-name="gr25" draw:id="shape150" draw:name="path4594" draw:layer="" svg:width="1.88180000000pt" svg:height="0.27511478187pt" draw:transform="matrix(0.35342678000 0.00000000000 0.00000000000 0.35342678000 69.96720071675pt 54.35401160422pt)" svg:viewBox="0 0 2 0" svg:d="M1.81429 0C1.81429 0 0.168392 0.309253 0 0C0 0 0.134248 0.363803 1.8818 0.254704L1.81429 0" koffice:nodeTypes="cccc"/>
            <draw:path draw:style-name="gr26" draw:id="shape151" draw:name="path4596" draw:layer="" svg:width="1.88180000000pt" svg:height="0.27511478187pt" draw:transform="matrix(0.35342678000 0.00000000000 0.00000000000 0.35342678000 69.96720071675pt 54.35401160422pt)" svg:viewBox="0 0 2 0" svg:d="M1.81429 0C1.81429 0 0.168392 0.309253 0 0C0 0 0.134248 0.363803 1.8818 0.254704L1.81429 0" koffice:nodeTypes="cccc"/>
            <draw:path draw:style-name="gr5" draw:id="shape152" draw:name="path4598" draw:layer="" svg:width="15.52128025597pt" svg:height="14.65429769281pt" draw:transform="matrix(0.35342678000 0.00000000000 0.00000000000 0.35342678000 70.38988908412pt 52.38096186675pt)" svg:viewBox="0 0 16 15" svg:d="M2.83606 0.991413C2.83606 0.991413 -3.40159 3.4403 2.62447 10.183C2.62447 10.183 5.30263 14.2287 11.2929 14.4415L14.1826 14.6543L15.5213 12.8798C15.5213 12.8798 12.4208 8.15967 12.1734 5.67558C12.1734 5.67558 8.8613 -2.84154 2.83606 0.991413Z" koffice:nodeTypes="ccccccc"/>
            <draw:path draw:style-name="gr5" draw:id="shape153" draw:name="path4600" draw:layer="" svg:width="11.06053158773pt" svg:height="11.78268908383pt" draw:transform="matrix(0.35342678000 0.00000000000 0.00000000000 0.35342678000 71.66398553157pt 52.42917976729pt)" svg:viewBox="0 0 11 12" svg:d="M0.153069 1.16907C0.153069 1.03113 -0.0555037 1.03113 0.0142877 0.962164C0.291849 0.584035 0.674499 0.309753 1.09084 0.171819C2.37597 -0.240397 3.38353 0.137732 4.49538 0.790143C6.16235 1.75331 7.34319 3.29991 8.0034 5.05262C8.10768 5.39666 8.35075 5.9809 8.48953 6.39311C9.01096 7.93972 9.63587 9.45223 10.7477 10.7238C10.9907 11.0337 10.852 11.4118 11.0605 11.652C10.3658 12.0643 9.74016 11.4118 9.39281 10.9307C8.83688 10.0713 8.28096 9.38327 7.72584 8.52395C7.2389 7.7677 6.99583 6.94326 6.47521 6.22109C5.74521 5.12159 5.32886 4.12434 4.63416 3.26503C4.18252 2.71567 2.75781 1.47823 1.99412 1.40926C1.22962 1.3403 0.22286 1.58128 0.153069 1.16907Z" koffice:nodeTypes="cccccccccccccc"/>
            <draw:path draw:style-name="gr27" draw:id="shape154" draw:name="path4602" draw:layer="" svg:width="10.22226760624pt" svg:height="11.19002133843pt" draw:transform="matrix(0.35342678000 0.00000000000 0.00000000000 0.35342678000 71.74111615589pt 52.48244136125pt)" svg:viewBox="0 0 10 11" svg:d="M1.00566 0.122346C1.67352 -0.111731 2.47479 0.021917 3.07556 0.255993C3.44342 0.423632 3.77658 0.624489 4.14444 0.859338C4.77914 1.26106 5.34675 1.76397 5.81409 2.33333C6.01461 2.56818 6.21512 2.80225 6.3817 3.07032C6.74879 3.63967 7.11665 4.27624 7.35033 4.94602C7.48374 5.2813 7.71742 5.81666 7.85083 6.21915C8.35212 7.62592 9.0863 9.23356 9.98859 10.3723C10.0549 10.4063 10.0881 10.4727 10.0881 10.5067C10.1552 10.7408 10.0881 10.9756 10.2223 11.1093C9.62074 11.4105 9.0863 10.808 8.75314 10.3051C8.2187 9.50162 7.68426 8.76463 7.21691 7.99442C7.14981 7.86 7.08272 7.75957 7.0164 7.65914C6.68247 7.02258 6.44879 6.38601 6.04777 5.78344C5.64674 5.21409 5.37991 4.64473 5.07914 4.14182C4.84546 3.7401 4.61179 3.37161 4.31102 3.00311C4.14444 2.83547 3.91077 2.56818 3.61 2.29934C3.07556 1.76397 2.34138 1.29505 1.87326 1.22784C1.17223 1.16063 0.303865 1.29505 0.170447 0.959767C0.170447 0.859338 -0.0300653 0.859338 0.00386761 0.792128C0.00386761 0.792128 0.0370292 0.792128 0.0370292 0.758909C0.0701909 0.725691 0.0701909 0.658481 0.137285 0.624489C0.370959 0.357194 0.671728 0.222774 1.00566 0.122346Z" koffice:nodeTypes="ccccccccccccccccccccccc"/>
            <draw:path draw:style-name="gr28" draw:id="shape155" draw:name="path4604" draw:layer="" svg:width="10.31060535850pt" svg:height="11.59164018387pt" draw:transform="matrix(0.35342678000 0.00000000000 0.00000000000 0.35342678000 71.82660367126pt 52.53587674670pt)" svg:viewBox="0 0 10 12" svg:d="M0.989144 0.0816143C1.58702 -0.131906 2.53663 0.116927 3.06465 0.331269C3.45132 0.544789 3.80306 0.75831 4.18973 1.00714C4.82334 1.435 5.38629 1.93349 5.80789 2.61019C5.98416 2.82371 6.2303 3.07254 6.37083 3.35751C6.7575 3.96276 7.11005 4.60414 7.39112 5.31615C7.53165 5.63643 7.77779 6.20636 7.91832 6.59809C8.41141 7.95148 9.32528 9.83867 10.1701 10.9071C10.205 10.9777 10.2399 11.0139 10.2757 11.0845C10.3106 11.2627 10.2399 11.4409 10.3106 11.5477C9.78262 11.7612 9.25542 11.1559 8.90368 10.6221C8.34073 9.73191 7.77779 8.87701 7.32045 8.12969C7.25059 7.98679 7.17991 7.88003 7.14498 7.77327C6.7575 7.13189 6.51137 6.45602 6.1247 5.84995C5.73803 5.2447 5.49189 4.7109 5.17508 4.14096C4.92895 3.74923 4.68281 3.35751 4.366 3.00191C4.18973 2.82371 3.94359 2.53874 3.66252 2.25377C3.13532 1.71997 2.43103 1.22148 1.90383 1.15003C1.23528 1.04327 0.391269 1.15003 0.145133 0.86507C0.145133 0.75831 -0.0303302 0.75831 0.00460003 0.722997C0.00460003 0.722997 0.00460003 0.686863 0.00460003 0.686863C0.0395302 0.616237 0.00460003 0.580102 0.0744604 0.544789C0.320596 0.259822 0.637405 0.153061 0.989144 0.0816143Z" koffice:nodeTypes="ccccccccccccccccccccccc"/>
            <draw:path draw:style-name="gr29" draw:id="shape156" draw:name="path4606" draw:layer="" svg:width="9.56219285698pt" svg:height="11.08602934467pt" draw:transform="matrix(0.35342678000 0.00000000000 0.00000000000 0.35342678000 71.90171753976pt 52.57646526554pt)" svg:viewBox="0 0 10 11" svg:d="M0.880078 0.0343951C1.38857 -0.104544 2.4384 0.208673 2.8452 0.417484C3.18393 0.626296 3.52266 0.869641 3.86139 1.11379C4.43716 1.53221 4.94487 2.01891 5.31802 2.68068C5.48699 2.88949 5.72403 3.13364 5.86015 3.37698C6.16446 4.00422 6.50319 4.63065 6.80828 5.25789C6.94362 5.60564 7.18066 6.09394 7.31677 6.47623C7.7572 7.69536 8.77262 9.68068 9.4845 10.6204C9.51814 10.6902 9.55256 10.7248 9.55256 10.7601C9.5862 10.8991 9.51814 11.0388 9.55256 11.0733C9.07771 11.1777 8.63728 10.6204 8.29855 10.063C7.7572 9.19238 7.24872 8.3218 6.84192 7.62549C6.77465 7.48655 6.70659 7.38215 6.67295 7.31227C6.2998 6.72037 6.06276 6.0586 5.69039 5.4667C5.31802 4.90934 5.14826 4.38731 4.84395 3.86448C4.60613 3.48219 4.3691 3.13364 4.06479 2.82042C3.89503 2.61161 3.658 2.33293 3.38654 2.05424C2.94689 1.56675 2.30307 1.11379 1.79458 0.97485C1.18517 0.869641 0.474069 0.939513 0.168975 0.696167C0.168975 0.626296 0 0.626296 0 0.591761C0 0.591761 0 0.591761 0 0.591761C0.0336385 0.52189 0 0.487356 0.0336385 0.417484C0.237034 0.173335 0.575767 0.104267 0.880078 0.0343951Z" koffice:nodeTypes="ccccccccccccccccccccccc"/>
            <draw:path draw:style-name="gr30" draw:id="shape157" draw:name="path4608" draw:layer="" svg:width="9.95917519667pt" svg:height="10.62953433957pt" draw:transform="matrix(0.35342678000 0.00000000000 0.00000000000 0.35342678000 71.97146753706pt 52.61951272456pt)" svg:viewBox="0 0 10 11" svg:d="M0.921758 0.0161815C1.35853 -0.086052 2.59813 0.322882 2.96252 0.493533C3.28989 0.731816 3.65428 0.970885 3.98248 1.20995C4.56568 1.61889 5.07566 2.06242 5.44005 2.74424C5.58564 2.98253 5.87765 3.18699 5.98706 3.42606C6.27823 4.03946 6.64262 4.61983 6.97083 5.19942C7.18963 5.53994 7.40759 5.98347 7.55402 6.35859C8.02782 7.41553 9.22955 9.5294 9.84977 10.3481C9.92215 10.3819 9.92215 10.4503 9.95918 10.4503C9.95918 10.5864 9.84977 10.6548 9.84977 10.621C9.44835 10.621 9.01159 10.109 8.6472 9.56322C8.10019 8.71153 7.51699 7.79065 7.11642 7.14264C7.0432 7.04041 7.00701 6.93818 6.93464 6.86976C6.56941 6.29017 6.31442 5.67677 5.91384 5.09719C5.54945 4.58523 5.40386 4.07406 5.07566 3.59671C4.82067 3.22159 4.52949 2.91489 4.23747 2.60741C4.0557 2.40294 3.80071 2.16466 3.54572 1.89177C3.10811 1.3806 2.4517 1.0047 1.90553 0.834836C1.32234 0.698 0.593553 0.731816 0.229162 0.561951C0.192975 0.528135 0.0835729 0.493533 0.0473862 0.493533C0.0473862 0.493533 0.0473862 0.459718 0.010358 0.459718C0.0473862 0.3913 -0.0258287 0.3913 0.010358 0.322882C0.229162 0.0845994 0.62974 0.0499972 0.921758 0.0161815Z" koffice:nodeTypes="ccccccccccccccccccccccc"/>
            <draw:path draw:style-name="gr31" draw:id="shape158" draw:name="path4610" draw:layer="" svg:width="9.37835322207pt" svg:height="10.29898291204pt" draw:transform="matrix(0.35342678000 0.00000000000 0.00000000000 0.35342678000 72.03374780042pt 52.65969599186pt)" svg:viewBox="0 0 9 10" svg:d="M0.890986 0.00654588C1.20948 -0.0607997 2.51774 0.409846 2.76518 0.577048C3.11879 0.845657 3.43728 1.08097 3.71984 1.28224C4.28577 1.71805 4.71042 2.15463 5.02892 2.85983C5.13426 3.06109 5.45275 3.26235 5.55892 3.4969C5.80636 4.10146 6.15997 4.63868 6.47846 5.17512C6.69078 5.51108 6.90229 5.9136 7.0795 6.28284C7.46823 7.22259 8.77649 9.43802 9.27219 10.1092C9.30731 10.1765 9.34242 10.2098 9.37835 10.2431C9.34242 10.3105 9.23626 10.3105 9.16603 10.2772C8.84754 10.1433 8.49393 9.67335 8.14032 9.13613C7.61032 8.26373 7.04439 7.28993 6.7259 6.75271C6.65485 6.6188 6.58462 6.51817 6.5495 6.45082C6.19508 5.9136 5.94764 5.30982 5.55892 4.7726C5.24043 4.26944 5.13426 3.79957 4.81659 3.3297C4.56915 2.99375 4.28577 2.69185 4.00321 2.42324C3.826 2.22198 3.57856 1.98666 3.36623 1.71805C2.97751 1.24895 2.41158 0.878943 1.84564 0.71174C1.31564 0.577048 0.714591 0.510477 0.289937 0.409846C0.219705 0.409846 0.148658 0.409846 0.0784266 0.375786C0.0784266 0.375786 0.0784266 0.375786 0.0784266 0.375786C0.0784266 0.30844 -0.0285536 0.275154 0.00737862 0.241869C0.219705 0.00654588 0.608427 0.0406057 0.890986 0.00654588Z" koffice:nodeTypes="ccccccccccccccccccccccc"/>
            <draw:path draw:style-name="gr5" draw:id="shape159" draw:name="path4612" draw:layer="" svg:width="1.49619598908pt" svg:height="1.33346196044pt" draw:transform="matrix(0.35342678000 0.00000000000 0.00000000000 0.35342678000 72.43294113195pt 54.63725023356pt)" svg:viewBox="0 0 1 1" svg:d="M1.03664 0.1099C0.287273 -0.229779 0.287273 0.280393 0.287273 0.789912C0.0478604 0.789912 -0.0420921 0.874829 0.0181069 1.1015C0.0478604 1.27134 0.227766 1.35626 0.347472 1.32817C0.88649 1.24325 0.826988 1.29943 1.18679 1.01658C1.72582 0.59133 1.48571 0.308482 1.03664 0.1099Z" koffice:nodeTypes="cccccc"/>
            <draw:path draw:style-name="gr32" draw:id="shape160" draw:name="path4614" draw:layer="" svg:width="1.15167831906pt" svg:height="2.06786691534pt" draw:transform="matrix(0.35342678000 0.00000000000 0.00000000000 0.35342678000 72.47217111895pt 54.67217412389pt)" svg:viewBox="0 0 1 2" svg:d="M0.930292 1.59875C0.641323 2.04741 0.667427 1.94732 0.273437 2.04741C0.220622 2.09687 0.167807 2.04741 0.115599 1.99679C0.0894945 1.94732 0.036679 1.84724 0.00996785 1.7483C-0.0155292 1.49866 0.00996785 1.39857 0.0627831 1.29849C0.115599 1.24902 0.141703 1.24902 0.220622 1.24902C0.220622 1.05 0.220622 0.899298 0.246726 0.800363C0.246726 0.202152 0.325645 -0.247656 0.772453 0.151534C0.877477 0.25162 0.957003 0.351705 1.03532 0.45064C1.19315 0.749745 1.21926 1.09947 0.930292 1.59875Z" koffice:nodeTypes="cccccccccc"/>
            <draw:path draw:style-name="gr33" draw:id="shape161" draw:name="path4616" draw:layer="" svg:width="1.65823223930pt" svg:height="1.56452901823pt" draw:transform="matrix(0.35342678000 0.00000000000 0.00000000000 0.35342678000 72.51802465429pt 54.70870621370pt)" svg:viewBox="0 0 2 2" svg:d="M1.32197 1.21731C0.921231 1.5215 0.965528 1.43444 0.429836 1.56453C0.341241 1.56453 0.251616 1.56453 0.207318 1.5215C0.117692 1.47747 0.0733947 1.39142 0.0290971 1.30436C-0.0152005 1.17428 -0.0152005 1.08722 0.0733947 1.00016C0.117692 0.957137 0.16302 0.957137 0.251616 0.957137C0.251616 0.827053 0.296943 0.739996 0.341241 0.609911C0.341241 0.17663 0.429836 -0.170595 1.05515 0.089574C1.18908 0.17663 1.32197 0.219658 1.45693 0.349742C1.72374 0.566884 1.76907 0.827053 1.32197 1.21731Z" koffice:nodeTypes="cccccccccc"/>
            <draw:path draw:style-name="gr34" draw:id="shape162" draw:name="path4618" draw:layer="" svg:width="1.13401224047pt" svg:height="1.02274672638pt" draw:transform="matrix(0.35342678000 0.00000000000 0.00000000000 0.35342678000 72.56580645938pt 54.75659693083pt)" svg:viewBox="0 0 1 1" svg:d="M0.875987 0.777604C0.617855 0.987957 0.654488 0.952359 0.285606 1.02275C0.248974 1.02275 0.174857 1.02275 0.138224 0.987957C0.101591 0.987957 0.0274744 0.952359 0.0274744 0.882781C-0.00915814 0.812393 -0.00915814 0.742006 0.0274744 0.707217C0.0274744 0.671619 0.064107 0.63683 0.101591 0.602041C0.138224 0.531654 0.138224 0.496865 0.211489 0.426478C0.211489 0.145739 0.248974 -0.0994028 0.654488 0.0405624C0.765237 0.0753514 0.839354 0.11095 0.949252 0.180528C1.17075 0.321302 1.24487 0.496865 0.875987 0.777604Z" koffice:nodeTypes="cccccccccc"/>
            <draw:path draw:style-name="gr35" draw:id="shape163" draw:name="path4620" draw:layer="" svg:width="0.74071923540pt" svg:height="0.65806027499pt" draw:transform="matrix(0.35342678000 0.00000000000 0.00000000000 0.35342678000 72.59952337419pt 54.79056108046pt)" svg:viewBox="0 0 1 1" svg:d="M0.596259 0.517234C0.417243 0.630155 0.417243 0.630155 0.208622 0.65806C0.178327 0.65806 0.14872 0.65806 0.119114 0.65806C0.0888191 0.65806 0.0592128 0.630155 0.0296064 0.6016C0 0.573695 0 0.517234 0 0.489329C0 0.460774 0.0296064 0.432869 0.0592128 0.404963C0.0592128 0.376408 0.0888191 0.348503 0.14872 0.320597C0.14872 0.123311 0.14872 -0.0454202 0.387637 0.01104C0.44685 0.01104 0.506751 0.0389456 0.565964 0.0954055C0.744979 0.179771 0.834487 0.320597 0.596259 0.517234Z" koffice:nodeTypes="cccccccccc"/>
            <draw:path draw:style-name="gr25" draw:id="shape164" draw:name="path4622" draw:layer="" svg:width="1.19157401529pt" svg:height="0.75203584000pt" draw:transform="matrix(0.35342678000 0.00000000000 0.00000000000 0.35342678000 72.41574144859pt 54.66050330784pt)" svg:viewBox="0 0 1 1" svg:d="M1.17193 0.570964C0.64273 -0.150546 0.415678 0.150546 0 0C0 0 0.945756 0.541133 0.869781 0.752036C0.869781 0.752036 1.28546 0.691679 1.17193 0.570964Z" koffice:nodeTypes="cccc"/>
            <draw:path draw:style-name="gr26" draw:id="shape165" draw:name="path4624" draw:layer="" svg:width="1.19157401529pt" svg:height="0.75203584000pt" draw:transform="matrix(0.35342678000 0.00000000000 0.00000000000 0.35342678000 72.41574144859pt 54.66050330784pt)" svg:viewBox="0 0 1 1" svg:d="M1.17193 0.570964C0.64273 -0.150546 0.415678 0.150546 0 0C0 0 0.945756 0.541133 0.869781 0.752036C0.869781 0.752036 1.28546 0.691679 1.17193 0.570964Z" koffice:nodeTypes="cccc"/>
            <draw:path draw:style-name="gr9" draw:id="shape166" draw:name="path4626" draw:layer="" svg:width="13.50476234356pt" svg:height="12.93641415641pt" draw:transform="matrix(0.35342678000 0.00000000000 0.00000000000 0.35342678000 70.48303988780pt 52.94163838707pt)" svg:viewBox="0 0 14 13" svg:d="M1.90194 0.187126C1.90194 0.187126 -2.05266 1.91567 1.44288 7.24664C1.44288 7.24664 4.90255 12.4322 9.59833 12.5045L13.447 12.9364C13.447 12.9364 13.659 12.7205 13.2709 12.6125C12.8827 12.5045 8.04503 12.3242 6.31479 11.2444C6.31479 11.2444 2.64312 8.83065 1.79594 6.92187C1.79594 6.92187 -1.4876 2.92405 2.11394 0.547619C2.11394 0.547619 2.99618 -0.3885 1.90194 0.187126Z" koffice:nodeTypes="ccccccccc"/>
            <draw:path draw:style-name="gr32" draw:id="shape167" draw:name="path4628" draw:layer="" svg:width="1.14629208245pt" svg:height="2.08493590418pt" draw:transform="matrix(0.35342678000 0.00000000000 0.00000000000 0.35342678000 71.37048341611pt 54.51802590135pt)" svg:viewBox="0 0 1 2" svg:d="M0.901738 1.5836C0.639487 2.03411 0.66553 1.93361 0.272463 2.08494C0.219772 2.08494 0.167686 2.08494 0.114994 1.98444C0.0889511 1.93361 0.0362597 1.83427 0.0102168 1.73377C-0.0158262 1.53278 0.0102168 1.38261 0.0623027 1.33294C0.0889511 1.28327 0.141037 1.23244 0.219772 1.23244C0.219772 1.08227 0.219772 0.932104 0.245815 0.781935C0.245815 0.181259 0.324549 -0.219576 0.770312 0.130432C0.875089 0.230931 0.954429 0.331428 1.03256 0.481597C1.19003 0.781935 1.21607 1.1331 0.901738 1.5836Z" koffice:nodeTypes="cccccccccc"/>
            <draw:path draw:style-name="gr33" draw:id="shape168" draw:name="path4630" draw:layer="" svg:width="1.65823223930pt" svg:height="1.47963056025pt" draw:transform="matrix(0.35342678000 0.00000000000 0.00000000000 0.35342678000 71.41618132496pt 54.56140199319pt)" svg:viewBox="0 0 2 1" svg:d="M1.32197 1.14196C0.921231 1.43779 0.965528 1.39594 0.385539 1.47963C0.341241 1.47963 0.251616 1.47963 0.16302 1.43779C0.118723 1.39594 0.0733947 1.35312 0.0290971 1.26944C-0.0152005 1.10012 -0.0152005 1.01545 0.0733947 0.97361C0.118723 0.931766 0.16302 0.888948 0.251616 0.888948C0.251616 0.762443 0.296943 0.678754 0.341241 0.594093C0.341241 0.171758 0.430866 -0.165915 1.05515 0.087096C1.18908 0.129914 1.32197 0.214575 1.45693 0.298264C1.72374 0.509431 1.76907 0.762443 1.32197 1.14196Z" koffice:nodeTypes="cccccccccc"/>
            <draw:path draw:style-name="gr34" draw:id="shape169" draw:name="path4632" draw:layer="" svg:width="1.13401224047pt" svg:height="1.02218417510pt" draw:transform="matrix(0.35342678000 0.00000000000 0.00000000000 0.35342678000 71.46396313005pt 54.59722843265pt)" svg:viewBox="0 0 1 1" svg:d="M0.875987 0.811892C0.617855 1.02218 0.654488 0.987408 0.285606 1.02218C0.248974 1.02218 0.174857 1.02218 0.138224 1.02218C0.064107 0.987408 0.0274744 0.952628 0.0274744 0.91704C-0.00915814 0.811892 -0.00915814 0.741525 0.0274744 0.706745C0.0274744 0.671966 0.064107 0.636377 0.101591 0.636377C0.138224 0.566818 0.138224 0.49645 0.212341 0.461671C0.212341 0.14542 0.248974 -0.099655 0.654488 0.0402719C0.765237 0.0758603 0.839354 0.11064 0.949252 0.181008C1.17075 0.320935 1.24487 0.53123 0.875987 0.811892Z" koffice:nodeTypes="cccccccccc"/>
            <draw:path draw:style-name="gr35" draw:id="shape170" draw:name="path4634" draw:layer="" svg:width="0.74071923540pt" svg:height="0.65568691862pt" draw:transform="matrix(0.35342678000 0.00000000000 0.00000000000 0.35342678000 71.49768004486pt 54.63161245404pt)" svg:viewBox="0 0 1 1" svg:d="M0.596259 0.515115C0.417243 0.655687 0.417243 0.627832 0.208622 0.655687C0.178327 0.655687 0.14872 0.655687 0.119114 0.655687C0.0895076 0.655687 0.0592128 0.655687 0.0296064 0.599329C0 0.571473 0 0.543618 0 0.48726C0 0.459405 0.0296064 0.430902 0.0592128 0.430902C0.0592128 0.375191 0.0895076 0.346688 0.14872 0.318833C0.14872 0.150406 0.14872 -0.0465239 0.387637 0.00983433C0.44685 0.0376896 0.506751 0.0661926 0.565964 0.0940478C0.744979 0.206764 0.834487 0.318833 0.596259 0.515115Z" koffice:nodeTypes="cccccccccc"/>
            <draw:path draw:style-name="gr25" draw:id="shape171" draw:name="path4636" draw:layer="" svg:width="1.18879516841pt" svg:height="0.69355584000pt" draw:transform="matrix(0.35342678000 0.00000000000 0.00000000000 0.35342678000 71.31389811926pt 54.51319502594pt)" svg:viewBox="0 0 1 1" svg:d="M1.17057 0.548982C0.64198 -0.143908 0.416066 0.144574 0 0C0 0 0.94378 0.491685 0.831259 0.693556C0.831259 0.693556 1.28396 0.664908 1.17057 0.548982Z" koffice:nodeTypes="cccc"/>
            <draw:path draw:style-name="gr26" draw:id="shape172" draw:name="path4638" draw:layer="" svg:width="1.18879516841pt" svg:height="0.69355584000pt" draw:transform="matrix(0.35342678000 0.00000000000 0.00000000000 0.35342678000 71.31389811926pt 54.51319502594pt)" svg:viewBox="0 0 1 1" svg:d="M1.17057 0.548982C0.64198 -0.143908 0.416066 0.144574 0 0C0 0 0.94378 0.491685 0.831259 0.693556C0.831259 0.693556 1.28396 0.664908 1.17057 0.548982Z" koffice:nodeTypes="cccc"/>
            <draw:path draw:style-name="gr32" draw:id="shape173" draw:name="path4640" draw:layer="" svg:width="1.13491565910pt" svg:height="2.02709234729pt" draw:transform="matrix(0.35342678000 0.00000000000 0.00000000000 0.35342678000 71.55076624018pt 53.39701668878pt)" svg:viewBox="0 0 1 2" svg:d="M0.904107 1.58288C0.617248 1.97812 0.669678 1.92914 0.25205 2.02709C0.226137 2.02709 0.147191 2.02709 0.12188 1.97812C0.0694508 1.92914 0.0170213 1.83004 0.0170213 1.68197C-0.00889208 1.48379 -0.00889208 1.33571 0.0429348 1.28674C0.0953644 1.23776 0.147191 1.23776 0.199621 1.18764C0.199621 1.03957 0.199621 0.8915 0.226137 0.743429C0.226137 0.200123 0.303877 -0.24409 0.748021 0.151145C0.85228 0.2491 0.956536 0.348194 1.00836 0.447287C1.19157 0.743429 1.19157 1.08969 0.904107 1.58288Z" koffice:nodeTypes="cccccccccc"/>
            <draw:path draw:style-name="gr33" draw:id="shape174" draw:name="path4642" draw:layer="" svg:width="1.69087878894pt" svg:height="1.51536382517pt" draw:transform="matrix(0.35342678000 0.00000000000 0.00000000000 0.35342678000 71.58754260401pt 53.43354645417pt)" svg:viewBox="0 0 2 2" svg:d="M1.33589 1.15567C0.930182 1.49739 0.974914 1.41171 0.435014 1.49739C0.34451 1.54072 0.255047 1.49739 0.209275 1.45504C0.118772 1.45504 0.0750805 1.36937 0.0293086 1.28467C-0.015423 1.15567 -0.015423 1.07097 0.0750805 0.985296C0.118772 0.94295 0.164543 0.94295 0.255047 0.899618C0.255047 0.814926 0.299779 0.685916 0.34451 0.601224C0.34451 0.17382 0.435014 -0.167907 1.06542 0.0881414C1.20065 0.131473 1.38062 0.217151 1.47112 0.301844C1.74159 0.515546 1.83106 0.814926 1.33589 1.15567Z" koffice:nodeTypes="cccccccccc"/>
            <draw:path draw:style-name="gr34" draw:id="shape175" draw:name="path4644" draw:layer="" svg:width="1.13422500000pt" svg:height="1.06876037511pt" draw:transform="matrix(0.35342678000 0.00000000000 0.00000000000 0.35342678000 71.63530443300pt 53.47044205960pt)" svg:viewBox="0 0 1 1" svg:d="M0.876069 0.827054C0.617913 1.04209 0.654549 1.00652 0.285633 1.04209C0.248997 1.07765 0.174873 1.07765 0.138237 1.04209C0.101601 1.04209 0.027477 1.00652 0.027477 0.93457C-0.009159 0.862617 -0.009159 0.791491 0.027477 0.719538C0.027477 0.683975 0.064965 0.683975 0.138237 0.647585C0.138237 0.576459 0.174873 0.504506 0.212361 0.468116C0.212361 0.181131 0.285633 -0.105027 0.654549 0.0380518C0.765309 0.0744418 0.839433 0.145568 0.950193 0.181131C1.17086 0.3606 1.24499 0.540069 0.876069 0.827054Z" koffice:nodeTypes="cccccccccc"/>
            <draw:path draw:style-name="gr35" draw:id="shape176" draw:name="path4646" draw:layer="" svg:width="0.76651133720pt" svg:height="0.65891085345pt" draw:transform="matrix(0.35342678000 0.00000000000 0.00000000000 0.35342678000 71.66902134781pt 53.51549473903pt)" svg:viewBox="0 0 1 1" svg:d="M0.606551 0.517994C0.424445 0.630338 0.454563 0.630338 0.212223 0.658911C0.182105 0.658911 0.151287 0.658911 0.12117 0.658911C0.0910527 0.630338 0.0602348 0.630338 0.0301174 0.602414C0 0.545918 0 0.517994 0 0.489421C0.0301174 0.461497 0.0301174 0.433574 0.0602348 0.405001C0.0602348 0.377077 0.0910527 0.349153 0.151287 0.32058C0.151287 0.123816 0.182105 -0.0450241 0.394328 0.0108232C0.454563 0.0108232 0.515498 0.0387468 0.606551 0.0673199C0.788656 0.179663 0.848891 0.32058 0.606551 0.517994Z" koffice:nodeTypes="cccccccccc"/>
            <draw:path draw:style-name="gr25" draw:id="shape177" draw:name="path4648" draw:layer="" svg:width="1.19325169754pt" svg:height="0.75203584000pt" draw:transform="matrix(0.35342678000 0.00000000000 0.00000000000 0.35342678000 71.48523942221pt 53.38533948560pt)" svg:viewBox="0 0 1 1" svg:d="M1.17363 0.571658C0.643182 -0.150546 0.415971 0.150546 0 0C0 0 0.946421 0.541827 0.870393 0.752036C0.870393 0.752036 1.28724 0.692372 1.17363 0.571658Z" koffice:nodeTypes="cccc"/>
            <draw:path draw:style-name="gr26" draw:id="shape178" draw:name="path4650" draw:layer="" svg:width="1.19325169754pt" svg:height="0.75203584000pt" draw:transform="matrix(0.35342678000 0.00000000000 0.00000000000 0.35342678000 71.48523942221pt 53.38533948560pt)" svg:viewBox="0 0 1 1" svg:d="M1.17363 0.571658C0.643182 -0.150546 0.415971 0.150546 0 0C0 0 0.946421 0.541827 0.870393 0.752036C0.870393 0.752036 1.28724 0.692372 1.17363 0.571658Z" koffice:nodeTypes="cccc"/>
            <draw:path draw:style-name="gr5" draw:id="shape179" draw:name="path4652" draw:layer="" svg:width="1.78701721923pt" svg:height="1.16999266289pt" draw:transform="matrix(0.35342678000 0.00000000000 0.00000000000 0.35342678000 72.81315506424pt 53.45285942775pt)" svg:viewBox="0 0 2 1" svg:d="M1.55659 0.304836C1.06581 -0.305208 0.770896 0.119436 0.475976 0.544081C0.246846 0.437614 0.116023 0.464537 0.0177158 0.649936C-0.048074 0.835338 0.0835057 0.968116 0.181056 0.995039C0.770896 1.18044 0.67259 1.20736 1.16412 1.12782C1.94982 1.02135 1.88403 0.676247 1.55659 0.304836Z" koffice:nodeTypes="cccccc"/>
            <draw:path draw:style-name="gr32" draw:id="shape180" draw:name="path4654" draw:layer="" svg:width="1.35153139000pt" svg:height="1.73869452237pt" draw:transform="matrix(0.35342678000 0.00000000000 0.00000000000 0.35342678000 72.86365723702pt 53.49523057267pt)" svg:viewBox="0 0 1 2" svg:d="M0.894924 1.69449C0.495736 1.78626 0.552951 1.73985 0.154421 1.51094C0.0972066 1.46558 0.068928 1.42022 0.0399918 1.32845C0.0117133 1.23667 -0.0165652 1.14595 0.0117133 1.00776C0.0399918 0.825268 0.0972066 0.733494 0.1827 0.733494C0.210978 0.733494 0.268193 0.733494 0.325407 0.779909C0.381964 0.688134 0.439179 0.551 0.495736 0.459226C0.666722 0.0024653 0.865988 -0.271803 1.15075 0.413867C1.23624 0.59636 1.29345 0.733494 1.32173 0.917042C1.40723 1.28203 1.32173 1.60271 0.894924 1.69449Z" koffice:nodeTypes="cccccccccc"/>
            <draw:path draw:style-name="gr33" draw:id="shape181" draw:name="path4656" draw:layer="" svg:width="1.92708684862pt" svg:height="1.29309912733pt" draw:transform="matrix(0.35342678000 0.00000000000 0.00000000000 0.35342678000 72.91273001858pt 53.53518591491pt)" svg:viewBox="0 0 2 1" svg:d="M1.26964 1.25361C0.741019 1.33276 0.788773 1.29273 0.212394 1.13535C0.163529 1.09623 0.115776 1.0562 0.0680223 0.977055C0.0202683 0.937937 -0.0285962 0.859702 0.0202683 0.780556C0.0202683 0.662293 0.115776 0.583148 0.212394 0.54403C0.260148 0.54403 0.356766 0.54403 0.40452 0.583148C0.500028 0.504003 0.596647 0.425767 0.6444 0.346622C0.933145 0.0309513 1.22189 -0.205575 1.65501 0.267477C1.75051 0.38574 1.84713 0.504003 1.89489 0.622266C1.99151 0.937937 1.89489 1.17447 1.26964 1.25361Z" koffice:nodeTypes="cccccccccc"/>
            <draw:path draw:style-name="gr34" draw:id="shape182" draw:name="path4658" draw:layer="" svg:width="1.34204963259pt" svg:height="0.91299388803pt" draw:transform="matrix(0.35342678000 0.00000000000 0.00000000000 0.35342678000 72.95436386131pt 53.57484572232pt)" svg:viewBox="0 0 1 1" svg:d="M0.883217 0.879643C0.521774 0.946146 0.561626 0.913277 0.20111 0.78027C0.161259 0.78027 0.0806294 0.747401 0.0407781 0.713767C0.0407781 0.680897 0 0.615159 0 0.581525C0.0407781 0.482152 0.0407781 0.449283 0.120481 0.415649C0.161259 0.382779 0.20111 0.382779 0.280813 0.382779C0.321591 0.34991 0.361442 0.316276 0.442072 0.283406C0.642255 0.0510273 0.802587 -0.147718 1.12418 0.1504C1.20388 0.216903 1.24466 0.316276 1.28451 0.382779C1.40499 0.615159 1.36514 0.813904 0.883217 0.879643Z" koffice:nodeTypes="cccccccccc"/>
            <draw:path draw:style-name="gr35" draw:id="shape183" draw:name="path4660" draw:layer="" svg:width="0.85783920169pt" svg:height="0.56370584951pt" draw:transform="matrix(0.35342678000 0.00000000000 0.00000000000 0.35342678000 73.00356086909pt 53.61779940902pt)" svg:viewBox="0 0 1 1" svg:d="M0.577205 0.548288C0.320093 0.574116 0.352695 0.574116 0.128186 0.496032C0.0955834 0.496032 0.0637223 0.469604 0.0318611 0.469604C0.0318611 0.443776 0 0.417949 0 0.392121C0 0.339865 0 0.313437 0.0318611 0.287609C0.0637223 0.261782 0.0955834 0.235353 0.128186 0.235353C0.160047 0.209526 0.191908 0.209526 0.256371 0.209526C0.352695 0.0533584 0.480881 -0.0769807 0.67353 0.0533584C0.705391 0.105615 0.769854 0.131442 0.801715 0.209526C0.89804 0.365693 0.89804 0.496032 0.577205 0.548288Z" koffice:nodeTypes="cccccccccc"/>
            <draw:path draw:style-name="gr8" draw:id="shape184" draw:name="path4662" draw:layer="" svg:width="0.53611638069pt" svg:height="0.35520292869pt" draw:transform="matrix(0.35342678000 0.00000000000 0.00000000000 0.35342678000 73.04003451278pt 53.64791632217pt)" svg:viewBox="0 0 1 0" svg:d="M0.48208 0.095033C0.329783 -0.0913924 0.228446 0.0330504 0.152298 0.157016C0.0761488 0.136037 0.0257734 0.136037 0 0.19802C0 0.26048 0.0257734 0.301484 0.0509611 0.301484C0.228446 0.363466 0.203259 0.363466 0.355556 0.342964C0.583417 0.321986 0.558229 0.19802 0.48208 0.095033Z" koffice:nodeTypes="cccccc"/>
            <draw:path draw:style-name="gr25" draw:id="shape185" draw:name="path4664" draw:layer="" svg:width="0.34668544000pt" svg:height="1.43234971129pt" draw:transform="matrix(0.35342678000 0.00000000000 0.00000000000 0.35342678000 73.02787663155pt 53.36102372314pt)" svg:viewBox="0 0 0 1" svg:d="M0.346685 1.32798C0.346685 0.165638 0.142725 0.414574 0 0C0 0 0.244941 1.16234 0.142725 1.36915C0.142725 1.36915 0.346685 1.53574 0.346685 1.32798Z" koffice:nodeTypes="cccc"/>
            <draw:path draw:style-name="gr26" draw:id="shape186" draw:name="path4666" draw:layer="" svg:width="0.34668544000pt" svg:height="1.43234971129pt" draw:transform="matrix(0.35342678000 0.00000000000 0.00000000000 0.35342678000 73.02787663155pt 53.36102372314pt)" svg:viewBox="0 0 0 1" svg:d="M0.346685 1.32798C0.346685 0.165638 0.142725 0.414574 0 0C0 0 0.244941 1.16234 0.142725 1.36915C0.142725 1.36915 0.346685 1.53574 0.346685 1.32798Z" koffice:nodeTypes="cccc"/>
            <draw:path draw:style-name="gr5" draw:id="shape187" draw:name="path4668" draw:layer="" svg:width="1.78690237291pt" svg:height="1.13774312545pt" draw:transform="matrix(0.35342678000 0.00000000000 0.00000000000 0.35342678000 73.74365709062pt 54.17561494211pt)" svg:viewBox="0 0 2 1" svg:d="M1.55654 0.30227C1.06578 -0.299912 0.770871 0.11884 0.475961 0.511646C0.246838 0.406656 0.116019 0.432602 0.0177153 0.641978C-0.0480725 0.798857 0.083503 0.929792 0.18105 0.982287C0.738356 1.13917 0.672568 1.16572 1.16333 1.11322C1.94976 1.00823 1.88397 0.668527 1.55654 0.30227Z" koffice:nodeTypes="cccccc"/>
            <draw:path draw:style-name="gr32" draw:id="shape188" draw:name="path4670" draw:layer="" svg:width="1.34266613336pt" svg:height="1.74443815401pt" draw:transform="matrix(0.35342678000 0.00000000000 0.00000000000 0.35342678000 73.79007682530pt 54.21735447373pt)" svg:viewBox="0 0 1 2" svg:d="M0.872607 1.7015C0.503572 1.79343 0.560599 1.74693 0.163378 1.47221C0.106352 1.47221 0.0493248 1.38029 0.0211392 1.28942C-0.0070464 1.1975 -0.0070464 1.10557 0.0211392 1.0147C0.0493248 0.785416 0.106352 0.69349 0.191564 0.69349C0.219749 0.69349 0.276776 0.739982 0.333147 0.785416C0.390174 0.648056 0.41836 0.510695 0.475386 0.418769C0.673997 0.00668747 0.872607 -0.26909 1.15643 0.418769C1.24164 0.55613 1.29867 0.739982 1.32685 0.877342C1.38388 1.24293 1.29867 1.56414 0.872607 1.7015Z" koffice:nodeTypes="cccccccccc"/>
            <draw:path draw:style-name="gr33" draw:id="shape189" draw:name="path4672" draw:layer="" svg:width="1.94176541033pt" svg:height="1.27969528954pt" draw:transform="matrix(0.35342678000 0.00000000000 0.00000000000 0.35342678000 73.83595162134pt 54.25477901684pt)" svg:viewBox="0 0 2 1" svg:d="M1.30318 1.25881C0.724606 1.29863 0.820477 1.29863 0.241907 1.10225C0.192857 1.10225 0.0969857 1.02351 0.0479355 0.984597C0 0.905863 0 0.866949 0 0.7493C0.0479355 0.631651 0.144921 0.552917 0.241907 0.552917C0.289842 0.514003 0.337778 0.552917 0.434763 0.552917C0.530634 0.474183 0.579685 0.395449 0.675555 0.356535C0.965398 0.00358903 1.25524 -0.192794 1.64095 0.2778C1.78587 0.395449 1.83492 0.514003 1.88286 0.631651C2.02778 0.905863 1.9308 1.14116 1.30318 1.25881Z" koffice:nodeTypes="cccccccccc"/>
            <draw:path draw:style-name="gr34" draw:id="shape190" draw:name="path4674" draw:layer="" svg:width="1.34204963259pt" svg:height="0.87065100177pt" draw:transform="matrix(0.35342678000 0.00000000000 0.00000000000 0.35342678000 73.88486588770pt 54.29436031958pt)" svg:viewBox="0 0 1 1" svg:d="M0.883217 0.836773C0.521774 0.901716 0.561626 0.869618 0.20111 0.77183C0.120481 0.739732 0.0806294 0.739732 0.0407781 0.674789C0 0.642691 0 0.610593 0 0.54565C0 0.480707 0.0407781 0.416511 0.120481 0.383666C0.160332 0.383666 0.20111 0.383666 0.240961 0.383666C0.321591 0.31947 0.361442 0.286625 0.442072 0.254527C0.602404 0.0276005 0.802587 -0.134384 1.12418 0.157486C1.16403 0.221682 1.24466 0.286625 1.28451 0.383666C1.40499 0.610593 1.36514 0.804675 0.883217 0.836773Z" koffice:nodeTypes="cccccccccc"/>
            <draw:path draw:style-name="gr35" draw:id="shape191" draw:name="path4676" draw:layer="" svg:width="0.85662367080pt" svg:height="0.57138417831pt" draw:transform="matrix(0.35342678000 0.00000000000 0.00000000000 0.35342678000 73.93378015405pt 54.33300720811pt)" svg:viewBox="0 0 1 1" svg:d="M0.545698 0.542608C0.320607 0.595219 0.353186 0.569216 0.128835 0.516605C0.0962561 0.490602 0.0644176 0.490602 0.032579 0.463994C0 0.437992 0 0.411989 0 0.385381C0 0.333375 0 0.306767 0.032579 0.280764C0.0644176 0.254761 0.0962561 0.254761 0.128835 0.254761C0.160674 0.202151 0.192512 0.202151 0.25693 0.202151C0.353186 0.0449236 0.481281 -0.0863004 0.673793 0.0709266C0.705631 0.0969297 0.770049 0.14954 0.801888 0.202151C0.898144 0.359378 0.898144 0.516605 0.545698 0.542608Z" koffice:nodeTypes="cccccccccc"/>
            <draw:path draw:style-name="gr25" draw:id="shape192" draw:name="path4678" draw:layer="" svg:width="0.38837824000pt" svg:height="1.45604444445pt" draw:transform="matrix(0.35342678000 0.00000000000 0.00000000000 0.35342678000 73.94622077670pt 54.07183566307pt)" svg:viewBox="0 0 0 1" svg:d="M0.388378 1.38139C0.388378 0.209477 0.172502 0.418955 0 0C0 0 0.280689 1.17288 0.172502 1.38139C0.172502 1.38139 0.388378 1.54936 0.388378 1.38139Z" koffice:nodeTypes="cccc"/>
            <draw:path draw:style-name="gr26" draw:id="shape193" draw:name="path4680" draw:layer="" svg:width="0.38837824000pt" svg:height="1.45604444445pt" draw:transform="matrix(0.35342678000 0.00000000000 0.00000000000 0.35342678000 73.94622077670pt 54.07183566307pt)" svg:viewBox="0 0 0 1" svg:d="M0.388378 1.38139C0.388378 0.209477 0.172502 0.418955 0 0C0 0 0.280689 1.17288 0.172502 1.38139C0.172502 1.38139 0.388378 1.54936 0.388378 1.38139Z" koffice:nodeTypes="cccc"/>
            <draw:path draw:style-name="gr5" draw:id="shape194" draw:name="path4682" draw:layer="" svg:width="1.49590659991pt" svg:height="1.35602127070pt" draw:transform="matrix(0.35342678000 0.00000000000 0.00000000000 0.35342678000 72.50645390219pt 55.96862581581pt)" svg:viewBox="0 0 1 1" svg:d="M1.03654 0.122808C0.287245 -0.248716 0.287245 0.293419 0.287245 0.807887C0.0478558 0.807887 -0.042088 0.865201 0.0181051 1.12211C0.0478558 1.29338 0.227744 1.37901 0.347438 1.35069C0.886405 1.26505 0.826908 1.32236 1.18599 1.03647C1.72565 0.608292 1.48557 0.322403 1.03654 0.122808Z" koffice:nodeTypes="cccccc"/>
            <draw:path draw:style-name="gr32" draw:id="shape195" draw:name="path4684" draw:layer="" svg:width="1.14747696830pt" svg:height="2.07012009178pt" draw:transform="matrix(0.35342678000 0.00000000000 0.00000000000 0.35342678000 72.54556218531pt 56.00813920103pt)" svg:viewBox="0 0 1 2" svg:d="M0.902796 1.59956C0.640413 2.04962 0.66647 1.94948 0.272593 2.04962C0.22048 2.09911 0.167761 2.04962 0.115648 2.00012C0.0889859 1.94948 0.0368729 1.85049 0.0102104 1.75035C-0.015846 1.50058 0.0102104 1.40044 0.0629293 1.30145C0.115648 1.25081 0.141705 1.25081 0.22048 1.25081C0.22048 1.05168 0.22048 0.902043 0.246537 0.752409C0.246537 0.202214 0.325312 -0.246689 0.771302 0.15272C0.876133 0.25286 0.954909 0.351849 1.03368 0.451989C1.19123 0.752409 1.21729 1.10117 0.902796 1.59956Z" koffice:nodeTypes="cccccccccc"/>
            <draw:path draw:style-name="gr33" draw:id="shape196" draw:name="path4686" draw:layer="" svg:width="1.65869899660pt" svg:height="1.51734862745pt" draw:transform="matrix(0.35342678000 0.00000000000 0.00000000000 0.35342678000 72.59133149924pt 56.04490559352pt)" svg:viewBox="0 0 2 2" svg:d="M1.32291 1.19894C0.922111 1.49852 0.966415 1.41278 0.430647 1.49852C0.342039 1.54089 0.252401 1.49852 0.208097 1.49852C0.118459 1.45614 0.0741555 1.37041 0.0298516 1.28467C-0.0154827 1.15656 -0.0154827 1.07083 0.0741555 0.986081C0.118459 0.942721 0.162763 0.942721 0.252401 0.900347C0.252401 0.814614 0.296705 0.686506 0.342039 0.600772C0.342039 0.173089 0.430647 -0.167874 1.05502 0.0883406C1.19 0.173089 1.32291 0.216449 1.45685 0.302183C1.72474 0.516024 1.76904 0.814614 1.32291 1.19894Z" koffice:nodeTypes="cccccccccc"/>
            <draw:path draw:style-name="gr34" draw:id="shape197" draw:name="path4688" draw:layer="" svg:width="1.13529048060pt" svg:height="1.02337101151pt" draw:transform="matrix(0.35342678000 0.00000000000 0.00000000000 0.35342678000 72.63910717355pt 56.09272432467pt)" svg:viewBox="0 0 1 1" svg:d="M0.87712 0.778151C0.618842 0.988567 0.655496 0.952958 0.286406 1.02337C0.249753 1.02337 0.175594 1.02337 0.138941 0.988567C0.0647824 0.988567 0.0281292 0.952958 0.0281292 0.88255C-0.0093764 0.812951 -0.0093764 0.742542 0.0281292 0.707743C0.0281292 0.672943 0.0647824 0.637334 0.101436 0.602535C0.138941 0.532126 0.138941 0.497327 0.212248 0.426918C0.212248 0.146094 0.249753 -0.0999314 0.655496 0.0408855C0.766308 0.0408855 0.840466 0.111294 0.950426 0.146094C1.17205 0.32171 1.24621 0.497327 0.87712 0.778151Z" koffice:nodeTypes="cccccccccc"/>
            <draw:path draw:style-name="gr35" draw:id="shape198" draw:name="path4690" draw:layer="" svg:width="0.74209691615pt" svg:height="0.65806027499pt" draw:transform="matrix(0.35342678000 0.00000000000 0.00000000000 0.35342678000 72.67275340301pt 56.12679705028pt)" svg:viewBox="0 0 1 1" svg:d="M0.597502 0.517234C0.41832 0.629506 0.41832 0.629506 0.209505 0.65806C0.179182 0.65806 0.149548 0.65806 0.119914 0.65806C0.0895908 0.65806 0.059957 0.629506 0.0303231 0.6016C0 0.573695 0 0.517234 0 0.489329C0 0.461423 0.0303231 0.432869 0.059957 0.404963C0.059957 0.377057 0.0895908 0.348503 0.149548 0.320597C0.149548 0.123311 0.149548 -0.0454202 0.387997 0.01104C0.447954 0.01104 0.507222 0.0389456 0.567179 0.0954055C0.746361 0.179771 0.835952 0.320597 0.597502 0.517234Z" koffice:nodeTypes="cccccccccc"/>
            <draw:path draw:style-name="gr25" draw:id="shape199" draw:name="path4692" draw:layer="" svg:width="1.18879516841pt" svg:height="0.75203584000pt" draw:transform="matrix(0.35342678000 0.00000000000 0.00000000000 0.35342678000 72.48925421883pt 55.99673927766pt)" svg:viewBox="0 0 1 1" svg:d="M1.17057 0.571658C0.64198 -0.150546 0.415193 0.149852 0 0C0 0 0.94378 0.541133 0.831259 0.752036C0.831259 0.752036 1.28396 0.691679 1.17057 0.571658Z" koffice:nodeTypes="cccc"/>
            <draw:path draw:style-name="gr26" draw:id="shape200" draw:name="path4694" draw:layer="" svg:width="1.18879516841pt" svg:height="0.75203584000pt" draw:transform="matrix(0.35342678000 0.00000000000 0.00000000000 0.35342678000 72.48925421883pt 55.99673927766pt)" svg:viewBox="0 0 1 1" svg:d="M1.17057 0.571658C0.64198 -0.150546 0.415193 0.149852 0 0C0 0 0.94378 0.541133 0.831259 0.752036C0.831259 0.752036 1.28396 0.691679 1.17057 0.571658Z" koffice:nodeTypes="cccc"/>
            <draw:path draw:style-name="gr5" draw:id="shape201" draw:name="path4696" draw:layer="" svg:width="1.49592839562pt" svg:height="1.34590031333pt" draw:transform="matrix(0.35342678000 0.00000000000 0.00000000000 0.35342678000 73.63275084312pt 55.79688646748pt)" svg:viewBox="0 0 1 1" svg:d="M1.03621 0.122617C0.287601 -0.247518 0.287601 0.293247 0.287601 0.776917C0.0482106 0.776917 -0.0417338 0.86223 0.0177679 1.08996C0.0482106 1.2888 0.227407 1.3459 0.317352 1.3459C0.857018 1.26059 0.826576 1.31768 1.18635 1.03286C1.72532 0.605631 1.48593 0.321466 1.03621 0.122617Z" koffice:nodeTypes="cccccc"/>
            <draw:path draw:style-name="gr32" draw:id="shape202" draw:name="path4698" draw:layer="" svg:width="1.14737167133pt" svg:height="2.02897131221pt" draw:transform="matrix(0.35342678000 0.00000000000 0.00000000000 0.35342678000 73.67200401854pt 55.83655942548pt)" svg:viewBox="0 0 1 2" svg:d="M0.902148 1.58455C0.639778 1.97997 0.666439 1.88083 0.272581 2.02897C0.22047 2.02897 0.167754 2.02897 0.115037 1.97997C0.0629264 1.92983 0.0362652 1.83183 0.01021 1.68255C-0.0158453 1.48541 0.01021 1.33727 0.0629264 1.28827C0.0889818 1.23813 0.141698 1.18913 0.193809 1.18913C0.193809 1.03985 0.22047 0.891714 0.22047 0.744714C0.246525 0.201155 0.325297 -0.244403 0.771266 0.151016C0.876093 0.250155 0.954865 0.349295 1.03364 0.447295C1.19118 0.744714 1.21724 1.08999 0.902148 1.58455Z" koffice:nodeTypes="cccccccccc"/>
            <draw:path draw:style-name="gr33" draw:id="shape203" draw:name="path4700" draw:layer="" svg:width="1.64644180241pt" svg:height="1.47965655776pt" draw:transform="matrix(0.35342678000 0.00000000000 0.00000000000 0.35342678000 73.71771649256pt 55.87331814226pt)" svg:viewBox="0 0 2 1" svg:d="M1.31822 1.14198C0.917878 1.47966 0.963044 1.39499 0.38512 1.47966C0.339953 1.47966 0.251673 1.47966 0.162367 1.43781C0.118227 1.43781 0.0289209 1.35315 0.0289209 1.26849C-0.015219 1.14198 -0.015219 1.05732 0.0740873 0.973631C0.0740873 0.930814 0.162367 0.930814 0.251673 0.888969C0.251673 0.804307 0.251673 0.6778 0.295813 0.593138C0.339953 0.171772 0.429259 -0.165904 1.05132 0.0871105C1.18477 0.128955 1.31822 0.213617 1.40752 0.298279C1.71856 0.509448 1.7627 0.804307 1.31822 1.14198Z" koffice:nodeTypes="cccccccccc"/>
            <draw:path draw:style-name="gr34" draw:id="shape204" draw:name="path4702" draw:layer="" svg:width="1.14447745606pt" svg:height="1.05397125354pt" draw:transform="matrix(0.35342678000 0.00000000000 0.00000000000 0.35342678000 73.75332044018pt 55.90903844931pt)" svg:viewBox="0 0 1 1" svg:d="M0.916821 0.82474C0.657501 1.03828 0.657501 1.00214 0.286921 1.03828C0.25012 1.07359 0.213319 1.03828 0.13886 1.03828C0.102059 1.00214 0.065258 1.00214 0.0276009 0.931509C-0.0092003 0.860056 -0.0092003 0.788602 0.0276009 0.71797C0.065258 0.681832 0.102059 0.681832 0.13886 0.646516C0.13886 0.575062 0.175662 0.503609 0.213319 0.468293C0.213319 0.147983 0.286921 -0.101694 0.695158 0.0412135C0.76876 0.0765296 0.88002 0.147983 0.954478 0.183299C1.177 0.361523 1.2506 0.538925 0.916821 0.82474Z" koffice:nodeTypes="cccccccccc"/>
            <draw:path draw:style-name="gr35" draw:id="shape205" draw:name="path4704" draw:layer="" svg:width="0.75613746853pt" svg:height="0.65806341324pt" draw:transform="matrix(0.35342678000 0.00000000000 0.00000000000 0.35342678000 73.79415926263pt 55.95517234430pt)" svg:viewBox="0 0 1 1" svg:d="M0.58491 0.489331C0.433954 0.630158 0.433954 0.630158 0.223172 0.658063C0.193259 0.658063 0.163346 0.658063 0.132738 0.658063C0.102825 0.630158 0.0423033 0.630158 0.0423033 0.601603C0.0123903 0.545792 -0.0175226 0.517237 0.0123903 0.489331C0.0123903 0.461426 0.0123903 0.432871 0.0423033 0.404966C0.0729118 0.376411 0.102825 0.348505 0.132738 0.319951C0.132738 0.123313 0.163346 -0.0454188 0.404041 0.0110415C0.464562 0.0110415 0.524388 0.0389472 0.58491 0.0675018C0.765779 0.179773 0.856213 0.319951 0.58491 0.489331Z" koffice:nodeTypes="cccccccccc"/>
            <draw:path draw:style-name="gr25" draw:id="shape206" draw:name="path4706" draw:layer="" svg:width="1.24831909094pt" svg:height="0.75203584000pt" draw:transform="matrix(0.35342678000 0.00000000000 0.00000000000 0.35342678000 73.60325542939pt 55.82511523330pt)" svg:viewBox="0 0 1 1" svg:d="M1.23884 0.570964C0.657856 -0.150546 0.426355 0.150546 0 0C0 0 0.968013 0.541133 0.89025 0.752036C0.89025 0.752036 1.31661 0.691679 1.23884 0.570964Z" koffice:nodeTypes="cccc"/>
            <draw:path draw:style-name="gr26" draw:id="shape207" draw:name="path4708" draw:layer="" svg:width="1.24831909094pt" svg:height="0.75203584000pt" draw:transform="matrix(0.35342678000 0.00000000000 0.00000000000 0.35342678000 73.60325542939pt 55.82511523330pt)" svg:viewBox="0 0 1 1" svg:d="M1.23884 0.570964C0.657856 -0.150546 0.426355 0.150546 0 0C0 0 0.968013 0.541133 0.89025 0.752036C0.89025 0.752036 1.31661 0.691679 1.23884 0.570964Z" koffice:nodeTypes="cccc"/>
            <draw:path draw:style-name="gr25" draw:id="shape208" draw:name="path4710" draw:layer="" svg:width="0.81144064000pt" svg:height="2.46420000000pt" draw:transform="matrix(0.35342678000 0.00000000000 0.00000000000 0.35342678000 76.02748039877pt 54.36616948546pt)" svg:viewBox="0 0 1 2" svg:d="M0.28105 2.4642C0.28105 2.4642 0.624074 0.11544 0 0C0 0 0.748745 0.038184 0.811441 2.42602L0.28105 2.4642" koffice:nodeTypes="cccc"/>
            <draw:path draw:style-name="gr26" draw:id="shape209" draw:name="path4712" draw:layer="" svg:width="0.81144064000pt" svg:height="2.46420000000pt" draw:transform="matrix(0.35342678000 0.00000000000 0.00000000000 0.35342678000 76.02748039877pt 54.36616948546pt)" svg:viewBox="0 0 1 2" svg:d="M0.28105 2.4642C0.28105 2.4642 0.624074 0.11544 0 0C0 0 0.748745 0.038184 0.811441 2.42602L0.28105 2.4642" koffice:nodeTypes="cccc"/>
            <draw:path draw:style-name="gr25" draw:id="shape210" draw:name="path4714" draw:layer="" svg:width="1.94912768000pt" svg:height="1.51823331514pt" draw:transform="matrix(0.35342678000 0.00000000000 0.00000000000 0.35342678000 78.79438797403pt 59.47841717280pt)" svg:viewBox="0 0 2 2" svg:d="M1.47053 0C1.47053 0 0.683932 1.72233 0 1.48116C0 1.48116 0.717892 1.84361 1.94913 0.301809L1.47053 0" koffice:nodeTypes="cccc"/>
            <draw:path draw:style-name="gr26" draw:id="shape211" draw:name="path4716" draw:layer="" svg:width="1.94912768000pt" svg:height="1.51823331514pt" draw:transform="matrix(0.35342678000 0.00000000000 0.00000000000 0.35342678000 78.79438797403pt 59.47841717280pt)" svg:viewBox="0 0 2 2" svg:d="M1.47053 0C1.47053 0 0.683932 1.72233 0 1.48116C0 1.48116 0.717892 1.84361 1.94913 0.301809L1.47053 0" koffice:nodeTypes="cccc"/>
            <draw:path draw:style-name="gr25" draw:id="shape212" draw:name="path4718" draw:layer="" svg:width="2.69305632000pt" svg:height="1.48528950113pt" draw:transform="matrix(0.35342678000 0.00000000000 0.00000000000 0.35342678000 76.44367577490pt 59.36814801744pt)" svg:viewBox="0 0 3 1" svg:d="M2.29109 0C2.29109 0 0.60248 1.85929 0 1.26747C0 1.26747 0.60248 2.07086 2.69306 0.591813L2.29109 0" koffice:nodeTypes="cccc"/>
            <draw:path draw:style-name="gr26" draw:id="shape213" draw:name="path4720" draw:layer="" svg:width="2.69305632000pt" svg:height="1.48528950113pt" draw:transform="matrix(0.35342678000 0.00000000000 0.00000000000 0.35342678000 76.44367577490pt 59.36814801744pt)" svg:viewBox="0 0 3 1" svg:d="M2.29109 0C2.29109 0 0.60248 1.85929 0 1.26747C0 1.26747 0.60248 2.07086 2.69306 0.591813L2.29109 0" koffice:nodeTypes="cccc"/>
            <draw:path draw:style-name="gr25" draw:id="shape214" draw:name="path4722" draw:layer="" svg:width="2.69305632000pt" svg:height="1.52668402299pt" draw:transform="matrix(0.35342678000 0.00000000000 0.00000000000 0.35342678000 74.26458762013pt 58.14218120298pt)" svg:viewBox="0 0 3 2" svg:d="M2.29109 0C2.29109 0 0.60248 1.92851 0 1.32851C0 1.32851 0.60248 2.09952 2.69306 0.600003L2.29109 0" koffice:nodeTypes="cccc"/>
            <draw:path draw:style-name="gr26" draw:id="shape215" draw:name="path4724" draw:layer="" svg:width="2.69305632000pt" svg:height="1.52668402299pt" draw:transform="matrix(0.35342678000 0.00000000000 0.00000000000 0.35342678000 74.26458762013pt 58.14218120298pt)" svg:viewBox="0 0 3 2" svg:d="M2.29109 0C2.29109 0 0.60248 1.92851 0 1.32851C0 1.32851 0.60248 2.09952 2.69306 0.600003L2.29109 0" koffice:nodeTypes="cccc"/>
            <draw:path draw:style-name="gr5" draw:id="shape216" draw:name="path4726" draw:layer="" svg:width="20.80620939472pt" svg:height="13.90186549685pt" draw:transform="matrix(0.35342678000 0.00000000000 0.00000000000 0.35342678000 74.36960476111pt 54.84953521711pt)" svg:viewBox="0 0 21 14" svg:d="M1.32471 3.26883C1.32471 3.26883 -3.77878 9.18001 6.04836 12.8088C6.04836 12.8088 10.9791 15.5049 17.289 12.4285L20.3921 11.0805L20.8062 8.52313C20.8062 8.52313 15.0482 5.41248 13.4962 2.9922C13.4962 2.9922 5.46228 -3.92105 1.32471 3.26883Z" koffice:nodeTypes="ccccccc"/>
            <draw:path draw:style-name="gr5" draw:id="shape217" draw:name="path4728" draw:layer="" svg:width="17.20910746844pt" svg:height="8.88959190407pt" draw:transform="matrix(0.35342678000 0.00000000000 0.00000000000 0.35342678000 75.16931651216pt 54.94943068050pt)" svg:viewBox="0 0 17 9" svg:d="M0.273901 2.97698C0.206629 2.83109 -0.030386 2.94072 0.00324971 2.83109C0.10494 2.24583 0.341955 1.73395 0.680659 1.33169C1.76482 0.0886497 3.01795 -0.0572424 4.5081 0.015282C6.7437 0.162017 8.80957 1.14953 10.4358 2.75772C10.7401 3.05035 11.3158 3.59934 11.6889 3.92823C13.111 5.39053 14.5675 6.70693 16.3627 7.47434C16.8031 7.65734 16.8368 8.16922 17.2091 8.31596C16.7351 9.2301 15.7534 8.86411 15.1096 8.49896C14.0599 7.87744 13.111 7.43808 12.0949 6.7803C11.1468 6.2313 10.4694 5.46389 9.55503 4.91574C8.20021 4.14749 7.21773 3.26961 6.03188 2.72146C5.28719 2.35546 3.08522 1.80731 2.27249 2.17331C1.45975 2.57472 0.57897 3.37924 0.273901 2.97698Z" koffice:nodeTypes="cccccccccccccc"/>
            <draw:path draw:style-name="gr27" draw:id="shape218" draw:name="path4730" draw:layer="" svg:width="17.15555422118pt" svg:height="8.22276172473pt" draw:transform="matrix(0.35342678000 0.00000000000 0.00000000000 0.35342678000 75.25616179410pt 55.02015802643pt)" svg:viewBox="0 0 17 8" svg:d="M0.695962 1.07788C1.32281 0.44525 2.26228 0.128936 3.02736 0.0234989C3.54973 -0.0121878 4.03674 -0.0121878 4.59367 0.0583745C5.53314 0.128936 6.40269 0.339812 7.27305 0.726689C7.58647 0.867002 7.96901 1.00813 8.28244 1.18332C9.04751 1.60588 9.77883 2.0982 10.4748 2.69595C10.7874 2.97658 11.3443 3.4697 11.7269 3.78601C13.0843 5.05208 14.8242 6.42359 16.4941 7.12678C16.5641 7.16165 16.634 7.19734 16.6685 7.23222C16.8775 7.44309 16.9466 7.72453 17.1556 7.82997C16.7031 8.53316 15.7636 8.14628 15.103 7.79509C14.0237 7.19734 13.0143 6.70503 12.0403 6.14215C11.9013 6.03671 11.7622 5.96615 11.6578 5.89559C10.8919 5.40408 10.2658 4.80552 9.49997 4.38377C8.73409 3.9612 8.1426 3.53945 7.482 3.1177C6.99418 2.83626 6.50717 2.55482 6.02016 2.34395C5.70673 2.20363 5.28964 2.06251 4.80182 1.95707C3.89691 1.71132 2.85377 1.57019 2.26228 1.78107C1.46184 2.0982 0.626045 2.80139 0.243506 2.51995C0.208949 2.41451 0 2.48507 0 2.41451C0 2.41451 0 2.37963 0 2.37963C0 2.27339 0 2.23851 0.034557 2.13307C0.139032 1.71132 0.382538 1.35932 0.695962 1.07788Z" koffice:nodeTypes="ccccccccccccccccccccccc"/>
            <draw:path draw:style-name="gr28" draw:id="shape219" draw:name="path4732" draw:layer="" svg:width="16.26257528471pt" svg:height="7.59092190806pt" draw:transform="matrix(0.35342678000 0.00000000000 0.00000000000 0.35342678000 75.32967456434pt 55.08942204805pt)" svg:viewBox="0 0 16 8" svg:d="M0.677607 0.844737C1.21985 0.338207 2.30355 0.0677972 2.94751 0C3.45533 0 3.93028 0.0342882 4.43809 0.0677972C5.31914 0.169103 6.13211 0.371715 6.94508 0.777719C7.25024 0.946043 7.62269 1.04735 7.8942 1.21645C8.60546 1.65597 9.31749 2.12899 9.96067 2.63552C10.2995 2.90593 10.8417 3.34544 11.1805 3.64936C12.4004 4.7645 14.3315 6.14928 15.7548 6.79141C15.8221 6.82569 15.8901 6.8592 15.9238 6.89349C16.0928 7.02831 16.0928 7.26443 16.2626 7.33222C15.8221 7.83953 14.9754 7.50133 14.3315 7.16312C13.2806 6.55528 12.265 6.01447 11.4176 5.50793C11.2486 5.40663 11.1469 5.33883 11.0452 5.27103C10.2995 4.8323 9.72359 4.29148 8.97869 3.88626C8.26665 3.51454 7.72441 3.07503 7.11488 2.70331C6.64071 2.3994 6.20019 2.19678 5.69159 1.99339C5.42086 1.85858 5.01398 1.75727 4.57346 1.58817C3.72684 1.35205 2.77772 1.25074 2.20183 1.41906C1.45693 1.68947 0.677607 2.2638 0.27073 2.09548C0.237084 1.99339 0.0680737 2.09548 0.0336456 2.02768C0.0336456 2.02768 0.0336456 1.99339 0.0336456 1.99339C0.0336456 1.89209 0 1.89209 0 1.79078C0.101719 1.41906 0.406095 1.11515 0.677607 0.844737Z" koffice:nodeTypes="ccccccccccccccccccccccc"/>
            <draw:path draw:style-name="gr29" draw:id="shape220" draw:name="path4734" draw:layer="" svg:width="16.28606736000pt" svg:height="7.06711374265pt" draw:transform="matrix(0.35342678000 0.00000000000 0.00000000000 0.35342678000 75.40318733458pt 55.15077693706pt)" svg:viewBox="0 0 16 7" svg:d="M0.733672 0.651906C1.18808 0.260913 2.48109 0 3.04042 0C3.56424 0.0323321 4.05416 0.0654162 4.54328 0.13008C5.41658 0.228581 6.22047 0.424077 7.02437 0.880487C7.30363 1.04365 7.68863 1.10832 7.96789 1.30381C8.66685 1.76022 9.36582 2.15197 10.0301 2.64071C10.4143 2.90162 10.9389 3.26028 11.3231 3.55353C12.4765 4.53176 14.6783 5.96641 15.9713 6.48823C16.0415 6.52057 16.0762 6.5529 16.1456 6.58598C16.2506 6.71606 16.2158 6.87923 16.2861 6.91156C15.8317 7.27022 15.0278 6.94389 14.3982 6.58598C13.3151 6.03107 12.2319 5.41225 11.428 4.95509C11.2884 4.85809 11.1487 4.79268 11.0438 4.72726C10.3093 4.33627 9.7153 3.81444 8.98163 3.45578C8.28267 3.09712 7.79355 2.67379 7.164 2.31513C6.67488 2.05422 6.22047 1.85872 5.73136 1.69556C5.41658 1.56473 5.03239 1.46698 4.57798 1.30381C3.77409 1.04365 2.86528 0.945151 2.23653 1.10832C1.50205 1.3369 0.768378 1.76022 0.31397 1.69556C0.279264 1.66247 0.104118 1.72789 0.0694123 1.69556C0.0694123 1.66247 0.0694123 1.66247 0.0694123 1.66247C0.0694123 1.59781 0 1.56473 0 1.50006C0.104118 1.1414 0.454409 0.880487 0.733672 0.651906Z" koffice:nodeTypes="ccccccccccccccccccccccc"/>
            <draw:path draw:style-name="gr30" draw:id="shape221" draw:name="path4736" draw:layer="" svg:width="15.41942233898pt" svg:height="7.57488961960pt" draw:transform="matrix(0.35342678000 0.00000000000 0.00000000000 0.35342678000 75.47641736339pt 55.19969120341pt)" svg:viewBox="0 0 15 8" svg:d="M0.74844 0.614166C1.0885 0.25299 2.51627 0 2.99297 0C3.4689 0.0724016 3.94482 0.144803 4.38697 0.217205C5.20295 0.361176 5.95139 0.614166 6.69983 1.1551C6.93779 1.33569 7.34539 1.40809 7.61791 1.62446C8.2297 2.12961 8.90981 2.56235 9.55616 3.03171C9.92998 3.32049 10.4067 3.68083 10.7805 4.00539C11.8007 4.94412 14.1811 6.63931 15.235 7.18108C15.3034 7.21686 15.3709 7.25348 15.4055 7.25348C15.4392 7.39745 15.4055 7.50564 15.3709 7.50564C14.9633 7.72201 14.2486 7.39745 13.6031 7.00049C12.5829 6.35137 11.4944 5.62902 10.7805 5.1247C10.6447 5.0523 10.508 4.94412 10.4405 4.9075C9.76035 4.47475 9.14777 3.93382 8.46766 3.50024C7.78754 3.1399 7.37995 2.63392 6.80193 2.27358C6.32522 2.02142 5.88307 1.80422 5.44091 1.66024C5.10086 1.51627 4.7608 1.40809 4.3532 1.2275C3.60476 0.938725 2.78878 0.830538 2.14244 0.974509C1.49688 1.1551 0.816766 1.55206 0.340057 1.58784C0.272517 1.55206 0.170421 1.62446 0.135866 1.58784C0.102096 1.58784 0.102096 1.58784 0.102096 1.58784C0.0683256 1.51627 0 1.51627 0 1.44387C0.0683256 1.04691 0.442153 0.830538 0.74844 0.614166Z" koffice:nodeTypes="ccccccccccccccccccccccc"/>
            <draw:path draw:style-name="gr31" draw:id="shape222" draw:name="path4738" draw:layer="" svg:width="15.78239274792pt" svg:height="7.16537470230pt" draw:transform="matrix(0.35342678000 0.00000000000 0.00000000000 0.35342678000 75.54800461314pt 55.25972463094pt)" svg:viewBox="0 0 16 7" svg:d="M0.78762 0.425478C1.10684 0.179422 2.74147 -0.0310211 3.13208 0.00378291C3.63018 0.109004 4.09218 0.179422 4.55418 0.284643C5.37067 0.460282 6.11742 0.670724 6.86334 1.26725C7.0767 1.44289 7.50341 1.47769 7.78734 1.68894C8.3913 2.21505 9.06665 2.60113 9.74201 3.05763C10.1679 3.30288 10.6298 3.61854 11.0205 3.93501C12.0158 4.74198 14.7164 6.46114 15.6396 6.91763C15.711 6.98805 15.7471 6.98805 15.7824 7.02286C15.7824 7.12808 15.6757 7.16288 15.6043 7.16288C15.1784 7.19849 14.5031 6.84722 13.8277 6.46114C12.7618 5.82981 11.5891 5.05764 10.9499 4.63676C10.7718 4.53154 10.666 4.42551 10.5946 4.3907C9.88397 4.00462 9.28001 3.47852 8.56937 3.09243C7.89402 2.74116 7.5387 2.24985 6.89945 1.93419C6.43745 1.68894 5.97545 1.51331 5.51346 1.33767C5.19342 1.23245 4.80282 1.12722 4.41221 0.951584C3.70157 0.63592 2.91954 0.565503 2.2089 0.670724C1.56883 0.811559 0.929584 1.09161 0.396194 1.23245C0.325622 1.23245 0.218944 1.26725 0.183658 1.26725C0.147552 1.26725 0.147552 1.26725 0.147552 1.26725C0.112266 1.19764 -0.0296973 1.23245 0.00558844 1.16203C0.0769807 0.811559 0.503692 0.600307 0.78762 0.425478Z" koffice:nodeTypes="ccccccccccccccccccccccc"/>
            <draw:path draw:style-name="gr5" draw:id="shape223" draw:name="path4740" draw:layer="" svg:width="1.49069003488pt" svg:height="2.20638074354pt" draw:transform="matrix(0.35342678000 0.00000000000 0.00000000000 0.35342678000 77.21348225368pt 57.24702185459pt)" svg:viewBox="0 0 1 2" svg:d="M0.661899 4.89489e-28C-0.325064 0.0369716 0.00369376 0.729348 0.302752 1.42088C0.0333924 1.56709 -0.0260049 1.74943 0.183267 2.041C0.332451 2.25947 0.541723 2.2225 0.661899 2.15023C1.17023 1.67632 1.13984 1.78556 1.3795 1.16628C1.70826 0.218468 1.26002 -1.19409e-14 0.661899 4.89489e-28Z" koffice:nodeTypes="cccccc"/>
            <draw:path draw:style-name="gr32" draw:id="shape224" draw:name="path4742" draw:layer="" svg:width="2.24753027755pt" svg:height="1.65301561585pt" draw:transform="matrix(0.35342678000 0.00000000000 0.00000000000 0.35342678000 77.25157351542pt 57.29118288811pt)" svg:viewBox="0 0 2 2" svg:d="M2.07801 0.864622C1.76618 1.33737 1.76618 1.24282 1.03938 1.58974C0.93504 1.65302 0.831896 1.65302 0.675982 1.65302C0.520067 1.65302 0.415725 1.62101 0.312581 1.55847C0.103895 1.43192 0.0523238 1.33737 0.156667 1.24282C0.208239 1.17954 0.25981 1.14827 0.415725 1.08499C0.312581 0.990446 0.25981 0.864622 0.208239 0.770073C-0.103591 0.39115 -0.206734 0.0442279 0.93504 0.0129541C1.1953 -0.0183198 1.45435 0.0129541 1.66304 0.0442279C2.18235 0.107503 2.44141 0.359876 2.07801 0.864622Z" koffice:nodeTypes="cccccccccc"/>
            <draw:path draw:style-name="gr33" draw:id="shape225" draw:name="path4744" draw:layer="" svg:width="1.65675873184pt" svg:height="1.21804832000pt" draw:transform="matrix(0.35342678000 0.00000000000 0.00000000000 0.35342678000 77.29407695993pt 57.33297524749pt)" svg:viewBox="0 0 2 1" svg:d="M1.53974 0.622447C1.27305 0.974564 1.31732 0.920248 0.781869 1.16373C0.693313 1.1912 0.603727 1.21805 0.514141 1.21805C0.425585 1.21805 0.335999 1.1912 0.247443 1.16373C0.113579 1.08257 0.0682714 1.00141 0.113579 0.947093C0.113579 0.893402 0.157857 0.865932 0.247443 0.81224C0.202135 0.731079 0.157857 0.676763 0.157857 0.595601C-0.0655924 0.297801 -0.154148 0.0543158 0.603727 0C0.827176 0 1.00532 0 1.18346 0.0268458C1.58505 0.0811616 1.80747 0.243485 1.53974 0.622447Z" koffice:nodeTypes="cccccccccc"/>
            <draw:path draw:style-name="gr34" draw:id="shape226" draw:name="path4746" draw:layer="" svg:width="1.14917104840pt" svg:height="1.71557604000pt" draw:transform="matrix(0.35342678000 0.00000000000 0.00000000000 0.35342678000 77.33336256485pt 57.37277110292pt)" svg:viewBox="0 0 1 2" svg:d="M1.05172 0.897213C0.903353 1.35198 0.903353 1.30587 0.569748 1.62441C0.495138 1.66947 0.458261 1.66947 0.38365 1.71558C0.309039 1.71558 0.272163 1.71558 0.197552 1.62441C0.123798 1.53325 0.086922 1.48819 0.086922 1.39703C0.086922 1.30587 0.086922 1.26081 0.160675 1.21576C0.123798 1.07954 0.123798 0.988375 0.123798 0.897213C-0.0245655 0.488555 -0.136053 0.0798978 0.38365 0.0337928C0.495138 -0.0112643 0.606625 -0.0112643 0.754989 0.0337928C1.08945 0.0798978 1.27469 0.306231 1.05172 0.897213Z" koffice:nodeTypes="cccccccccc"/>
            <draw:path draw:style-name="gr35" draw:id="shape227" draw:name="path4748" draw:layer="" svg:width="0.76238689646pt" svg:height="1.09723412458pt" draw:transform="matrix(0.35342678000 0.00000000000 0.00000000000 0.35342678000 77.36953078390pt 57.41324240030pt)" svg:viewBox="0 0 1 1" svg:d="M0.707205 0.561547C0.586361 0.85233 0.586361 0.85233 0.404747 1.03334C0.37471 1.03334 0.313939 1.07021 0.283903 1.07021C0.253168 1.10624 0.193096 1.10624 0.162361 1.07021C0.102288 1.03334 0.0715531 0.997303 0.0715531 0.924397C0.0415168 0.888364 0.0415168 0.85233 0.0715531 0.815459C0.0715531 0.743391 0.0715531 0.670486 0.102288 0.634452C-0.0185558 0.34367 -0.0793268 0.0889202 0.193096 0.0160149C0.253168 0.0160149 0.343976 -0.0200187 0.434783 0.0160149C0.677169 0.0160149 0.858085 0.161825 0.707205 0.561547Z" koffice:nodeTypes="cccccccccc"/>
            <draw:path draw:style-name="gr25" draw:id="shape228" draw:name="path4750" draw:layer="" svg:width="1.23131109879pt" svg:height="0.45131608686pt" draw:transform="matrix(0.35342678000 0.00000000000 0.00000000000 0.35342678000 77.00689669150pt 57.40203470532pt)" svg:viewBox="0 0 1 0" svg:d="M1.19579 0.194957C0.407384 -0.201137 0.380392 0.12509 0 0.1482C0 0.1482 0.9786 0.241714 1.03258 0.451316C1.03258 0.451316 1.332 0.264824 1.19579 0.194957Z" koffice:nodeTypes="cccc"/>
            <draw:path draw:style-name="gr26" draw:id="shape229" draw:name="path4752" draw:layer="" svg:width="1.23131109879pt" svg:height="0.45131608686pt" draw:transform="matrix(0.35342678000 0.00000000000 0.00000000000 0.35342678000 77.00689669150pt 57.40203470532pt)" svg:viewBox="0 0 1 0" svg:d="M1.19579 0.194957C0.407384 -0.201137 0.380392 0.12509 0 0.1482C0 0.1482 0.9786 0.241714 1.03258 0.451316C1.03258 0.451316 1.332 0.264824 1.19579 0.194957Z" koffice:nodeTypes="cccc"/>
            <draw:path draw:style-name="gr9" draw:id="shape230" draw:name="path4754" draw:layer="" svg:width="19.07156808305pt" svg:height="9.31617220692pt" draw:transform="matrix(0.35342678000 0.00000000000 0.00000000000 0.35342678000 74.47866654982pt 56.27274181499pt)" svg:viewBox="0 0 19 9" svg:d="M0.76156 0.451586C0.76156 0.451586 -2.35079 4.23441 4.00826 7.61648C4.00826 7.61648 10.1994 10.8302 14.9351 8.41953L19.0614 6.84586C19.0614 6.84586 19.163 6.51152 18.7232 6.6119C18.2498 6.67908 13.2774 9.08899 10.9767 8.95541C10.9767 8.95541 6.00426 8.55388 4.14419 7.0806C4.14419 7.0806 -1.23444 4.93785 1.167 0.685552C1.167 0.685552 1.57323 -0.68658 0.76156 0.451586Z" koffice:nodeTypes="ccccccccc"/>
            <draw:path draw:style-name="gr32" draw:id="shape231" draw:name="path4756" draw:layer="" svg:width="2.22145531685pt" svg:height="1.68985728000pt" draw:transform="matrix(0.35342678000 0.00000000000 0.00000000000 0.35342678000 76.00620392229pt 57.73757822523pt)" svg:viewBox="0 0 2 2" svg:d="M2.05116 0.892727C1.74234 1.37071 1.74234 1.27511 1.01858 1.62588C0.916034 1.6575 0.812298 1.68986 0.657291 1.68986C0.554748 1.68986 0.39974 1.6575 0.296005 1.59426C0.140998 1.46631 0.0897261 1.33909 0.140998 1.27511C0.193461 1.21114 0.296005 1.1479 0.39974 1.11554C0.296005 1.01994 0.244733 0.892727 0.193461 0.79713C-0.116553 0.382387 -0.167825 0.063241 0.916034 0C1.22486 0 1.43233 0 1.68988 0.063241C2.1549 0.127217 2.41245 0.350767 2.05116 0.892727Z" koffice:nodeTypes="cccccccccc"/>
            <draw:path draw:style-name="gr33" draw:id="shape232" draw:name="path4758" draw:layer="" svg:width="1.65092772160pt" svg:height="1.21804832000pt" draw:transform="matrix(0.35342678000 0.00000000000 0.00000000000 0.35342678000 76.04611378529pt 57.78649249158pt)" svg:viewBox="0 0 2 1" svg:d="M1.53477 0.622447C1.31171 0.974564 1.31171 0.920248 0.778226 1.16436C0.688798 1.1912 0.600398 1.21805 0.51097 1.21805C0.421542 1.21805 0.333142 1.1912 0.243714 1.13689C0.110086 1.05573 0.0658862 1.00203 0.110086 0.920248C0.110086 0.893402 0.199514 0.839086 0.243714 0.81224C0.199514 0.731079 0.154286 0.649917 0.154286 0.595601C-0.0677417 0.297801 -0.15717 0.0274701 0.644598 0C0.822426 0 1.00025 0 1.17911 0C1.57897 0.0543158 1.801 0.216639 1.53477 0.622447Z" koffice:nodeTypes="cccccccccc"/>
            <draw:path draw:style-name="gr34" draw:id="shape233" draw:name="path4760" draw:layer="" svg:width="1.15037083753pt" svg:height="1.73817856000pt" draw:transform="matrix(0.35342678000 0.00000000000 0.00000000000 0.35342678000 76.08451792803pt 57.82324887670pt)" svg:viewBox="0 0 1 2" svg:d="M1.05305 0.914442C0.903749 1.37219 0.903749 1.32684 0.56997 1.64642C0.533075 1.69283 0.458425 1.69283 0.384633 1.73818C0.34688 1.73818 0.27223 1.69283 0.198438 1.64642C0.123789 1.55571 0.0868935 1.46395 0.0868935 1.37219C0.0868935 1.32684 0.123789 1.28043 0.161543 1.18972C0.123789 1.09796 0.123789 1.0062 0.123789 0.914442C-0.0246519 0.503101 -0.136198 0.0917606 0.384633 0C0.495321 0 0.643762 0 0.755307 0C1.08995 0.0917606 1.27614 0.275282 1.05305 0.914442Z" koffice:nodeTypes="cccccccccc"/>
            <draw:path draw:style-name="gr35" draw:id="shape234" draw:name="path4762" draw:layer="" svg:width="0.74018162083pt" svg:height="1.13891584000pt" draw:transform="matrix(0.35342678000 0.00000000000 0.00000000000 0.35342678000 76.12530893147pt 57.86000526182pt)" svg:viewBox="0 0 1 1" svg:d="M0.685517 0.592509C0.59673 0.888764 0.59673 0.852052 0.387496 1.03646C0.357901 1.07403 0.328305 1.11074 0.268425 1.11074C0.23883 1.14831 0.209234 1.14831 0.149355 1.11074C0.0894752 1.07403 0.0598795 1.03646 0.0598795 0.963041C0.0302839 0.925476 0.0302839 0.888764 0.0598795 0.852052C0.0598795 0.777775 0.0598795 0.703498 0.0894752 0.629221C0 0.370532 -0.0894752 0.111843 0.17895 0.0375654C0.23883 0 0.328305 0 0.417092 0C0.655922 0.0375654 0.834872 0.148554 0.685517 0.592509Z" koffice:nodeTypes="cccccccccc"/>
            <draw:path draw:style-name="gr25" draw:id="shape235" draw:name="path4764" draw:layer="" svg:width="1.23142463840pt" svg:height="0.45126039093pt" draw:transform="matrix(0.35342678000 0.00000000000 0.00000000000 0.35342678000 75.75802782170pt 57.85556647074pt)" svg:viewBox="0 0 1 0" svg:d="M1.19584 0.194917C0.435023 -0.201152 0.38041 0.125054 0 0.1487C0 0.1487 0.978645 0.241672 1.03326 0.45126C1.03326 0.45126 1.33206 0.26478 1.19584 0.194917Z" koffice:nodeTypes="cccc"/>
            <draw:path draw:style-name="gr26" draw:id="shape236" draw:name="path4766" draw:layer="" svg:width="1.23142463840pt" svg:height="0.45126039093pt" draw:transform="matrix(0.35342678000 0.00000000000 0.00000000000 0.35342678000 75.75802782170pt 57.85556647074pt)" svg:viewBox="0 0 1 0" svg:d="M1.19584 0.194917C0.435023 -0.201152 0.38041 0.125054 0 0.1487C0 0.1487 0.978645 0.241672 1.03326 0.45126C1.03326 0.45126 1.33206 0.26478 1.19584 0.194917Z" koffice:nodeTypes="cccc"/>
            <draw:path draw:style-name="gr5" draw:id="shape237" draw:name="path4768" draw:layer="" svg:width="1.49107408052pt" svg:height="2.17116333349pt" draw:transform="matrix(0.35342678000 0.00000000000 0.00000000000 0.35342678000 75.52385621514pt 56.42441595817pt)" svg:viewBox="0 0 1 2" svg:d="M0.661896 0.00366164C-0.325196 0.040337 0.00360452 0.727166 0.303393 1.37732C0.0339978 1.55819 0.00360452 1.73823 0.183202 1.99163C0.333096 2.20835 0.542395 2.20835 0.661896 2.09999C1.17029 1.63071 1.17029 1.73823 1.37959 1.12392C1.70908 0.184537 1.26009 -0.0321802 0.661896 0.00366164Z" koffice:nodeTypes="cccccc"/>
            <draw:path draw:style-name="gr32" draw:id="shape238" draw:name="path4770" draw:layer="" svg:width="2.21890855322pt" svg:height="1.68838688000pt" draw:transform="matrix(0.35342678000 0.00000000000 0.00000000000 0.35342678000 75.56593431633pt 56.46269714442pt)" svg:viewBox="0 0 2 2" svg:d="M2.04897 0.859997C1.73914 1.33851 1.73914 1.27456 1.01698 1.62517C0.9133 1.65678 0.809623 1.68839 0.655897 1.68839C0.552221 1.65678 0.397302 1.62517 0.293626 1.56122C0.138707 1.43333 0.0874651 1.33851 0.138707 1.24295C0.191142 1.21061 0.293626 1.1474 0.397302 1.11506C0.293626 0.987894 0.242384 0.891604 0.191142 0.796783C-0.118695 0.382221 -0.171129 0.0316067 0.964542 0C1.22314 0 1.48054 0 1.68789 0.0316067C2.15146 0.127162 2.41005 0.350614 2.04897 0.859997Z" koffice:nodeTypes="cccccccccc"/>
            <draw:path draw:style-name="gr33" draw:id="shape239" draw:name="path4772" draw:layer="" svg:width="1.65073330794pt" svg:height="1.20466242000pt" draw:transform="matrix(0.35342678000 0.00000000000 0.00000000000 0.35342678000 75.60546257713pt 56.50249299984pt)" svg:viewBox="0 0 2 1" svg:d="M1.53415 0.639041C1.31214 0.989217 1.31214 0.908503 0.777663 1.17734C0.68824 1.20466 0.599845 1.20466 0.510422 1.20466C0.422027 1.20466 0.332604 1.20466 0.243181 1.15065C0.109561 1.06993 0.0653637 1.01591 0.109561 0.935201C0.109561 0.908503 0.198984 0.854486 0.243181 0.827788C0.198984 0.747074 0.154786 0.665739 0.154786 0.585645C-0.0682566 0.316183 -0.156652 0.0467212 0.644042 0.0200234C0.82186 -0.00667446 0.999678 -0.00667446 1.1775 0.0200234C1.57835 0.0740399 1.80139 0.235469 1.53415 0.639041Z" koffice:nodeTypes="cccccccccc"/>
            <draw:path draw:style-name="gr34" draw:id="shape240" draw:name="path4774" draw:layer="" svg:width="1.15041790118pt" svg:height="1.68607482291pt" draw:transform="matrix(0.35342678000 0.00000000000 0.00000000000 0.35342678000 75.64372404801pt 56.54296429822pt)" svg:viewBox="0 0 1 2" svg:d="M1.05307 0.875816C0.904625 1.37132 0.904625 1.28094 0.569982 1.59674C0.533086 1.64141 0.458434 1.68607 0.384641 1.68607C0.346887 1.68607 0.273094 1.68607 0.198443 1.64141C0.123791 1.55103 0.0868953 1.4617 0.0868953 1.37132C0.0868953 1.28094 0.123791 1.23628 0.161546 1.19057C0.123791 1.10123 0.123791 0.965152 0.123791 0.875816C-0.0246524 0.470688 -0.136201 0.110227 0.384641 0.0198525C0.496189 0.0198525 0.644633 -0.0248156 0.756181 0.0198525C1.08997 0.0645205 1.27617 0.289938 1.05307 0.875816Z" koffice:nodeTypes="cccccccccc"/>
            <draw:path draw:style-name="gr35" draw:id="shape241" draw:name="path4776" draw:layer="" svg:width="0.74008847670pt" svg:height="1.08326464000pt" draw:transform="matrix(0.35342678000 0.00000000000 0.00000000000 0.35342678000 75.68465642217pt 56.58512418101pt)" svg:viewBox="0 0 1 1" svg:d="M0.685818 0.577852C0.595661 0.866778 0.595661 0.830142 0.387128 1.01082C0.357534 1.04746 0.32794 1.04746 0.268064 1.08326C0.238471 1.08326 0.208877 1.08326 0.149001 1.08326C0.0898136 1.01082 0.0595316 0.975021 0.0595316 0.939218C0.0299379 0.866778 0.0595316 0.830142 0.0595316 0.794339C0.0595316 0.721899 0.0595316 0.686095 0.0898136 0.613656C-0.000344114 0.360533 -0.0891254 0.108243 0.178595 0.0366362C0.238471 0 0.32794 0 0.41741 0C0.655536 0 0.834475 0.144879 0.685818 0.577852Z" koffice:nodeTypes="cccccccccc"/>
            <draw:path draw:style-name="gr25" draw:id="shape242" draw:name="path4778" draw:layer="" svg:width="1.23084817216pt" svg:height="0.41961733297pt" draw:transform="matrix(0.35342678000 0.00000000000 0.00000000000 0.35342678000 75.31751668310pt 56.57672018040pt)" svg:viewBox="0 0 1 0" svg:d="M1.19556 0.195227C0.434293 -0.186704 0.380321 0.105574 0 0.127858C0 0.127858 0.977788 0.239794 1.03239 0.419617C1.03239 0.419617 1.33112 0.262596 1.19556 0.195227Z" koffice:nodeTypes="cccc"/>
            <draw:path draw:style-name="gr26" draw:id="shape243" draw:name="path4780" draw:layer="" svg:width="1.23084817216pt" svg:height="0.41961733297pt" draw:transform="matrix(0.35342678000 0.00000000000 0.00000000000 0.35342678000 75.31751668310pt 56.57672018040pt)" svg:viewBox="0 0 1 0" svg:d="M1.19556 0.195227C0.434293 -0.186704 0.380321 0.105574 0 0.127858C0 0.127858 0.977788 0.239794 1.03239 0.419617C1.03239 0.419617 1.33112 0.262596 1.19556 0.195227Z" koffice:nodeTypes="cccc"/>
            <draw:path draw:style-name="gr32" draw:id="shape244" draw:name="path4782" draw:layer="" svg:width="1.65432911513pt" svg:height="1.44668053366pt" draw:transform="matrix(0.35342678000 0.00000000000 0.00000000000 0.35342678000 76.98727043353pt 55.78772743020pt)" svg:viewBox="0 0 2 1" svg:d="M1.2794 1.15207C0.86977 1.41742 0.932342 1.35823 0.365551 1.44668C0.30225 1.44668 0.208391 1.41742 0.145091 1.38817C0.0817913 1.32897 0.0192186 1.26978 0.0192186 1.18133C-0.0127953 1.03368 -0.0127953 0.94523 0.0817913 0.886716C0.145091 0.856778 0.208391 0.856778 0.30225 0.856778C0.30225 0.738387 0.30225 0.620679 0.334264 0.532227C0.365551 0.119228 0.52271 -0.175383 1.12151 0.119228C1.2794 0.178422 1.40527 0.266874 1.49986 0.355325C1.72032 0.562165 1.75161 0.827519 1.2794 1.15207Z" koffice:nodeTypes="cccccccccc"/>
            <draw:path draw:style-name="gr33" draw:id="shape245" draw:name="path4784" draw:layer="" svg:width="1.20130804378pt" svg:height="2.06792451881pt" draw:transform="matrix(0.35342678000 0.00000000000 0.00000000000 0.35342678000 77.03546120339pt 55.83678604935pt)" svg:viewBox="0 0 1 2" svg:d="M0.930627 1.64824C0.635498 2.04743 0.688819 1.99797 0.28643 2.04743C0.232488 2.0969 0.179167 2.04743 0.125226 1.99797C0.071905 1.94735 0.0446243 1.84841 0.0179637 1.74832C-0.00931695 1.54815 -0.00931695 1.39859 0.0446243 1.34913C0.071905 1.24904 0.125226 1.24904 0.179167 1.24904C0.205828 1.04887 0.205828 0.949929 0.232488 0.800374C0.259149 0.202155 0.367032 -0.24766 0.796083 0.151536C0.876685 0.202155 0.984568 0.35171 1.06517 0.450646C1.25303 0.750906 1.27969 1.14895 0.930627 1.64824Z" koffice:nodeTypes="cccccccccc"/>
            <draw:path draw:style-name="gr34" draw:id="shape246" draw:name="path4786" draw:layer="" svg:width="1.68662194005pt" svg:height="1.43524864467pt" draw:transform="matrix(0.35342678000 0.00000000000 0.00000000000 0.35342678000 77.08344893205pt 55.87981961379pt)" svg:viewBox="0 0 2 1" svg:d="M1.33844 1.14389C0.933246 1.43525 0.933246 1.39404 0.438701 1.43525C0.348311 1.43525 0.257922 1.43525 0.213247 1.39404C0.123896 1.39404 0.0781817 1.35187 0.0335065 1.26848C-0.0111688 1.14389 -0.0111688 1.06146 0.0335065 0.978083C0.0781817 0.936871 0.123896 0.894701 0.213247 0.894701C0.213247 0.770107 0.257922 0.686725 0.348311 0.603343C0.348311 0.18835 0.483376 -0.14422 1.02364 0.0637552C1.15766 0.104967 1.29273 0.18835 1.42779 0.271732C1.7426 0.520919 1.83299 0.770107 1.33844 1.14389Z" koffice:nodeTypes="cccccccccc"/>
            <draw:path draw:style-name="gr35" draw:id="shape247" draw:name="path4788" draw:layer="" svg:width="1.09222603325pt" svg:height="0.91995121360pt" draw:transform="matrix(0.35342678000 0.00000000000 0.00000000000 0.35342678000 77.13236319840pt 55.92748857118pt)" svg:viewBox="0 0 1 1" svg:d="M0.859696 0.72045C0.606365 0.919951 0.606365 0.886189 0.317082 0.919951C0.244343 0.919951 0.208392 0.919951 0.171605 0.919951C0.135653 0.886189 0.0629148 0.886189 0.0269635 0.820201C-0.00898783 0.786439 -0.00898783 0.72045 0.0269635 0.686688C0.0269635 0.620699 0.0269635 0.586938 0.0629148 0.586938C0.0997022 0.520181 0.135653 0.487187 0.208392 0.453425C0.208392 0.187935 0.280295 -0.0783227 0.606365 0.0214279C0.679104 0.0214279 0.751006 0.0881841 0.859696 0.121179C1.11303 0.287686 1.22172 0.487187 0.859696 0.72045Z" koffice:nodeTypes="cccccccccc"/>
            <draw:path draw:style-name="gr25" draw:id="shape248" draw:name="path4790" draw:layer="" svg:width="1.68019617230pt" svg:height="1.08326464000pt" draw:transform="matrix(0.35342678000 0.00000000000 0.00000000000 0.35342678000 76.92122604003pt 55.76376034429pt)" svg:viewBox="0 0 2 1" svg:d="M1.66124 0.865946C0.942614 -0.180683 0.583819 0.216486 0 0C0 0 1.30141 0.794339 1.16764 1.08326C1.16764 1.08326 1.79605 1.04663 1.66124 0.865946Z" koffice:nodeTypes="cccc"/>
            <draw:path draw:style-name="gr26" draw:id="shape249" draw:name="path4792" draw:layer="" svg:width="1.68019617230pt" svg:height="1.08326464000pt" draw:transform="matrix(0.35342678000 0.00000000000 0.00000000000 0.35342678000 76.92122604003pt 55.76376034429pt)" svg:viewBox="0 0 2 1" svg:d="M1.66124 0.865946C0.942614 -0.180683 0.583819 0.216486 0 0C0 0 1.30141 0.794339 1.16764 1.08326C1.16764 1.08326 1.79605 1.04663 1.66124 0.865946Z" koffice:nodeTypes="cccc"/>
            <draw:path draw:style-name="gr5" draw:id="shape250" draw:name="path4794" draw:layer="" svg:width="1.49711804554pt" svg:height="2.17136902055pt" draw:transform="matrix(0.35342678000 0.00000000000 0.00000000000 0.35342678000 78.02742048978pt 58.61900155045pt)" svg:viewBox="0 0 1 2" svg:d="M0.678734 0.00381905C-0.310354 0.0396625 -0.0106516 0.726523 0.289051 1.37671C0.0495659 1.5576 -0.0106516 1.73848 0.199071 1.99105C0.318814 2.20861 0.558991 2.20861 0.678734 2.10025C1.18816 1.63012 1.1584 1.73848 1.39788 1.12414C1.69759 0.18387 1.27814 -0.0328579 0.678734 0.00381905Z" koffice:nodeTypes="cccccc"/>
            <draw:path draw:style-name="gr32" draw:id="shape251" draw:name="path4796" draw:layer="" svg:width="2.24635390743pt" svg:height="1.68985728000pt" draw:transform="matrix(0.35342678000 0.00000000000 0.00000000000 0.35342678000 78.07194589681pt 58.65705333608pt)" svg:viewBox="0 0 2 2" svg:d="M2.07688 0.860371C1.76513 1.33909 1.76513 1.27511 1.03852 1.62588C0.935401 1.6575 0.779527 1.68986 0.675212 1.68986C0.519339 1.6575 0.416222 1.62588 0.311907 1.5619C0.104475 1.43469 0.0517182 1.33909 0.156034 1.24349C0.207592 1.21114 0.260349 1.1479 0.416222 1.11554C0.311907 0.988324 0.260349 0.892727 0.207592 0.764774C-0.102956 0.382387 -0.207271 0.0316205 0.935401 0C1.19439 0 1.45458 0 1.66201 0.0316205C2.18119 0.127217 2.44018 0.350767 2.07688 0.860371Z" koffice:nodeTypes="cccccccccc"/>
            <draw:path draw:style-name="gr33" draw:id="shape252" draw:name="path4798" draw:layer="" svg:width="1.65657803452pt" svg:height="1.20466242000pt" draw:transform="matrix(0.35342678000 0.00000000000 0.00000000000 0.35342678000 78.11443175612pt 58.69684919151pt)" svg:viewBox="0 0 2 1" svg:d="M1.54025 0.639041C1.27253 0.989217 1.31681 0.908503 0.78138 1.17796C0.692829 1.20466 0.603249 1.20466 0.514698 1.20466C0.425117 1.20466 0.335536 1.20466 0.246985 1.15065C0.113129 1.06993 0.0688531 0.989217 0.113129 0.935201C0.113129 0.881805 0.157404 0.854486 0.246985 0.827788C0.20271 0.747074 0.157404 0.666359 0.157404 0.585645C-0.0650031 0.316183 -0.154584 0.0473421 0.603249 0.0200234C0.826686 -0.00667446 1.00482 -0.00667446 1.18295 0.0200234C1.58452 0.0740399 1.80693 0.235469 1.54025 0.639041Z" koffice:nodeTypes="cccccccccc"/>
            <draw:path draw:style-name="gr34" draw:id="shape253" draw:name="path4800" draw:layer="" svg:width="1.16788171300pt" svg:height="1.68815304601pt" draw:transform="matrix(0.35342678000 0.00000000000 0.00000000000 0.35342678000 78.14853778531pt 58.73732048988pt)" svg:viewBox="0 0 1 2" svg:d="M1.07657 0.876356C0.926142 1.37217 0.926142 1.28173 0.551792 1.59772C0.514617 1.64242 0.477441 1.68815 0.402225 1.68815C0.327874 1.68815 0.252658 1.68815 0.215483 1.64242C0.140267 1.55303 0.0659161 1.4626 0.103092 1.37217C0.103092 1.28173 0.103092 1.23704 0.140267 1.19234C0.140267 1.10191 0.103092 0.966787 0.140267 0.876356C-0.0464754 0.470978 -0.121692 0.110295 0.402225 0.0198647C0.514617 0.0198647 0.627008 -0.0248309 0.776575 0.0198647C1.07657 0.0655997 1.30135 0.290117 1.07657 0.876356Z" koffice:nodeTypes="cccccccccc"/>
            <draw:path draw:style-name="gr35" draw:id="shape254" draw:name="path4802" draw:layer="" svg:width="0.78524070602pt" svg:height="1.08326464000pt" draw:transform="matrix(0.35342678000 0.00000000000 0.00000000000 0.35342678000 78.18529226138pt 58.77948037267pt)" svg:viewBox="0 0 1 1" svg:d="M0.728937 0.577852C0.606296 0.866778 0.606296 0.830975 0.391496 1.01082C0.360304 1.04746 0.329821 1.04746 0.299337 1.08326C0.268854 1.08326 0.207179 1.08326 0.176696 1.04746C0.115021 1.01082 0.0845376 0.975021 0.0845376 0.939218C0.0533455 0.866778 0.0533455 0.830975 0.0845376 0.794339C0.0533455 0.722732 0.0845376 0.686095 0.115021 0.613656C-0.00762079 0.361366 -0.0997791 0.108243 0.207179 0.0366362C0.268854 0 0.360304 0 0.452462 0C0.698454 0 0.882771 0.144879 0.728937 0.577852Z" koffice:nodeTypes="cccccccccc"/>
            <draw:path draw:style-name="gr25" draw:id="shape255" draw:name="path4804" draw:layer="" svg:width="1.21210209865pt" svg:height="0.44033783449pt" draw:transform="matrix(0.35342678000 0.00000000000 0.00000000000 0.35342678000 77.82712956253pt 58.76577473994pt)" svg:viewBox="0 0 1 0" svg:d="M1.18642 0.209943C0.404816 -0.204131 0.377413 0.118104 0 0.140931C0 0.140931 0.970936 0.256128 1.02512 0.440338C1.02512 0.440338 1.29479 0.278955 1.18642 0.209943Z" koffice:nodeTypes="cccc"/>
            <draw:path draw:style-name="gr26" draw:id="shape256" draw:name="path4806" draw:layer="" svg:width="1.21210209865pt" svg:height="0.44033783449pt" draw:transform="matrix(0.35342678000 0.00000000000 0.00000000000 0.35342678000 77.82712956253pt 58.76577473994pt)" svg:viewBox="0 0 1 0" svg:d="M1.18642 0.209943C0.404816 -0.204131 0.377413 0.118104 0 0.140931C0 0.140931 0.970936 0.256128 1.02512 0.440338C1.02512 0.440338 1.29479 0.278955 1.18642 0.209943Z" koffice:nodeTypes="cccc"/>
            <draw:path draw:style-name="gr5" draw:id="shape257" draw:name="path4808" draw:layer="" svg:width="1.49263533352pt" svg:height="2.17116333349pt" draw:transform="matrix(0.35342678000 0.00000000000 0.00000000000 0.35342678000 79.11258038328pt 57.80984893577pt)" svg:viewBox="0 0 1 2" svg:d="M0.68878 0.00366164C-0.329237 0.0395034 0.000426403 0.726333 0.29968 1.37732C0.0598626 1.55736 0.000426403 1.73823 0.179426 1.99163C0.329398 2.20835 0.568525 2.20835 0.65837 2.09999C1.16703 1.62988 1.16703 1.73823 1.37713 1.12392C1.7061 0.184537 1.28729 -0.0321802 0.68878 0.00366164Z" koffice:nodeTypes="cccccc"/>
            <draw:path draw:style-name="gr32" draw:id="shape258" draw:name="path4810" draw:layer="" svg:width="1.15945035082pt" svg:height="1.68985728000pt" draw:transform="matrix(0.35342678000 0.00000000000 0.00000000000 0.35342678000 79.15314585566pt 57.84784738059pt)" svg:viewBox="0 0 1 2" svg:d="M1.07335 0.861107C0.888793 1.33909 0.914985 1.27511 0.519665 1.62588C0.492864 1.65824 0.413679 1.68986 0.335102 1.68986C0.282109 1.65824 0.202924 1.62588 0.15054 1.56264C0.0707458 1.43469 0.0445538 1.33909 0.0707458 1.24349C0.097547 1.21187 0.15054 1.1479 0.202924 1.11628C0.176732 0.988324 0.123739 0.892727 0.097547 0.79713C-0.0608234 0.382387 -0.0870154 0.0316205 0.492864 0C0.625042 0 0.756611 0 0.862601 0.0316205C1.12635 0.127953 1.25792 0.350767 1.07335 0.861107Z" koffice:nodeTypes="cccccccccc"/>
            <draw:path draw:style-name="gr33" draw:id="shape259" draw:name="path4812" draw:layer="" svg:width="1.65118198158pt" svg:height="1.20435200000pt" draw:transform="matrix(0.35342678000 0.00000000000 0.00000000000 0.35342678000 79.19260302341pt 57.88771392138pt)" svg:viewBox="0 0 2 1" svg:d="M1.53436 0.639424C1.31232 0.988934 1.31232 0.90823 0.777768 1.17766C0.733565 1.20435 0.64413 1.20435 0.510491 1.20435C0.422084 1.20435 0.332649 1.20435 0.243214 1.15096C0.110604 1.06964 0.0653726 1.01625 0.110604 0.935546C0.154807 0.90823 0.199011 0.854842 0.288446 0.827526C0.199011 0.746822 0.199011 0.666118 0.154807 0.585414C-0.0682659 0.315987 -0.156673 0.0471808 0.64413 0.0204864C0.821972 -0.0068288 1.00084 -0.0068288 1.17868 0.0204864C1.57959 0.0738752 1.80164 0.235283 1.53436 0.639424Z" koffice:nodeTypes="cccccccccc"/>
            <draw:path draw:style-name="gr34" draw:id="shape260" draw:name="path4814" draw:layer="" svg:width="1.15210932134pt" svg:height="1.68699117594pt" draw:transform="matrix(0.35342678000 0.00000000000 0.00000000000 0.35342678000 79.23498773344pt 57.92827158746pt)" svg:viewBox="0 0 1 2" svg:d="M1.07825 0.875478C0.89277 1.37111 0.89277 1.28176 0.55788 1.59659C0.520957 1.64127 0.446251 1.68699 0.372403 1.68699C0.334621 1.68699 0.260773 1.68699 0.186067 1.64127C0.11222 1.55191 0.0744369 1.46151 0.0744369 1.37111C0.0744369 1.28176 0.11222 1.23604 0.149144 1.19136C0.11222 1.10096 0.11222 0.965878 0.11222 0.875478C-0.0363342 0.470239 -0.11104 0.10968 0.372403 0.0203197C0.484033 0.0203197 0.632586 -0.0253996 0.744216 0.0203197C1.07825 0.0649999 1.26458 0.290479 1.07825 0.875478Z" koffice:nodeTypes="cccccccccc"/>
            <draw:path draw:style-name="gr35" draw:id="shape261" draw:name="path4816" draw:layer="" svg:width="0.74185038952pt" svg:height="1.08160000000pt" draw:transform="matrix(0.35342678000 0.00000000000 0.00000000000 0.35342678000 79.27333238706pt 57.97055715861pt)" svg:viewBox="0 0 1 1" svg:d="M0.682892 0.576576C0.593316 0.86528 0.593316 0.829504 0.383847 1.01005C0.354218 1.04582 0.324589 1.04582 0.264642 1.0816C0.235013 1.0816 0.205384 1.0816 0.145437 1.0816C0.115808 1.01005 0.0861787 0.97344 0.0558604 0.937664C0.0558604 0.86528 0.0558604 0.829504 0.0558604 0.793728C0.0558604 0.721344 0.0558604 0.684736 0.115808 0.613184C-0.00339759 0.360256 -0.0929732 0.10816 0.175066 0.035776C0.264642 0 0.324589 0 0.414165 0C0.682892 0 0.831726 0.143936 0.682892 0.576576Z" koffice:nodeTypes="cccccccccc"/>
            <draw:path draw:style-name="gr25" draw:id="shape262" draw:name="path4818" draw:layer="" svg:width="1.23084817216pt" svg:height="0.42065441900pt" draw:transform="matrix(0.35342678000 0.00000000000 0.00000000000 0.35342678000 78.90465712939pt 57.96187041665pt)" svg:viewBox="0 0 1 0" svg:d="M1.19556 0.195468C0.434921 -0.186934 0.407307 0.105705 0 0.128016C0 0.128016 1.0054 0.240609 1.03239 0.420654C1.03239 0.420654 1.33112 0.263439 1.19556 0.195468Z" koffice:nodeTypes="cccc"/>
            <draw:path draw:style-name="gr26" draw:id="shape263" draw:name="path4820" draw:layer="" svg:width="1.23084817216pt" svg:height="0.42065441900pt" draw:transform="matrix(0.35342678000 0.00000000000 0.00000000000 0.35342678000 78.90465712939pt 57.96187041665pt)" svg:viewBox="0 0 1 0" svg:d="M1.19556 0.195468C0.434921 -0.186934 0.407307 0.105705 0 0.128016C0 0.128016 1.0054 0.240609 1.03239 0.420654C1.03239 0.420654 1.33112 0.263439 1.19556 0.195468Z" koffice:nodeTypes="cccc"/>
            <draw:path draw:style-name="gr25" draw:id="shape264" draw:name="path4822" draw:layer="" svg:width="1.47088384000pt" svg:height="2.94766429909pt" draw:transform="matrix(0.35342678000 0.00000000000 0.00000000000 0.35342678000 85.72381479342pt 56.71998139506pt)" svg:viewBox="0 0 1 3" svg:d="M0.672376 2.94766C0.672376 2.94766 0.966359 0.0845314 0 3.5879e-05C0 3.5879e-05 1.13421 -0.0426974 1.47088 2.82141L0.672376 2.94766" koffice:nodeTypes="cccc"/>
            <draw:path draw:style-name="gr26" draw:id="shape265" draw:name="path4824" draw:layer="" svg:width="1.47088384000pt" svg:height="2.94766429909pt" draw:transform="matrix(0.35342678000 0.00000000000 0.00000000000 0.35342678000 85.72381479342pt 56.71998139506pt)" svg:viewBox="0 0 1 3" svg:d="M0.672376 2.94766C0.672376 2.94766 0.966359 0.0845314 0 3.5879e-05C0 3.5879e-05 1.13421 -0.0426974 1.47088 2.82141L0.672376 2.94766" koffice:nodeTypes="cccc"/>
            <draw:path draw:style-name="gr25" draw:id="shape266" draw:name="path4826" draw:layer="" svg:width="1.38862656000pt" svg:height="2.94766330440pt" draw:transform="matrix(0.35342678000 0.00000000000 0.00000000000 0.35342678000 81.98964880666pt 55.48185698893pt)" svg:viewBox="0 0 1 3" svg:d="M0.653305 2.94766C0.653305 2.94766 0.938949 0.083559 0 3.48844e-05C0 3.48844e-05 1.10298 -0.0426985 1.38863 2.86317L0.653305 2.94766" koffice:nodeTypes="cccc"/>
            <draw:path draw:style-name="gr26" draw:id="shape267" draw:name="path4828" draw:layer="" svg:width="1.38862656000pt" svg:height="2.94766330440pt" draw:transform="matrix(0.35342678000 0.00000000000 0.00000000000 0.35342678000 81.98964880666pt 55.48185698893pt)" svg:viewBox="0 0 1 3" svg:d="M0.653305 2.94766C0.653305 2.94766 0.938949 0.083559 0 3.48844e-05C0 3.48844e-05 1.10298 -0.0426985 1.38863 2.86317L0.653305 2.94766" koffice:nodeTypes="cccc"/>
            <draw:path draw:style-name="gr25" draw:id="shape268" draw:name="path4830" draw:layer="" svg:width="2.08896800000pt" svg:height="2.00992754945pt" draw:transform="matrix(0.35342678000 0.00000000000 0.00000000000 0.35342678000 85.54003286782pt 60.81465314262pt)" svg:viewBox="0 0 2 2" svg:d="M1.52237 0C1.52237 0 0.779173 2.2255 0 1.9817C0 1.9817 0.850304 2.36425 2.08897 0.312773L1.52237 2.27938e-14" koffice:nodeTypes="cccc"/>
            <draw:path draw:style-name="gr26" draw:id="shape269" draw:name="path4832" draw:layer="" svg:width="2.08896800000pt" svg:height="2.00992754945pt" draw:transform="matrix(0.35342678000 0.00000000000 0.00000000000 0.35342678000 85.54003286782pt 60.81465314262pt)" svg:viewBox="0 0 2 2" svg:d="M1.52237 0C1.52237 0 0.779173 2.2255 0 1.9817C0 1.9817 0.850304 2.36425 2.08897 0.312773L1.52237 2.27938e-14" koffice:nodeTypes="cccc"/>
            <draw:path draw:style-name="gr25" draw:id="shape270" draw:name="path4834" draw:layer="" svg:width="3.11101568000pt" svg:height="2.24361223812pt" draw:transform="matrix(0.35342678000 0.00000000000 0.00000000000 0.35342678000 82.92015083304pt 60.87600803163pt)" svg:viewBox="0 0 3 2" svg:d="M2.59218 0C2.59218 0 0.778253 2.75368 0 2.02632C0 2.02632 0.778253 3.01371 3.11102 0.778892L2.59218 0" koffice:nodeTypes="cccc"/>
            <draw:path draw:style-name="gr26" draw:id="shape271" draw:name="path4836" draw:layer="" svg:width="3.11101568000pt" svg:height="2.24361223812pt" draw:transform="matrix(0.35342678000 0.00000000000 0.00000000000 0.35342678000 82.92015083304pt 60.87600803163pt)" svg:viewBox="0 0 3 2" svg:d="M2.59218 0C2.59218 0 0.778253 2.75368 0 2.02632C0 2.02632 0.778253 3.01371 3.11102 0.778892L2.59218 0" koffice:nodeTypes="cccc"/>
            <draw:path draw:style-name="gr25" draw:id="shape272" draw:name="path4838" draw:layer="" svg:width="2.13026133333pt" svg:height="2.14174219491pt" draw:transform="matrix(0.35342678000 0.00000000000 0.00000000000 0.35342678000 80.41053795362pt 59.73571186864pt)" svg:viewBox="0 0 2 2" svg:d="M1.78039 0C1.78039 0 0.52515 2.69161 0 1.92944C0 1.92944 0.554138 2.89416 2.13026 0.710661L1.78039 0" koffice:nodeTypes="cccc"/>
            <draw:path draw:style-name="gr26" draw:id="shape273" draw:name="path4840" draw:layer="" svg:width="2.13026133333pt" svg:height="2.14174219491pt" draw:transform="matrix(0.35342678000 0.00000000000 0.00000000000 0.35342678000 80.41053795362pt 59.73571186864pt)" svg:viewBox="0 0 2 2" svg:d="M1.78039 0C1.78039 0 0.52515 2.69161 0 1.92944C0 1.92944 0.554138 2.89416 2.13026 0.710661L1.78039 0" koffice:nodeTypes="cccc"/>
            <draw:path draw:style-name="gr5" draw:id="shape274" draw:name="path4842" draw:layer="" svg:width="23.30683346893pt" svg:height="14.96082200352pt" draw:transform="matrix(0.35342678000 0.00000000000 0.00000000000 0.35342678000 80.41813065871pt 55.95158430627pt)" svg:viewBox="0 0 23 15" svg:d="M1.16381 4.07682C1.16381 4.07682 -3.96205 11.0741 7.30114 14.1573C7.30114 14.1573 13.0197 16.6859 19.7497 12.7719L23.0975 11.0054L23.3068 8.12991C23.3068 8.12991 16.646 5.22012 14.6939 2.69144C14.6939 2.69144 5.10423 -4.20273 1.16381 4.07682Z" koffice:nodeTypes="ccccccc"/>
            <draw:path draw:style-name="gr5" draw:id="shape275" draw:name="path4844" draw:layer="" svg:width="19.63210755200pt" svg:height="8.33295061858pt" draw:transform="matrix(0.35342678000 0.00000000000 0.00000000000 0.35342678000 81.18157381686pt 56.06882486754pt)" svg:viewBox="0 0 20 8" svg:d="M0.309117 3.54437C0.240953 3.3672 0 3.54437 0 3.4023C0.0689569 2.80056 0.275035 2.19882 0.652316 1.73914C1.75087 0.322547 3.12367 0.0392298 4.80558 0.0041213C7.31022 -0.0669123 9.67854 0.783041 11.6355 2.34088C12.0128 2.6242 12.6992 3.15491 13.1105 3.50926C14.7924 4.88911 16.5433 6.16363 18.6366 6.83641C19.1169 6.97848 19.22 7.5443 19.6321 7.65125C19.151 8.64246 18.0532 8.35914 17.2979 8.00479C16.0622 7.47408 14.9985 7.08462 13.7969 6.48287C12.7332 5.98727 11.8756 5.20835 10.8112 4.74786C9.23309 4.03997 8.06558 3.19002 6.69278 2.72953C5.83518 2.41192 3.36383 2.02246 2.50543 2.48213C1.61375 2.97774 0.687191 3.93383 0.309117 3.54437Z" koffice:nodeTypes="cccccccccccccc"/>
            <draw:path draw:style-name="gr27" draw:id="shape276" draw:name="path4846" draw:layer="" svg:width="19.55457766873pt" svg:height="7.65125823126pt" draw:transform="matrix(0.35342678000 0.00000000000 0.00000000000 0.35342678000 81.27428159220pt 56.14376481814pt)" svg:viewBox="0 0 20 8" svg:d="M0.64774 1.42469C1.28078 0.711955 2.33504 0.271482 3.17828 0.136132C3.70582 0.0344242 4.26744 0 4.86558 0C5.91903 0 6.93838 0.136132 7.92203 0.474898C8.30916 0.61103 8.73119 0.711955 9.11751 0.882512C9.99565 1.28934 10.8389 1.76424 11.6481 2.30721C12.0344 2.5779 12.7015 3.0528 13.1584 3.35871C14.7751 4.57999 16.8138 5.90297 18.7113 6.47958C18.8168 6.51322 18.8866 6.54686 18.9223 6.58128C19.2032 6.7847 19.2738 7.08982 19.5546 7.15789C19.0628 7.93791 18.0085 7.63279 17.2351 7.32766C16.0055 6.7847 14.8457 6.34344 13.7209 5.80126C13.5456 5.7332 13.3694 5.66513 13.229 5.59707C12.3858 5.12217 11.6123 4.57999 10.6985 4.17237C9.82034 3.83361 9.11751 3.39235 8.37896 3.01916C7.81734 2.74768 7.2549 2.51062 6.65757 2.30721C6.34105 2.2055 5.84923 2.10379 5.2868 2.0013C4.26744 1.83152 3.10767 1.76424 2.47544 2.06937C1.6322 2.4762 0.718348 3.29064 0.296321 2.98552C0.226524 2.88381 0.0155104 3.01916 0.0155104 2.91745C0.0155104 2.91745 0.0155104 2.88381 0.0155104 2.84939C0.0155104 2.78132 -0.019388 2.71404 0.0155104 2.64597C0.0853072 2.17107 0.366929 1.76424 0.64774 1.42469Z" koffice:nodeTypes="ccccccccccccccccccccccc"/>
            <draw:path draw:style-name="gr28" draw:id="shape277" draw:name="path4848" draw:layer="" svg:width="18.48513603368pt" svg:height="7.96879097530pt" draw:transform="matrix(0.35342678000 0.00000000000 0.00000000000 0.35342678000 81.35319786123pt 56.22971821104pt)" svg:viewBox="0 0 18 8" svg:d="M0.648629 1.29486C1.19547 0.629078 2.39172 0.185224 3.109 0.0367033C3.65584 0 4.16795 0 4.74951 0C5.70588 0.0367033 6.66226 0.185224 7.58549 0.629078C7.92637 0.776745 8.3367 0.851005 8.67837 1.07293C9.49823 1.51679 10.3181 1.9982 11.1048 2.55302C11.5143 2.8492 12.129 3.29306 12.5394 3.66351C14.0086 4.88496 16.2639 6.36504 17.9036 6.95742C17.9722 6.99497 18.0409 7.03168 18.1087 7.06838C18.28 7.25361 18.3139 7.54979 18.4851 7.5865C18.0409 8.25313 17.0837 7.92024 16.3325 7.54979C15.1363 6.95742 13.9747 6.4026 12.9497 5.84693C12.7785 5.77352 12.642 5.69926 12.5054 5.625C11.6848 5.14444 10.9675 4.55207 10.1137 4.14492C9.29386 3.73777 8.67837 3.25635 7.96109 2.88676C7.41426 2.59057 6.86742 2.36779 6.32137 2.18342C5.97891 2.07246 5.53465 1.9615 5.02253 1.81297C4.10009 1.6286 3.00642 1.55434 2.39172 1.85053C1.57186 2.22013 0.75121 2.99772 0.306955 2.8125C0.239093 2.73824 0.0678614 2.8492 0.0339307 2.77494C0.0339307 2.77494 0.0339307 2.73824 0.0339307 2.73824C0.0339307 2.62728 0 2.59057 0 2.51631C0.0678614 2.03576 0.375605 1.6286 0.648629 1.29486Z" koffice:nodeTypes="ccccccccccccccccccccccc"/>
            <draw:path draw:style-name="gr29" draw:id="shape278" draw:name="path4850" draw:layer="" svg:width="18.51401816889pt" svg:height="7.32686220249pt" draw:transform="matrix(0.35342678000 0.00000000000 0.00000000000 0.35342678000 81.42671063147pt 56.30323098128pt)" svg:viewBox="0 0 19 7" svg:d="M0.73751 1.02881C1.1943 0.496808 2.59954 0.0712064 3.23158 0C3.79384 0 4.3204 0 4.88266 0.035194C5.86682 0.0712064 6.77958 0.247995 7.69315 0.709609C8.00957 0.852022 8.46636 0.958422 8.78278 1.13521C9.59088 1.59682 10.4339 2.02243 11.2071 2.55525C11.6282 2.80324 12.2253 3.19365 12.6821 3.51285C14.0524 4.57767 16.6171 6.10411 18.0929 6.63611C18.1976 6.67131 18.2682 6.67131 18.3031 6.70732C18.4434 6.84891 18.4434 7.06171 18.514 7.09773C18.0572 7.55852 17.1437 7.23932 16.3713 6.88411C15.1413 6.2809 13.8764 5.67769 12.9628 5.18088C12.7876 5.10968 12.6115 5.03929 12.506 4.96808C11.663 4.54248 10.9604 3.97446 10.0825 3.58406C9.27445 3.22884 8.71219 2.76805 7.97468 2.41283C7.41242 2.16484 6.88586 1.95204 6.35849 1.77443C6.00718 1.70323 5.55039 1.56163 5.02383 1.45441C4.14515 1.20642 3.09121 1.1704 2.42348 1.41922C1.65108 1.73924 0.842985 2.34163 0.386199 2.30643C0.315612 2.23523 0.140362 2.34163 0.104663 2.30643C0.104663 2.30643 0.104663 2.27124 0.0697754 2.27124C0.0697754 2.16484 0 2.16484 0 2.09363C0.0697754 1.63202 0.421087 1.31282 0.73751 1.02881Z" koffice:nodeTypes="ccccccccccccccccccccccc"/>
            <draw:path draw:style-name="gr30" draw:id="shape279" draw:name="path4852" draw:layer="" svg:width="17.55539496578pt" svg:height="6.81042013802pt" draw:transform="matrix(0.35342678000 0.00000000000 0.00000000000 0.35342678000 81.49994066029pt 56.36458587029pt)" svg:viewBox="0 0 18 7" svg:d="M0.752925 0.786725C1.12899 0.410328 2.66882 0.033931 3.18156 0C3.72907 0.033931 4.24261 0.033931 4.75536 0.101793C5.67894 0.170444 6.53457 0.341677 7.38941 0.855376C7.66356 0.991889 8.10837 1.06054 8.4157 1.23098C9.16862 1.71075 9.95552 2.12108 10.7084 2.56613C11.1525 2.80522 11.7 3.14769 12.1448 3.45544C13.3425 4.34474 16.1132 5.88426 17.3449 6.36324C17.4137 6.39796 17.4816 6.43189 17.5156 6.43189C17.5843 6.5692 17.5504 6.70571 17.5156 6.70571C17.1055 6.97952 16.2847 6.67178 15.5318 6.29538C14.334 5.71382 13.0684 5.06361 12.2475 4.61856C12.076 4.54991 11.9394 4.44733 11.8367 4.41339C11.0498 4.037 10.3316 3.52409 9.54469 3.14769C8.79177 2.80522 8.27902 2.32624 7.59483 2.0185C7.04732 1.77861 6.53457 1.60817 6.02103 1.47087C5.67894 1.36829 5.23493 1.2657 4.79012 1.12919C3.96846 0.889307 3.04488 0.855376 2.36069 1.06054C1.64253 1.29964 0.923578 1.77861 0.41083 1.84727C0.342095 1.84727 0.205415 1.91592 0.171443 1.91592C0.13668 1.91592 0.13668 1.8812 0.13668 1.8812C0.102708 1.81255 0 1.84727 0 1.74468C0.0687351 1.33436 0.444803 1.06054 0.752925 0.786725Z" koffice:nodeTypes="ccccccccccccccccccccccc"/>
            <draw:path draw:style-name="gr31" draw:id="shape280" draw:name="path4854" draw:layer="" svg:width="17.87396630598pt" svg:height="6.42090211652pt" draw:transform="matrix(0.35342678000 0.00000000000 0.00000000000 0.35342678000 81.57345343053pt 56.41350013664pt)" svg:viewBox="0 0 18 6" svg:d="M0.817025 0.631344C1.13694 0.365475 2.94818 0 3.33865 0C3.90712 0.0666589 4.44032 0.133318 4.93742 0.166264C5.86109 0.265869 6.67811 0.46508 7.56568 0.996819C7.81424 1.16308 8.31134 1.19603 8.59599 1.39524C9.30637 1.86032 10.1234 2.22579 10.9052 2.62422C11.3662 2.85714 11.8994 3.15595 12.3965 3.45477C13.5334 4.18572 16.6588 5.78094 17.6891 6.17936C17.7957 6.2123 17.831 6.24602 17.8671 6.24602C17.9024 6.34562 17.7957 6.41152 17.6891 6.41152C17.2625 6.47817 16.4816 6.17936 15.6998 5.84683C14.4571 5.2492 13.1069 4.55119 12.3251 4.15277C12.1479 4.08611 12.006 3.98651 11.9346 3.95356C11.1176 3.62103 10.4072 3.12301 9.5902 2.75753C8.84454 2.45795 8.38271 1.99287 7.67232 1.69406C7.13912 1.4619 6.60675 1.32935 6.10964 1.19603C5.71917 1.12937 5.29262 1.02977 4.86606 0.863501C4.04985 0.631344 3.16146 0.598398 2.4158 0.763896C1.70542 0.963873 1.0303 1.32935 0.461832 1.49485C0.390466 1.49485 0.284646 1.5615 0.21328 1.5615C0.21328 1.5615 0.178006 1.59445 0.178006 1.59445C0.141913 1.49485 0 1.5615 0 1.49485C0.0713666 1.09642 0.497106 0.863501 0.817025 0.631344Z" koffice:nodeTypes="ccccccccccccccccccccccc"/>
            <draw:path draw:style-name="gr5" draw:id="shape281" draw:name="path4856" draw:layer="" svg:width="1.83761613145pt" svg:height="2.76298942887pt" draw:transform="matrix(0.35342678000 0.00000000000 0.00000000000 0.35342678000 83.55952716667pt 58.51742030411pt)" svg:viewBox="0 0 2 3" svg:d="M0.789576 0.015848C-0.438896 0.178519 0.0258067 0.993756 0.457536 1.80993C0.159236 2.05441 0.0925215 2.25845 0.357847 2.58379C0.557224 2.82921 0.823317 2.78784 0.955979 2.6656C1.52037 2.01303 1.52037 2.13621 1.75272 1.36141C2.05179 0.138086 1.52037 -0.0659578 0.789576 0.015848Z" koffice:nodeTypes="cccccc"/>
            <draw:path draw:style-name="gr32" draw:id="shape282" draw:name="path4858" draw:layer="" svg:width="1.40407720156pt" svg:height="2.07631442000pt" draw:transform="matrix(0.35342678000 0.00000000000 0.00000000000 0.35342678000 83.60584072831pt 58.56198153226pt)" svg:viewBox="0 0 1 2" svg:d="M1.33514 1.01584C1.16086 1.61659 1.16086 1.51062 0.725838 2.0054C0.696345 2.04126 0.609876 2.07631 0.522737 2.07631C0.434927 2.07631 0.348458 2.04126 0.290142 1.97035C0.17418 1.82933 0.145357 1.72337 0.17418 1.61659C0.203003 1.54649 0.232496 1.47557 0.318965 1.40466C0.261319 1.26364 0.203003 1.15767 0.145357 1.01584C-0.0577454 0.556931 -0.144884 0.132253 0.55156 0.0262876C0.725838 -0.00876254 0.870622 -0.00876254 1.01541 0.0262876C1.33514 0.0972031 1.50942 0.344184 1.33514 1.01584Z" koffice:nodeTypes="cccccccccc"/>
            <draw:path draw:style-name="gr33" draw:id="shape283" draw:name="path4860" draw:layer="" svg:width="2.08361048231pt" svg:height="1.56574208000pt" draw:transform="matrix(0.35342678000 0.00000000000 0.00000000000 0.35342678000 83.65118487586pt 58.60785632830pt)" svg:viewBox="0 0 2 2" svg:d="M1.96483 0.767299C1.71539 1.19696 1.71539 1.13608 1.11491 1.47372C1.06526 1.50416 0.915137 1.5346 0.814672 1.56574C0.715361 1.56574 0.564085 1.5346 0.464774 1.47372C0.314652 1.3817 0.215342 1.32012 0.264997 1.2281C0.264997 1.16652 0.314652 1.13608 0.415118 1.0745C0.364308 0.982482 0.264997 0.890463 0.264997 0.798444C-0.084901 0.460804 -0.235022 0.123164 0.765016 0.031145C0.964793 0 1.21422 0 1.41516 0C1.96483 0.0615821 2.26507 0.24562 1.96483 0.767299Z" koffice:nodeTypes="cccccccccc"/>
            <draw:path draw:style-name="gr34" draw:id="shape284" draw:name="path4862" draw:layer="" svg:width="1.41329738333pt" svg:height="2.12226624000pt" draw:transform="matrix(0.35342678000 0.00000000000 0.00000000000 0.35342678000 83.69741940342pt 58.65705333608pt)" svg:viewBox="0 0 1 2" svg:d="M1.33904 1.01044C1.17452 1.61647 1.17452 1.56635 0.803604 1.97076C0.721812 2.02087 0.679966 2.07215 0.598175 2.12227C0.515433 2.12227 0.433641 2.12227 0.350899 2.07215C0.227262 1.97076 0.186366 1.86937 0.186366 1.71786C0.186366 1.66774 0.227262 1.56635 0.268157 1.51624C0.227262 1.36356 0.186366 1.26334 0.186366 1.16194C-0.020014 0.656143 -0.184547 0.201621 0.433641 0.0501139C0.598175 0 0.721812 0 0.886346 0C1.29815 0 1.54542 0.2529 1.33904 1.01044Z" koffice:nodeTypes="cccccccccc"/>
            <draw:path draw:style-name="gr35" draw:id="shape285" draw:name="path4864" draw:layer="" svg:width="0.91233014968pt" svg:height="1.39051264000pt" draw:transform="matrix(0.35342678000 0.00000000000 0.00000000000 0.35342678000 83.74324637372pt 58.69380972120pt)" svg:viewBox="0 0 1 1" svg:d="M0.852672 0.695256C0.753335 1.06317 0.753335 1.0226 0.521805 1.30844C0.488947 1.30844 0.45609 1.34995 0.422468 1.39051C0.356753 1.39051 0.323895 1.39051 0.257416 1.39051C0.190937 1.34995 0.15808 1.30844 0.124458 1.22731C0.124458 1.14524 0.124458 1.10467 0.124458 1.06317C0.124458 0.981094 0.124458 0.899965 0.15808 0.817893C-0.00773657 0.532055 -0.106309 0.204709 0.190937 0.0820723C0.290274 0.0405645 0.38961 0 0.488947 0C0.819814 0 1.01849 0.163201 0.852672 0.695256Z" koffice:nodeTypes="cccccccccc"/>
            <draw:path draw:style-name="gr25" draw:id="shape286" draw:name="path4866" draw:layer="" svg:width="1.45819951102pt" svg:height="0.44783365251pt" draw:transform="matrix(0.35342678000 0.00000000000 0.00000000000 0.35342678000 83.34878683182pt 58.71458995251pt)" svg:viewBox="0 0 1 0" svg:d="M1.41948 0.169445C0.443331 -0.202097 0.443331 0.146424 0 0.192466C0 0.192466 1.18313 0.239042 1.24256 0.447834C1.24256 0.447834 1.56771 0.239042 1.41948 0.169445Z" koffice:nodeTypes="cccc"/>
            <draw:path draw:style-name="gr26" draw:id="shape287" draw:name="path4868" draw:layer="" svg:width="1.45819951102pt" svg:height="0.44783365251pt" draw:transform="matrix(0.35342678000 0.00000000000 0.00000000000 0.35342678000 83.34878683182pt 58.71458995251pt)" svg:viewBox="0 0 1 0" svg:d="M1.41948 0.169445C0.443331 -0.202097 0.443331 0.146424 0 0.192466C0 0.192466 1.18313 0.239042 1.24256 0.447834C1.24256 0.447834 1.56771 0.239042 1.41948 0.169445Z" koffice:nodeTypes="cccc"/>
            <draw:path draw:style-name="gr9" draw:id="shape288" draw:name="path4870" draw:layer="" svg:width="21.67323845587pt" svg:height="9.53420954617pt" draw:transform="matrix(0.35342678000 0.00000000000 0.00000000000 0.35342678000 80.54360346847pt 57.68425631251pt)" svg:viewBox="0 0 22 10" svg:d="M0.657759 0.553512C0.657759 0.553512 -2.47154 4.99042 4.92094 8.17437C4.92094 8.17437 12.1411 11.2568 17.2301 8.14L21.6648 6.00669C21.6648 6.00669 21.768 5.63408 21.2527 5.77C20.7707 5.90514 15.4078 9.02113 12.8288 9.05472C12.8288 9.05472 7.25859 9.05472 5.05831 7.59866C5.05831 7.59866 -1.1987 5.66767 1.13895 0.75661C1.13895 0.75661 1.44783 -0.800995 0.657759 0.553512Z" koffice:nodeTypes="ccccccccc"/>
            <draw:path draw:style-name="gr5" draw:id="shape289" draw:name="path4872" draw:layer="" svg:width="1.83726624598pt" svg:height="2.70671318575pt" draw:transform="matrix(0.35342678000 0.00000000000 0.00000000000 0.35342678000 82.22969926279pt 59.12665091026pt)" svg:viewBox="0 0 2 3" svg:d="M0.776723 0.0280384C-0.418661 0.189045 0.0130269 0.995937 0.444714 1.76281C0.146443 2.00478 0.112706 2.20674 0.345035 2.52968C0.544393 2.77166 0.81046 2.73164 0.94311 2.61065C1.54042 1.96476 1.50745 2.1267 1.73978 1.31888C2.07178 0.149026 1.50745 -0.0929489 0.776723 0.0280384Z" koffice:nodeTypes="cccccc"/>
            <draw:path draw:style-name="gr32" draw:id="shape290" draw:name="path4874" draw:layer="" svg:width="1.37150243199pt" svg:height="2.09387648000pt" draw:transform="matrix(0.35342678000 0.00000000000 0.00000000000 0.35342678000 82.27821702832pt 59.17192546918pt)" svg:viewBox="0 0 1 2" svg:d="M1.30336 1.02893C1.16026 1.63221 1.16026 1.5258 0.729652 1.98746C0.672679 2.05786 0.586556 2.09388 0.500433 2.09388C0.442798 2.09388 0.356675 2.05786 0.270552 1.98746C0.155943 1.84585 0.127456 1.70342 0.155943 1.59701C0.18443 1.5258 0.242066 1.4554 0.299701 1.38418C0.242066 1.27777 0.18443 1.13534 0.155943 1.02893C-0.0732759 0.568081 -0.130912 0.141611 0.557407 0.0351981C0.701165 0 0.873407 0 0.988017 0C1.30336 0.0712147 1.4756 0.354436 1.30336 1.02893Z" koffice:nodeTypes="cccccccccc"/>
            <draw:path draw:style-name="gr33" draw:id="shape291" draw:name="path4876" draw:layer="" svg:width="2.01126882902pt" svg:height="1.53070656628pt" draw:transform="matrix(0.35342678000 0.00000000000 0.00000000000 0.35342678000 82.32557963793pt 59.21543623621pt)" svg:viewBox="0 0 2 2" svg:d="M1.89457 0.741946C1.69829 1.19687 1.69829 1.10588 1.05954 1.43972C1.01075 1.50061 0.912045 1.53071 0.764553 1.53071C0.666981 1.53071 0.568275 1.53071 0.420783 1.47052C0.273291 1.37953 0.224505 1.28785 0.224505 1.19687C0.273291 1.16677 0.323211 1.10588 0.420783 1.04499C0.323211 0.954009 0.273291 0.863024 0.224505 0.772041C-0.0704791 0.4382 -0.217972 0.135154 0.715767 0.0133754C0.961965 0.0133754 1.15824 -0.0167192 1.35452 0.0133754C1.89457 0.0441699 2.18955 0.226138 1.89457 0.741946Z" koffice:nodeTypes="cccccccccc"/>
            <draw:path draw:style-name="gr34" draw:id="shape292" draw:name="path4878" draw:layer="" svg:width="1.44390032589pt" svg:height="2.12459776000pt" draw:transform="matrix(0.35342678000 0.00000000000 0.00000000000 0.35342678000 82.36905999123pt 59.25759612066pt)" svg:viewBox="0 0 1 2" svg:d="M1.37475 1.0623C1.20749 1.66866 1.20749 1.56721 0.791244 2.02315C0.749908 2.07329 0.667236 2.1246 0.583603 2.1246C0.49997 2.1246 0.417298 2.1246 0.333665 2.07329C0.250994 1.97184 0.167361 1.87156 0.208697 1.77011C0.167361 1.66866 0.208697 1.61852 0.250994 1.51707C0.208697 1.41562 0.208697 1.26403 0.208697 1.16375C-0.0412413 0.657669 -0.165249 0.253039 0.417298 0.0513075C0.583603 0.0513075 0.749908 0 0.916213 0C1.29112 0.0513075 1.58239 0.304347 1.37475 1.0623Z" koffice:nodeTypes="cccccccccc"/>
            <draw:path draw:style-name="gr35" draw:id="shape293" draw:name="path4880" draw:layer="" svg:width="0.90999188123pt" svg:height="1.37030436000pt" draw:transform="matrix(0.35342678000 0.00000000000 0.00000000000 0.35342678000 82.41492914794pt 59.30679312843pt)" svg:viewBox="0 0 1 1" svg:d="M0.868363 0.649917C0.769154 1.05541 0.769154 1.01514 0.53792 1.25863C0.504341 1.2989 0.43871 1.3401 0.405895 1.3401C0.372316 1.38037 0.306685 1.38037 0.273107 1.3401C0.207476 1.2989 0.141082 1.25863 0.141082 1.17716C0.108267 1.13689 0.108267 1.09568 0.141082 1.01514C0.108267 0.933671 0.108267 0.892465 0.141082 0.811928C0.00905726 0.48697 -0.122967 0.162011 0.207476 0.0402686C0.273107 0 0.372316 0 0.504341 0C0.801969 0 1.00038 0.121742 0.868363 0.649917Z" koffice:nodeTypes="cccccccccc"/>
            <draw:path draw:style-name="gr8" draw:id="shape294" draw:name="path4882" draw:layer="" svg:width="0.54402758377pt" svg:height="0.85953465197pt" draw:transform="matrix(0.35342678000 0.00000000000 0.00000000000 0.35342678000 82.45339171867pt 59.34082429875pt)" svg:viewBox="0 0 1 1" svg:d="M0.233568 0.00714879C-0.124602 0.0716757 0.00344237 0.329042 0.130897 0.553774C0.0288152 0.650193 0.0288152 0.71472 0.105524 0.811139C0.156859 0.875666 0.233568 0.875666 0.284314 0.811139C0.463104 0.617559 0.463104 0.682086 0.514439 0.425461C0.616521 0.0390414 0.437731 -0.0247438 0.233568 0.00714879Z" koffice:nodeTypes="cccccc"/>
            <draw:path draw:style-name="gr25" draw:id="shape295" draw:name="path4884" draw:layer="" svg:width="1.48702715926pt" svg:height="0.49343794864pt" draw:transform="matrix(0.35342678000 0.00000000000 0.00000000000 0.35342678000 82.01424731054pt 59.31582259744pt)" svg:viewBox="0 0 1 0" svg:d="M1.43344 0.177054C0.447692 -0.212947 0.478044 0.152328 0 0.225383C0 0.225383 1.19476 0.250109 1.28444 0.493438C1.28444 0.493438 1.61279 0.250109 1.43344 0.177054Z" koffice:nodeTypes="cccc"/>
            <draw:path draw:style-name="gr26" draw:id="shape296" draw:name="path4886" draw:layer="" svg:width="1.48702715926pt" svg:height="0.49343794864pt" draw:transform="matrix(0.35342678000 0.00000000000 0.00000000000 0.35342678000 82.01424731054pt 59.31582259744pt)" svg:viewBox="0 0 1 0" svg:d="M1.43344 0.177054C0.447692 -0.212947 0.478044 0.152328 0 0.225383C0 0.225383 1.19476 0.250109 1.28444 0.493438C1.28444 0.493438 1.61279 0.250109 1.43344 0.177054Z" koffice:nodeTypes="cccc"/>
            <draw:path draw:style-name="gr5" draw:id="shape297" draw:name="path4888" draw:layer="" svg:width="1.82760364719pt" svg:height="2.75261432703pt" draw:transform="matrix(0.35342678000 0.00000000000 0.00000000000 0.35342678000 81.63160823539pt 57.75722013396pt)" svg:viewBox="0 0 2 3" svg:d="M0.803226 0.0155144C-0.421896 0.178818 0.00865542 0.992523 0.438442 1.80622C0.140957 2.05024 0.108073 2.2539 0.33979 2.57957C0.537859 2.82359 0.83611 2.78323 0.935526 2.62087C1.53126 1.96953 1.53126 2.13189 1.73009 1.35855C2.06123 0.138461 1.49837 -0.0651992 0.803226 0.0155144Z" koffice:nodeTypes="cccccc"/>
            <draw:path draw:style-name="gr32" draw:id="shape298" draw:name="path4890" draw:layer="" svg:width="1.38269503385pt" svg:height="2.07631442000pt" draw:transform="matrix(0.35342678000 0.00000000000 0.00000000000 0.35342678000 81.67825768879pt 57.80197258455pt)" svg:viewBox="0 0 1 2" svg:d="M1.30862 1.01584C1.16494 1.61659 1.16494 1.51062 0.73258 2.0054C0.675375 2.04045 0.617504 2.07631 0.531031 2.07631C0.444558 2.07631 0.358084 2.04045 0.271611 1.97035C0.156535 1.82852 0.127932 1.72255 0.185803 1.58154C0.185803 1.54567 0.243008 1.47557 0.300879 1.40466C0.243008 1.26364 0.185803 1.15686 0.156535 1.01584C-0.0736165 0.556116 -0.131487 0.132253 0.560299 0.0262876C0.73258 -0.00876254 0.876922 -0.00876254 1.0206 0.0262876C1.33789 0.0972031 1.48157 0.344184 1.30862 1.01584Z" koffice:nodeTypes="cccccccccc"/>
            <draw:path draw:style-name="gr33" draw:id="shape299" draw:name="path4892" draw:layer="" svg:width="2.05306849769pt" svg:height="1.52754213839pt" draw:transform="matrix(0.35342678000 0.00000000000 0.00000000000 0.35342678000 81.72569085111pt 57.84784738059pt)" svg:viewBox="0 0 2 2" svg:d="M1.96423 0.757881C1.71549 1.18227 1.71549 1.12144 1.12057 1.45494C1.02084 1.4857 0.921116 1.51576 0.773246 1.51576C0.673519 1.54583 0.573792 1.51576 0.475212 1.45494C0.275758 1.36405 0.226468 1.30322 0.275758 1.21233C0.275758 1.1522 0.326195 1.09138 0.424775 1.06131C0.326195 0.970423 0.275758 0.878834 0.226468 0.787944C-0.0715663 0.424385 -0.219436 0.121652 0.722809 0.0300635C0.971553 0 1.16986 0 1.41746 0C1.91379 0.0608262 2.21183 0.242606 1.96423 0.757881Z" koffice:nodeTypes="cccccccccc"/>
            <draw:path draw:style-name="gr34" draw:id="shape300" draw:name="path4894" draw:layer="" svg:width="1.44563021819pt" svg:height="2.12226624000pt" draw:transform="matrix(0.35342678000 0.00000000000 0.00000000000 0.35342678000 81.77044624983pt 57.89704438837pt)" svg:viewBox="0 0 1 2" svg:d="M1.37094 1.01044C1.20453 1.61647 1.20453 1.51507 0.788041 1.96959C0.745719 2.02087 0.662998 2.07099 0.579314 2.12227C0.537954 2.12227 0.454271 2.12227 0.371549 2.02087C0.246506 1.91948 0.204183 1.86937 0.204183 1.71786C0.204183 1.66658 0.204183 1.56635 0.246506 1.51507C0.204183 1.36356 0.204183 1.26217 0.204183 1.16194C-0.044943 0.656143 -0.169986 0.201621 0.454271 0.0501139C0.579314 0 0.745719 0 0.913085 0C1.32958 0 1.5787 0.251735 1.37094 1.01044Z" koffice:nodeTypes="cccccccccc"/>
            <draw:path draw:style-name="gr35" draw:id="shape301" draw:name="path4896" draw:layer="" svg:width="0.90353947690pt" svg:height="1.39051264000pt" draw:transform="matrix(0.35342678000 0.00000000000 0.00000000000 0.35342678000 81.81615256984pt 57.93380077349pt)" svg:viewBox="0 0 1 1" svg:d="M0.862048 0.695256C0.763191 1.06317 0.763191 1.0226 0.532778 1.26788C0.50008 1.30844 0.46662 1.349 0.401223 1.39051C0.367764 1.39051 0.302366 1.39051 0.269667 1.39051C0.203509 1.349 0.137351 1.26788 0.137351 1.22637C0.104652 1.14524 0.104652 1.10373 0.137351 1.06317C0.104652 0.981094 0.104652 0.899022 0.17081 0.817893C0.00579573 0.490547 -0.12576 0.203766 0.203509 0.081129C0.302366 0.0405645 0.401223 0 0.50008 0C0.79589 0 0.993606 0.163201 0.862048 0.695256Z" koffice:nodeTypes="cccccccccc"/>
            <draw:path draw:style-name="gr8" draw:id="shape302" draw:name="path4898" draw:layer="" svg:width="0.54911648159pt" svg:height="0.82758370610pt" draw:transform="matrix(0.35342678000 0.00000000000 0.00000000000 0.35342678000 81.85344713014pt 57.97995276582pt)" svg:viewBox="0 0 1 1" svg:d="M0.234589 0.00711006C-0.125252 0.0384043 0.00338979 0.290942 0.132032 0.543479C0.0549651 0.606795 0.028881 0.670111 0.105948 0.764722C0.157523 0.859332 0.260081 0.82731 0.285572 0.796016C0.465196 0.606795 0.465196 0.638089 0.516771 0.385552C0.619329 0.0384043 0.465196 -0.0241842 0.234589 0.00711006Z" koffice:nodeTypes="cccccc"/>
            <draw:path draw:style-name="gr25" draw:id="shape303" draw:name="path4900" draw:layer="" svg:width="1.51829147526pt" svg:height="0.44807904150pt" draw:transform="matrix(0.35342678000 0.00000000000 0.00000000000 0.35342678000 81.41427000882pt 57.95451613956pt)" svg:viewBox="0 0 2 0" svg:d="M1.4791 0.169614C0.483043 -0.20203 0.483043 0.146052 0 0.192641C0 0.192641 1.20726 0.23923 1.29787 0.448079C1.29787 0.448079 1.62966 0.23923 1.4791 0.169614Z" koffice:nodeTypes="cccc"/>
            <draw:path draw:style-name="gr26" draw:id="shape304" draw:name="path4902" draw:layer="" svg:width="1.51829147526pt" svg:height="0.44807904150pt" draw:transform="matrix(0.35342678000 0.00000000000 0.00000000000 0.35342678000 81.41427000882pt 57.95451613956pt)" svg:viewBox="0 0 2 0" svg:d="M1.4791 0.169614C0.483043 -0.20203 0.483043 0.146052 0 0.192641C0 0.192641 1.20726 0.23923 1.29787 0.448079C1.29787 0.448079 1.62966 0.23923 1.4791 0.169614Z" koffice:nodeTypes="cccc"/>
            <draw:path draw:style-name="gr5" draw:id="shape305" draw:name="path4904" draw:layer="" svg:width="2.52331165777pt" svg:height="2.37505946453pt" draw:transform="matrix(0.35342678000 0.00000000000 0.00000000000 0.35342678000 83.15321072204pt 56.88367519121pt)" svg:viewBox="0 0 3 2" svg:d="M1.71065 0.176175C0.387933 -0.39136 0.46611 0.516173 0.504749 1.42284C0.0770212 1.42284 -0.079333 1.57453 0.0374834 1.99037C0.115661 2.29288 0.426572 2.40622 0.621566 2.36786C1.51656 2.17955 1.43838 2.29288 2.02156 1.76284C2.91746 1.00786 2.48883 0.516173 1.71065 0.176175Z" koffice:nodeTypes="cccccc"/>
            <draw:path draw:style-name="gr32" draw:id="shape306" draw:name="path4906" draw:layer="" svg:width="1.93284948808pt" svg:height="1.79764798103pt" draw:transform="matrix(0.35342678000 0.00000000000 0.00000000000 0.35342678000 83.20673353690pt 56.93760546072pt)" svg:viewBox="0 0 2 2" svg:d="M1.55279 1.35637C1.11001 1.75153 1.14462 1.65217 0.463548 1.78414C0.395126 1.81675 0.292887 1.78414 0.224465 1.75153C0.122226 1.68554 0.0545911 1.61956 0.0207735 1.52096C-0.0138305 1.32376 -0.0138305 1.22516 0.0884087 1.15918C0.15683 1.09319 0.224465 1.09319 0.326704 1.06058C0.326704 0.929362 0.326704 0.797391 0.360522 0.66618C0.360522 0.172429 0.497365 -0.189352 1.24607 0.107202C1.41673 0.172429 1.58661 0.271027 1.72345 0.369626C1.99556 0.600194 2.0632 0.929362 1.55279 1.35637Z" koffice:nodeTypes="cccccccccc"/>
            <draw:path draw:style-name="gr33" draw:id="shape307" draw:name="path4908" draw:layer="" svg:width="1.38404533987pt" svg:height="1.32015117562pt" draw:transform="matrix(0.35342678000 0.00000000000 0.00000000000 0.35342678000 83.26728810969pt 56.98742117333pt)" svg:viewBox="0 0 1 1" svg:d="M1.11355 0.991288C0.768153 1.27337 0.826051 1.21682 0.335576 1.30132C0.30696 1.32992 0.220444 1.32992 0.162546 1.27337C0.105312 1.27337 0.0474135 1.21682 0.0187969 1.13233C-0.00981967 1.01989 -0.00981967 0.935392 0.0474135 0.878845C0.0766956 0.850897 0.133929 0.822298 0.191828 0.794354C0.191828 0.709859 0.220444 0.625364 0.249726 0.540869C0.249726 0.174291 0.30696 -0.13574 0.854671 0.0611976C0.969803 0.117744 1.08494 0.174291 1.20007 0.230838C1.431 0.427776 1.48823 0.653313 1.11355 0.991288Z" koffice:nodeTypes="cccccccccc"/>
            <draw:path draw:style-name="gr34" draw:id="shape308" draw:name="path4910" draw:layer="" svg:width="1.93720548412pt" svg:height="1.82619749042pt" draw:transform="matrix(0.35342678000 0.00000000000 0.00000000000 0.35342678000 83.31620237878pt 57.03914769481pt)" svg:viewBox="0 0 2 2" svg:d="M1.57472 1.35808C1.09258 1.73322 1.14046 1.68566 0.513581 1.8262C0.465702 1.8262 0.36883 1.8262 0.273072 1.77971C0.1762 1.77971 0.128321 1.68566 0.0793286 1.5916C-0.0164295 1.45106 -0.0164295 1.35808 0.0314496 1.26402C0.0793286 1.21754 0.128321 1.16997 0.225193 1.12348C0.225193 0.98294 0.273072 0.888885 0.320951 0.79483C0.320951 0.279148 0.417823 -0.142479 1.09258 0.0456323C1.28521 0.0921194 1.42997 0.186174 1.57472 0.279148C2.00897 0.513745 2.10473 0.888885 1.57472 1.35808Z" koffice:nodeTypes="cccccccccc"/>
            <draw:path draw:style-name="gr35" draw:id="shape309" draw:name="path4912" draw:layer="" svg:width="1.24045007464pt" svg:height="1.17939871915pt" draw:transform="matrix(0.35342678000 0.00000000000 0.00000000000 0.35342678000 83.36822513568pt 57.08402053891pt)" svg:viewBox="0 0 1 1" svg:d="M0.980327 0.877928C0.710353 1.14117 0.748666 1.10381 0.362861 1.1794C0.324548 1.1794 0.286235 1.1794 0.208718 1.1794C0.170405 1.1794 0.0928877 1.14117 0.0545745 1.10381C0.0162614 1.02823 -0.0229428 0.953513 0.0162614 0.877928C0.0162614 0.840569 0.0162614 0.802342 0.0928877 0.764983C0.0928877 0.689398 0.1312 0.614681 0.208718 0.576453C0.208718 0.237621 0.247031 -0.0638542 0.632836 0.0117315C0.710353 0.04909 0.826184 0.0864485 0.942014 0.162035C1.2503 0.313206 1.40445 0.539095 0.980327 0.877928Z" koffice:nodeTypes="cccccccccc"/>
            <draw:path draw:style-name="gr8" draw:id="shape310" draw:name="path4914" draw:layer="" svg:width="0.77384037902pt" svg:height="0.74210643892pt" draw:transform="matrix(0.35342678000 0.00000000000 0.00000000000 0.35342678000 83.40678411310pt 57.12662490181pt)" svg:viewBox="0 0 1 1" svg:d="M0.526314 0.05432C0.130105 -0.124863 0.130105 0.174235 0.160366 0.443009C0.0386182 0.443009 -0.0226077 0.502966 0.00765336 0.622192C0.0386182 0.711783 0.130105 0.742106 0.190627 0.742106C0.465088 0.682149 0.434827 0.711783 0.617097 0.562924C0.891558 0.323783 0.76981 0.174235 0.526314 0.05432Z" koffice:nodeTypes="cccccc"/>
            <draw:path draw:style-name="gr25" draw:id="shape311" draw:name="path4916" draw:layer="" svg:width="2.18633940296pt" svg:height="1.15433536000pt" draw:transform="matrix(0.35342678000 0.00000000000 0.00000000000 0.35342678000 83.10393275864pt 56.94081289240pt)" svg:viewBox="0 0 2 1" svg:d="M2.1517 0.856941C1.12731 -0.261294 0.767703 0.222616 0 0C0 0 1.74123 0.819982 1.58745 1.15434C1.58745 1.15434 2.35634 1.04346 2.1517 0.856941Z" koffice:nodeTypes="cccc"/>
            <draw:path draw:style-name="gr26" draw:id="shape312" draw:name="path4918" draw:layer="" svg:width="2.18633940296pt" svg:height="1.15433536000pt" draw:transform="matrix(0.35342678000 0.00000000000 0.00000000000 0.35342678000 83.10393275864pt 56.94081289240pt)" svg:viewBox="0 0 2 1" svg:d="M2.1517 0.856941C1.12731 -0.261294 0.767703 0.222616 0 0C0 0 1.74123 0.819982 1.58745 1.15434C1.58745 1.15434 2.35634 1.04346 2.1517 0.856941Z" koffice:nodeTypes="cccc"/>
            <draw:path draw:style-name="gr5" draw:id="shape313" draw:name="path4920" draw:layer="" svg:width="2.55638299217pt" svg:height="2.36780057638pt" draw:transform="matrix(0.35342678000 0.00000000000 0.00000000000 0.35342678000 84.68365666489pt 57.01970965402pt)" svg:viewBox="0 0 3 2" svg:d="M1.72194 0.171444C0.389668 -0.394353 0.468356 0.549222 0.507247 1.41707C0.0767265 1.41707 -0.0797444 1.56853 0.0378349 1.98374C0.116522 2.28492 0.429464 2.39895 0.624827 2.36065C1.52567 2.17176 1.44698 2.32322 2.03488 1.79485C2.97461 1.00186 2.5052 0.511792 1.72194 0.171444Z" koffice:nodeTypes="cccccc"/>
            <draw:path draw:style-name="gr32" draw:id="shape314" draw:name="path4922" draw:layer="" svg:width="1.89471415452pt" svg:height="1.82683929320pt" draw:transform="matrix(0.35342678000 0.00000000000 0.00000000000 0.35342678000 84.74391840592pt 57.07417508830pt)" svg:viewBox="0 0 2 2" svg:d="M1.51815 1.36274C1.07976 1.76032 1.11403 1.66092 0.473188 1.82684C0.371963 1.82684 0.304998 1.82684 0.203773 1.76032C0.13603 1.72744 0.0690653 1.62805 0.0348044 1.52865C-0.0321602 1.36274 0.00132216 1.23046 0.102547 1.16395C0.13603 1.13107 0.203773 1.09743 0.338481 1.09743C0.338481 0.965153 0.338481 0.799239 0.338481 0.699843C0.338481 0.202098 0.473188 -0.195485 1.21525 0.102703C1.4177 0.202098 1.55241 0.268617 1.68712 0.368778C1.95653 0.600447 2.02428 0.931512 1.51815 1.36274Z" koffice:nodeTypes="cccccccccc"/>
            <draw:path draw:style-name="gr33" draw:id="shape315" draw:name="path4924" draw:layer="" svg:width="1.38476867074pt" svg:height="1.33975732602pt" draw:transform="matrix(0.35342678000 0.00000000000 0.00000000000 0.35342678000 84.79750467811pt 57.12228883287pt)" svg:viewBox="0 0 1 1" svg:d="M1.11446 0.998622C0.796931 1.28279 0.826221 1.22583 0.364907 1.33976C0.307658 1.33976 0.220455 1.33976 0.163207 1.31095C0.105293 1.28279 0.0480446 1.22583 0.0187548 1.16952C-0.00986931 1.02743 -0.00986931 0.942312 0.0480446 0.885347C0.0766687 0.857192 0.134582 0.828382 0.191831 0.828382C0.191831 0.715111 0.220455 0.629991 0.249745 0.544871C0.249745 0.175581 0.336283 -0.136745 0.854846 0.0616504C0.970008 0.118616 1.08584 0.175581 1.201 0.260701C1.43132 0.430941 1.48924 0.658146 1.11446 0.998622Z" koffice:nodeTypes="cccccccccc"/>
            <draw:path draw:style-name="gr34" draw:id="shape316" draw:name="path4926" draw:layer="" svg:width="1.98588557579pt" svg:height="1.77541719928pt" draw:transform="matrix(0.35342678000 0.00000000000 0.00000000000 0.35342678000 84.84647578070pt 57.18070287335pt)" svg:viewBox="0 0 2 2" svg:d="M1.59407 1.35969C1.10592 1.72958 1.1544 1.63684 0.569291 1.77542C0.47121 1.77542 0.374256 1.77542 0.276175 1.77542C0.178094 1.72958 0.129617 1.68374 0.0811403 1.59101C-0.016941 1.45243 -0.016941 1.31385 0.0326633 1.26695C0.0811403 1.17528 0.129617 1.12838 0.227698 1.08254C0.227698 0.989802 0.276175 0.851227 0.374256 0.758489C0.374256 0.250028 0.422733 -0.165695 1.10592 0.0656172C1.30208 0.112519 1.44752 0.158356 1.64368 0.250028C2.03375 0.527177 2.18031 0.851227 1.59407 1.35969Z" koffice:nodeTypes="cccccccccc"/>
            <draw:path draw:style-name="gr35" draw:id="shape317" draw:name="path4928" draw:layer="" svg:width="1.22338450523pt" svg:height="1.12614522672pt" draw:transform="matrix(0.35342678000 0.00000000000 0.00000000000 0.35342678000 84.90358192240pt 57.22765413923pt)" svg:viewBox="0 0 1 1" svg:d="M0.996345 0.868061C0.689301 1.08964 0.72735 1.05229 0.345093 1.12615C0.306159 1.12615 0.268111 1.12615 0.191128 1.12615C0.15308 1.12615 0.0769823 1.08964 0.0380487 1.05229C0 0.978426 0 0.941921 0 0.868061C0 0.795051 0.0380487 0.757697 0.0769823 0.721191C0.0769823 0.647332 0.115031 0.610827 0.191128 0.573472C0.191128 0.242378 0.230062 -0.0887165 0.613204 0.0216483C0.689301 0.0216483 0.804332 0.0581536 0.919363 0.132013C1.22552 0.278883 1.37949 0.500462 0.996345 0.868061Z" koffice:nodeTypes="cccccccccc"/>
            <draw:path draw:style-name="gr25" draw:id="shape318" draw:name="path4930" draw:layer="" svg:width="2.18642975679pt" svg:height="1.15605504000pt" draw:transform="matrix(0.35342678000 0.00000000000 0.00000000000 0.35342678000 84.63412934533pt 57.07539781022pt)" svg:viewBox="0 0 2 1" svg:d="M2.15174 0.895427C1.12733 -0.260628 0.768902 0.223642 0 0C0 0 1.74127 0.820593 1.58867 1.15606C1.58867 1.15606 2.35639 1.08208 2.15174 0.895427Z" koffice:nodeTypes="cccc"/>
            <draw:path draw:style-name="gr26" draw:id="shape319" draw:name="path4932" draw:layer="" svg:width="2.18642975679pt" svg:height="1.15605504000pt" draw:transform="matrix(0.35342678000 0.00000000000 0.00000000000 0.35342678000 84.63412934533pt 57.07539781022pt)" svg:viewBox="0 0 2 1" svg:d="M2.15174 0.895427C1.12733 -0.260628 0.768902 0.223642 0 0C0 0 1.74127 0.820593 1.58867 1.15606C1.58867 1.15606 2.35639 1.08208 2.15174 0.895427Z" koffice:nodeTypes="cccc"/>
            <draw:path draw:style-name="gr5" draw:id="shape320" draw:name="path4934" draw:layer="" svg:width="1.83711682554pt" svg:height="2.70671318575pt" draw:transform="matrix(0.35342678000 0.00000000000 0.00000000000 0.35342678000 84.58041146192pt 59.94801474698pt)" svg:viewBox="0 0 2 3" svg:d="M0.776691 0.0280384C-0.418644 0.189045 0.0130264 0.995937 0.444696 1.76281C0.145671 2.00478 0.112701 2.20674 0.345021 2.52968C0.544371 2.77166 0.80966 2.73164 0.943072 2.61065C1.54035 1.96476 1.50662 2.12577 1.73971 1.31888C2.0717 0.149026 1.50662 -0.0929489 0.776691 0.0280384Z" koffice:nodeTypes="cccccc"/>
            <draw:path draw:style-name="gr32" draw:id="shape321" draw:name="path4936" draw:layer="" svg:width="1.37205226827pt" svg:height="2.09387648000pt" draw:transform="matrix(0.35342678000 0.00000000000 0.00000000000 0.35342678000 84.62880698648pt 59.99328930590pt)" svg:viewBox="0 0 1 2" svg:d="M1.30391 1.02893C1.16012 1.63221 1.16012 1.5258 0.730083 1.98746C0.672436 2.05868 0.586296 2.09388 0.500156 2.09388C0.443172 2.09388 0.357032 2.05868 0.270892 1.98746C0.15626 1.84503 0.127768 1.70342 0.15626 1.59701C0.184752 1.5258 0.2424 1.45458 0.299385 1.38418C0.2424 1.27777 0.184752 1.13616 0.15626 1.02893C-0.0736666 0.567262 -0.130652 0.141611 0.557804 0.0351981C0.701591 0 0.873209 0 0.987841 0C1.30391 0.0712147 1.47619 0.355255 1.30391 1.02893Z" koffice:nodeTypes="cccccccccc"/>
            <draw:path draw:style-name="gr33" draw:id="shape322" draw:name="path4938" draw:layer="" svg:width="2.01326344263pt" svg:height="1.53070656628pt" draw:transform="matrix(0.35342678000 0.00000000000 0.00000000000 0.35342678000 84.67629183701pt 60.03680007293pt)" svg:viewBox="0 0 2 2" svg:d="M1.8955 0.741946C1.69913 1.19687 1.69913 1.10588 1.06006 1.43972C1.01125 1.50061 0.912497 1.53071 0.764932 1.53071C0.666177 1.53071 0.568557 1.53071 0.420991 1.46982C0.273426 1.37883 0.224616 1.28785 0.224616 1.19687C0.273426 1.16677 0.322236 1.10588 0.420991 1.04569C0.322236 0.954709 0.273426 0.863724 0.224616 0.772041C-0.070514 0.4382 -0.21808 0.135154 0.716122 0.0133754C0.961307 0.0133754 1.15768 -0.0167192 1.404 0.0133754C1.8955 0.0441699 2.19063 0.226138 1.8955 0.741946Z" koffice:nodeTypes="cccccccccc"/>
            <draw:path draw:style-name="gr34" draw:id="shape323" draw:name="path4940" draw:layer="" svg:width="1.44391287442pt" svg:height="2.11993600000pt" draw:transform="matrix(0.35342678000 0.00000000000 0.00000000000 0.35342678000 84.71964157815pt 60.07924269880pt)" svg:viewBox="0 0 1 2" svg:d="M1.37424 1.05997C1.20794 1.66566 1.20794 1.56549 0.79169 2.01976C0.750354 2.06985 0.666721 2.11994 0.583088 2.11994C0.500416 2.11994 0.416782 2.11994 0.33411 2.06985C0.250477 1.96851 0.167805 1.86834 0.209141 1.767C0.167805 1.66566 0.209141 1.61558 0.250477 1.51424C0.209141 1.41407 0.209141 1.26264 0.209141 1.16131C-0.0407974 0.655782 -0.165767 0.251597 0.416782 0.0500864C0.583088 0.0500864 0.750354 0 0.91666 0C1.29157 0.0500864 1.58284 0.302848 1.37424 1.05997Z" koffice:nodeTypes="cccccccccc"/>
            <draw:path draw:style-name="gr35" draw:id="shape324" draw:name="path4942" draw:layer="" svg:width="0.90888539871pt" svg:height="1.37030436000pt" draw:transform="matrix(0.35342678000 0.00000000000 0.00000000000 0.35342678000 84.76559812813pt 60.12815696515pt)" svg:viewBox="0 0 1 1" svg:d="M0.867187 0.648981C0.768038 1.05541 0.768038 1.01514 0.536945 1.25863C0.50415 1.2989 0.438559 1.3401 0.405001 1.3401C0.372206 1.38037 0.305852 1.38037 0.273057 1.3401C0.206703 1.2989 0.141113 1.25863 0.141113 1.17716C0.107555 1.13689 0.107555 1.09662 0.141113 1.01514C0.107555 0.933671 0.107555 0.893402 0.141113 0.811928C0.00916833 0.48697 -0.122776 0.162011 0.206703 0.0402686C0.273057 0 0.372206 0 0.50415 0C0.801596 0 0.999134 0.121742 0.867187 0.648981Z" koffice:nodeTypes="cccccccccc"/>
            <draw:path draw:style-name="gr25" draw:id="shape325" draw:name="path4944" draw:layer="" svg:width="1.48686417996pt" svg:height="0.49456251085pt" draw:transform="matrix(0.35342678000 0.00000000000 0.00000000000 0.35342678000 84.36495950968pt 60.13718643405pt)" svg:viewBox="0 0 1 0" svg:d="M1.43336 0.177255C0.447667 -0.21319 0.478018 0.152501 0 0.225639C0 0.225639 1.1947 0.250394 1.28368 0.494563C1.28368 0.494563 1.61271 0.250394 1.43336 0.177255Z" koffice:nodeTypes="cccc"/>
            <draw:path draw:style-name="gr26" draw:id="shape326" draw:name="path4946" draw:layer="" svg:width="1.48686417996pt" svg:height="0.49456251085pt" draw:transform="matrix(0.35342678000 0.00000000000 0.00000000000 0.35342678000 84.36495950968pt 60.13718643405pt)" svg:viewBox="0 0 1 0" svg:d="M1.43336 0.177255C0.447667 -0.21319 0.478018 0.152501 0 0.225639C0 0.225639 1.1947 0.250394 1.28368 0.494563C1.28368 0.494563 1.61271 0.250394 1.43336 0.177255Z" koffice:nodeTypes="cccc"/>
            <draw:path draw:style-name="gr5" draw:id="shape327" draw:name="path4948" draw:layer="" svg:width="1.81084111025pt" svg:height="2.76298942887pt" draw:transform="matrix(0.35342678000 0.00000000000 0.00000000000 0.35342678000 85.70063325617pt 58.95877966698pt)" svg:viewBox="0 0 2 3" svg:d="M0.787863 0.015848C-0.432387 0.178519 0.0296792 1.03513 0.424757 1.80993C0.128639 2.05347 0.0951449 2.25751 0.359291 2.58379C0.557211 2.82921 0.820596 2.78784 0.952288 2.6656C1.51255 2.01303 1.51255 2.13527 1.71047 1.36141C2.04008 0.138086 1.51255 -0.0659578 0.787863 0.015848Z" koffice:nodeTypes="cccccc"/>
            <draw:path draw:style-name="gr32" draw:id="shape328" draw:name="path4950" draw:layer="" svg:width="1.40483847005pt" svg:height="2.14700642000pt" draw:transform="matrix(0.35342678000 0.00000000000 0.00000000000 0.35342678000 85.74817249798pt 59.00334089512pt)" svg:viewBox="0 0 1 2" svg:d="M1.33617 1.03299C1.16185 1.64388 1.16185 1.53612 0.726035 2.03925C0.697204 2.07572 0.610041 2.11136 0.522878 2.14701C0.435715 2.14701 0.348553 2.11136 0.290891 2.00361C0.174227 1.85939 0.116565 1.75163 0.174227 1.64388C0.203728 1.57259 0.232559 1.50048 0.319722 1.42837C0.26139 1.28497 0.203728 1.17722 0.145396 1.03299C-0.0577611 0.566332 -0.144924 0.134486 0.551709 0.0267314C0.726035 -0.00891046 0.871528 -0.00891046 1.01635 0.0267314C1.33617 0.0988439 1.50983 0.386465 1.33617 1.03299Z" koffice:nodeTypes="cccccccccc"/>
            <draw:path draw:style-name="gr33" draw:id="shape329" draw:name="path4952" draw:layer="" svg:width="2.02772749523pt" svg:height="1.55020832000pt" draw:transform="matrix(0.35342678000 0.00000000000 0.00000000000 0.35342678000 85.79351664495pt 59.05232584683pt)" svg:viewBox="0 0 2 2" svg:d="M1.93944 0.755735C1.69223 1.18326 1.69223 1.12269 1.09986 1.45794C1.00189 1.48893 0.902782 1.51922 0.804812 1.55021C0.705702 1.55021 0.557608 1.51922 0.459638 1.45794C0.261419 1.36638 0.212434 1.3051 0.261419 1.21425C0.261419 1.15297 0.311543 1.12269 0.409514 1.06141C0.360529 0.969849 0.261419 0.878287 0.261419 0.786725C-0.0837547 0.450765 -0.231849 0.114804 0.754687 0.0232426C0.952906 -0.00774752 1.19897 -0.00774752 1.39605 0.0232426C1.88931 0.0535283 2.1855 0.236652 1.93944 0.755735Z" koffice:nodeTypes="cccccccccc"/>
            <draw:path draw:style-name="gr34" draw:id="shape330" draw:name="path4954" draw:layer="" svg:width="1.41336886151pt" svg:height="2.12226624000pt" draw:transform="matrix(0.35342678000 0.00000000000 0.00000000000 0.35342678000 85.83986220109pt 59.09841269894pt)" svg:viewBox="0 0 1 2" svg:d="M1.33966 1.06055C1.17417 1.61647 1.17417 1.56635 0.804199 1.96959C0.721455 2.02087 0.680559 2.07099 0.597815 2.12227C0.516022 2.12227 0.433277 2.12227 0.350533 2.07099C0.227844 1.96959 0.185996 1.86937 0.185996 1.76797C0.185996 1.66774 0.185996 1.56635 0.26874 1.51624C0.185996 1.41484 0.185996 1.26334 0.185996 1.16194C-0.0194369 0.656143 -0.184926 0.201621 0.433277 0.0501139C0.556918 0 0.721455 0 0.885992 0C1.29781 0.0501139 1.54509 0.2529 1.33966 1.06055Z" koffice:nodeTypes="cccccccccc"/>
            <draw:path draw:style-name="gr35" draw:id="shape331" draw:name="path4956" draw:layer="" svg:width="0.93029029221pt" svg:height="1.32205817449pt" draw:transform="matrix(0.35342678000 0.00000000000 0.00000000000 0.35342678000 85.88081715920pt 59.14555779197pt)" svg:viewBox="0 0 1 1" svg:d="M0.874788 0.644128C0.774478 1.00287 0.774478 0.963314 0.54068 1.24203C0.506729 1.24203 0.473549 1.2825 0.407191 1.32206C0.37324 1.32206 0.34006 1.32206 0.27293 1.32206C0.206571 1.2825 0.17262 1.24203 0.139441 1.16293C0.106262 1.12245 0.106262 1.04334 0.139441 1.00287C0.106262 0.922841 0.139441 0.843734 0.17262 0.763708C0.00595219 0.484075 -0.127537 0.165809 0.206571 0.0462289C0.306881 0.00575566 0.407191 0.00575566 0.506729 0.00575566C0.807658 -0.0337976 1.04146 0.125336 0.874788 0.644128Z" koffice:nodeTypes="cccccccccc"/>
            <draw:path draw:style-name="gr25" draw:id="shape332" draw:name="path4958" draw:layer="" svg:width="1.51829147526pt" svg:height="0.44783365251pt" draw:transform="matrix(0.35342678000 0.00000000000 0.00000000000 0.35342678000 85.47896072024pt 59.15594931538pt)" svg:viewBox="0 0 2 0" svg:d="M1.4791 0.169445C0.483043 -0.202097 0.483043 0.146424 0 0.192466C0 0.192466 1.23723 0.239042 1.29787 0.447834C1.29787 0.447834 1.62966 0.239042 1.4791 0.169445Z" koffice:nodeTypes="cccc"/>
            <draw:path draw:style-name="gr26" draw:id="shape333" draw:name="path4960" draw:layer="" svg:width="1.51829147526pt" svg:height="0.44783365251pt" draw:transform="matrix(0.35342678000 0.00000000000 0.00000000000 0.35342678000 85.47896072024pt 59.15594931538pt)" svg:viewBox="0 0 2 0" svg:d="M1.4791 0.169445C0.483043 -0.202097 0.483043 0.146424 0 0.192466C0 0.192466 1.23723 0.239042 1.29787 0.447834C1.29787 0.447834 1.62966 0.239042 1.4791 0.169445Z" koffice:nodeTypes="cccc"/>
            <draw:path draw:style-name="gr36" draw:id="shape334" draw:name="path4962" draw:layer="" svg:width="3.29300657861pt" svg:height="5.55762362532pt" draw:transform="matrix(0.35342678000 0.00000000000 0.00000000000 0.35342678000 79.24701272726pt 53.03484616222pt)" svg:viewBox="0 0 3 6" svg:d="M0.975681 5.39764C1.44677 4.00767 1.94979 2.80156 2.95512 1.8139C4.36983 0.46104 0.880588 -1.95286 0.943743 2.8741C0.943743 3.38606 0.0639897 4.08105 0.000839509 4.77603C-0.0303727 5.288 0.818164 5.83623 0.975681 5.39764Z" koffice:nodeTypes="ccccc"/>
            <draw:path draw:style-name="gr37" draw:id="shape335" draw:name="path4964" draw:layer="" svg:width="3.47019925256pt" svg:height="4.38973070394pt" draw:transform="matrix(0.35342678000 0.00000000000 0.00000000000 0.35342678000 79.31581652853pt 53.12653963139pt)" svg:viewBox="0 0 3 4" svg:d="M3.10765 1.27155C2.10183 2.01889 1.46856 3.09155 0.947151 4.22943C0.834437 4.554 0.201174 4.32688 0.0523227 4.06677C0.015325 4.03379 0.015325 4.00156 0.015325 3.93634C-0.0216728 3.87113 0.015325 3.77368 0.0523227 3.644C0.27603 3.22123 0.872295 2.76623 0.909293 2.40868C0.984149 0.00399039 2.54838 -0.289099 3.14464 0.198884C3.40535 0.393777 3.74091 0.848779 3.10765 1.27155Z" koffice:nodeTypes="cccccccc"/>
            <draw:path draw:style-name="gr38" draw:id="shape336" draw:name="path4966" draw:layer="" svg:width="2.75082650233pt" svg:height="4.29745717232pt" draw:transform="matrix(0.35342678000 0.00000000000 0.00000000000 0.35342678000 79.37280624218pt 53.20458150125pt)" svg:viewBox="0 0 3 4" svg:d="M2.47915 1.06993C1.71692 1.78886 1.15311 2.93898 0.721817 4.08993C0.62223 4.41332 0.19094 4.30552 0.0913523 4.12558C0.0584118 4.12558 0.0247053 4.08993 0.0247053 4.05344C-0.00823511 3.98213 -0.00823511 3.90999 0.0247053 3.76653C0.157233 3.40665 0.588523 2.93898 0.65517 2.54344C0.821404 0.314525 2.04786 -0.26012 2.41327 0.0989292C2.5795 0.134585 3.04374 0.566605 2.47915 1.06993Z" koffice:nodeTypes="cccccccc"/>
            <draw:path draw:style-name="gr39" draw:id="shape337" draw:name="path4968" draw:layer="" svg:width="2.21866928219pt" svg:height="3.42961296635pt" draw:transform="matrix(0.35342678000 0.00000000000 0.00000000000 0.35342678000 79.41536946661pt 53.26684275275pt)" svg:viewBox="0 0 2 3" svg:d="M2.00389 0.728249C1.43837 1.20975 0.901744 2.23794 0.574265 3.20168C0.484828 3.45798 0.186933 3.45798 0.127766 3.39428C0.127766 3.39428 0.0974953 3.39428 0.0679121 3.39428C0.037641 3.36168 -0.0215253 3.29798 0.00805787 3.16908C0.0974953 2.91204 0.395391 2.55869 0.515099 2.20608C0.723557 0.600097 1.67641 -0.13919 1.88487 0.0215558C1.9743 -0.0747441 2.51024 0.24675 2.00389 0.728249Z" koffice:nodeTypes="cccccccc"/>
            <draw:path draw:style-name="gr40" draw:id="shape338" draw:name="path4970" draw:layer="" svg:width="2.58082068284pt" svg:height="3.15006084062pt" draw:transform="matrix(0.35342678000 0.00000000000 0.00000000000 0.35342678000 79.46454018025pt 53.28324004328pt)" svg:viewBox="0 0 3 3" svg:d="M2.29265 0.564474C1.74193 0.933638 1.0331 1.88779 0.639597 2.71913C0.522366 2.93495 0.286086 3.02724 0.2461 3.0883C0.2461 3.11953 0.207023 3.15006 0.127959 3.15006C0.0498055 3.11953 -0.0292575 3.0883 0.0107284 2.96548C0.0888827 2.81142 0.36424 2.50402 0.522366 2.16467C0.914955 1.02593 1.9773 0.0717785 2.09635 0.102306C2.09635 -0.144043 3.04056 0.0717785 2.29265 0.564474Z" koffice:nodeTypes="cccccccc"/>
            <draw:path draw:style-name="gr36" draw:id="shape339" draw:name="path4972" draw:layer="" svg:width="6.43235839077pt" svg:height="7.42366279062pt" draw:transform="matrix(0.35342678000 0.00000000000 0.00000000000 0.35342678000 77.33214096050pt 54.77938869666pt)" svg:viewBox="0 0 6 7" svg:d="M1.54194 0.0435615C1.54194 0.0435615 -1.5133 1.48004 0.97752 6.85991C0.97752 6.85991 2.33873 7.86252 3.79963 7.1936C3.79963 7.1936 6.82189 4.75451 6.39014 2.14819C6.39014 2.14819 6.42312 -0.357944 1.54194 0.0435615Z" koffice:nodeTypes="ccccc"/>
            <draw:path draw:style-name="gr37" draw:id="shape340" draw:name="path4974" draw:layer="" svg:width="5.81154818485pt" svg:height="7.33538823721pt" draw:transform="matrix(0.35342678000 0.00000000000 0.00000000000 0.35342678000 77.45943283713pt 54.88104161856pt)" svg:viewBox="0 0 6 7" svg:d="M1.56953 0C2.89934 0.106462 3.61503 0.53313 4.26301 0.887732C5.25112 1.45608 5.79674 2.13088 5.79674 2.20131C6.00145 4.43866 4.02445 6.53351 3.51268 6.99539C3.41033 7.10185 3.34261 7.13707 3.34261 7.13707C2.25137 7.63417 1.29712 7.06582 0.921553 6.8529C0.819199 6.78247 0.751488 6.71122 0.751488 6.71122C-1.32865 1.56254 1.56953 0 1.56953 0Z" koffice:nodeTypes="cccccccc"/>
            <draw:path draw:style-name="gr38" draw:id="shape341" draw:name="path4976" draw:layer="" svg:width="5.26701485496pt" svg:height="6.40694476851pt" draw:transform="matrix(0.35342678000 0.00000000000 0.00000000000 0.35342678000 77.57088314204pt 54.96699501146pt)" svg:viewBox="0 0 5 6" svg:d="M1.66869 0C3.23285 0.099497 3.62451 0.596982 4.12208 0.829652C4.90375 1.32714 5.33072 1.89121 5.25928 2.05729C5.36602 3.9485 3.51776 5.8068 3.12611 6.13896C3.01937 6.20555 2.94875 6.23846 2.94875 6.27214C1.84604 6.67012 0.957623 6.07314 0.672707 5.93997C0.566788 5.87338 0.53066 5.8068 0.53066 5.77389C-1.14024 1.45954 1.66869 1.08765e-14 1.66869 0Z" koffice:nodeTypes="cccccccc"/>
            <draw:path draw:style-name="gr39" draw:id="shape342" draw:name="path4978" draw:layer="" svg:width="4.90209402614pt" svg:height="6.44553766771pt" draw:transform="matrix(0.35342678000 0.00000000000 0.00000000000 0.35342678000 77.67780429221pt 55.05266566293pt)" svg:viewBox="0 0 5 6" svg:d="M1.84842 0C3.68876 0.107792 3.72772 0.718891 4.1112 0.898821C4.68597 1.36647 4.99328 1.94192 4.87815 2.22881C4.8011 4.09859 3.11398 5.96837 2.80756 6.21961C2.69243 6.25609 2.61538 6.29175 2.57729 6.32823C1.46495 6.72292 0.620943 6.00402 0.429648 5.89623C0.352598 5.82409 0.314516 5.75196 0.314516 5.7163C-0.912962 1.58206 1.84842 0 1.84842 0Z" koffice:nodeTypes="cccccccc"/>
            <draw:path draw:style-name="gr40" draw:id="shape343" draw:name="path4980" draw:layer="" svg:width="3.56574436642pt" svg:height="5.47433186953pt" draw:transform="matrix(0.35342678000 0.00000000000 0.00000000000 0.35342678000 77.76737745800pt 55.13861905582pt)" svg:viewBox="0 0 4 5" svg:d="M1.63176 5.91118e-29C3.36524 0.132198 3.10314 0.729001 3.26704 0.794718C3.52839 1.2257 3.62658 1.68954 3.52839 2.05404C3.29952 3.61138 2.08949 5.20158 1.95882 5.30092C1.8931 5.36741 1.82739 5.40026 1.76243 5.40026C0.87945 5.69828 0.257816 5.00291 0.159624 4.97005C0.127145 4.90357 0.0939107 4.83708 0.0939107 4.77137C-0.46201 1.49086 1.63176 -1.08593e-14 1.63176 5.91118e-29Z" koffice:nodeTypes="cccccccc"/>
            <draw:path draw:style-name="gr8" draw:id="shape344" draw:name="path4982" draw:layer="" svg:width="3.76922364494pt" svg:height="5.56225823636pt" draw:transform="matrix(0.35342678000 0.00000000000 0.00000000000 0.35342678000 77.83415458459pt 55.22428970730pt)" svg:viewBox="0 0 4 6" svg:d="M2.1137 0C2.1137 0 -0.215971 1.71963 0.0162789 4.9395C0.0162789 4.9395 0.715718 5.92757 1.88055 5.41455C1.88055 5.41455 3.93852 2.59716 3.66681 0.878378C3.66681 0.878378 4.36535 0.146818 2.1137 0Z" koffice:nodeTypes="ccccc"/>
            <draw:path draw:style-name="gr36" draw:id="shape345" draw:name="path4984" draw:layer="" svg:width="3.12622733467pt" svg:height="3.72141476910pt" draw:transform="matrix(0.35342678000 0.00000000000 0.00000000000 0.35342678000 78.01620331625pt 53.83832539688pt)" svg:viewBox="0 0 3 4" svg:d="M0.373444 0.0791924C0.373444 0.0791924 -0.828674 1.27671 1.08067 3.63344C1.08067 3.63344 1.85894 3.94262 2.42407 3.40177C2.42407 3.40177 3.62701 2.05011 2.88385 0.465891C2.88385 0.465891 1.68173 -0.229989 0.373444 0.0791924Z" koffice:nodeTypes="ccccc"/>
            <draw:path draw:style-name="gr41" draw:id="shape346" draw:name="path4986" draw:layer="" svg:width="2.30188458436pt" svg:height="3.30111959950pt" draw:transform="matrix(0.35342678000 0.00000000000 0.00000000000 0.35342678000 78.08155471490pt 53.86700346462pt)" svg:viewBox="0 0 2 3" svg:d="M0.309841 0.0624782C0.916703 -0.0835407 1.31123 0.0624782 1.61466 0.135488C1.97906 0.280668 2.19139 0.498857 2.19139 0.571867C2.52565 1.51763 2.00919 2.68243 1.85783 2.97363C1.82769 3.00971 1.82769 3.0458 1.79686 3.0458C1.43317 3.44693 0.947537 3.26482 0.826304 3.2279C0.79547 3.2279 0.765337 3.19182 0.765337 3.19182C-0.630582 1.15426 0.309841 0.0624782 0.309841 0.0624782Z" koffice:nodeTypes="cccccccc"/>
            <draw:path draw:style-name="gr42" draw:id="shape347" draw:name="path4988" draw:layer="" svg:width="2.52487490830pt" svg:height="2.94690992293pt" draw:transform="matrix(0.35342678000 0.00000000000 0.00000000000 0.35342678000 78.14630981022pt 53.89094610935pt)" svg:viewBox="0 0 3 3" svg:d="M0.386623 0.0608703C1.28189 -0.111187 1.63245 0.129059 1.90481 0.19804C2.25447 0.336003 2.44952 0.542154 2.44952 0.679324C2.72188 1.53882 2.17716 2.50139 2.06031 2.67344C2.02166 2.74243 1.98211 2.74243 1.98211 2.77652C1.47605 3.08575 0.931335 2.8796 0.814483 2.8796C0.814483 2.8455 0.775831 2.8455 0.775831 2.81061C-0.702802 1.05754 0.386623 0.0608703 0.386623 0.0608703Z" koffice:nodeTypes="cccccccc"/>
            <draw:path draw:style-name="gr43" draw:id="shape348" draw:name="path4990" draw:layer="" svg:width="1.76853616716pt" svg:height="2.63183889836pt" draw:transform="matrix(0.35342678000 0.00000000000 0.00000000000 0.35342678000 78.20953461877pt 53.91365051499pt)" svg:viewBox="0 0 2 3" svg:d="M0.317847 0.0617947C1.16492 -0.133025 1.36051 0.192173 1.45831 0.224394C1.65391 0.386993 1.7517 0.614032 1.7517 0.776631C1.8495 1.52444 1.49066 2.33669 1.45831 2.4341C1.42596 2.46632 1.39286 2.49854 1.36051 2.49854C0.970079 2.75855 0.546542 2.56373 0.513441 2.53151C0.513441 2.53151 0.481093 2.49854 0.481093 2.49854C-0.496124 0.972205 0.317847 0.0617947 0.317847 0.0617947Z" koffice:nodeTypes="cccccccc"/>
            <draw:path draw:style-name="gr8" draw:id="shape349" draw:name="path4992" draw:layer="" svg:width="1.16644530651pt" svg:height="2.32597462508pt" draw:transform="matrix(0.35342678000 0.00000000000 0.00000000000 0.35342678000 78.27734806671pt 53.94098293204pt)" svg:viewBox="0 0 1 2" svg:d="M0.270448 0.0512818C0.98465 -0.131867 1.06407 0.234431 1.06407 0.234431C1.3555 0.906448 0.932108 2.15891 0.932108 2.15891C0.614415 2.49492 0.270448 2.22019 0.270448 2.22019C-0.338061 0.906448 0.270448 0.0512818 0.270448 0.0512818Z" koffice:nodeTypes="ccccc"/>
            <draw:path draw:style-name="gr41" draw:id="shape350" draw:name="path4994" draw:layer="" svg:width="3.50067125901pt" svg:height="2.35292911319pt" draw:transform="matrix(0.35342678000 0.00000000000 0.00000000000 0.35342678000 79.61462084506pt 54.77584919022pt)" svg:viewBox="0 0 4 2" svg:d="M3.48006 1.61539C2.76884 2.38339 0.973069 2.32176 0.860725 2.35293C0.711221 2.32176 0.561718 2.26083 0.486534 2.22965C0.0751838 1.98381 0 1.58493 0 1.55375C0.038024 1.49282 0.0751838 1.43118 0.0751838 1.36955C1.08541 -0.258567 2.43267 0.0177439 2.54415 0.0177439C2.95637 0.26359 3.18105 0.601539 3.29253 0.847385C3.5924 1.33908 3.48006 1.61539 3.48006 1.61539Z" koffice:nodeTypes="cccccccc"/>
            <draw:path draw:style-name="gr42" draw:id="shape351" draw:name="path4996" draw:layer="" svg:width="3.00276500453pt" svg:height="2.54296352000pt" draw:transform="matrix(0.35342678000 0.00000000000 0.00000000000 0.35342678000 79.66353511141pt 54.85644311467pt)" svg:viewBox="0 0 3 3" svg:d="M2.94616 1.64359C2.35709 2.46448 0.935631 2.50327 0.728335 2.54296C0.589872 2.54296 0.485023 2.50327 0.416192 2.46448C0.0696321 2.19115 0 1.76086 0 1.68238C0 1.6039 0.0352162 1.52632 0.0696321 1.48663C0.832383 -0.11727 1.90648 0.0396915 2.11457 0C2.49555 0.235443 2.70365 0.508773 2.77248 0.704524C3.15425 1.40815 2.94616 1.64359 2.94616 1.64359Z" koffice:nodeTypes="cccccccc"/>
            <draw:path draw:style-name="gr43" draw:id="shape352" draw:name="path4998" draw:layer="" svg:width="2.52430716510pt" svg:height="1.71808124840pt" draw:transform="matrix(0.35342678000 0.00000000000 0.00000000000 0.35342678000 79.71273211918pt 54.94239650757pt)" svg:viewBox="0 0 3 2" svg:d="M2.41433 0.96466C2.00118 1.51113 0.889412 1.6394 0.603215 1.70391C0.476261 1.73579 0.380862 1.70391 0.380862 1.70391C0.0315551 1.54301 0 1.25384 0 1.12556C0 1.06105 0 1.02917 0.0315551 0.996543C0.635504 0.0645084 1.42952 0.0318834 1.74727 0C2.03347 0.0645084 2.25582 0.192784 2.28737 0.289175C2.73208 0.868268 2.41433 0.96466 2.41433 0.96466Z" koffice:nodeTypes="cccccccc"/>
            <draw:path draw:style-name="gr8" draw:id="shape353" draw:name="path5000" draw:layer="" svg:width="2.11976426664pt" svg:height="1.17481298272pt" draw:transform="matrix(0.35342678000 0.00000000000 0.00000000000 0.35342678000 79.75833321215pt 55.01363040272pt)" svg:viewBox="0 0 2 1" svg:d="M1.8417 0.00494185C1.8417 0.00494185 0.793998 -0.101131 0.00788004 0.669585C0.00788004 0.669585 -0.0795412 1.04176 0.327976 1.17481C0.327976 1.17481 1.60903 0.962054 1.98763 0.510169C1.98763 0.510169 2.36623 0.510169 1.8417 0.00494185Z" koffice:nodeTypes="ccccc"/>
            <draw:path draw:style-name="gr36" draw:id="shape354" draw:name="path5002" draw:layer="" svg:width="3.34096736063pt" svg:height="3.28016586460pt" draw:transform="matrix(0.35342678000 0.00000000000 0.00000000000 0.35342678000 78.89488678588pt 54.02292139672pt)" svg:viewBox="0 0 3 3" svg:d="M0.906339 0C0.906339 0 -0.92144 1.91617 0.614232 2.88983C0.614232 2.88983 1.30819 3.48677 2.0393 3.20424C2.0393 3.20424 3.53783 2.01035 3.31917 0.879481C3.31917 0.879481 2.33225 0.0630271 0.906339 0Z" koffice:nodeTypes="ccccc"/>
            <draw:path draw:style-name="gr41" draw:id="shape355" draw:name="path5004" draw:layer="" svg:width="2.28414655767pt" svg:height="3.39675954024pt" draw:transform="matrix(0.35342678000 0.00000000000 0.00000000000 0.35342678000 78.99954707864pt 54.07183566307pt)" svg:viewBox="0 0 2 3" svg:d="M1.33705 3.28501C0.763252 3.61785 0.279498 3.10114 0.279498 3.10114C-0.506516 0.775497 0.611774 0.0374554 0.64179 0C0.672505 0 0.702521 0 0.732538 0C1.39778 0.0740595 1.70004 0.369446 1.97229 0.590774C2.1838 0.775497 2.27454 0.96022 2.27454 0.996824C2.39531 2.21498 1.33705 3.28501 1.33705 3.28501Z" koffice:nodeTypes="ccccccc"/>
            <draw:path draw:style-name="gr42" draw:id="shape356" draw:name="path5006" draw:layer="" svg:width="2.46009720899pt" svg:height="2.87021522870pt" draw:transform="matrix(0.35342678000 0.00000000000 0.00000000000 0.35342678000 79.06366909659pt 54.12103267085pt)" svg:viewBox="0 0 2 3" svg:d="M1.38289 2.7818C0.729866 3.05333 0.230339 2.61278 0.230339 2.61278C-0.498989 0.746509 0.729866 0.0672953 0.807058 0C0.84521 0 0.883362 0 0.883362 0C1.80612 0.0672953 1.95961 0.338824 2.1903 0.47498C2.38195 0.644783 2.45914 0.780157 2.45914 0.881882C2.49729 1.83184 1.38289 2.7818 1.38289 2.7818Z" koffice:nodeTypes="ccccccc"/>
            <draw:path draw:style-name="gr43" draw:id="shape357" draw:name="path5008" draw:layer="" svg:width="1.67798229870pt" svg:height="2.32859587278pt" draw:transform="matrix(0.35342678000 0.00000000000 0.00000000000 0.35342678000 79.11740259095pt 54.16994693720pt)" svg:viewBox="0 0 2 2" svg:d="M0.908316 2.26176C0.432015 2.47532 0.0832148 2.10881 0.0832148 2.10881C-0.266317 0.733715 0.590293 0.0916262 0.717795 0C0.717795 0 0.749305 0 0.749305 0C1.5429 0.0613191 1.47915 0.336198 1.57441 0.36721C1.63742 0.51945 1.70117 0.642088 1.66967 0.733715C1.63742 1.46743 0.908316 2.26176 0.908316 2.26176Z" koffice:nodeTypes="ccccccc"/>
            <draw:path draw:style-name="gr8" draw:id="shape358" draw:name="path5010" draw:layer="" svg:width="1.18202737329pt" svg:height="2.83753370880pt" draw:transform="matrix(0.35342678000 0.00000000000 0.00000000000 0.35342678000 79.15891244296pt 54.21914394498pt)" svg:viewBox="0 0 1 3" svg:d="M0.672062 0C0.672062 0 -0.0739562 0.867135 0.00599625 2.52041C0.00599625 2.52041 0.245854 3.01592 0.591495 2.76816C0.591495 2.76816 1.23111 1.32167 1.15116 0.454531C1.15116 0.454531 1.36396 0.0409745 0.672062 0Z" koffice:nodeTypes="ccccc"/>
            <draw:path draw:style-name="gr5" draw:id="shape359" draw:name="path5012" draw:layer="" svg:width="21.03837104259pt" svg:height="18.90513630437pt" draw:transform="matrix(0.35342678000 0.00000000000 0.00000000000 0.35342678000 86.96052578200pt 57.67854360505pt)" svg:viewBox="0 0 21 19" svg:d="M20.223 8.56007C20.223 8.56007 21.0022 7.56557 21.0358 6.03652C21.1039 3.22847 19.8506 -0.788882 12.6689 0.135109C12.6689 0.135109 6.70683 0.0285262 2.20145 6.28576L0.304323 12.0797L0 18.9051L6.60513 18.8699C6.60513 18.8699 8.50226 10.8712 11.1442 12.4708C11.1442 12.4708 15.8529 12.0445 20.223 8.56007Z" koffice:nodeTypes="ccccccccc"/>
            <draw:path draw:style-name="gr5" draw:id="shape360" draw:name="path5014" draw:layer="" svg:width="16.73260342378pt" svg:height="15.12247492098pt" draw:transform="matrix(0.35342678000 0.00000000000 0.00000000000 0.35342678000 87.29503383562pt 58.33365873490pt)" svg:viewBox="0 0 17 15" svg:d="M15.4687 0.282155C14.6187 0.0464957 13.6623 -0.122277 12.8123 0.113383C8.49028 1.26057 4.09703 3.35117 1.75968 7.22905C1.65333 7.39782 1.44062 7.49893 1.33427 7.6677C-0.401765 9.92705 -0.0827014 12.4897 0.306719 15.019C0.342716 15.2554 0.944846 15.0532 1.08638 14.7491C1.44062 13.9403 1.65333 13.0972 1.75968 12.2199C2.04275 9.85938 3.56607 8.1398 5.01822 6.25141C5.12457 6.11609 5.33728 6.11609 5.44364 6.01498C6.93096 4.42992 8.59664 3.28351 10.6157 2.44042C10.7924 2.33932 10.8988 2.10366 11.0763 2.06944C12.2454 1.73267 13.4496 1.96833 14.6539 1.90144C14.7954 1.90144 14.937 1.73267 15.0793 1.73267C15.7166 1.73267 16.5666 1.73267 16.673 1.29402C16.9561 0.450928 16.1772 0.484371 15.4687 0.282155Z" koffice:nodeTypes="ccccccccccccccc"/>
            <draw:path draw:style-name="gr27" draw:id="shape361" draw:name="path5016" draw:layer="" svg:width="15.99331903319pt" svg:height="15.07972167601pt" draw:transform="matrix(0.35342678000 0.00000000000 0.00000000000 0.35342678000 87.35228520447pt 58.39545346527pt)" svg:viewBox="0 0 16 15" svg:d="M1.55842 12.0457C1.45444 12.8799 1.24648 13.7847 0.900153 14.6189C0.796175 14.9662 0.277083 15.1756 0.24189 15.036C0.207497 15.0015 0.173104 14.8972 0.173104 14.8274C-0.0692456 12.4628 -0.312395 10.0283 1.35046 7.69815C1.45444 7.55858 1.6272 7.41981 1.73118 7.24575C3.0821 4.91559 5.05609 3.14209 7.4108 1.99426C8.79611 1.26352 10.8053 0.4983 12.2945 0.115687C13.0216 -0.0928645 14.0262 0.0114114 14.8572 0.185472C15.2035 0.255257 15.5499 0.289748 15.7234 0.394024C15.9658 0.533593 16.0698 0.706852 15.9314 1.08946C15.7578 1.47208 14.9612 1.50737 14.3725 1.50737C14.199 1.50737 14.0606 1.68063 13.9222 1.68063C13.2991 1.71592 12.7097 1.71592 12.225 1.68063C11.7059 1.68063 11.082 1.78571 10.4933 1.95896C10.3206 2.02875 10.1822 2.27259 10.043 2.34158C9.00407 2.75948 7.8963 3.38514 7.03008 4.0116C6.9261 4.08058 6.85732 4.18485 6.75334 4.25464C6.16466 4.70704 5.61038 5.22842 5.09048 5.81958C4.9865 5.95835 4.81374 5.95835 4.70976 6.09792C4.39783 6.51582 4.08589 6.89763 3.80915 7.31554C3.74036 7.38452 3.67078 7.45431 3.63639 7.52409C2.63179 8.88048 1.80077 10.3412 1.55842 12.0457Z" koffice:nodeTypes="ccccccccccccccccccccccc"/>
            <draw:path draw:style-name="gr28" draw:id="shape362" draw:name="path5018" draw:layer="" svg:width="15.29663421277pt" svg:height="14.14870920601pt" draw:transform="matrix(0.35342678000 0.00000000000 0.00000000000 0.35342678000 87.39918098136pt 58.45302967456pt)" svg:viewBox="0 0 15 14" svg:d="M1.39435 11.1725C1.29266 11.8795 1.08929 12.7894 0.784222 13.5982C0.648899 13.9688 0.208511 14.2042 0.174875 14.1374C0.14124 14.1374 0.0731874 14.0356 0.0731874 13.9688C-0.0285008 11.8127 -0.265513 9.589 1.39435 7.26432C1.49526 7.1299 1.63136 6.9613 1.69863 6.82611C3.0198 4.60321 4.88304 2.88533 7.15225 1.8745C8.30367 1.30188 10.5393 0.358641 11.7924 0.0890333C12.4025 -0.0119723 13.4523 -0.0461589 14.2986 0.0890333C14.671 0.122443 15.0105 0.155853 15.1458 0.257635C15.3147 0.358641 15.3484 0.526466 15.213 0.83026C15.0105 1.16668 14.2986 1.20087 13.6893 1.23428C13.5532 1.23428 13.3842 1.36869 13.2489 1.36869C12.6051 1.43629 12.0294 1.43629 11.6227 1.40288C11.2167 1.40288 10.5729 1.57148 9.99722 1.77349C9.79385 1.84031 9.65847 2.0431 9.52315 2.07651C8.60874 2.41371 7.4229 3.08657 6.61017 3.62656C6.54212 3.65997 6.44043 3.76097 6.37316 3.82857C5.79745 4.23259 5.28901 4.73762 4.78135 5.31102C4.67966 5.41203 4.50992 5.44544 4.44265 5.57985C4.13759 5.95047 3.86616 6.35527 3.56187 6.69169C3.52824 6.75929 3.42655 6.82611 3.39213 6.8937C2.47772 8.14074 1.665 9.62241 1.39435 11.1725Z" koffice:nodeTypes="ccccccccccccccccccccccc"/>
            <draw:path draw:style-name="gr29" draw:id="shape363" draw:name="path5020" draw:layer="" svg:width="15.64390531757pt" svg:height="14.30133059926pt" draw:transform="matrix(0.35342678000 0.00000000000 0.00000000000 0.35342678000 87.44613653255pt 58.50176818383pt)" svg:viewBox="0 0 16 14" svg:d="M1.35579 11.1018C1.21445 11.768 0.966901 12.7844 0.683405 13.6261C0.542066 14.0118 0.188309 14.2924 0.117231 14.2924C0.0821007 14.3271 -0.0241081 14.2568 0.0118395 14.1517C0.0118395 12.0834 -0.235709 9.90992 1.53307 7.42035C1.63846 7.28047 1.74467 7.07024 1.81575 6.92955C3.12457 4.68579 5.03469 2.86329 7.36965 1.91647C8.39579 1.42567 11.0134 0.303383 12.1107 0.128733C12.6409 0.0583884 13.8084 -0.0467247 14.6923 0.0228117C15.082 0.0228117 15.4358 0.0583884 15.542 0.163501C15.6834 0.268615 15.6834 0.408496 15.5061 0.654299C15.2585 0.93487 14.551 1.00522 13.9497 1.03998C13.7732 1.07475 13.5959 1.1451 13.4546 1.17986C12.7822 1.25021 12.1458 1.28498 11.792 1.25021C11.4734 1.25021 10.7308 1.49601 10.1294 1.70624C9.91703 1.81135 9.73974 1.98681 9.63353 2.02158C8.74955 2.30215 7.44073 3.03794 6.66214 3.49397C6.55593 3.52874 6.48485 3.63466 6.37946 3.7042C5.81328 4.08988 5.28224 4.61626 4.78714 5.21136C4.68094 5.31728 4.5396 5.38763 4.43339 5.49274C4.15071 5.87761 3.86721 6.26411 3.58453 6.61422C3.51346 6.68456 3.4432 6.71933 3.37212 6.78967C2.45219 8.01626 1.63846 9.59377 1.35579 11.1018Z" koffice:nodeTypes="ccccccccccccccccccccccc"/>
            <draw:path draw:style-name="gr30" draw:id="shape364" draw:name="path5022" draw:layer="" svg:width="15.18499231253pt" svg:height="13.60283522078pt" draw:transform="matrix(0.35342678000 0.00000000000 0.00000000000 0.35342678000 87.46239180960pt 58.52996586206pt)" svg:viewBox="0 0 15 14" svg:d="M1.28948 10.4064C1.18484 10.9536 0.906338 11.9796 0.627031 12.7997C0.48778 13.2105 0.209279 13.5181 0.139251 13.552C0.104639 13.6545 0 13.5867 0 13.4842C0.139251 11.6034 -0.104639 9.62015 1.67262 7.12433C1.77726 6.98712 1.84729 6.74818 1.91731 6.64567C3.17138 4.49129 4.94864 2.71386 7.21448 1.89295C8.05079 1.51681 10.9437 0.285843 11.78 0.217237C12.2331 0.183329 13.4534 0.0122095 14.3243 0.0122095C14.7429 -0.0216991 15.0914 0.0122095 15.126 0.14942C15.2307 0.217237 15.196 0.319752 15.0222 0.490871C14.7429 0.6959 14.0804 0.798414 13.4534 0.867019C13.2795 0.867019 13.1049 0.935625 12.9656 0.969534C12.2686 1.03814 11.6407 1.10675 11.3622 1.07205C11.1529 1.07205 10.3859 1.38038 9.79344 1.61932C9.54955 1.72183 9.37568 1.85904 9.30566 1.89295C8.50396 2.06407 7.10984 2.85028 6.41278 3.19252C6.30814 3.22643 6.23892 3.32894 6.13428 3.39755C5.57647 3.70509 5.05408 4.25236 4.60091 4.79884C4.49547 4.90214 4.35622 5.00386 4.28699 5.10717C4.00769 5.48253 3.72919 5.82477 3.45068 6.16701C3.38066 6.23561 3.31063 6.26952 3.2414 6.33812C2.4051 7.46578 1.6034 9.00507 1.28948 10.4064Z" koffice:nodeTypes="ccccccccccccccccccccccc"/>
            <draw:path draw:style-name="gr31" draw:id="shape365" draw:name="path5024" draw:layer="" svg:width="14.80573568628pt" svg:height="13.03802568582pt" draw:transform="matrix(0.35342678000 0.00000000000 0.00000000000 0.35342678000 87.47454969083pt 58.54356584525pt)" svg:viewBox="0 0 15 13" svg:d="M1.2391 9.78263C1.13577 10.2513 0.860771 11.2896 0.584975 12.1265C0.447474 12.528 0.275797 12.863 0.206649 12.9634C0.137501 13.0969 0 13.0298 0 12.9294C0.275797 11.2557 0.0341765 9.41439 1.82407 6.90376C1.89322 6.80339 1.96157 6.5355 2.03072 6.43514C3.23485 4.3939 4.92142 2.58581 7.12382 1.88327C7.74376 1.64857 10.8753 0.309878 11.5294 0.343075C11.8736 0.343075 13.1468 0.0751819 14.0068 0.0419848C14.4543 -0.0251815 14.7992 -0.0251815 14.7992 0.142348C14.8334 0.175545 14.7301 0.275909 14.5576 0.376272C14.2476 0.543802 13.6285 0.610968 13.0435 0.711331C12.8718 0.744528 12.6994 0.778498 12.5277 0.811695C11.8394 0.912058 11.2194 0.979228 11.0128 0.946027C10.8753 0.946027 10.0495 1.31429 9.46451 1.54821C9.22369 1.68254 9.01704 1.78291 8.98286 1.8161C8.29456 1.91647 6.81464 2.68618 6.16052 2.95407C6.05719 2.98727 6.02302 3.1216 5.91969 3.1548C5.36889 3.42269 4.88724 3.92528 4.43977 4.49349C4.33644 4.59463 4.23312 4.69499 4.16397 4.79535C3.88897 5.13041 3.61397 5.4979 3.33817 5.79976C3.30399 5.83296 3.20067 5.86693 3.13152 5.93332C2.34069 6.97092 1.58325 8.54431 1.2391 9.78263Z" koffice:nodeTypes="ccccccccccccccccccccccc"/>
            <draw:path draw:style-name="gr9" draw:id="shape366" draw:name="path5026" draw:layer="" svg:width="15.28814550693pt" svg:height="15.35815099610pt" draw:transform="matrix(0.35342678000 0.00000000000 0.00000000000 0.35342678000 89.23643799002pt 58.64585603379pt)" svg:viewBox="0 0 15 15" svg:d="M14.656 0.540503C14.656 0.540503 17.7687 5.77464 10.18 7.71139C10.18 7.71139 7.6618 9.03677 3.60498 9.58072C2.69637 9.71632 2.55584 10.8379 2.06641 11.2455L0.317853 15.3581C0.317853 15.3581 -0.731283 15.4262 0.982547 11.9595C2.69637 8.49282 2.62611 8.45912 5.24935 8.49282C5.24935 8.49282 8.1165 8.45912 10.3197 7.03184C10.3197 7.03184 16.5095 5.60456 14.2013 0.744289C14.2013 0.744289 13.8871 -0.784884 14.656 0.540503Z" koffice:nodeTypes="cccccccccc"/>
            <draw:path draw:style-name="gr5" draw:id="shape367" draw:name="path5028" draw:layer="" svg:width="1.86524076041pt" svg:height="2.99724628560pt" draw:transform="matrix(0.35342678000 0.00000000000 0.00000000000 0.35342678000 92.73553360040pt 59.36004496258pt)" svg:viewBox="0 0 2 3" svg:d="M1.24768 2.74575C2.38491 2.06609 1.71586 1.47163 1.11325 0.834068C1.31412 0.495215 1.31412 0.282697 0.97959 0.0701789C0.745499 -0.0992479 0.478187 0.0701789 0.410973 0.239605C0.0100046 1.13179 -0.0239888 0.961383 0.0100046 1.85357C0.0100046 3.16981 0.611843 3.16981 1.24768 2.74575Z" koffice:nodeTypes="cccccc"/>
            <draw:path draw:style-name="gr32" draw:id="shape368" draw:name="path5030" draw:layer="" svg:width="1.40113349345pt" svg:height="2.25010946598pt" draw:transform="matrix(0.35342678000 0.00000000000 0.00000000000 0.35342678000 92.77196096434pt 59.42010175410pt)" svg:viewBox="0 0 1 2" svg:d="M0.00878065 1.38844C-0.0200121 0.72657 0.00878065 0.836881 0.298717 0.211501C0.32818 0.138526 0.385765 0.0647018 0.472813 0.0273657C0.531068 -0.0091219 0.646909 -0.0091219 0.733957 0.0273657C0.878589 0.138526 0.936844 0.211501 0.936844 0.359148C0.936844 0.432123 0.907382 0.505947 0.849797 0.616259C0.936844 0.690082 1.02389 0.800394 1.11094 0.910705C1.42967 1.27898 1.60377 1.6464 0.9951 2.05115C0.849797 2.16147 0.705164 2.23529 0.559861 2.23529C0.241132 2.30826 0.00878065 2.12498 0.00878065 1.38844Z" koffice:nodeTypes="cccccccccc"/>
            <draw:path draw:style-name="gr33" draw:id="shape369" draw:name="path5032" draw:layer="" svg:width="2.08667772857pt" svg:height="1.64492890122pt" draw:transform="matrix(0.35342678000 0.00000000000 0.00000000000 0.35342678000 92.80026715330pt 59.48145664311pt)" svg:viewBox="0 0 2 2" svg:d="M0 1.02969C0 0.558105 0.049692 0.621225 0.450695 0.149638C0.500386 0.117715 0.550078 0.0553208 0.70031 0.023398C0.80085 -0.00779933 0.900233 -0.00779933 1.05046 0.023398C1.25039 0.0553208 1.35093 0.149638 1.35093 0.212033C1.40062 0.275153 1.35093 0.338273 1.30124 0.400668C1.40062 0.495711 1.55085 0.558105 1.6017 0.652423C2.10093 0.904178 2.40139 1.18713 1.55085 1.47081C1.35093 1.56513 1.151 1.59632 0.951081 1.62825C0.399847 1.69064 0.049692 1.59632 0 1.02969Z" koffice:nodeTypes="cccccccccc"/>
            <draw:path draw:style-name="gr34" draw:id="shape370" draw:name="path5034" draw:layer="" svg:width="1.43497495130pt" svg:height="1.16594122993pt" draw:transform="matrix(0.35342678000 0.00000000000 0.00000000000 0.35342678000 92.83702353842pt 59.53977206181pt)" svg:viewBox="0 0 1 1" svg:d="M0 0.71466C0 0.397033 0 0.423298 0.290372 0.131937C0.290372 0.105672 0.372788 0.0525305 0.456162 0.0262653C0.498328 0 0.580744 0 0.664118 0C0.7887 0.0262653 0.871116 0.0787958 0.912324 0.131937C0.95449 0.158813 0.95449 0.211344 0.912324 0.264485C0.995698 0.317626 1.03691 0.370768 1.07811 0.423298C1.41065 0.608988 1.65982 0.820942 1.12028 1.00602C0.995698 1.05916 0.871116 1.1123 0.705326 1.13857C0.33158 1.21798 -1.36186e-14 1.13857 0 0.71466Z" koffice:nodeTypes="cccccccccc"/>
            <draw:path draw:style-name="gr35" draw:id="shape371" draw:name="path5036" draw:layer="" svg:width="0.92793461727pt" svg:height="1.50748719985pt" draw:transform="matrix(0.35342678000 0.00000000000 0.00000000000 0.35342678000 92.87377992354pt 59.60084420939pt)" svg:viewBox="0 0 1 2" svg:d="M0 0.937055C0 0.511746 0 0.553982 0.166457 0.213146C0.166457 0.170909 0.199594 0.0854547 0.233502 0.0432185C0.26664 0 0.333685 0 0.39996 0C0.467005 0 0.500142 0.0432185 0.53405 0.0854547C0.600325 0.127691 0.600325 0.213146 0.600325 0.256364C0.633462 0.340837 0.633462 0.384055 0.633462 0.511746C0.867735 0.724892 1.06733 0.979291 0.80069 1.23566C0.733644 1.32111 0.633462 1.40558 0.53405 1.4488C0.233502 1.57649 0 1.53327 0 0.937055Z" koffice:nodeTypes="cccccccccc"/>
            <draw:path draw:style-name="gr25" draw:id="shape372" draw:name="path5038" draw:layer="" svg:width="1.39596723122pt" svg:height="0.38981894813pt" draw:transform="matrix(0.35342678000 0.00000000000 0.00000000000 0.35342678000 92.99320050803pt 59.71139610618pt)" svg:viewBox="0 0 1 0" svg:d="M0.064586 0.36812C1.13531 0.476508 0.990939 0.151344 1.39597 0C1.39597 0 0.2671 0.238254 0.122734 0.0649329C0.122734 0.0649329 -0.109188 0.346142 0.064586 0.36812Z" koffice:nodeTypes="cccc"/>
            <draw:path draw:style-name="gr26" draw:id="shape373" draw:name="path5040" draw:layer="" svg:width="1.39596723122pt" svg:height="0.38981894813pt" draw:transform="matrix(0.35342678000 0.00000000000 0.00000000000 0.35342678000 92.99320050803pt 59.71139610618pt)" svg:viewBox="0 0 1 0" svg:d="M0.064586 0.36812C1.13531 0.476508 0.990939 0.151344 1.39597 0C1.39597 0 0.2671 0.238254 0.122734 0.0649329C0.122734 0.0649329 -0.109188 0.346142 0.064586 0.36812Z" koffice:nodeTypes="cccc"/>
            <draw:path draw:style-name="gr32" draw:id="shape374" draw:name="path5042" draw:layer="" svg:width="1.62481873882pt" svg:height="2.24192143984pt" draw:transform="matrix(0.35342678000 0.00000000000 0.00000000000 0.35342678000 90.86724195474pt 58.70596760243pt)" svg:viewBox="0 0 2 2" svg:d="M0.152668 1.61608C-0.0658161 1.02826 -0.00380407 1.10195 0.058929 0.3676C0.089935 0.29391 0.121662 0.1838 0.183675 0.11011C0.246408 0.0372682 0.340147 0 0.433886 0C0.620643 0.0372682 0.714382 0.0736893 0.746109 0.220221C0.777115 0.257489 0.777115 0.3676 0.746109 0.47771C0.870854 0.514131 0.995599 0.58782 1.08934 0.624242C1.55803 0.808041 1.86954 1.06553 1.37056 1.76261C1.24581 1.90999 1.12034 2.05652 0.995599 2.13021C0.683376 2.35043 0.402159 2.27759 0.152668 1.61608Z" koffice:nodeTypes="cccccccccc"/>
            <draw:path draw:style-name="gr33" draw:id="shape375" draw:name="path5044" draw:layer="" svg:width="1.17133979737pt" svg:height="1.65115313867pt" draw:transform="matrix(0.35342678000 0.00000000000 0.00000000000 0.35342678000 90.90809405637pt 58.76732249144pt)" svg:viewBox="0 0 1 2" svg:d="M0.120756 1.19791C-0.0384246 0.756692 -0.0120985 0.787949 0.0411657 0.283487C0.0411657 0.220975 0.0674917 0.157735 0.120756 0.0944957C0.147082 0.0312563 0.226672 0 0.306263 0C0.412179 0 0.491769 0.0312563 0.518095 0.125752C0.545033 0.157735 0.545033 0.220975 0.545033 0.31547C0.624624 0.346727 0.704214 0.377983 0.756866 0.441222C1.10155 0.566974 1.34032 0.756692 1.02196 1.22917C0.942372 1.35492 0.836455 1.45015 0.756866 1.54464C0.518095 1.73363 0.306263 1.70165 0.120756 1.19791Z" koffice:nodeTypes="cccccccccc"/>
            <draw:path draw:style-name="gr34" draw:id="shape376" draw:name="path5046" draw:layer="" svg:width="1.60141061781pt" svg:height="2.23458992173pt" draw:transform="matrix(0.35342678000 0.00000000000 0.00000000000 0.35342678000 90.94372844590pt 58.82867738045pt)" svg:viewBox="0 0 2 2" svg:d="M0.159153 1.60727C-0.0595204 1.03683 -0.0159884 1.08825 0.0720881 0.414972C0.0720881 0.31093 0.11562 0.259507 0.159153 0.155465C0.203697 0.104042 0.247229 0 0.378838 0C0.510446 0 0.59751 0 0.685587 0.104042C0.729119 0.155465 0.729119 0.259507 0.729119 0.31093C0.860727 0.414972 0.948804 0.466395 0.992336 0.570436C1.47524 0.725901 1.82552 0.985408 1.4307 1.60727C1.34363 1.76273 1.25555 1.9182 1.12394 2.02224C0.773663 2.33317 0.42237 2.38459 0.159153 1.60727Z" koffice:nodeTypes="cccccccccc"/>
            <draw:path draw:style-name="gr35" draw:id="shape377" draw:name="path5048" draw:layer="" svg:width="1.07838191859pt" svg:height="1.48163130832pt" draw:transform="matrix(0.35342678000 0.00000000000 0.00000000000 0.35342678000 90.97732823083pt 58.88070180246pt)" svg:viewBox="0 0 1 1" svg:d="M0.104154 1.08771C-0.0395681 0.706963 -0.0038454 0.706963 0.0318773 0.327189C0.0318773 0.285317 0.0684308 0.200598 0.104154 0.158726C0.104154 0.11588 0.139876 0.0321347 0.212152 0.0321347C0.284429 -0.0107116 0.355874 -0.0107116 0.391597 0.0321347C0.463873 0.0740071 0.499596 0.11588 0.499596 0.158726C0.571872 0.200598 0.607595 0.285317 0.607595 0.369062C0.931591 0.496627 1.21904 0.623218 1.00387 1.00299C0.967314 1.08771 0.895869 1.17146 0.823592 1.29805C0.571872 1.5522 0.320151 1.59407 0.104154 1.08771Z" koffice:nodeTypes="cccccccccc"/>
            <draw:path draw:style-name="gr25" draw:id="shape378" draw:name="path5050" draw:layer="" svg:width="1.86317502864pt" svg:height="1.31474937273pt" draw:transform="matrix(0.35342678000 0.00000000000 0.00000000000 0.35342678000 91.13033148041pt 58.77948037267pt)" svg:viewBox="0 0 2 1" svg:d="M0.160772 1.31266C1.86318 0.915466 1.39034 0.477913 1.86318 0C1.86318 0 0.397733 0.994353 0.0188141 0.796217C0.0188141 0.796217 -0.0761888 1.35302 0.160772 1.31266Z" koffice:nodeTypes="cccc"/>
            <draw:path draw:style-name="gr26" draw:id="shape379" draw:name="path5052" draw:layer="" svg:width="1.86317502864pt" svg:height="1.31474937273pt" draw:transform="matrix(0.35342678000 0.00000000000 0.00000000000 0.35342678000 91.13033148041pt 58.77948037267pt)" svg:viewBox="0 0 2 1" svg:d="M0.160772 1.31266C1.86318 0.915466 1.39034 0.477913 1.86318 0C1.86318 0 0.397733 0.994353 0.0188141 0.796217C0.0188141 0.796217 -0.0761888 1.35302 0.160772 1.31266Z" koffice:nodeTypes="cccc"/>
            <draw:path draw:style-name="gr32" draw:id="shape380" draw:name="path5054" draw:layer="" svg:width="1.61932581086pt" svg:height="2.20800797896pt" draw:transform="matrix(0.35342678000 0.00000000000 0.00000000000 0.35342678000 87.77146346447pt 60.53275994290pt)" svg:viewBox="0 0 2 2" svg:d="M0.148199 1.60297C-0.0699153 0.98347 -0.00800817 1.09274 0.0855724 0.327823C0.0855724 0.254694 0.117246 0.181564 0.179153 0.109274C0.24178 0.0361446 0.33536 0 0.459894 0C0.615382 0 0.708962 0.0722893 0.740636 0.181564C0.771589 0.254694 0.771589 0.327823 0.740636 0.474083C0.86517 0.510228 0.989704 0.546372 1.11424 0.619502C1.55119 0.801906 1.86216 1.0566 1.36403 1.71309C1.23877 1.89465 1.11424 2.00393 0.989704 2.1132C0.708962 2.2956 0.397267 2.25946 0.148199 1.60297Z" koffice:nodeTypes="cccccccccc"/>
            <draw:path draw:style-name="gr33" draw:id="shape381" draw:name="path5056" draw:layer="" svg:width="1.17325911612pt" svg:height="1.58923228268pt" draw:transform="matrix(0.35342678000 0.00000000000 0.00000000000 0.35342678000 87.81066175645pt 60.59383209048pt)" svg:viewBox="0 0 1 2" svg:d="M0.120855 1.14457C-0.038456 0.711704 -0.0121085 0.773033 0.0411994 0.248169C0.0411994 0.216792 0.067547 0.124085 0.120855 0.0620423C0.17355 0.0313777 0.226858 0 0.306513 0C0.412516 0 0.492172 0.0313777 0.518519 0.0927069C0.54548 0.154749 0.54548 0.216792 0.54548 0.278834C0.624522 0.309498 0.704791 0.371541 0.783833 0.433583C1.10245 0.556954 1.34142 0.742368 1.0228 1.2059C0.943143 1.32999 0.863488 1.42269 0.757486 1.48474C0.518519 1.67015 0.306513 1.63877 0.120855 1.14457Z" koffice:nodeTypes="cccccccccc"/>
            <draw:path draw:style-name="gr34" draw:id="shape382" draw:name="path5058" draw:layer="" svg:width="1.67281095035pt" svg:height="2.24487967600pt" draw:transform="matrix(0.35342678000 0.00000000000 0.00000000000 0.35342678000 87.84629614667pt 60.65042278851pt)" svg:viewBox="0 0 2 2" svg:d="M0.162662 1.63116C-0.0608328 1.00787 -0.0163409 1.05941 0.0736776 0.384582C0.0736776 0.33304 0.11817 0.228759 0.162662 0.124478C0.208188 0.0729368 0.297172 0.0201969 0.387191 0.0201969C0.521701 -0.0313444 0.656212 0.0201969 0.700704 0.124478C0.745196 0.177218 0.790722 0.228759 0.790722 0.33304C0.879706 0.384582 0.969725 0.488863 1.05974 0.591945C1.50674 0.747768 1.91027 0.95633 1.50674 1.63116C1.41775 1.73544 1.28324 1.89126 1.14873 2.04709C0.790722 2.35873 0.431683 2.35873 0.162662 1.63116Z" koffice:nodeTypes="cccccccccc"/>
            <draw:path draw:style-name="gr35" draw:id="shape383" draw:name="path5060" draw:layer="" svg:width="1.06957649434pt" svg:height="1.44567515998pt" draw:transform="matrix(0.35342678000 0.00000000000 0.00000000000 0.35342678000 87.88700792728pt 60.70438398726pt)" svg:viewBox="0 0 1 1" svg:d="M0.118493 1.04269C-0.0246409 0.66659 -0.0246409 0.708913 0.0473397 0.291453C0.0473397 0.250091 0.0473397 0.20873 0.0829163 0.125046C0.0829163 0.0836844 0.154069 0.0413613 0.190473 0C0.262454 0 0.333607 0 0.405588 0.0413613C0.441165 0.0413613 0.476741 0.0836844 0.476741 0.166407C0.548722 0.20873 0.584298 0.250091 0.584298 0.333776C0.90697 0.458821 1.19323 0.583867 1.01453 0.959004C0.942547 1.04269 0.871393 1.16773 0.799413 1.25046C0.548722 1.50151 0.298031 1.58423 0.118493 1.04269Z" koffice:nodeTypes="cccccccccc"/>
            <draw:path draw:style-name="gr25" draw:id="shape384" draw:name="path5062" draw:layer="" svg:width="1.85610294259pt" svg:height="1.32528815405pt" draw:transform="matrix(0.35342678000 0.00000000000 0.00000000000 0.35342678000 88.03381668740pt 60.59383209048pt)" svg:viewBox="0 0 2 1" svg:d="M0.203795 1.31791C1.8561 0.958729 1.38308 0.479825 1.8561 0C1.8561 0 0.39344 0.998331 0.0152416 0.799401C0.0152416 0.799401 -0.0795806 1.39803 0.203795 1.31791Z" koffice:nodeTypes="cccc"/>
            <draw:path draw:style-name="gr26" draw:id="shape385" draw:name="path5064" draw:layer="" svg:width="1.85610294259pt" svg:height="1.32528815405pt" draw:transform="matrix(0.35342678000 0.00000000000 0.00000000000 0.35342678000 88.03381668740pt 60.59383209048pt)" svg:viewBox="0 0 2 1" svg:d="M0.203795 1.31791C1.8561 0.958729 1.38308 0.479825 1.8561 0C1.8561 0 0.39344 0.998331 0.0152416 0.799401C0.0152416 0.799401 -0.0795806 1.39803 0.203795 1.31791Z" koffice:nodeTypes="cccc"/>
            <draw:path draw:style-name="gr32" draw:id="shape386" draw:name="path5066" draw:layer="" svg:width="1.85177860442pt" svg:height="1.82192409337pt" draw:transform="matrix(0.35342678000 0.00000000000 0.00000000000 0.35342678000 88.31938106574pt 61.92535218053pt)" svg:viewBox="0 0 2 2" svg:d="M0.566562 1.50319C0.133173 1.10614 0.199374 1.13898 0 0.50981C0 0.44338 0 0.344118 0.0331008 0.244856C0.0662015 0.178427 0.133173 0.0791647 0.266346 0.0463319C0.433389 -0.0200974 0.533461 -0.0200974 0.632763 0.0791647C0.666634 0.145594 0.699735 0.212023 0.732835 0.311285C0.866778 0.311285 0.999951 0.278452 1.13312 0.278452C1.63348 0.244856 2.033 0.344118 1.76666 1.10614C1.73279 1.27107 1.66658 1.43676 1.56651 1.56886C1.33327 1.86741 1.03305 1.96667 0.566562 1.50319Z" koffice:nodeTypes="cccccccccc"/>
            <draw:path draw:style-name="gr33" draw:id="shape387" draw:name="path5068" draw:layer="" svg:width="1.34294406271pt" svg:height="1.29569415161pt" draw:transform="matrix(0.35342678000 0.00000000000 0.00000000000 0.35342678000 88.36829533210pt 61.98541469405pt)" svg:viewBox="0 0 1 1" svg:d="M0.397262 1.07485C0.0852211 0.767704 0.142254 0.796036 0 0.376849C0 0.320829 0 0.23712 0.0288441 0.181744C0.0563771 0.125724 0.0852211 0.0697034 0.170442 0.0420152C0.283852 -0.0140051 0.369073 -0.0140051 0.42545 0.0420152C0.454294 0.0697034 0.482483 0.0980355 0.510671 0.181744C0.624736 0.153412 0.709958 0.181744 0.794523 0.181744C1.1636 0.153412 1.44745 0.209432 1.30585 0.740015C1.27766 0.851412 1.22063 0.991141 1.1636 1.07485C0.993154 1.32597 0.766335 1.40968 0.397262 1.07485Z" koffice:nodeTypes="cccccccccc"/>
            <draw:path draw:style-name="gr34" draw:id="shape388" draw:name="path5070" draw:layer="" svg:width="1.88084081649pt" svg:height="1.80432978324pt" draw:transform="matrix(0.35342678000 0.00000000000 0.00000000000 0.35342678000 88.41720959845pt 62.03263400770pt)" svg:viewBox="0 0 2 2" svg:d="M0.570518 1.47462C0.14263 1.10173 0.190904 1.14901 0 0.542937C0 0.495654 0 0.403239 0 0.309748C0.0482746 0.216258 0.0954521 0.123842 0.190904 0.0765597C0.332436 -0.015856 0.427889 -0.015856 0.522243 0.0303518C0.617695 0.0765597 0.664873 0.123842 0.664873 0.17005C0.807502 0.17005 0.950132 0.216258 1.04558 0.263541C1.56783 0.216258 1.99572 0.263541 1.85309 0.962031C1.80591 1.10173 1.75763 1.28871 1.66328 1.42841C1.4252 1.84751 1.09276 1.98721 0.570518 1.47462Z" koffice:nodeTypes="cccccccccc"/>
            <draw:path draw:style-name="gr35" draw:id="shape389" draw:name="path5072" draw:layer="" svg:width="1.23345951659pt" svg:height="1.15514461984pt" draw:transform="matrix(0.35342678000 0.00000000000 0.00000000000 0.35342678000 88.46640660622pt 62.08450533610pt)" svg:viewBox="0 0 1 1" svg:d="M0.345623 0.947339C0.0764101 0.686813 0.114615 0.723785 0 0.388455C0 0.313651 0 0.276679 0 0.201874C0 0.164902 0.0382051 0.12707 0.0764101 0.053125C0.153709 0.0152929 0.191914 -0.0216794 0.268324 0.0152929C0.345623 0.0152929 0.383828 0.0152929 0.422921 0.053125C0.499331 0.053125 0.538425 0.0900973 0.57663 0.164902C0.923141 0.12707 1.26876 0.12707 1.23056 0.500232C1.19235 0.612009 1.15415 0.723785 1.11505 0.835562C0.961346 1.13392 0.768544 1.3205 0.345623 0.947339Z" koffice:nodeTypes="cccccccccc"/>
            <draw:path draw:style-name="gr25" draw:id="shape390" draw:name="path5074" draw:layer="" svg:width="0.83527142577pt" svg:height="2.92500995192pt" draw:transform="matrix(0.35342678000 0.00000000000 0.00000000000 0.35342678000 88.61314940528pt 61.47655081621pt)" svg:viewBox="0 0 1 3" svg:d="M0.285147 2.89468C1.20347 1.93011 0.664611 0.629825 0.791831 0C0.791831 0 0.316586 2.51736 0 2.47576C0 2.47576 0.126488 3.06302 0.285147 2.89468Z" koffice:nodeTypes="cccc"/>
            <draw:path draw:style-name="gr26" draw:id="shape391" draw:name="path5076" draw:layer="" svg:width="0.83527142577pt" svg:height="2.92500995192pt" draw:transform="matrix(0.35342678000 0.00000000000 0.00000000000 0.35342678000 88.61314940528pt 61.47655081621pt)" svg:viewBox="0 0 1 3" svg:d="M0.285147 2.89468C1.20347 1.93011 0.664611 0.629825 0.791831 0C0.791831 0 0.316586 2.51736 0 2.47576C0 2.47576 0.126488 3.06302 0.285147 2.89468Z" koffice:nodeTypes="cccc"/>
            <draw:path draw:style-name="gr5" draw:id="shape392" draw:name="path5078" draw:layer="" svg:width="1.88109482425pt" svg:height="3.00597200161pt" draw:transform="matrix(0.35342678000 0.00000000000 0.00000000000 0.35342678000 89.96844712498pt 60.05213899164pt)" svg:viewBox="0 0 2 3" svg:d="M1.28682 2.7725C2.39552 2.09185 1.72363 1.45435 1.11846 0.859017C1.35354 0.51869 1.32018 0.26369 0.984238 0.0508631C0.749151 -0.076637 0.480705 0.0508631 0.413206 0.26369C0.00976209 1.15717 -0.0235996 0.986518 0.00976209 1.87902C0.00976209 3.19816 0.614928 3.155 1.28682 2.7725Z" koffice:nodeTypes="cccccc"/>
            <draw:path draw:style-name="gr32" draw:id="shape393" draw:name="path5080" draw:layer="" svg:width="1.42360537699pt" svg:height="2.24892451845pt" draw:transform="matrix(0.35342678000 0.00000000000 0.00000000000 0.35342678000 90.00505338899pt 60.11903855423pt)" svg:viewBox="0 0 1 2" svg:d="M0.00885079 1.38807C-0.0201719 0.726379 0.00885079 0.836661 0.301103 0.174119C0.330801 0.101163 0.388846 0.0638365 0.47659 0.0273585C0.564333 -0.0091195 0.652076 -0.0091195 0.739819 0.0273585C0.885607 0.101163 0.944327 0.210597 0.944327 0.358205C0.944327 0.43201 0.915305 0.505814 0.856584 0.615248C0.944327 0.689052 1.03207 0.800183 1.11981 0.910465C1.44109 1.27779 1.6456 1.64596 1.00305 2.05061C0.856584 2.1609 0.710796 2.23385 0.564333 2.23385C0.243058 2.30766 0.00885079 2.12357 0.00885079 1.38807Z" koffice:nodeTypes="cccccccccc"/>
            <draw:path draw:style-name="gr33" draw:id="shape394" draw:name="path5082" draw:layer="" svg:width="2.08746073019pt" svg:height="1.64134169177pt" draw:transform="matrix(0.35342678000 0.00000000000 0.00000000000 0.35342678000 90.03335957803pt 60.18011070181pt)" svg:viewBox="0 0 2 2" svg:d="M0 1.02929C0 0.527058 0.0497013 0.621272 0.450779 0.149475C0.50048 0.0864237 0.601039 0.0552604 0.700441 0.0233724C0.801 -0.00779082 0.900402 -0.00779082 1.05066 0.0233724C1.25178 0.0552604 1.35118 0.118312 1.35118 0.212526C1.40088 0.275577 1.35118 0.337904 1.30148 0.400955C1.45174 0.464007 1.55114 0.558221 1.602 0.621272C2.10248 0.903916 2.40184 1.18656 1.55114 1.4692C1.35118 1.53225 1.15122 1.59531 0.951259 1.62647C0.399922 1.68952 0.0497013 1.56342 0 1.02929Z" koffice:nodeTypes="cccccccccc"/>
            <draw:path draw:style-name="gr34" draw:id="shape395" draw:name="path5084" draw:layer="" svg:width="1.43511854139pt" svg:height="1.16716319013pt" draw:transform="matrix(0.35342678000 0.00000000000 0.00000000000 0.35342678000 90.07011596315pt 60.23842612051pt)" svg:viewBox="0 0 1 1" svg:d="M0 0.715645C0 0.397852 0 0.424131 0.290387 0.132617C0.331597 0.0794482 0.373765 0.0531692 0.456185 0.026279C0.497395 0 0.580773 0 0.664151 0C0.82995 0.026279 0.87116 0.0794482 0.913328 0.132617C0.954538 0.158896 0.954538 0.212066 0.913328 0.238345C0.995748 0.291514 1.03696 0.370962 1.07913 0.424131C1.41072 0.609307 1.6599 0.795093 1.12034 1.00716C0.995748 1.06033 0.87116 1.11289 0.705361 1.13978C0.331597 1.21922 0 1.13978 0 0.715645Z" koffice:nodeTypes="cccccccccc"/>
            <draw:path draw:style-name="gr35" draw:id="shape396" draw:name="path5086" draw:layer="" svg:width="0.92799480643pt" svg:height="1.50590846377pt" draw:transform="matrix(0.35342678000 0.00000000000 0.00000000000 0.35342678000 90.10687234827pt 60.29978100952pt)" svg:viewBox="0 0 1 2" svg:d="M0 0.936564C0 0.510496 0 0.553692 0.166463 0.213034C0.166463 0.127624 0.200372 0.0844282 0.23351 0.0422141C0.266648 0 0.333696 0 0.399972 0C0.46702 0 0.500158 0.0422141 0.567206 0.0844282C0.600344 0.127624 0.600344 0.213034 0.600344 0.255248C0.634253 0.340658 0.667391 0.382872 0.634253 0.468282C0.867763 0.72353 1.06736 0.978779 0.800716 1.23403C0.733668 1.31944 0.634253 1.36263 0.534067 1.44706C0.23351 1.57468 -1.09518e-14 1.53247 0 0.936564Z" koffice:nodeTypes="cccccccccc"/>
            <draw:path draw:style-name="gr25" draw:id="shape397" draw:name="path5088" draw:layer="" svg:width="1.39538565628pt" svg:height="0.37723222533pt" draw:transform="matrix(0.35342678000 0.00000000000 0.00000000000 0.35342678000 90.22641528144pt 60.41005016488pt)" svg:viewBox="0 0 1 0" svg:d="M0.0642835 0.362128C1.13545 0.447623 0.990442 0.14888 1.39539 0C1.39539 0 0.267424 0.234376 0.122419 0.063876C0.122419 0.063876 -0.108786 0.341 0.0642835 0.362128Z" koffice:nodeTypes="cccc"/>
            <draw:path draw:style-name="gr26" draw:id="shape398" draw:name="path5090" draw:layer="" svg:width="1.39538565628pt" svg:height="0.37723222533pt" draw:transform="matrix(0.35342678000 0.00000000000 0.00000000000 0.35342678000 90.22641528144pt 60.41005016488pt)" svg:viewBox="0 0 1 0" svg:d="M0.0642835 0.362128C1.13545 0.447623 0.990442 0.14888 1.39539 0C1.39539 0 0.267424 0.234376 0.122419 0.063876C0.122419 0.063876 -0.108786 0.341 0.0642835 0.362128Z" koffice:nodeTypes="cccc"/>
            <draw:path draw:style-name="gr5" draw:id="shape399" draw:name="path5092" draw:layer="" svg:width="1.82958510181pt" svg:height="2.89005719294pt" draw:transform="matrix(0.35342678000 0.00000000000 0.00000000000 0.35342678000 91.85902630906pt 60.25545662536pt)" svg:viewBox="0 0 2 3" svg:d="M1.12247 2.77709C2.31535 2.36068 1.7522 1.61058 1.22194 0.900865C1.48669 0.609477 1.48669 0.400794 1.18827 0.109406C0.957195 -0.0992772 0.69169 0.0257406 0.592219 0.19211C0.128532 0.984531 0.0956304 0.817199 0.0290616 1.65193C-0.136213 2.94442 0.426944 3.02809 1.12247 2.77709Z" koffice:nodeTypes="cccccc"/>
            <draw:path draw:style-name="gr32" draw:id="shape400" draw:name="path5094" draw:layer="" svg:width="1.39898085358pt" svg:height="2.19625057899pt" draw:transform="matrix(0.35342678000 0.00000000000 0.00000000000 0.35342678000 91.89015916214pt 60.31906788481pt)" svg:viewBox="0 0 1 2" svg:d="M0.00994949 1.25145C0.0969302 0.596713 0.0969302 0.742583 0.444185 0.16078C0.502395 0.0878455 0.560605 0.0149107 0.646917 0.0149107C0.733898 -0.0211376 0.820879 0.0149107 0.907863 0.0517973C1.05305 0.197667 1.08182 0.30665 1.08182 0.415633C1.05305 0.48773 1.02361 0.560665 0.965404 0.633599C1.02361 0.778631 1.1106 0.887614 1.16881 0.996597C1.45852 1.43337 1.57427 1.83241 0.907863 2.08727C0.763337 2.1602 0.618146 2.19625 0.473624 2.19625C0.154471 2.19625 -0.0482608 1.97828 0.00994949 1.25145Z" koffice:nodeTypes="cccccccccc"/>
            <draw:path draw:style-name="gr33" draw:id="shape401" draw:name="path5096" draw:layer="" svg:width="2.05048182735pt" svg:height="1.61302014081pt" draw:transform="matrix(0.35342678000 0.00000000000 0.00000000000 0.35342678000 91.92689636632pt 60.37754252878pt)" svg:viewBox="0 0 2 2" svg:d="M0.0171127 0.923905C0.115631 0.456194 0.166036 0.518699 0.662064 0.114213C0.711323 0.082602 0.810987 0.0208156 0.909505 0.0208156C1.00917 -0.0107961 1.15809 -0.0107961 1.25661 0.0517088C1.45594 0.114213 1.55445 0.176 1.55445 0.269398C1.55445 0.331903 1.50405 0.394408 1.40553 0.456194C1.55445 0.518699 1.60371 0.612097 1.65412 0.705495C2.09974 1.0173 2.34833 1.32839 1.40553 1.51591C1.20735 1.57769 0.958764 1.6093 0.760582 1.6093C0.264554 1.6402 -0.082551 1.48429 0.0171127 0.923905Z" koffice:nodeTypes="cccccccccc"/>
            <draw:path draw:style-name="gr34" draw:id="shape402" draw:name="path5098" draw:layer="" svg:width="1.40747456409pt" svg:height="2.21629844092pt" draw:transform="matrix(0.35342678000 0.00000000000 0.00000000000 0.35342678000 91.96363351215pt 60.43768813908pt)" svg:viewBox="0 0 1 2" svg:d="M0.0142423 1.27822C0.0958647 0.657718 0.0958647 0.710121 0.425202 0.193236C0.466013 0.142024 0.548584 0.0908121 0.589396 0.0384091C0.671018 -0.012803 0.75359 -0.012803 0.836161 0.0384091C0.958595 0.0908121 1.04117 0.193236 1.04117 0.296852C1.08293 0.400467 1.04117 0.451679 1.00035 0.555294C1.08293 0.657718 1.12279 0.812545 1.12279 0.916161C1.41131 1.32943 1.61631 1.79391 1.04117 2.05235C0.917783 2.15597 0.75359 2.20718 0.589396 2.20718C0.219248 2.25958 -0.0683292 2.10357 0.0142423 1.27822Z" koffice:nodeTypes="cccccccccc"/>
            <draw:path draw:style-name="gr35" draw:id="shape403" draw:name="path5100" draw:layer="" svg:width="0.89187538218pt" svg:height="1.44615143212pt" draw:transform="matrix(0.35342678000 0.00000000000 0.00000000000 0.35342678000 92.00019477279pt 60.49572081635pt)" svg:viewBox="0 0 1 1" svg:d="M0.0111032 0.835058C0.0443458 0.417529 0.0443458 0.458897 0.240779 0.167396C0.273266 0.126028 0.305753 0.0836982 0.338996 0.0423301C0.371483 0 0.436457 0 0.502187 0C0.567916 0.0423301 0.600403 0.0836982 0.63289 0.126028C0.665377 0.208764 0.665377 0.251095 0.665377 0.292463C0.69862 0.376161 0.69862 0.458897 0.665377 0.542595C0.861811 0.835058 1.02576 1.08519 0.731107 1.29395C0.665377 1.37669 0.567916 1.41902 0.469699 1.41902C0.17505 1.50176 -0.0538708 1.41902 0.0111032 0.835058Z" koffice:nodeTypes="cccccccccc"/>
            <draw:path draw:style-name="gr25" draw:id="shape404" draw:name="path5102" draw:layer="" svg:width="1.47054800724pt" svg:height="0.32225051082pt" draw:transform="matrix(0.35342678000 0.00000000000 0.00000000000 0.35342678000 92.12063989577pt 60.65518697949pt)" svg:viewBox="0 0 1 0" svg:d="M0.0450734 0.256133C1.11452 0.452774 1.02466 0.157586 1.47055 0.0594919C1.47055 0.0594919 0.282425 0.177568 0.163749 0C0.163749 0 -0.103785 0.216623 0.0450734 0.256133Z" koffice:nodeTypes="cccc"/>
            <draw:path draw:style-name="gr26" draw:id="shape405" draw:name="path5104" draw:layer="" svg:width="1.47054800724pt" svg:height="0.32225051082pt" draw:transform="matrix(0.35342678000 0.00000000000 0.00000000000 0.35342678000 92.12063989577pt 60.65518697949pt)" svg:viewBox="0 0 1 0" svg:d="M0.0450734 0.256133C1.11452 0.452774 1.02466 0.157586 1.47055 0.0594919C1.47055 0.0594919 0.282425 0.177568 0.163749 0C0.163749 0 -0.103785 0.216623 0.0450734 0.256133Z" koffice:nodeTypes="cccc"/>
            <draw:path draw:style-name="gr37" draw:id="shape406" draw:name="path5106" draw:layer="" svg:width="3.41445014750pt" svg:height="5.89738649335pt" draw:transform="matrix(0.35342678000 0.00000000000 0.00000000000 0.35342678000 68.76320495371pt 48.38291373543pt)" svg:viewBox="0 0 3 6" svg:d="M2.02691 0.895904C2.02691 2.4092 2.60343 3.81938 3.37138 5.19467C3.59534 5.53809 2.89169 5.98542 2.50734 5.88231C2.47556 5.88231 2.41125 5.88231 2.37947 5.84821C2.28338 5.77921 2.1873 5.7102 2.12299 5.57299C1.86725 5.02256 1.86725 4.1287 1.51543 3.81938C-0.853478 1.89367 0.043086 0.208261 0.938908 0.0361522C1.35504 -0.0669546 2.02691 0.00204764 2.02691 0.895904Z" koffice:nodeTypes="cccccccc"/>
            <draw:path draw:style-name="gr38" draw:id="shape407" draw:name="path5108" draw:layer="" svg:width="3.13651773324pt" svg:height="5.86956183620pt" draw:transform="matrix(0.35342678000 0.00000000000 0.00000000000 0.35342678000 68.87541573849pt 48.46713593795pt)" svg:viewBox="0 0 3 6" svg:d="M1.6707 0.796313C1.6707 2.22389 2.30874 3.76502 3.08748 5.11807C3.30016 5.49425 2.76928 5.86956 2.48543 5.86956C2.48543 5.86956 2.45026 5.86956 2.37909 5.86956C2.30874 5.86956 2.16723 5.79415 2.09606 5.68234C1.84821 5.19347 1.81304 4.36657 1.45884 3.99039C-0.631148 2.11121 -0.0642738 0.270178 0.644114 0.119359C0.855976 -0.0305933 1.7067 -0.218685 1.6707 0.796313Z" koffice:nodeTypes="cccccccc"/>
            <draw:path draw:style-name="gr39" draw:id="shape408" draw:name="path5110" draw:layer="" svg:width="2.97473269534pt" svg:height="5.02820279273pt" draw:transform="matrix(0.35342678000 0.00000000000 0.00000000000 0.35342678000 68.98458050457pt 48.53073992088pt)" svg:viewBox="0 0 3 5" svg:d="M1.36333 0.625557C1.36333 1.70459 2.03848 3.13099 2.8834 4.27821C3.13708 4.59109 2.7995 4.90477 2.63071 4.93927C2.67266 4.97377 2.63071 5.00907 2.54583 5.00907C2.46094 5.04356 2.33508 5.04356 2.20825 4.90477C1.99653 4.59109 1.86969 3.96534 1.53212 3.58266C-0.327498 2.05196 -0.157733 0.347977 0.306681 0.208385C0.264728 0.0695955 1.36333 -0.347576 1.36333 0.625557Z" koffice:nodeTypes="cccccccc"/>
            <draw:path draw:style-name="gr40" draw:id="shape409" draw:name="path5112" draw:layer="" svg:width="2.17382437282pt" svg:height="4.34830238839pt" draw:transform="matrix(0.35342678000 0.00000000000 0.00000000000 0.35342678000 69.03129011770pt 48.58543103499pt)" svg:viewBox="0 0 2 4" svg:d="M0.774098 0.534405C0.774098 1.27895 1.35209 2.6375 2.00264 3.57528C2.18279 3.83416 2.14693 4.09304 2.14693 4.15794C2.18279 4.19002 2.18279 4.25493 2.14693 4.28701C2.07436 4.35191 1.93008 4.38399 1.82165 4.28701C1.67736 4.09304 1.53307 3.64019 1.28036 3.21942C0.232805 2.02276 -0.0557732 0.43742 0.0518181 0.34118C-0.23676 0.179288 0.774098 -0.435453 0.774098 0.534405Z" koffice:nodeTypes="cccccccc"/>
            <draw:path draw:style-name="gr36" draw:id="shape410" draw:name="path5114" draw:layer="" svg:width="7.82786018740pt" svg:height="7.72589865030pt" draw:transform="matrix(0.35342678000 0.00000000000 0.00000000000 0.35342678000 69.31033982535pt 50.78624018832pt)" svg:viewBox="0 0 8 8" svg:d="M0.0602221 2.84284C0.0602221 2.84284 -0.965111 6.59632 5.44576 7.7259C5.44576 7.7259 7.3137 7.21574 7.82636 5.57601C7.82636 5.57601 7.97272 1.49475 5.37216 0.255916C5.37216 0.255916 3.06431 -1.20227 0.0602221 2.84284Z" koffice:nodeTypes="ccccc"/>
            <draw:path draw:style-name="gr37" draw:id="shape411" draw:name="path5116" draw:layer="" svg:width="6.40838251683pt" svg:height="6.98732640093pt" draw:transform="matrix(0.35342678000 0.00000000000 0.00000000000 0.35342678000 69.46107087844pt 51.02343333842pt)" svg:viewBox="0 0 6 7" svg:d="M0.0444574 2.30815C0.972176 1.22296 1.76824 0.886273 2.43112 0.511594C3.49126 0.0246829 4.32024 -0.0495623 4.38607 0.0246829C6.14277 1.14785 6.37547 4.06759 6.40838 4.81609C6.40838 4.92832 6.40838 5.04141 6.37547 5.04141C6.04326 6.23883 5.01603 6.72488 4.61877 6.91222C4.48558 6.98733 4.38607 6.98733 4.38607 6.98733C-0.750843 5.7148 0.0444574 2.30815 0.0444574 2.30815Z" koffice:nodeTypes="cccccccc"/>
            <draw:path draw:style-name="gr38" draw:id="shape412" draw:name="path5118" draw:layer="" svg:width="5.98027744908pt" svg:height="5.76955806174pt" draw:transform="matrix(0.35342678000 0.00000000000 0.00000000000 0.35342678000 69.61302070836pt 51.15887380755pt)" svg:viewBox="0 0 6 6" svg:d="M0.0324777 1.58589C1.10431 0.497023 1.76163 0.463291 2.27997 0.225591C3.17929 -0.0466261 3.94044 -0.0466261 4.04427 0.0890901C5.63525 1.14344 5.94593 3.55887 5.98028 4.03506C5.94593 4.17077 5.94593 4.23902 5.94593 4.27276C5.56576 5.29337 4.52827 5.63384 4.21678 5.73504C4.07861 5.76956 4.00912 5.76956 3.97478 5.76956C-0.624839 4.51124 0.0324777 1.58589 0.0324777 1.58589Z" koffice:nodeTypes="cccccccc"/>
            <draw:path draw:style-name="gr39" draw:id="shape413" draw:name="path5120" draw:layer="" svg:width="5.51203719645pt" svg:height="5.80061044744pt" draw:transform="matrix(0.35342678000 0.00000000000 0.00000000000 0.35342678000 69.76441177233pt 51.26684331142pt)" svg:viewBox="0 0 6 6" svg:d="M0.0203473 1.30087C1.25678 -0.0442052 1.76663 0.254795 2.13034 0.0678121C2.89387 -0.0812571 3.51208 0.0307602 3.69435 0.254795C5.11221 1.44993 5.51204 3.80402 5.51204 4.17713C5.51204 4.29 5.51204 4.36411 5.47676 4.40116C5.0761 5.48514 4.0211 5.70918 3.80355 5.78414C3.69435 5.82119 3.58516 5.78414 3.58516 5.78414C-0.488671 4.29 0.0203473 1.30087 0.0203473 1.30087Z" koffice:nodeTypes="cccccccc"/>
            <draw:path draw:style-name="gr40" draw:id="shape414" draw:name="path5122" draw:layer="" svg:width="4.13373033285pt" svg:height="5.07274625521pt" draw:transform="matrix(0.35342678000 0.00000000000 0.00000000000 0.35342678000 69.91521949604pt 51.32350293986pt)" svg:viewBox="0 0 4 5" svg:d="M0.0078903 0.914827C1.20447 -0.447779 1.45688 0.146095 1.614 0.0413411C2.11809 0.0767962 2.52762 0.286304 2.71675 0.565916C3.75621 1.68356 4.13373 3.64004 4.13373 3.81489C4.13373 3.885 4.10245 3.9543 4.10245 4.0244C3.72493 4.93334 2.81131 5.0381 2.71675 5.07275C2.65346 5.07275 2.59018 5.0381 2.5589 5.0381C-0.275797 3.53528 0.0078903 0.914827 0.0078903 0.914827Z" koffice:nodeTypes="cccccccc"/>
            <draw:path draw:style-name="gr8" draw:id="shape415" draw:name="path5124" draw:layer="" svg:width="3.69975334061pt" svg:height="4.86741733734pt" draw:transform="matrix(0.35342678000 0.00000000000 0.00000000000 0.35342678000 70.06455312843pt 51.29859326216pt)" svg:viewBox="0 0 4 5" svg:d="M0.00129561 0.86305C0.00129561 0.86305 -0.131809 3.36204 2.30023 4.86728C2.30023 4.86728 3.39969 4.90201 3.69975 3.8751C3.69975 3.8751 2.8665 0.965662 1.50084 0.247378C1.50084 0.247378 1.36773 -0.608247 0.00129561 0.86305Z" koffice:nodeTypes="ccccc"/>
            <draw:path draw:style-name="gr41" draw:id="shape416" draw:name="path5126" draw:layer="" svg:width="3.15672547265pt" svg:height="2.41432575036pt" draw:transform="matrix(0.35342678000 0.00000000000 0.00000000000 0.35342678000 68.54699054400pt 50.67376352749pt)" svg:viewBox="0 0 3 2" svg:d="M2.36943 2.40227C2.4007 2.40227 2.4007 2.40227 2.43126 2.37069C2.55421 2.30897 2.76955 2.15324 3.07727 1.65517C3.10783 1.65517 3.07727 1.65517 3.10783 1.62431C3.385 1.43772 2.43126 0.223414 1.5692 0.00595893C1.53864 -0.0256187 1.26147 0.0683966 0.923182 0.285852C0.677285 0.472447 0.307727 0.72148 0 1.28198C0 1.28198 0.0312702 2.0908 1.0774 2.30897C2.12353 2.52643 2.30831 2.33983 2.30831 2.33983L2.36943 2.40227" koffice:nodeTypes="cccccccccc"/>
            <draw:path draw:style-name="gr42" draw:id="shape417" draw:name="path5128" draw:layer="" svg:width="3.31170133333pt" svg:height="2.94708211395pt" draw:transform="matrix(0.35342678000 0.00000000000 0.00000000000 0.35342678000 68.60834543301pt 50.73777498810pt)" svg:viewBox="0 0 3 3" svg:d="M0 1.38861C0.400094 0.503919 0.836331 0.377674 1.05487 0.209671C1.38268 -0.0010611 1.78277 -0.0437902 1.89204 0.0406968C2.72921 0.377674 3.20243 1.34588 3.27556 1.59837C3.27556 1.6411 3.3117 1.89359 3.3117 1.93535C3.27556 2.52481 2.69307 2.86179 2.5838 2.94628C2.54766 2.94628 2.54766 2.94628 2.54766 2.94628C0.145412 2.98804 5.97235e-15 1.38861 0 1.38861Z" koffice:nodeTypes="cccccccc"/>
            <draw:path draw:style-name="gr43" draw:id="shape418" draw:name="path5130" draw:layer="" svg:width="2.55984981333pt" svg:height="2.41767219075pt" draw:transform="matrix(0.35342678000 0.00000000000 0.00000000000 0.35342678000 68.66941758059pt 50.79382231764pt)" svg:viewBox="0 0 3 2" svg:d="M0 0.969012C0.384273 0.0911938 0.767807 0.129895 0.863875 0.053372C1.1203 -0.0231512 1.44029 -0.0231512 1.56813 0.0911938C2.20809 0.47293 2.52807 1.42639 2.55985 1.50291C2.55985 1.57856 2.55985 1.61726 2.55985 1.65508C2.4963 2.15116 2.08025 2.37985 2.01596 2.41767C2.01596 2.41767 1.98418 2.41767 1.98418 2.41767C0.159621 2.30333 2.62541e-15 0.969012 0 0.969012Z" koffice:nodeTypes="cccccccc"/>
            <draw:path draw:style-name="gr8" draw:id="shape419" draw:name="path5132" draw:layer="" svg:width="3.02936977028pt" svg:height="2.19616800002pt" draw:transform="matrix(0.35342678000 0.00000000000 0.00000000000 0.35342678000 68.73048972818pt 50.81812152833pt)" svg:viewBox="0 0 3 2" svg:d="M3.06068e-29 0.74169C0.59764 -0.167045 1.0663 0.0148698 1.0663 0.0148698C2.1326 0.160737 3.02758 1.43246 3.02758 1.43246C3.06992 1.97821 2.34527 2.19617 2.34527 2.19617C0.299312 1.94132 -3.49793e-15 0.74169 3.06068e-29 0.74169Z" koffice:nodeTypes="ccccc"/>
            <draw:path draw:style-name="gr36" draw:id="shape420" draw:name="path5134" draw:layer="" svg:width="3.37433775838pt" svg:height="3.62834018738pt" draw:transform="matrix(0.35342678000 0.00000000000 0.00000000000 0.35342678000 70.41972951684pt 49.84530028715pt)" svg:viewBox="0 0 3 4" svg:d="M0.84632 0.0293961C0.84632 0.0293961 -0.843781 1.02093 0.552758 3.46237C0.552758 3.46237 1.36048 3.88204 2.09523 3.38671C2.09523 3.38671 3.60122 1.89809 3.34499 0.639977C3.34499 0.639977 2.27935 -0.16152 0.84632 0.0293961Z" koffice:nodeTypes="ccccc"/>
            <draw:path draw:style-name="gr41" draw:id="shape421" draw:name="path5136" draw:layer="" svg:width="2.35988313238pt" svg:height="3.05117581464pt" draw:transform="matrix(0.35342678000 0.00000000000 0.00000000000 0.35342678000 70.51724202271pt 49.90069280551pt)" svg:viewBox="0 0 2 3" svg:d="M2.33765 0.428811C2.52142 1.44295 1.50749 2.73705 1.44647 2.80724C1.35423 2.91213 1.23148 2.98232 1.16975 2.98232C0.739772 3.15739 0.401324 2.94762 0.370813 2.91213C0.340303 2.87743 0.309793 2.80724 0.278574 2.73705C-0.458635 0.98792 0.493563 0.183546 0.555293 0.0786625C0.985271 -0.0262208 1.35423 -0.0262208 1.63095 0.0786625C2.18368 0.183546 2.33765 0.428811 2.33765 0.428811Z" koffice:nodeTypes="cccccccc"/>
            <draw:path draw:style-name="gr42" draw:id="shape422" draw:name="path5138" draw:layer="" svg:width="2.52788932530pt" svg:height="2.57624100433pt" draw:transform="matrix(0.35342678000 0.00000000000 0.00000000000 0.35342678000 70.57896663698pt 49.94094250902pt)" svg:viewBox="0 0 3 3" svg:d="M2.49432 0.32037C2.72726 1.124 1.67586 2.18486 1.55894 2.34574C1.44201 2.44211 1.32509 2.50587 1.28642 2.50587C0.780057 2.66674 0.42929 2.50587 0.351941 2.47399C0.312368 2.40949 0.273693 2.37762 0.235019 2.34574C-0.426942 1.02762 0.507538 0.352248 0.624461 0.159497C1.05258 -0.00137533 1.44201 -0.0332533 1.67586 0.031244C2.49432 0.0631219 2.49432 0.32037 2.49432 0.32037Z" koffice:nodeTypes="cccccccc"/>
            <draw:path draw:style-name="gr43" draw:id="shape423" draw:name="path5140" draw:layer="" svg:width="1.73327180153pt" svg:height="2.17521371499pt" draw:transform="matrix(0.35342678000 0.00000000000 0.00000000000 0.35342678000 70.63796498314pt 49.97507190738pt)" svg:viewBox="0 0 2 2" svg:d="M1.71637 0.241445C1.84521 0.832734 1.20026 1.71831 1.03865 1.95469C0.974604 2.04324 0.909813 2.10251 0.877788 2.10251C0.555313 2.25033 0.264862 2.1318 0.200069 2.10251C0.136021 2.04324 0.103252 2.01395 0.103252 2.01395C-0.218479 1.06843 0.296886 0.477825 0.49052 0.241445C0.748203 0.0643306 0.974604 -0.0242265 1.07142 0.00574664C1.84521 -0.0242265 1.71637 0.241445 1.71637 0.241445Z" koffice:nodeTypes="cccccccc"/>
            <draw:path draw:style-name="gr8" draw:id="shape424" draw:name="path5142" draw:layer="" svg:width="2.17526101621pt" svg:height="2.86248241045pt" draw:transform="matrix(0.35342678000 0.00000000000 0.00000000000 0.35342678000 70.69682401533pt 49.99108629769pt)" svg:viewBox="0 0 2 3" svg:d="M1.19579 0.0361739C1.19579 0.0361739 -0.183512 1.07364 0.0206106 2.65091C0.0206106 2.65091 0.480773 3.06532 1.14506 2.73417C1.14506 2.73417 2.37097 1.15691 2.11611 0.327125C2.11611 0.327125 2.52436 -0.1294 1.19579 0.0361739Z" koffice:nodeTypes="ccccc"/>
            <draw:path draw:style-name="gr36" draw:id="shape425" draw:name="path5144" draw:layer="" svg:width="4.07960085333pt" svg:height="3.58419314785pt" draw:transform="matrix(0.35342678000 0.00000000000 0.00000000000 0.35342678000 69.30615126744pt 50.05096987237pt)" svg:viewBox="0 0 4 4" svg:d="M0 1.32651C0 1.32651 0.686619 4.32231 2.54497 3.41203C2.54497 3.41203 3.83705 3.37443 4.0796 2.57782C4.0796 2.57782 3.95832 0.56838 2.66625 0C2.66625 0 1.13068 0.227352 0 1.32651Z" koffice:nodeTypes="ccccc"/>
            <draw:path draw:style-name="gr41" draw:id="shape426" draw:name="path5146" draw:layer="" svg:width="2.91846335619pt" svg:height="2.85663503272pt" draw:transform="matrix(0.35342678000 0.00000000000 0.00000000000 0.35342678000 69.38687071424pt 50.11959119830pt)" svg:viewBox="0 0 3 3" svg:d="M2.91832 2.04398C2.71317 2.68723 1.99513 2.85664 1.99513 2.85664C-0.293914 2.31486 0.0138175 0.994783 0.0138175 0.926867C0.0477468 0.893299 0.0477468 0.893299 0.0816761 0.859731C0.62849 0.317959 1.10666 0.216474 1.41439 0.0806413C1.72212 0.0135053 1.92727 -0.0208433 1.9612 0.0135053C2.95225 0.555277 2.91832 2.04398 2.91832 2.04398Z" koffice:nodeTypes="ccccccc"/>
            <draw:path draw:style-name="gr42" draw:id="shape427" draw:name="path5148" draw:layer="" svg:width="2.14288498478pt" svg:height="2.29547151528pt" draw:transform="matrix(0.35342678000 0.00000000000 0.00000000000 0.35342678000 69.47513222134pt 50.19000946117pt)" svg:viewBox="0 0 2 2" svg:d="M2.14288 1.65797C1.99684 2.2045 1.44039 2.29547 1.44039 2.29547C-0.170149 1.77973 0.00564437 0.687361 0.00564437 0.596389C0.00564437 0.596389 0.0347178 0.565598 0.0347178 0.565598C0.532347 0.049856 0.825111 0.0806466 1.00091 0.0197653C1.20577 -0.0103255 1.35249 -0.0103255 1.41064 0.049856C2.05499 0.505417 2.14288 1.65797 2.14288 1.65797Z" koffice:nodeTypes="ccccccc"/>
            <draw:path draw:style-name="gr43" draw:id="shape428" draw:name="path5150" draw:layer="" svg:width="2.30809112882pt" svg:height="2.79739498826pt" draw:transform="matrix(0.35342678000 0.00000000000 0.00000000000 0.35342678000 69.56297572522pt 50.23230196151pt)" svg:viewBox="0 0 2 3" svg:d="M2.30809 2.1001C2.1216 2.75671 1.48907 2.79739 1.48907 2.79739C-0.074199 2.1001 0.000569908 0.787812 0.000569908 0.582501C0.000569908 0.582501 0.000569908 0.541817 0.000569908 0.541817C0.670053 -0.197113 0.8935 0.0488815 1.00522 0.00819786C1.19171 0.0488815 1.34039 0.0905114 1.45212 0.213509C2.08464 0.787812 2.30809 2.1001 2.30809 2.1001Z" koffice:nodeTypes="ccccccc"/>
            <draw:path draw:style-name="gr8" draw:id="shape429" draw:name="path5152" draw:layer="" svg:width="1.56027953970pt" svg:height="2.50945449786pt" draw:transform="matrix(0.35342678000 0.00000000000 0.00000000000 0.35342678000 69.63663681519pt 50.23993808820pt)" svg:viewBox="0 0 2 3" svg:d="M9.79081e-05 0.449542C9.79081e-05 0.449542 -0.0302861 1.73189 0.979451 2.50882C0.979451 2.50882 1.43804 2.54825 1.56028 2.00431C1.56028 2.00431 1.22394 0.488972 0.642401 0.13859C0.642401 0.13859 0.581633 -0.32739 9.79081e-05 0.449542Z" koffice:nodeTypes="ccccc"/>
            <draw:path draw:style-name="gr36" draw:id="shape430" draw:name="path5154" draw:layer="" svg:width="6.03617230619pt" svg:height="4.14002381013pt" draw:transform="matrix(0.35342678000 0.00000000000 0.00000000000 0.35342678000 101.75664209493pt 56.40842037145pt)" svg:viewBox="0 0 6 4" svg:d="M0.815784 4.08455C2.14834 3.10617 3.44222 2.34837 5.1167 2.00186C7.4768 1.52796 4.85037 -2.19628 2.22393 1.9065C1.9576 2.34837 0.549449 2.50633 0.0932515 3.10617C-0.249556 3.48471 0.43518 4.36918 0.815784 4.08455Z" koffice:nodeTypes="ccccc"/>
            <draw:path draw:style-name="gr37" draw:id="shape431" draw:name="path5156" draw:layer="" svg:width="4.99665182693pt" svg:height="3.89210340775pt" draw:transform="matrix(0.35342678000 0.00000000000 0.00000000000 0.35342678000 101.84705276360pt 56.51219784289pt)" svg:viewBox="0 0 5 4" svg:d="M4.29562 1.70921C2.98006 2.01697 1.83724 2.83847 0.728816 3.83041C0.41772 4.07031 -0.0325295 3.55658 0.00185893 3.21488C0.00185893 3.18016 0.00185893 3.1123 0.0362475 3.07757C0.0714357 2.97499 0.140213 2.90633 0.244178 2.80374C0.694427 2.46205 1.49096 2.25608 1.73328 1.88045C3.1536 -0.583231 4.67709 -0.17288 4.91941 0.579957C5.05777 0.922442 5.09295 1.50404 4.29562 1.70921Z" koffice:nodeTypes="cccccccc"/>
            <draw:path draw:style-name="gr38" draw:id="shape432" draw:name="path5158" draw:layer="" svg:width="4.16989239097pt" svg:height="3.72239492284pt" draw:transform="matrix(0.35342678000 0.00000000000 0.00000000000 0.35342678000 101.93338063134pt 56.61023243938pt)" svg:viewBox="0 0 4 4" svg:d="M3.63829 1.42777C2.59429 1.73699 1.55029 2.62544 0.632682 3.62975C0.379901 3.90065 0.0321455 3.5139 0.0321455 3.28221C0.0321455 3.28221 0 3.24389 0 3.16636C0 3.08972 0.0321455 2.97298 0.12639 2.89635C0.442731 2.54792 1.044 2.31622 1.29751 1.93036C2.49931 -0.310828 3.85965 -0.2333 4.0496 0.345934C4.17599 0.50099 4.36594 1.19607 3.63829 1.42777Z" koffice:nodeTypes="cccccccc"/>
            <draw:path draw:style-name="gr39" draw:id="shape433" draw:name="path5160" draw:layer="" svg:width="4.40017795499pt" svg:height="2.66462783152pt" draw:transform="matrix(0.35342678000 0.00000000000 0.00000000000 0.35342678000 102.00496611760pt 56.69051914918pt)" svg:viewBox="0 0 4 3" svg:d="M3.85702 0.83029C2.91224 1.05949 1.67713 1.77877 0.732349 2.56289C0.442033 2.75892 0.114798 2.62848 0.0787181 2.53047C0.0787181 2.53047 0.0417992 2.53047 0.00571942 2.49805C0.00571942 2.43245 -0.0303603 2.33444 0.0787181 2.23642C0.332954 2.03964 0.914426 1.84361 1.24082 1.54956C2.47676 0.0454178 4.00218 -0.183031 4.14734 0.111013C4.29334 0.0129975 4.76489 0.63426 3.85702 0.83029Z" koffice:nodeTypes="cccccccc"/>
            <draw:path draw:style-name="gr40" draw:id="shape434" draw:name="path5162" draw:layer="" svg:width="3.75587018969pt" svg:height="2.29773356664pt" draw:transform="matrix(0.35342678000 0.00000000000 0.00000000000 0.35342678000 102.06616040454pt 56.70850860729pt)" svg:viewBox="0 0 4 2" svg:d="M3.32824 0.575237C2.62359 0.726466 1.48249 1.39439 0.710384 2.03221C0.475498 2.21424 0.240611 2.24435 0.173169 2.27515C0.139835 2.30526 0.105726 2.30526 0.0390581 2.27515C0.00494923 2.24435 -0.0283845 2.15333 0.0390581 2.06231C0.173169 1.94119 0.609608 1.72835 0.94527 1.48541C1.91893 0.514326 3.32824 -0.00237071 3.42902 0.0585407C3.5298 -0.183705 4.16779 0.392503 3.32824 0.575237Z" koffice:nodeTypes="cccccccc"/>
            <draw:path draw:style-name="gr36" draw:id="shape435" draw:name="path5164" draw:layer="" svg:width="7.32054512377pt" svg:height="7.87206538833pt" draw:transform="matrix(0.35342678000 0.00000000000 0.00000000000 0.35342678000 98.93405960555pt 57.41863339872pt)" svg:viewBox="0 0 7 8" svg:d="M3.89667 3.75071e-05C3.89667 3.75071e-05 0.4246 -0.0729223 0 6.2169C0 6.2169 0.672488 7.83559 2.30217 7.87207C2.30217 7.87207 6.23483 6.98976 7.15521 4.26734C7.15521 4.26734 8.43064 1.91312 3.89667 3.75071e-05Z" koffice:nodeTypes="ccccc"/>
            <draw:path draw:style-name="gr37" draw:id="shape436" draw:name="path5166" draw:layer="" svg:width="6.72837416099pt" svg:height="6.63099652472pt" draw:transform="matrix(0.35342678000 0.00000000000 0.00000000000 0.35342678000 98.99513175314pt 57.54135567698pt)" svg:viewBox="0 0 7 7" svg:d="M4.03506 0C5.17281 0.64159 5.61249 1.31666 6.01574 1.85703C6.60283 2.73454 6.78666 3.5451 6.71296 3.61284C5.86918 5.50335 3.04472 6.41434 2.3475 6.58331C2.23822 6.61679 2.12809 6.65105 2.12809 6.61679C0.917483 6.58331 0.330395 5.70579 0.110132 5.40213C0.0364282 5.26664 0 5.1989 0 5.16542C0.660791 0.033481 4.03506 0 4.03506 0Z" koffice:nodeTypes="cccccccc"/>
            <draw:path draw:style-name="gr38" draw:id="shape437" draw:name="path5168" draw:layer="" svg:width="5.53128962854pt" svg:height="6.42486624000pt" draw:transform="matrix(0.35342678000 0.00000000000 0.00000000000 0.35342678000 99.06360854829pt 57.66406545499pt)" svg:viewBox="0 0 6 6" svg:d="M3.60617 0C4.80289 0.789759 4.86972 1.39988 5.16852 1.83035C5.53491 2.62011 5.60097 3.33785 5.46808 3.4819C4.63698 5.31225 2.34185 6.24522 1.87637 6.38927C1.74348 6.42487 1.67666 6.42487 1.67666 6.42487C0.612045 6.35284 0.213392 5.41987 0.0467101 5.13261C0.0136811 5.02499 -0.019348 4.95297 0.0136811 4.91737C0.745697 0.178813 3.60617 0 3.60617 0Z" koffice:nodeTypes="cccccccc"/>
            <draw:path draw:style-name="gr39" draw:id="shape438" draw:name="path5170" draw:layer="" svg:width="5.43852029236pt" svg:height="5.13301002667pt" draw:transform="matrix(0.35342678000 0.00000000000 0.00000000000 0.35342678000 99.12971667096pt 57.79893311424pt)" svg:viewBox="0 0 5 5" svg:d="M3.90223 0C5.31144 0.737727 5.09451 1.21869 5.27473 1.47545C5.52753 2.05335 5.45578 2.59869 5.27473 2.79108C4.29938 4.2029 2.09587 5.03682 1.7346 5.13301C1.62614 5.13301 1.55355 5.13301 1.51767 5.13301C0.469736 5.03682 0.108465 4.2029 0 4.04233C0 3.97795 0 3.91358 0 3.88176C1.01206 0.224204 3.90223 1.05153e-14 3.90223 0Z" koffice:nodeTypes="cccccccc"/>
            <draw:path draw:style-name="gr40" draw:id="shape439" draw:name="path5172" draw:layer="" svg:width="4.60569091972pt" svg:height="4.92190732800pt" draw:transform="matrix(0.35342678000 0.00000000000 0.00000000000 0.35342678000 99.19107155997pt 57.92136015083pt)" svg:viewBox="0 0 5 5" svg:d="M3.59027 0C5.01993 0.860401 4.4886 1.30806 4.58765 1.44538C4.62143 1.92717 4.4886 2.40896 4.22217 2.68439C3.32461 3.99245 1.49646 4.85285 1.36286 4.92191C1.26304 4.92191 1.19701 4.92191 1.164 4.92191C0.232646 4.7838 0.0330157 3.88927 0 3.78608C0 3.71703 0 3.64797 0.0330157 3.61384C1.0972 0.378608 3.59027 0 3.59027 0Z" koffice:nodeTypes="cccccccc"/>
            <draw:path draw:style-name="gr8" draw:id="shape440" draw:name="path5174" draw:layer="" svg:width="4.52214669962pt" svg:height="4.77509904000pt" draw:transform="matrix(0.35342678000 0.00000000000 0.00000000000 0.35342678000 99.23998582632pt 58.04406992885pt)" svg:viewBox="0 0 5 5" svg:d="M3.59103 0C3.59103 0 1.18611 0.568152 0 3.56275C0 3.56275 0.0989055 4.73664 1.11992 4.7751C1.11992 4.7751 3.78884 3.06977 4.31609 1.43961C4.31609 1.43961 5.10657 1.06113 3.59103 0Z" koffice:nodeTypes="ccccc"/>
            <draw:path draw:style-name="gr36" draw:id="shape441" draw:name="path5176" draw:layer="" svg:width="2.87378018139pt" svg:height="3.20775945681pt" draw:transform="matrix(0.35342678000 0.00000000000 0.00000000000 0.35342678000 100.55296141398pt 56.67107757390pt)" svg:viewBox="0 0 3 3" svg:d="M1.11049 0C1.11049 0 -0.448444 0.465666 0.127836 2.82623C0.127836 2.82623 0.602328 3.35423 1.2804 3.16796C1.2804 3.16796 2.80566 2.51603 2.87378 1.14912C2.87378 1.14912 2.2975 0.279399 1.11049 0Z" koffice:nodeTypes="ccccc"/>
            <draw:path draw:style-name="gr41" draw:id="shape442" draw:name="path5178" draw:layer="" svg:width="2.32513858658pt" svg:height="3.45909515640pt" draw:transform="matrix(0.35342678000 0.00000000000 0.00000000000 0.35342678000 100.58374891804pt 56.75674822538pt)" svg:viewBox="0 0 2 3" svg:d="M0.922185 0C1.50182 0.18641 1.77649 0.521434 1.98989 0.744783C2.23358 1.07981 2.32514 1.37875 2.32514 1.45263C2.2033 2.45856 1.3187 3.24028 1.1053 3.38975C1.04403 3.42669 1.01374 3.42669 1.01374 3.42669C0.526374 3.57616 0.190425 3.1664 0.0988672 3.05387C0.0988672 3.05387 0.0685828 3.01693 0.0685828 3.01693C-0.29765 0.484495 0.922185 0 0.922185 0Z" koffice:nodeTypes="cccccccc"/>
            <draw:path draw:style-name="gr42" draw:id="shape443" draw:name="path5180" draw:layer="" svg:width="2.68192601422pt" svg:height="2.93365588057pt" draw:transform="matrix(0.35342678000 0.00000000000 0.00000000000 0.35342678000 100.62228584013pt 56.80566249173pt)" svg:viewBox="0 0 3 3" svg:d="M1.247 0C2.09003 0.17167 2.29013 0.549027 2.4504 0.686679C2.65143 0.926384 2.7311 1.2009 2.65143 1.30374C2.4504 2.12728 1.4082 2.77915 1.247 2.88199C1.16733 2.91601 1.12658 2.91601 1.08674 2.91601C0.525344 3.01886 0.124213 2.6415 0.0843772 2.57267C0.044542 2.57267 0.044542 2.53865 0.044542 2.53865C-0.276919 0.446183 1.247 0 1.247 0Z" koffice:nodeTypes="cccccccc"/>
            <draw:path draw:style-name="gr43" draw:id="shape444" draw:name="path5182" draw:layer="" svg:width="2.12972900473pt" svg:height="2.50671931448pt" draw:transform="matrix(0.35342678000 0.00000000000 0.00000000000 0.35342678000 100.65789721079pt 56.85485949950pt)" svg:viewBox="0 0 2 3" svg:d="M1.11458 1.82423e-28C1.97314 0.190132 1.97314 0.538952 2.07964 0.602573C2.15146 0.82415 2.15146 1.04646 2.04414 1.20441C1.7585 1.87061 1.00726 2.40956 0.899945 2.47318C0.864447 2.47318 0.828949 2.47318 0.79345 2.50463C0.292348 2.5368 0.0422101 2.18798 0.00671193 2.15581C0.00671193 2.15581 0.00671193 2.12436 0.00671193 2.12436C-0.100608 0.443885 1.11458 -1.03921e-14 1.11458 1.82423e-28Z" koffice:nodeTypes="cccccccc"/>
            <draw:path draw:style-name="gr8" draw:id="shape445" draw:name="path5184" draw:layer="" svg:width="1.89583046320pt" svg:height="3.09312493371pt" draw:transform="matrix(0.35342678000 0.00000000000 0.00000000000 0.35342678000 100.67235388030pt 56.90405650728pt)" svg:viewBox="0 0 2 3" svg:d="M1.11303 0C2.02355 0.258671 1.8888 0.776012 1.8888 0.776012C1.85531 1.81069 0.74228 3.06226 0.74228 3.06226C0.236003 3.23438 0 2.63048 0 2.63048C0.0342711 0.646676 1.11303 0 1.11303 0Z" koffice:nodeTypes="ccccc"/>
            <draw:path draw:style-name="gr36" draw:id="shape446" draw:name="path5186" draw:layer="" svg:width="3.57331488400pt" svg:height="2.78175884125pt" draw:transform="matrix(0.35342678000 0.00000000000 0.00000000000 0.35342678000 101.35463950061pt 58.28503226960pt)" svg:viewBox="0 0 4 3" svg:d="M3.48882 0.411957C3.48882 0.411957 2.35466 -0.790563 0.0863428 0.913456C0.0863428 0.913456 -0.216623 1.6815 0.312477 2.21612C0.312477 2.21612 1.93819 3.15133 3.18585 2.6167C3.18585 2.6167 3.79091 1.58135 3.48882 0.411957Z" koffice:nodeTypes="ccccc"/>
            <draw:path draw:style-name="gr41" draw:id="shape447" draw:name="path5188" draw:layer="" svg:width="3.06102769757pt" svg:height="2.85288465769pt" draw:transform="matrix(0.35342678000 0.00000000000 0.00000000000 0.35342678000 101.40069290112pt 58.38310824210pt)" svg:viewBox="0 0 3 3" svg:d="M2.74754 2.66565C1.76732 3.24563 0.403248 2.29302 0.298195 2.29302C0.193143 2.16881 0.122839 2.04364 0.0880907 1.96147C-0.0872661 1.46367 0.0533425 1.00792 0.0533425 0.966831C0.122839 0.883705 0.193143 0.842619 0.227891 0.801534C1.87237 -0.64887 2.78228 0.303734 2.88734 0.345775C3.06189 0.842619 3.09744 1.33946 3.02714 1.67101C2.99239 2.41723 2.74754 2.66565 2.74754 2.66565Z" koffice:nodeTypes="cccccccc"/>
            <draw:path draw:style-name="gr42" draw:id="shape448" draw:name="path5190" draw:layer="" svg:width="2.65630535653pt" svg:height="1.95276795225pt" draw:transform="matrix(0.35342678000 0.00000000000 0.00000000000 0.35342678000 101.44079614023pt 58.45719207376pt)" svg:viewBox="0 0 3 2" svg:d="M2.42032 1.82674C1.63743 2.2038 0.496965 1.62121 0.301242 1.55244C0.203381 1.48366 0.138641 1.44967 0.105519 1.3809C-0.0902033 1.03861 0.0400276 0.695533 0.07315 0.62676C0.105519 0.558777 0.171011 0.523995 0.203381 0.490004C1.44171 -0.400885 2.2246 0.181711 2.42032 0.250484C2.61529 0.558777 2.68078 0.833079 2.64841 1.03861C2.68078 1.72397 2.42032 1.82674 2.42032 1.82674Z" koffice:nodeTypes="cccccccc"/>
            <draw:path draw:style-name="gr43" draw:id="shape449" draw:name="path5192" draw:layer="" svg:width="2.27983951108pt" svg:height="1.21654401158pt" draw:transform="matrix(0.35342678000 0.00000000000 0.00000000000 0.35342678000 101.48601361993pt 58.52629694564pt)" svg:viewBox="0 0 2 1" svg:d="M2.07005 1.12711C1.4961 1.37045 0.560184 1.046 0.288198 0.991719C0.197537 0.96489 0.13756 0.937437 0.106875 0.910608C-0.0744488 0.667272 0.0169105 0.423937 0.0768868 0.342202C0.106875 0.315373 0.13756 0.288544 0.13756 0.261091C1.04348 -0.198749 1.67742 0.072039 1.9494 0.15315C2.16072 0.315373 2.28137 0.477596 2.25138 0.558707C2.37203 1.15394 2.07005 1.12711 2.07005 1.12711Z" koffice:nodeTypes="cccccccc"/>
            <draw:path draw:style-name="gr8" draw:id="shape450" draw:name="path5194" draw:layer="" svg:width="3.00618347537pt" svg:height="1.27083139236pt" draw:transform="matrix(0.35342678000 0.00000000000 0.00000000000 0.35342678000 101.52953177516pt 58.60613253650pt)" svg:viewBox="0 0 3 1" svg:d="M2.92999 0.396901C2.92999 0.396901 1.74126 -0.346222 0.170006 0.2012C0.170006 0.2012 -0.212508 0.592602 0.170006 1.02278C0.170006 1.02278 1.91094 1.49175 2.71814 1.14003C2.71814 1.14003 3.185 1.33573 2.92999 0.396901Z" koffice:nodeTypes="ccccc"/>
            <draw:path draw:style-name="gr36" draw:id="shape451" draw:name="path5196" draw:layer="" svg:width="3.65399444183pt" svg:height="3.13006864000pt" draw:transform="matrix(0.35342678000 0.00000000000 0.00000000000 0.35342678000 101.04483489814pt 57.27162035848pt)" svg:viewBox="0 0 4 3" svg:d="M2.04888 0C2.04888 0 -0.627207 0.98226 0.137388 2.36294C0.137388 2.36294 0.404908 3.13007 1.20747 3.13007C1.20747 3.13007 3.19488 2.63894 3.65399 1.62625C3.65399 1.62625 3.23373 0.583128 2.04888 0Z" koffice:nodeTypes="ccccc"/>
            <draw:path draw:style-name="gr41" draw:id="shape452" draw:name="path5198" draw:layer="" svg:width="2.71357747697pt" svg:height="3.03691285333pt" draw:transform="matrix(0.35342678000 0.00000000000 0.00000000000 0.35342678000 101.12530564155pt 57.34513312872pt)" svg:viewBox="0 0 3 3" svg:d="M0.85672 3.03691C0.230538 3.03691 0 2.37367 0 2.37367C0.264016 0.0700269 1.58181 0 1.64725 0C1.64725 0 1.68072 0.0354159 1.71344 0.0354159C2.27343 0.419356 2.43853 0.837908 2.57016 1.11721C2.70179 1.39651 2.7345 1.60579 2.70179 1.60579C2.27343 2.68758 0.85672 3.03691 0.85672 3.03691Z" koffice:nodeTypes="ccccccc"/>
            <draw:path draw:style-name="gr42" draw:id="shape453" draw:name="path5200" draw:layer="" svg:width="2.16070533333pt" svg:height="2.37843648000pt" draw:transform="matrix(0.35342678000 0.00000000000 0.00000000000 0.35342678000 101.16206202667pt 57.41864589896pt)" svg:viewBox="0 0 2 2" svg:d="M0.647023 2.37844C0.147329 2.34781 0 1.85346 0 1.85346C0.293978 0.154573 1.35244 0.0313421 1.4407 0C1.46989 0 1.46989 0 1.49976 0.0313421C2.02865 0.371119 2.02865 0.648924 2.11691 0.834127C2.1753 1.01933 2.1753 1.1739 2.11691 1.23588C1.76387 2.00803 0.647023 2.37844 0.647023 2.37844Z" koffice:nodeTypes="ccccccc"/>
            <draw:path draw:style-name="gr43" draw:id="shape454" draw:name="path5202" draw:layer="" svg:width="2.56485775537pt" svg:height="2.70048800000pt" draw:transform="matrix(0.35342678000 0.00000000000 0.00000000000 0.35342678000 101.19881841179pt 57.49244141062pt)" svg:viewBox="0 0 3 3" svg:d="M0.745601 2.70049C0.117774 2.65959 0 2.05535 0 2.05535C0.471097 0.281669 1.72584 0.0399728 1.92244 0C1.92244 0 1.96139 0 1.96139 0C2.74595 0.483392 2.5104 0.765061 2.55026 0.885909C2.58922 1.08763 2.55026 1.24938 2.43249 1.33026C1.96139 2.17619 0.745601 2.70049 0.745601 2.70049Z" koffice:nodeTypes="ccccccc"/>
            <draw:path draw:style-name="gr8" draw:id="shape455" draw:name="path5204" draw:layer="" svg:width="2.29761804844pt" svg:height="1.95545088000pt" draw:transform="matrix(0.35342678000 0.00000000000 0.00000000000 0.35342678000 101.23557479691pt 57.55351355821pt)" svg:viewBox="0 0 2 2" svg:d="M1.81953 0C1.81953 0 0.59422 0.240476 0 1.47529C0 1.47529 0.0377282 1.95545 0.557349 1.95545C0.557349 1.95545 1.931 1.26962 2.19081 0.582996C2.19081 0.582996 2.59896 0.446147 1.81953 0Z" koffice:nodeTypes="ccccc"/>
            <draw:path draw:style-name="gr25" draw:id="shape456" draw:name="path5206" draw:layer="" svg:width="1.94912768000pt" svg:height="2.01149968690pt" draw:transform="matrix(0.35342678000 0.00000000000 0.00000000000 0.35342678000 91.62491105373pt 61.50114932010pt)" svg:viewBox="0 0 2 2" svg:d="M0.547304 0C0.547304 0 1.19728 2.22637 1.94913 1.98328C1.94913 1.98328 1.12857 2.36597 0 0.312896L0.547304 2.28027e-14" koffice:nodeTypes="cccc"/>
            <draw:path draw:style-name="gr26" draw:id="shape457" draw:name="path5208" draw:layer="" svg:width="1.94912768000pt" svg:height="2.01149968690pt" draw:transform="matrix(0.35342678000 0.00000000000 0.00000000000 0.35342678000 91.62491105373pt 61.50114932010pt)" svg:viewBox="0 0 2 2" svg:d="M0.547304 0C0.547304 0 1.19728 2.22637 1.94913 1.98328C1.94913 1.98328 1.12857 2.36597 0 0.312896L0.547304 2.28027e-14" koffice:nodeTypes="cccc"/>
            <draw:path draw:style-name="gr25" draw:id="shape458" draw:name="path5210" draw:layer="" svg:width="20.60450000000pt" svg:height="11.56447059298pt" draw:transform="matrix(0.35342678000 0.00000000000 0.00000000000 0.35342678000 87.69480526013pt 55.21213182606pt)" svg:viewBox="0 0 21 12" svg:d="M6.50493 0C6.4351 3.4736 4.71204 3.98407 3.83264 3.84821C2.46117 3.67779 0.281764 2.86024 0 4.86916C0.84448 4.80162 1.01987 5.44796 1.01987 6.12886C1.0556 6.81054 0.598444 7.38934 0.5278 8.07024C0.492884 8.34275 0.773836 8.37652 0.95004 8.47862C1.58259 8.75113 3.23501 7.55976 3.02389 8.2061C2.88341 8.58071 3.09453 10.1813 3.37548 10.9305C3.86756 12.0543 6.47002 11.4755 6.68114 10.7946C6.75097 10.5221 6.92717 9.94329 7.20812 9.67078C7.59545 9.29617 8.15735 9.32994 8.57959 9.09198C9.03675 8.85323 8.89627 8.44485 9.3177 8.34275C9.63438 8.27443 9.88042 8.34275 10.232 8.34275C10.5487 8.3082 11.0058 8.03647 11.3225 8.07024C12.3067 8.10401 13.6773 8.27443 14.4869 8.34275C14.8028 8.37652 14.6972 8.71736 14.979 9.15952C15.8226 10.4875 17.7211 10.4875 18.2481 9.80664C18.9164 8.98988 19.3735 7.76395 20.6045 7.42311C20.3585 6.74221 20.6394 5.8909 20.1124 5.41419C19.1981 4.6312 17.8973 4.66497 16.7012 4.73329C15.1544 4.80162 12.7638 1.90683 11.8844 0.510476L6.50493 1.11605e-14" koffice:nodeTypes="cccccccccccccccccccccc"/>
            <draw:path draw:style-name="gr25" draw:id="shape459" draw:name="path5212" draw:layer="" svg:width="83.99296847231pt" svg:height="78.64388011750pt" draw:transform="matrix(0.35342678000 0.00000000000 0.00000000000 0.35342678000 76.25600039897pt 28.95993542940pt)" svg:viewBox="0 0 84 79" svg:d="M3.35651 20.4935C3.8096 20.0758 3.63577 18.8917 4.05344 18.5085C4.855 17.7068 4.99503 17.951 5.69196 16.9758C6.21426 16.2794 7.67813 15.4086 8.20043 14.7467C9.24583 13.4582 10.222 11.4026 8.82815 9.97515C10.1174 9.97515 10.5705 11.368 11.2674 12.2733C11.7551 10.7061 11.9989 9.06903 12.0335 7.43192C13.4628 8.58143 13.5674 10.4973 13.6713 12.1689C15.5882 11.0547 14.229 7.57169 15.5536 6.5266C16.4244 5.90003 15.7274 8.79029 16.2151 9.87072C17.2959 9.17346 18.7244 8.30269 18.0621 6.77C18.3067 7.32749 20.676 8.58143 20.3975 9.97515C21.0945 9.97515 21.8606 9.76629 22.4183 10.1494C24.6483 11.6468 25.4845 11.368 27.8545 11.6468C28.6561 11.891 30.1892 11.368 30.05 11.6813C29.9107 11.9601 29.7015 13.0397 29.3184 13.1441C30.6423 14.4679 32.1754 15.0254 32.8377 16.5573C32.8723 16.6971 33.0815 16.5228 33.1161 16.4183C33.1161 15.8609 33.0469 15.3387 32.8377 14.8158C32.7677 14.6423 32.5938 14.4679 32.5584 14.2936C31.8269 11.6468 29.0738 11.0202 26.8091 10.3583C26.4607 10.2531 26.1814 10.0097 25.8338 9.90526C25.4153 9.80083 24.9968 9.76629 24.5783 9.59198C24.126 9.41766 23.7076 8.99995 23.6029 8.477C23.3945 7.43192 23.3945 6.21332 23.8122 5.20277C24.056 4.5762 24.3345 3.98417 24.6483 3.3568C24.823 3.04351 25.2406 2.97443 25.5199 2.73023C25.6591 2.59126 25.9376 2.59126 26.1122 2.52137C27.2268 2.06831 27.8199 1.894 29.353 1.92934C29.7715 1.92934 30.1546 0.988681 30.6077 0.675395L30.7469 0.570967C30.7469 0.570967 31.6877 -1.37943 46.0448 1.92934C46.0448 1.92934 51.0625 3.25237 58.4849 8.16372C58.4849 8.16372 59.2165 9.34777 63.9212 8.37257C63.9212 8.37257 64.2004 9.90526 63.015 11.3335C63.015 11.3335 74.9329 19.6926 79.916 34.6692C79.916 34.6692 80.2299 37.7691 83.993 39.6151C83.993 39.6151 83.1914 41.0434 82.1114 41.0434C82.1114 41.0434 83.8537 55.15 80.8922 58.8765C80.8922 58.8765 81.2407 66.3648 80.7876 69.1161C80.7876 69.1161 80.1252 71.4505 78.1391 76.2912C78.1391 76.2912 77.3029 77.9628 77.9298 68.2454C77.9298 67.8975 78.1391 67.5144 78.069 67.0958C77.756 65.1462 77.3029 63.3694 77.0937 61.4535C77.0937 61.4535 77.9298 50.8653 75.456 49.2635C75.0721 50.5865 75.0029 51.9802 75.2813 53.3386C76.8844 60.8269 74.8982 73.6098 74.7936 73.3656C74.4452 72.7036 73.7482 74.0628 73.3297 63.9268C73.2951 63.126 72.7028 62.3942 72.5282 61.5587C72.4244 61.0012 72.4936 60.3739 72.319 59.8517C72.1797 59.434 72.0405 59.0155 71.9713 58.5978C71.8321 57.9013 71.9359 57.2041 71.9359 56.5076C71.7967 56.7518 71.4136 56.5076 71.4136 56.7518C71.2744 61.3844 71.309 70.893 71.0997 70.8231C70.7167 70.6834 70.1936 69.8126 69.9151 67.8975C69.8797 67.6533 69.6012 64.6578 69.5666 64.4144C69.462 62.4986 68.6605 60.7916 68.1382 58.9456C67.9635 58.4235 67.9635 57.8668 67.8935 57.3093C67.8589 57.0306 67.8243 56.6819 67.6151 56.4385C67.0928 55.8465 67.1966 54.2439 67.0928 53.0944C66.8489 53.2687 66.3258 53.2687 66.2912 53.4776C66.082 54.8713 66.7443 56.1943 66.8835 57.5872C67.0228 58.981 66.9181 60.5136 67.1966 61.872C66.8835 61.8367 66.3958 61.6977 66.1866 61.28C65.9428 60.688 65.7681 60.165 65.385 59.5384C64.4443 57.8314 64.5135 56.2987 63.9912 54.5925C63.6773 53.582 63.3635 52.6068 63.1196 51.5272C63.0504 51.1095 62.4227 50.8653 62.3881 51.1095C61.935 54.1049 63.1196 56.9607 64.0604 59.7473C62.2134 59.0508 61.6565 57.6571 61.0634 55.9509C60.9942 55.6722 60.4711 54.7669 60.4019 54.5227C60.0188 53.4776 60.0188 52.6767 59.5303 51.6669C58.7988 50.0298 57.1265 48.7759 55.3842 48.2883C55.628 48.9502 55.6626 49.6467 55.9411 50.2732C56.638 51.7015 57.5096 52.99 57.9972 54.4881C58.2065 55.0801 58.2411 55.8111 58.555 56.3333C57.9972 56.7518 55.3487 53.6519 54.6872 52.0847C54.1641 50.9006 53.8157 50.552 52.8403 49.5422C52.7357 49.437 52.4918 49.2635 52.2826 49.1591C51.6903 48.7759 51.0279 48.7759 50.3656 48.7405C49.111 48.6715 48.6579 46.3025 47.4387 45.8149C46.9164 45.6061 46.254 46.407 45.5917 46.6512C45.5917 46.6512 47.7525 51.1785 47.9609 56.7863L71.8667 73.8532C71.8667 73.8532 72.9813 74.7239 71.5182 75.7345C71.5182 75.7345 67.7897 77.9283 65.4897 76.5008C65.4897 76.5008 63.3989 79.2521 60.7504 78.0327C60.7504 78.0327 55.7326 79.6353 54.9657 77.6503C54.9657 77.6503 53.5718 79.3565 50.8187 76.8486L46.8809 72.739C46.8809 72.739 46.5325 73.5399 47.0902 75.8389C47.0902 75.8389 46.114 75.9433 45.4525 74.5151C45.4525 74.5151 45.3132 75.9433 45.104 76.8141C45.104 76.8141 44.3371 76.8141 43.2216 75.4903C43.2216 75.4903 43.2216 76.6053 42.3509 78.1379C42.3509 78.1379 40.4693 77.2672 39.4931 75.2814C39.4931 75.2814 39.4931 76.6053 38.2739 77.8238C38.2739 77.8238 34.5446 72.216 33.6738 71.5541L33.43 71.9726C33.43 71.9726 30.5723 68.8028 29.5969 66.7135C29.5969 66.7135 30.1192 75.3858 26.5999 69.8825C26.5999 69.8825 16.1459 73.4009 19.0029 69.778C19.0029 69.778 13.9505 68.9073 12.522 67.3754C12.522 67.3754 12.9397 66.3648 13.602 66.2604L12.3128 66.0516C12.3128 66.0516 10.989 68.455 10.0828 67.0268C10.0828 67.0268 7.88737 67.3754 7.01581 66.9223C7.01581 66.9223 7.22505 68.3498 1.82342 67.7931C1.82342 67.7931 -1.90508 60.9659 1.30113 61.1057C1.30113 61.1057 1.7188 58.1102 3.39192 59.3288C3.39192 59.3288 3.91422 56.0208 7.01581 57.6925C7.01581 57.6925 11.7551 55.2545 15.1697 58.3536L17.0167 60.9659C17.0167 60.9659 17.5744 61.872 16.9121 62.603L17.9229 62.3942C17.9229 62.3942 17.9583 62.2897 19.0029 62.1508C19.0029 62.1508 16.2505 60.0951 17.0167 57.7969C17.0167 57.7969 18.0621 57.6925 18.5152 58.1102C18.5152 58.1102 15.5882 54.8014 16.4944 51.3529C16.4944 51.3529 15.8667 51.005 15.6582 50.0298C15.6582 50.0298 15.0651 50.7962 13.9505 51.005C13.9505 51.005 13.2882 46.4415 11.9643 43.7947C11.9643 43.7947 10.2566 38.8488 13.5674 36.3762C13.5674 36.3762 13.7759 36.655 14.1243 35.0524C14.1243 35.0524 12.069 35.7143 14.0551 33.3108C14.0551 33.3108 16.2505 30.1764 16.9821 28.957C16.9821 28.957 16.4944 29.2357 15.8667 28.7481C15.8667 28.7481 17.5744 26.5889 18.2021 24.812C18.3067 24.4296 17.7136 25.0216 17.4352 24.7076C17.4352 24.7076 17.1913 24.2208 17.1913 23.3845L3.35651 20.4935" koffice:nodeTypes="ccccccccccccccccccccccccccccccccccccccccccccccccccccccccccccccccccccccccccccccccccccccccccccccccccccccccccccccccccccccccccccccccccc"/>
            <draw:path draw:style-name="gr44" draw:id="shape460" draw:name="path5214" draw:layer="" svg:width="2.77064090875pt" svg:height="3.35135227207pt" draw:transform="matrix(0.35342678000 0.00000000000 0.00000000000 0.35342678000 103.58161522288pt 60.82113617663pt)" svg:viewBox="0 0 3 3" svg:d="M2.14308 0.236814C1.71024 0.0905337 1.17745 -0.0929506 0.878384 0.054175C0.0788209 0.420298 -0.553142 2.17989 0.744611 3.09647C1.81018 3.8304 2.57592 2.84027 2.74275 1.88648C2.80887 1.52036 2.80887 0.493861 2.14308 0.236814Z" koffice:nodeTypes="ccccc"/>
            <draw:path draw:style-name="gr45" draw:id="shape461" draw:name="path5216" draw:layer="" svg:width="2.77064090875pt" svg:height="3.35135227207pt" draw:transform="matrix(0.35342678000 0.00000000000 0.00000000000 0.35342678000 103.58161522288pt 60.82113617663pt)" svg:viewBox="0 0 3 3" svg:d="M2.14308 0.236814C1.71024 0.0905337 1.17745 -0.0929506 0.878384 0.054175C0.0788209 0.420298 -0.553142 2.17989 0.744611 3.09647C1.81018 3.8304 2.57592 2.84027 2.74275 1.88648C2.80887 1.52036 2.80887 0.493861 2.14308 0.236814Z" koffice:nodeTypes="ccccc"/>
            <draw:path draw:style-name="gr46" draw:id="shape462" draw:name="path5218" draw:layer="" svg:width="5.04490035200pt" svg:height="3.97922704000pt" draw:transform="matrix(0.35342678000 0.00000000000 0.00000000000 0.35342678000 104.27193494925pt 61.85655529006pt)" svg:viewBox="0 0 5 4" svg:d="M5.0449 3.97923L3.30514 3.35605C3.30514 3.35605 0.93939 3.45978 1.21743 2.24934C1.21743 2.24934 0.13902 1.38439 0 0" koffice:nodeTypes="cccc"/>
            <draw:path draw:style-name="gr44" draw:id="shape463" draw:name="path5220" draw:layer="" svg:width="3.62726476187pt" svg:height="3.17344473001pt" draw:transform="matrix(0.35342678000 0.00000000000 0.00000000000 0.35342678000 105.95557785005pt 62.71745925345pt)" svg:viewBox="0 0 4 3" svg:d="M3.5981 2.06124C3.6368 1.52642 3.67463 0.884639 3.44592 0.634507C2.76065 -0.185826 0.703991 -0.435957 0.0943806 1.27711C-0.363047 2.63227 0.932705 3.23867 2.03669 3.16791C2.41758 3.13171 3.56027 2.84619 3.5981 2.06124Z" koffice:nodeTypes="ccccc"/>
            <draw:path draw:style-name="gr45" draw:id="shape464" draw:name="path5222" draw:layer="" svg:width="3.62726476187pt" svg:height="3.17344473001pt" draw:transform="matrix(0.35342678000 0.00000000000 0.00000000000 0.35342678000 105.95557785005pt 62.71745925345pt)" svg:viewBox="0 0 4 3" svg:d="M3.5981 2.06124C3.6368 1.52642 3.67463 0.884639 3.44592 0.634507C2.76065 -0.185826 0.703991 -0.435957 0.0943806 1.27711C-0.363047 2.63227 0.932705 3.23867 2.03669 3.16791C2.41758 3.13171 3.56027 2.84619 3.5981 2.06124Z" koffice:nodeTypes="ccccc"/>
            <draw:path draw:style-name="gr44" draw:id="shape465" draw:name="path5224" draw:layer="" svg:width="2.74046084114pt" svg:height="3.12286021341pt" draw:transform="matrix(0.35342678000 0.00000000000 0.00000000000 0.35342678000 106.89140826641pt 54.09610798818pt)" svg:viewBox="0 0 3 3" svg:d="M1.65649 0.000941612C1.16026 0.000941612 0.63038 0.0368552 0.431581 0.249072C-0.197694 0.885721 -0.297094 2.72629 1.22602 3.07971C2.45092 3.36294 2.84852 2.19493 2.71624 1.23996C2.68337 0.921635 2.35152 -0.0341557 1.65649 0.000941612Z" koffice:nodeTypes="ccccc"/>
            <draw:path draw:style-name="gr45" draw:id="shape466" draw:name="path5226" draw:layer="" svg:width="2.74046084114pt" svg:height="3.12286021341pt" draw:transform="matrix(0.35342678000 0.00000000000 0.00000000000 0.35342678000 106.89140826641pt 54.09610798818pt)" svg:viewBox="0 0 3 3" svg:d="M1.65649 0.000941612C1.16026 0.000941612 0.63038 0.0368552 0.431581 0.249072C-0.197694 0.885721 -0.297094 2.72629 1.22602 3.07971C2.45092 3.36294 2.84852 2.19493 2.71624 1.23996C2.68337 0.921635 2.35152 -0.0341557 1.65649 0.000941612Z" koffice:nodeTypes="ccccc"/>
            <draw:path draw:style-name="gr46" draw:id="shape467" draw:name="path5228" draw:layer="" svg:width="6.19353600000pt" svg:height="2.83520474528pt" draw:transform="matrix(0.35342678000 0.00000000000 0.00000000000 0.35342678000 107.72449047771pt 55.01590927781pt)" svg:viewBox="0 0 6 3" svg:d="M6.19354 2.47842L4.32816 2.47842C4.32816 2.47842 2.11165 3.50998 1.97104 2.06503C1.97104 2.06503 0.633171 1.52782 0 0" koffice:nodeTypes="cccc"/>
            <draw:path draw:style-name="gr44" draw:id="shape468" draw:name="path5230" draw:layer="" svg:width="3.60872811248pt" svg:height="3.35906169086pt" draw:transform="matrix(0.35342678000 0.00000000000 0.00000000000 0.35342678000 109.79265646366pt 55.00324196986pt)" svg:viewBox="0 0 4 3" svg:d="M3.574 1.57944C3.42132 1.0292 3.19407 0.405316 2.88961 0.221621C1.97797 -0.329465 -0.0734314 0.111573 0.00202647 1.94683C0.0406329 3.45195 1.48399 3.562 2.50969 3.15736C2.85188 3.01091 3.80125 2.35062 3.574 1.57944Z" koffice:nodeTypes="ccccc"/>
            <draw:path draw:style-name="gr45" draw:id="shape469" draw:name="path5232" draw:layer="" svg:width="3.60872811248pt" svg:height="3.35906169086pt" draw:transform="matrix(0.35342678000 0.00000000000 0.00000000000 0.35342678000 109.79265646366pt 55.00324196986pt)" svg:viewBox="0 0 4 3" svg:d="M3.574 1.57944C3.42132 1.0292 3.19407 0.405316 2.88961 0.221621C1.97797 -0.329465 -0.0734314 0.111573 0.00202647 1.94683C0.0406329 3.45195 1.48399 3.562 2.50969 3.15736C2.85188 3.01091 3.80125 2.35062 3.574 1.57944Z" koffice:nodeTypes="ccccc"/>
            <draw:path draw:style-name="gr44" draw:id="shape470" draw:name="path5234" draw:layer="" svg:width="2.90355764246pt" svg:height="3.47488097717pt" draw:transform="matrix(0.35342678000 0.00000000000 0.00000000000 0.35342678000 97.52456829739pt 66.06089465912pt)" svg:viewBox="0 0 3 3" svg:d="M2.59414 0.674235C2.21872 0.338448 1.74178 -0.0352227 1.43562 0.00266096C0.549422 0.0767064 -0.609882 1.53264 0.378635 2.91454C1.16252 3.9968 2.21872 3.32523 2.66183 2.46596C2.83261 2.13017 3.13956 1.12195 2.59414 0.674235Z" koffice:nodeTypes="ccccc"/>
            <draw:path draw:style-name="gr45" draw:id="shape471" draw:name="path5236" draw:layer="" svg:width="2.90355764246pt" svg:height="3.47488097717pt" draw:transform="matrix(0.35342678000 0.00000000000 0.00000000000 0.35342678000 97.52456829739pt 66.06089465912pt)" svg:viewBox="0 0 3 3" svg:d="M2.59414 0.674235C2.21872 0.338448 1.74178 -0.0352227 1.43562 0.00266096C0.549422 0.0767064 -0.609882 1.53264 0.378635 2.91454C1.16252 3.9968 2.21872 3.32523 2.66183 2.46596C2.83261 2.13017 3.13956 1.12195 2.59414 0.674235Z" koffice:nodeTypes="ccccc"/>
            <draw:path draw:style-name="gr46" draw:id="shape472" draw:name="path5238" draw:layer="" svg:width="3.07405752214pt" svg:height="5.93265459200pt" draw:transform="matrix(0.35342678000 0.00000000000 0.00000000000 0.35342678000 98.01281872081pt 67.14042702178pt)" svg:viewBox="0 0 3 6" svg:d="M3.07406 5.93265L1.82922 4.68565C1.82922 4.68565 -0.114143 3.89178 0.432185 2.7964C0.432185 2.7964 -0.205315 1.47358 0.0681999 0" koffice:nodeTypes="cccc"/>
            <draw:path draw:style-name="gr44" draw:id="shape473" draw:name="path5240" draw:layer="" svg:width="3.92598815335pt" svg:height="3.18215650278pt" draw:transform="matrix(0.35342678000 0.00000000000 0.00000000000 0.35342678000 99.12652075672pt 68.68580866990pt)" svg:viewBox="0 0 4 3" svg:d="M3.53742 2.57008C3.77537 2.06995 4.01332 1.46271 3.89434 1.14138C3.53742 0.212815 1.55607 -0.680325 0.367263 0.74837C-0.583604 1.89198 0.486236 2.85598 1.59634 3.10645C1.99261 3.21356 3.18051 3.32068 3.53742 2.57008Z" koffice:nodeTypes="ccccc"/>
            <draw:path draw:style-name="gr45" draw:id="shape474" draw:name="path5242" draw:layer="" svg:width="3.92598815335pt" svg:height="3.18215650278pt" draw:transform="matrix(0.35342678000 0.00000000000 0.00000000000 0.35342678000 99.12652075672pt 68.68580866990pt)" svg:viewBox="0 0 4 3" svg:d="M3.53742 2.57008C3.77537 2.06995 4.01332 1.46271 3.89434 1.14138C3.53742 0.212815 1.55607 -0.680325 0.367263 0.74837C-0.583604 1.89198 0.486236 2.85598 1.59634 3.10645C1.99261 3.21356 3.18051 3.32068 3.53742 2.57008Z" koffice:nodeTypes="ccccc"/>
            <draw:path draw:style-name="gr47" draw:id="shape475" draw:name="path5244" draw:layer="" svg:width="5.25303606008pt" svg:height="6.42652202667pt" draw:transform="matrix(0.35342678000 0.00000000000 0.00000000000 0.35342678000 74.33781764894pt 66.56419999966pt)" svg:viewBox="0 0 5 6" svg:d="M3.16025 0L4.90028 3.80524C4.90028 3.80524 5.71699 5.34936 4.86502 5.56463C4.86502 5.56463 1.7761 6.24686 0 6.42652" koffice:nodeTypes="cccc"/>
            <draw:path draw:style-name="gr48" draw:id="shape476" draw:name="path5246" draw:layer="" svg:width="5.36156936632pt" svg:height="6.42486624000pt" draw:transform="matrix(0.35342678000 0.00000000000 0.00000000000 0.35342678000 74.23998911624pt 66.51528573331pt)" svg:viewBox="0 0 5 6" svg:d="M3.19273 0L5.20165 4.84535C5.20165 4.84535 5.7393 5.13261 4.84295 5.34867C4.84295 5.34867 1.82915 6.28165 0 6.42487" koffice:nodeTypes="cccc"/>
            <draw:path draw:style-name="gr44" draw:id="shape477" draw:name="path5248" draw:layer="" svg:width="5.64638032040pt" svg:height="3.25933630271pt" draw:transform="matrix(0.35342678000 0.00000000000 0.00000000000 0.35342678000 74.46008005726pt 65.86909985146pt)" svg:viewBox="0 0 6 3" svg:d="M5.44904 0.961483C5.00697 0.554196 4.41782 0.084802 3.90264 0.0219753C2.28312 -0.165783 -0.69832 0.867608 0.148419 2.43322C0.810677 3.65436 3.0933 3.34095 4.45523 2.65203C4.93386 2.43322 6.1113 1.58758 5.44904 0.961483Z" koffice:nodeTypes="ccccc"/>
            <draw:path draw:style-name="gr45" draw:id="shape478" draw:name="path5250" draw:layer="" svg:width="5.64638032040pt" svg:height="3.25933630271pt" draw:transform="matrix(0.35342678000 0.00000000000 0.00000000000 0.35342678000 74.46008005726pt 65.86909985146pt)" svg:viewBox="0 0 6 3" svg:d="M5.44904 0.961483C5.00697 0.554196 4.41782 0.084802 3.90264 0.0219753C2.28312 -0.165783 -0.69832 0.867608 0.148419 2.43322C0.810677 3.65436 3.0933 3.34095 4.45523 2.65203C4.93386 2.43322 6.1113 1.58758 5.44904 0.961483Z" koffice:nodeTypes="ccccc"/>
            <draw:path draw:style-name="gr44" draw:id="shape479" draw:name="path5252" draw:layer="" svg:width="2.48001073791pt" svg:height="1.82571095394pt" draw:transform="matrix(0.35342678000 0.00000000000 0.00000000000 0.35342678000 74.93937934196pt 65.37500497738pt)" svg:viewBox="0 0 2 2" svg:d="M2.42523 1.3261C2.65685 0.696278 2.117 0.596913 1.49965 0.100088C1.11391 -0.231639 0.380743 0.331685 0.226627 0.762776C-0.159108 1.92229 -0.120802 1.6907 0.882288 1.79006C1.42214 1.85656 2.19361 1.88943 2.42523 1.3261Z" koffice:nodeTypes="ccccc"/>
            <draw:path draw:style-name="gr45" draw:id="shape480" draw:name="path5254" draw:layer="" svg:width="2.48001073791pt" svg:height="1.82571095394pt" draw:transform="matrix(0.35342678000 0.00000000000 0.00000000000 0.35342678000 74.93937934196pt 65.37500497738pt)" svg:viewBox="0 0 2 2" svg:d="M2.42523 1.3261C2.65685 0.696278 2.117 0.596913 1.49965 0.100088C1.11391 -0.231639 0.380743 0.331685 0.226627 0.762776C-0.159108 1.92229 -0.120802 1.6907 0.882288 1.79006C1.42214 1.85656 2.19361 1.88943 2.42523 1.3261Z" koffice:nodeTypes="ccccc"/>
            <draw:path draw:style-name="gr44" draw:id="shape481" draw:name="path5256" draw:layer="" svg:width="2.93774159447pt" svg:height="4.45141751904pt" draw:transform="matrix(0.35342678000 0.00000000000 0.00000000000 0.35342678000 73.43334885094pt 67.98922740252pt)" svg:viewBox="0 0 3 4" svg:d="M1.53892 0.0580942C1.05838 0.28681 0.475726 0.581197 0.304729 0.974468C-0.27793 2.11956 -0.106932 4.60751 1.53892 4.44371C2.84119 4.31237 3.1159 2.51283 2.84119 1.30131C2.73828 0.876339 2.29257 -0.269506 1.53892 0.0580942Z" koffice:nodeTypes="ccccc"/>
            <draw:path draw:style-name="gr45" draw:id="shape482" draw:name="path5258" draw:layer="" svg:width="2.93774159447pt" svg:height="4.45141751904pt" draw:transform="matrix(0.35342678000 0.00000000000 0.00000000000 0.35342678000 73.43334885094pt 67.98922740252pt)" svg:viewBox="0 0 3 4" svg:d="M1.53892 0.0580942C1.05838 0.28681 0.475726 0.581197 0.304729 0.974468C-0.27793 2.11956 -0.106932 4.60751 1.53892 4.44371C2.84119 4.31237 3.1159 2.51283 2.84119 1.30131C2.73828 0.876339 2.29257 -0.269506 1.53892 0.0580942Z" koffice:nodeTypes="ccccc"/>
            <draw:path draw:style-name="gr44" draw:id="shape483" draw:name="path5260" draw:layer="" svg:width="1.46798172839pt" svg:height="2.14852118841pt" draw:transform="matrix(0.35342678000 0.00000000000 0.00000000000 0.35342678000 72.99078456070pt 68.33041243414pt)" svg:viewBox="0 0 1 2" svg:d="M1.24753 0.142003C0.832187 -0.217858 0.624515 0.177657 0.149542 0.536689C-0.176702 0.753103 0.0899136 1.472 0.386686 1.72324C1.15843 2.37082 0.980231 2.26303 1.277 1.50765C1.42573 1.11214 1.6334 0.501034 1.24753 0.142003Z" koffice:nodeTypes="ccccc"/>
            <draw:path draw:style-name="gr45" draw:id="shape484" draw:name="path5262" draw:layer="" svg:width="1.46798172839pt" svg:height="2.14852118841pt" draw:transform="matrix(0.35342678000 0.00000000000 0.00000000000 0.35342678000 72.99078456070pt 68.33041243414pt)" svg:viewBox="0 0 1 2" svg:d="M1.24753 0.142003C0.832187 -0.217858 0.624515 0.177657 0.149542 0.536689C-0.176702 0.753103 0.0899136 1.472 0.386686 1.72324C1.15843 2.37082 0.980231 2.26303 1.277 1.50765C1.42573 1.11214 1.6334 0.501034 1.24753 0.142003Z" koffice:nodeTypes="ccccc"/>
            <draw:path draw:style-name="gr47" draw:id="shape485" draw:name="path5264" draw:layer="" svg:width="5.18344970667pt" svg:height="5.15606758720pt" draw:transform="matrix(0.35342678000 0.00000000000 0.00000000000 0.35342678000 67.35947656320pt 60.77789675750pt)" svg:viewBox="0 0 5 5" svg:d="M5.18345 0L5.02284 3.73028C5.02284 3.73028 5.08679 5.30545 4.28224 5.14453C4.28224 5.14453 1.51317 4.43703 0 3.82669" koffice:nodeTypes="cccc"/>
            <draw:path draw:style-name="gr48" draw:id="shape486" draw:name="path5266" draw:layer="" svg:width="5.11969962667pt" svg:height="5.74267317352pt" draw:transform="matrix(0.35342678000 0.00000000000 0.00000000000 0.35342678000 67.29840441562pt 60.69222610603pt)" svg:viewBox="0 0 5 6" svg:d="M5.1197 0L4.79898 5.38935C4.79898 5.38935 5.08718 5.91062 4.2876 5.68685C4.2876 5.68685 1.5031 5.12957 0 4.42311" koffice:nodeTypes="cccc"/>
            <draw:path draw:style-name="gr44" draw:id="shape487" draw:name="path5268" draw:layer="" svg:width="5.40259688723pt" svg:height="3.07168914229pt" draw:transform="matrix(0.35342678000 0.00000000000 0.00000000000 0.35342678000 68.39963595323pt 60.08032194984pt)" svg:viewBox="0 0 5 3" svg:d="M5.36635 1.97288C5.18673 1.45621 4.93476 0.848398 4.50233 0.574288C3.20589 -0.18565 0.0733156 -0.398068 0.00179937 1.24309C-0.0705485 2.58069 2.05415 3.12751 3.60256 3.06722C4.14226 3.03637 5.65491 2.76297 5.36635 1.97288Z" koffice:nodeTypes="ccccc"/>
            <draw:path draw:style-name="gr45" draw:id="shape488" draw:name="path5270" draw:layer="" svg:width="5.40259688723pt" svg:height="3.07168914229pt" draw:transform="matrix(0.35342678000 0.00000000000 0.00000000000 0.35342678000 68.39963595323pt 60.08032194984pt)" svg:viewBox="0 0 5 3" svg:d="M5.36635 1.97288C5.18673 1.45621 4.93476 0.848398 4.50233 0.574288C3.20589 -0.18565 0.0733156 -0.398068 0.00179937 1.24309C-0.0705485 2.58069 2.05415 3.12751 3.60256 3.06722C4.14226 3.03637 5.65491 2.76297 5.36635 1.97288Z" koffice:nodeTypes="ccccc"/>
            <draw:path draw:style-name="gr44" draw:id="shape489" draw:name="path5272" draw:layer="" svg:width="2.65568404832pt" svg:height="1.94701560793pt" draw:transform="matrix(0.35342678000 0.00000000000 0.00000000000 0.35342678000 69.16134234238pt 59.64874352042pt)" svg:viewBox="0 0 3 2" svg:d="M2.38776 1.74883C2.9464 1.26971 2.5076 0.927931 2.18864 0.242791C2.02823 -0.202393 1.03078 0.0375641 0.671259 0.380134C-0.326189 1.26971 -0.127068 1.06448 0.711821 1.54361C1.19027 1.85145 1.90931 2.16008 2.38776 1.74883Z" koffice:nodeTypes="ccccc"/>
            <draw:path draw:style-name="gr45" draw:id="shape490" draw:name="path5274" draw:layer="" svg:width="2.65568404832pt" svg:height="1.94701560793pt" draw:transform="matrix(0.35342678000 0.00000000000 0.00000000000 0.35342678000 69.16134234238pt 59.64874352042pt)" svg:viewBox="0 0 3 2" svg:d="M2.38776 1.74883C2.9464 1.26971 2.5076 0.927931 2.18864 0.242791C2.02823 -0.202393 1.03078 0.0375641 0.671259 0.380134C-0.326189 1.26971 -0.127068 1.06448 0.711821 1.54361C1.19027 1.85145 1.90931 2.16008 2.38776 1.74883Z" koffice:nodeTypes="ccccc"/>
            <draw:path draw:style-name="gr44" draw:id="shape491" draw:name="path5276" draw:layer="" svg:width="3.22378101508pt" svg:height="4.47166185297pt" draw:transform="matrix(0.35342678000 0.00000000000 0.00000000000 0.35342678000 66.35684034545pt 61.41148401878pt)" svg:viewBox="0 0 3 4" svg:d="M2.64018 0.0119505C2.14247 -0.025267 1.55139 0.0119505 1.20953 0.304616C0.245712 1.18514 -0.687224 3.75231 0.711821 4.3757C1.86237 4.88913 2.85779 3.23887 3.13789 1.88213C3.26213 1.40507 3.3555 0.0483221 2.64018 0.0119505Z" koffice:nodeTypes="ccccc"/>
            <draw:path draw:style-name="gr45" draw:id="shape492" draw:name="path5278" draw:layer="" svg:width="3.22378101508pt" svg:height="4.47166185297pt" draw:transform="matrix(0.35342678000 0.00000000000 0.00000000000 0.35342678000 66.35684034545pt 61.41148401878pt)" svg:viewBox="0 0 3 4" svg:d="M2.64018 0.0119505C2.14247 -0.025267 1.55139 0.0119505 1.20953 0.304616C0.245712 1.18514 -0.687224 3.75231 0.711821 4.3757C1.86237 4.88913 2.85779 3.23887 3.13789 1.88213C3.26213 1.40507 3.3555 0.0483221 2.64018 0.0119505Z" koffice:nodeTypes="ccccc"/>
            <draw:path draw:style-name="gr44" draw:id="shape493" draw:name="path5280" draw:layer="" svg:width="1.59134533594pt" svg:height="1.84575857700pt" draw:transform="matrix(0.35342678000 0.00000000000 0.00000000000 0.35342678000 66.18992246733pt 61.40759100241pt)" svg:viewBox="0 0 2 2" svg:d="M1.53031 0.321168C1.2834 -0.179147 0.943011 0.0544867 0.35643 0.0544867C-0.0453286 0.0883022 -0.0760136 0.820714 0.10881 1.18731C0.572653 2.1203 0.479884 1.92049 1.00509 1.45399C1.34477 1.18731 1.74653 0.787667 1.53031 0.321168Z" koffice:nodeTypes="ccccc"/>
            <draw:path draw:style-name="gr45" draw:id="shape494" draw:name="path5282" draw:layer="" svg:width="1.59134533594pt" svg:height="1.84575857700pt" draw:transform="matrix(0.35342678000 0.00000000000 0.00000000000 0.35342678000 66.18992246733pt 61.40759100241pt)" svg:viewBox="0 0 2 2" svg:d="M1.53031 0.321168C1.2834 -0.179147 0.943011 0.0544867 0.35643 0.0544867C-0.0453286 0.0883022 -0.0760136 0.820714 0.10881 1.18731C0.572653 2.1203 0.479884 1.92049 1.00509 1.45399C1.34477 1.18731 1.74653 0.787667 1.53031 0.321168Z" koffice:nodeTypes="ccccc"/>
            <draw:path draw:style-name="gr47" draw:id="shape495" draw:name="path5284" draw:layer="" svg:width="6.05950912000pt" svg:height="5.26899966455pt" draw:transform="matrix(0.35342678000 0.00000000000 0.00000000000 0.35342678000 63.78449399814pt 53.78994246334pt)" svg:viewBox="0 0 6 5" svg:d="M6.05951 0L4.83436 3.95262C4.83436 3.95262 4.44806 5.6263 3.73872 5.19926C3.73872 5.19926 1.28916 3.56089 0 2.42183" koffice:nodeTypes="cccc"/>
            <draw:path draw:style-name="gr48" draw:id="shape496" draw:name="path5286" draw:layer="" svg:width="6.05950912000pt" svg:height="4.99663462990pt" draw:transform="matrix(0.35342678000 0.00000000000 0.00000000000 0.35342678000 63.74773761302pt 53.69183118922pt)" svg:viewBox="0 0 6 5" svg:d="M6.05951 0L4.3833 4.71601C4.3833 4.71601 4.54482 5.27103 3.83548 4.81998C3.83548 4.81998 1.28916 3.46763 0 2.35841" koffice:nodeTypes="cccc"/>
            <draw:path draw:style-name="gr44" draw:id="shape497" draw:name="path5288" draw:layer="" svg:width="4.61278651827pt" svg:height="3.99680095991pt" draw:transform="matrix(0.35342678000 0.00000000000 0.00000000000 0.35342678000 65.22135246251pt 53.01342551007pt)" svg:viewBox="0 0 5 4" svg:d="M4.61279 3.23661C4.61279 2.61206 4.57975 1.84997 4.28007 1.46772C3.38181 0.254606 0.687039 -0.855349 0.0876884 0.947929C-0.411003 2.36976 1.31866 3.58368 2.71638 3.92994C3.21584 4.0339 4.61279 4.13785 4.61279 3.23661Z" koffice:nodeTypes="ccccc"/>
            <draw:path draw:style-name="gr45" draw:id="shape498" draw:name="path5290" draw:layer="" svg:width="4.61278651827pt" svg:height="3.99680095991pt" draw:transform="matrix(0.35342678000 0.00000000000 0.00000000000 0.35342678000 65.22135246251pt 53.01342551007pt)" svg:viewBox="0 0 5 4" svg:d="M4.61279 3.23661C4.61279 2.61206 4.57975 1.84997 4.28007 1.46772C3.38181 0.254606 0.687039 -0.855349 0.0876884 0.947929C-0.411003 2.36976 1.31866 3.58368 2.71638 3.92994C3.21584 4.0339 4.61279 4.13785 4.61279 3.23661Z" koffice:nodeTypes="ccccc"/>
            <draw:path draw:style-name="gr44" draw:id="shape499" draw:name="path5292" draw:layer="" svg:width="2.42217648596pt" svg:height="1.98894391181pt" draw:transform="matrix(0.35342678000 0.00000000000 0.00000000000 0.35342678000 66.13478627761pt 52.80624711360pt)" svg:viewBox="0 0 2 2" svg:d="M1.98396 1.91081C2.66979 1.59967 2.36517 1.14972 2.28858 0.423731C2.28858 -0.0605247 1.29725 -0.0956272 0.878182 0.146899C-0.342046 0.769172 -0.113143 0.596052 0.496971 1.28853C0.878182 1.66908 1.4117 2.18764 1.98396 1.91081Z" koffice:nodeTypes="ccccc"/>
            <draw:path draw:style-name="gr45" draw:id="shape500" draw:name="path5294" draw:layer="" svg:width="2.42217648596pt" svg:height="1.98894391181pt" draw:transform="matrix(0.35342678000 0.00000000000 0.00000000000 0.35342678000 66.13478627761pt 52.80624711360pt)" svg:viewBox="0 0 2 2" svg:d="M1.98396 1.91081C2.66979 1.59967 2.36517 1.14972 2.28858 0.423731C2.28858 -0.0605247 1.29725 -0.0956272 0.878182 0.146899C-0.342046 0.769172 -0.113143 0.596052 0.496971 1.28853C0.878182 1.66908 1.4117 2.18764 1.98396 1.91081Z" koffice:nodeTypes="ccccc"/>
            <draw:path draw:style-name="gr44" draw:id="shape501" draw:name="path5296" draw:layer="" svg:width="4.25174170624pt" svg:height="3.75265062484pt" draw:transform="matrix(0.35342678000 0.00000000000 0.00000000000 0.35342678000 62.74166880609pt 53.75797511205pt)" svg:viewBox="0 0 4 4" svg:d="M3.82807 0.255756C3.25649 0.0542891 2.61398 -0.0805384 2.18509 0.0542891C0.89924 0.524636 -0.886423 2.50675 0.50664 3.48154C1.57804 4.28741 3.14927 3.14525 3.86353 2.03641C4.11345 1.66679 4.61327 0.490541 3.82807 0.255756Z" koffice:nodeTypes="ccccc"/>
            <draw:path draw:style-name="gr45" draw:id="shape502" draw:name="path5298" draw:layer="" svg:width="4.25174170624pt" svg:height="3.75265062484pt" draw:transform="matrix(0.35342678000 0.00000000000 0.00000000000 0.35342678000 62.74166880609pt 53.75797511205pt)" svg:viewBox="0 0 4 4" svg:d="M3.82807 0.255756C3.25649 0.0542891 2.61398 -0.0805384 2.18509 0.0542891C0.89924 0.524636 -0.886423 2.50675 0.50664 3.48154C1.57804 4.28741 3.14927 3.14525 3.86353 2.03641C4.11345 1.66679 4.61327 0.490541 3.82807 0.255756Z" koffice:nodeTypes="ccccc"/>
            <draw:path draw:style-name="gr44" draw:id="shape503" draw:name="path5300" draw:layer="" svg:width="1.65467552936pt" svg:height="1.69271100479pt" draw:transform="matrix(0.35342678000 0.00000000000 0.00000000000 0.35342678000 62.81313556936pt 53.55341199277pt)" svg:viewBox="0 0 2 2" svg:d="M1.64925 0.615693C1.52337 0.0416278 1.11369 0.168953 0.546841 0.00924468C0.168455 -0.0864328 -0.0520274 0.584046 0.0105518 0.935109C0.231762 1.95591 0.168455 1.73291 0.829903 1.47753C1.20829 1.34947 1.71256 1.09482 1.64925 0.615693Z" koffice:nodeTypes="ccccc"/>
            <draw:path draw:style-name="gr45" draw:id="shape504" draw:name="path5302" draw:layer="" svg:width="1.65467552936pt" svg:height="1.69271100479pt" draw:transform="matrix(0.35342678000 0.00000000000 0.00000000000 0.35342678000 62.81313556936pt 53.55341199277pt)" svg:viewBox="0 0 2 2" svg:d="M1.64925 0.615693C1.52337 0.0416278 1.11369 0.168953 0.546841 0.00924468C0.168455 -0.0864328 -0.0520274 0.584046 0.0105518 0.935109C0.231762 1.95591 0.168455 1.73291 0.829903 1.47753C1.20829 1.34947 1.71256 1.09482 1.64925 0.615693Z" koffice:nodeTypes="ccccc"/>
            <draw:path draw:style-name="gr49" draw:id="shape505" draw:name="path5304" draw:layer="" svg:width="60.89773313067pt" svg:height="46.70277240522pt" draw:transform="matrix(0.35342678000 0.00000000000 0.00000000000 0.35342678000 87.95209995597pt 53.64291692286pt)" svg:viewBox="0 0 61 47" svg:d="M60.8977 0C60.8977 0 51.0916 49.8951 1.57002 46.5409L0 46.2299" koffice:nodeTypes="ccc"/>
            <draw:path draw:style-name="gr50" draw:id="shape506" draw:name="path5306" draw:layer="" svg:width="58.08993671593pt" svg:height="47.51689275753pt" draw:transform="matrix(0.35342678000 0.00000000000 0.00000000000 0.35342678000 88.58855090139pt 53.34858310048pt)" svg:viewBox="0 0 58 48" svg:d="M58.0899 0C58.0899 0 47.572 51.5845 0 47.2593" koffice:nodeTypes="cc"/>
            <draw:path draw:style-name="gr49" draw:id="shape507" draw:name="path5308" draw:layer="" svg:width="59.19375881763pt" svg:height="47.02801220428pt" draw:transform="matrix(0.35342678000 0.00000000000 0.00000000000 0.35342678000 64.60472686917pt 53.17695905611pt)" svg:viewBox="0 0 59 47" svg:d="M0 0C0 0 9.85454 50.2316 59.1938 46.8662" koffice:nodeTypes="cc"/>
            <draw:path draw:style-name="gr50" draw:id="shape508" draw:name="path5310" draw:layer="" svg:width="58.64054915254pt" svg:height="47.64684738703pt" draw:transform="matrix(0.35342678000 0.00000000000 0.00000000000 0.35342678000 64.71499602453pt 53.11588690853pt)" svg:viewBox="0 0 59 48" svg:d="M0 0C0 0 10.8444 51.6889 58.6405 47.3932" koffice:nodeTypes="cc"/>
            <draw:path draw:style-name="gr25" draw:id="shape509" draw:name="path5312" draw:layer="" svg:width="1.47088384000pt" svg:height="2.78343388065pt" draw:transform="matrix(0.35342678000 0.00000000000 0.00000000000 0.35342678000 88.58855090139pt 58.22777334784pt)" svg:viewBox="0 0 1 3" svg:d="M0.756787 2.78343C0.756787 2.78343 0.504525 0.0417878 1.47088 0.000262049C1.47088 0.000262049 0.378394 -0.0818459 0 2.66074L0.756787 2.78343" koffice:nodeTypes="cccc"/>
            <draw:path draw:style-name="gr5" draw:id="shape510" draw:name="path5314" draw:layer="" svg:width="11.83810648587pt" svg:height="20.71777273318pt" draw:transform="matrix(0.35342678000 0.00000000000 0.00000000000 0.35342678000 107.84492139045pt 48.43255796139pt)" svg:viewBox="0 0 12 21" svg:d="M0.50879 4.44503C-0.857257 4.3759 0.976034 6.95995 0.832458 8.26867C0.760255 8.78596 0.293011 9.23332 0.220808 9.78478C0.0415456 11.0601 0.544476 12.0931 1.26319 13.196C1.37108 13.3335 1.26319 13.6434 1.33539 13.7816C2.59272 15.7801 3.59941 17.6403 2.66492 19.9144C2.44914 20.4309 3.09648 20.9132 3.27574 20.6375C3.81519 19.8111 3.77867 18.674 4.38949 18.0534C7.15644 15.4352 12.0803 13.4026 11.8288 9.23332C11.7209 7.30402 10.355 5.58131 10.2836 3.58288C9.77982 4.23763 9.13331 5.34055 8.4146 5.06482C7.6602 4.75492 8.16313 3.20465 7.55231 2.51572C6.94149 1.89514 6.86929 0.895521 6.86929 0C4.21023 1.89514 4.42601 5.20229 3.92225 8.02791C2.70061 6.85666 1.69475 5.51298 0.652365 4.23763C0.652365 4.34173 0.652365 4.44503 0.50879 4.44503Z" koffice:nodeTypes="cccccccccccccccc"/>
            <draw:path draw:style-name="gr51" draw:id="shape511" draw:name="path5316" draw:layer="" svg:width="5.46715168772pt" svg:height="16.32968100000pt" draw:transform="matrix(0.35342678000 0.00000000000 0.00000000000 0.35342678000 108.98551722875pt 49.32771730978pt)" svg:viewBox="0 0 5 16" svg:d="M0.107913 15.1731C0.107913 15.1731 0.107913 15.2079 0.107913 15.2435C0.107913 14.9275 0.325413 14.7173 0.362221 14.4369C0.542913 12.8948 0.470971 11.4231 0.832355 9.88186C0.941942 9.42604 1.34013 9.07609 1.52083 8.62026C2.06458 7.21884 2.28207 5.7463 2.93374 4.34488C3.44068 3.25866 3.44068 1.99706 3.83887 0.840528C3.94762 0.560083 4.20109 0 4.2379 0C4.85359 0.700709 4.34665 2.27751 5.10706 2.59271C6.049 2.94266 4.85359 5.08115 4.78081 6.09706C4.67206 7.21884 4.85359 8.05937 4.34665 9.07609C3.3679 11.0028 2.31805 12.7906 1.26735 14.6826C0.941942 15.2782 0.651663 16.0492 0 16.3297C0.144721 16.0492 0.107913 15.6985 0.107913 15.3833L0.107913 15.1731" koffice:nodeTypes="ccccccccccccccc"/>
            <draw:path draw:style-name="gr51" draw:id="shape512" draw:name="path5318" draw:layer="" svg:width="3.66915813793pt" svg:height="12.80870892308pt" draw:transform="matrix(0.35342678000 0.00000000000 0.00000000000 0.35342678000 108.06717308360pt 49.94041797558pt)" svg:viewBox="0 0 4 13" svg:d="M2.56661 12.8087C2.41355 12.0853 2.33658 11.4318 2.10744 10.7425C2.03046 10.4677 2.03046 10.1231 1.91545 9.88168C1.76239 9.57199 1.60933 9.22735 1.5704 8.88351C1.49432 8.57381 1.53236 8.26332 1.45539 7.95363C1.41734 7.71302 1.22624 7.5407 1.18731 7.30009C1.14927 6.9896 1.03425 6.6799 0.99621 6.37021C0.804223 4.20075 1.49432 1.72159 0 0C1.11123 1.27452 2.18352 2.61733 3.48585 3.78782C4.13701 4.37307 2.87362 6.61082 2.48964 8.05765C2.10744 9.64107 2.29854 11.2594 2.56661 12.8087Z" koffice:nodeTypes="ccccccccccc"/>
            <draw:path draw:style-name="gr51" draw:id="shape513" draw:name="path5320" draw:layer="" svg:width="8.51552285899pt" svg:height="17.34250800941pt" draw:transform="matrix(0.35342678000 0.00000000000 0.00000000000 0.35342678000 108.96091872486pt 49.70743904221pt)" svg:viewBox="0 0 9 17" svg:d="M0.107299 17.0274C0.0718075 15.6958 0.750265 14.5047 1.64414 13.5941C3.60936 11.667 5.79 9.77541 5.86098 6.9021C5.86098 6.65727 6.11107 6.44718 6.11107 6.2371C6.29017 4.80044 7.07593 1.43666 6.96946 0C7.04044 2.03217 8.399 3.78395 8.5063 5.74582C8.75639 9.9855 3.85945 12.0524 1.10765 14.7148C0.500176 15.3459 0.536493 16.5022 0 17.3425L0.107299 17.0274" koffice:nodeTypes="ccccccccc"/>
            <draw:path draw:style-name="gr5" draw:id="shape514" draw:name="path5322" draw:layer="" svg:width="15.70387580681pt" svg:height="21.13692165926pt" draw:transform="matrix(0.35342678000 0.00000000000 0.00000000000 0.35342678000 104.99352403838pt 55.61673480381pt)" svg:viewBox="0 0 16 21" svg:d="M6.31097 2.71441C4.92843 2.19191 2.589 5.25465 1.95134 6.57734C1.70332 7.13354 1.31369 7.79489 1.06485 8.3519C0.463206 9.7091 0.0727559 11.6923 0.320778 13.1539C0.533602 14.3024 0.250382 15.0681 0.320778 15.2768C0.888036 17.8178 1.84493 17.9912 0.14397 20.1141C-0.246481 20.6012 0.250382 21.3324 0.533602 21.0884C1.31369 20.358 1.70332 19.1052 2.5186 18.6878C6.20456 16.7383 11.8403 16.1821 13.01 11.6233C13.5061 9.50042 15.1014 6.85504 15.7039 4.66313C14.9598 5.18482 11.5923 6.50751 10.9538 5.9505C10.2809 5.3935 11.3443 3.89744 10.9186 2.95759C10.529 2.05306 10.8122 0.974361 11.0962 0C7.7287 1.18304 6.84303 4.80198 5.42447 7.72506C4.57399 6.05484 7.16145 4.24497 6.48859 2.50573C6.45258 2.64458 6.45258 2.74892 6.31097 2.71441Z" koffice:nodeTypes="cccccccccccccccc"/>
            <draw:path draw:style-name="gr51" draw:id="shape515" draw:name="path5324" draw:layer="" svg:width="9.31705636937pt" svg:height="15.77839924485pt" draw:transform="matrix(0.35342678000 0.00000000000 0.00000000000 0.35342678000 105.43485042616pt 56.65806207089pt)" svg:viewBox="0 0 9 16" svg:d="M0.468725 14.5724C0.468725 14.6066 0.434748 14.6066 0.434748 14.6416C0.535134 14.3317 0.802315 14.1593 0.936678 13.8837C1.6054 12.3337 1.97297 10.7488 2.80849 9.23303C3.04324 8.78576 3.54439 8.5792 3.84555 8.1653C4.81543 6.85685 5.48416 5.37522 6.52045 4.1351C7.35674 3.13648 7.72431 1.82724 8.45944 0.725352C8.66021 0.483842 9.09496 -0.0325457 9.09496 0.00161529C9.49651 0.931906 8.49342 2.41275 9.12817 2.96409C9.89805 3.65287 8.09188 5.51345 7.6911 6.54623C7.25636 7.71803 7.18917 8.64752 6.38686 9.54365C4.84864 11.231 3.31042 12.781 1.73899 14.4692C1.23706 14.9855 0.735906 15.6751 0 15.7784C0.233976 15.5027 0.301158 15.1579 0.401544 14.8139L0.468725 14.5724" koffice:nodeTypes="ccccccccccccccc"/>
            <draw:path draw:style-name="gr51" draw:id="shape516" draw:name="path5326" draw:layer="" svg:width="4.99049911787pt" svg:height="14.21689668267pt" draw:transform="matrix(0.35342678000 0.00000000000 0.00000000000 0.35342678000 105.50836319640pt 56.49945352954pt)" svg:viewBox="0 0 5 14" svg:d="M0 14.2169C0.103901 13.4396 0.24217 12.6974 0.277336 11.8866C0.277336 11.5829 0.380438 11.2449 0.346071 10.9411C0.311703 10.5696 0.311703 10.1638 0.380438 9.7931C0.415605 9.45509 0.519506 9.15134 0.553873 8.81332C0.58824 8.54307 0.484339 8.27359 0.519506 8.03682C0.58824 7.66532 0.622608 7.32808 0.692141 6.99007C1.21165 4.65978 5.74493 2.26174 4.88016 0C5.53713 1.68774 3.01074 3.44402 3.84115 5.06478C4.22238 5.84206 2.31859 7.80083 1.52255 9.18483C0.622608 10.7386 0.24217 12.5284 0 14.2169Z" koffice:nodeTypes="ccccccccccc"/>
            <draw:path draw:style-name="gr51" draw:id="shape517" draw:name="path5328" draw:layer="" svg:width="14.65480913067pt" svg:height="16.75264900000pt" draw:transform="matrix(0.35342678000 0.00000000000 0.00000000000 0.35342678000 105.17783847174pt 57.25946247725pt)" svg:viewBox="0 0 15 17" svg:d="M0.205593 16.4334C0.581986 14.9779 1.64316 13.9137 2.80792 13.2744C5.34146 11.8189 8.08059 10.5059 9.07376 7.41815C9.14176 7.1693 9.45015 7.02768 9.55295 6.77883C10.1689 5.28816 14.2776 1.59709 14.6548 0C14.0728 2.2356 12.5317 4.9337 12.0525 7.0989C10.9225 11.7485 5.47826 12.3158 1.91755 14.3042C1.12997 14.7299 0.753576 16.0077 0 16.7526L0.205593 16.4334" koffice:nodeTypes="ccccccccc"/>
            <draw:path draw:style-name="gr5" draw:id="shape518" draw:name="path5330" draw:layer="" svg:width="18.15346888548pt" svg:height="15.64030868066pt" draw:transform="matrix(0.35342678000 0.00000000000 0.00000000000 0.35342678000 98.54051052659pt 62.61919063187pt)" svg:viewBox="0 0 18 16" svg:d="M10.738 0.165081C9.72223 -0.863952 8.53753 3.21738 7.45371 4.1428C7.01346 4.52009 6.33627 4.55489 5.86239 4.93138C4.81298 5.82358 4.44076 6.98945 4.20304 8.36097C4.16942 8.56662 3.86445 8.70424 3.83082 8.90989C3.32332 11.3453 2.71338 13.5402 0.376838 14.6712C-0.165071 14.9117 -0.0634147 15.7343 0.309588 15.6315C1.29096 15.3578 2.13784 14.4316 3.01835 14.3976C7.08149 14.2259 12.3293 16.0436 15.1741 12.58C16.4949 10.968 16.2572 7.46956 17.6796 5.82358C16.7991 5.99522 15.953 7.60639 15.6144 6.88662C15.2414 6.13205 16.7655 5.24065 16.7991 4.28043C16.7991 3.35422 17.4763 2.53083 18.1535 1.81106C11.0766 2.18835 12.431 4.21161 9.99355 6.13205C9.92552 4.34845 10.8733 1.81106 11.0093 0.0622569C10.9077 0.130279 10.8396 0.267906 10.738 0.165081Z" koffice:nodeTypes="cccccccccccccccc"/>
            <draw:path draw:style-name="gr51" draw:id="shape519" draw:name="path5332" draw:layer="" svg:width="15.62885636267pt" svg:height="9.93336931899pt" draw:transform="matrix(0.35342678000 0.00000000000 0.00000000000 0.35342678000 99.20322944120pt 64.14822523103pt)" svg:viewBox="0 0 16 10" svg:d="M0.954602 9.02563C0.954602 9.02563 0.954602 9.06071 0.919489 9.06071C1.1318 8.85341 1.48539 8.81833 1.69771 8.6453C3.04101 7.57369 4.06665 6.32906 5.51611 5.3611C5.94075 5.08443 6.54176 5.11951 7.00151 4.87713C8.52201 4.15156 9.79509 3.14851 11.3507 2.49152C12.5878 2.00754 13.5073 1.00529 14.7102 0.383373C14.9927 0.244638 15.6289 -0.0320362 15.6289 0.00304635C15.5937 0.971005 14.0022 1.8696 14.3917 2.63025C14.8515 3.56392 12.3053 4.39315 11.492 5.1538C10.5725 5.94874 10.0776 6.74447 8.91071 7.19337C6.68303 8.02339 4.5264 8.71467 2.26361 9.47532C1.55643 9.71771 0.778217 10.0981 0 9.85565C0.353587 9.71771 0.565902 9.44024 0.813331 9.19865L0.954602 9.02563" koffice:nodeTypes="ccccccccccccccc"/>
            <draw:path draw:style-name="gr51" draw:id="shape520" draw:name="path5334" draw:layer="" svg:width="8.93122848000pt" svg:height="12.46482432000pt" draw:transform="matrix(0.35342678000 0.00000000000 0.00000000000 0.35342678000 99.53375416586pt 62.64144548309pt)" svg:viewBox="0 0 9 12" svg:d="M0 12.4648C0.439546 11.8193 0.879091 11.242 1.28144 10.5628C1.42768 10.291 1.6838 10.0192 1.79368 9.74813C1.93992 9.40815 2.087 9.06818 2.30592 8.76266C2.48935 8.45715 2.74547 8.25348 2.96524 7.94797C3.11148 7.74351 3.11148 7.47169 3.25771 7.26801C3.47748 6.99619 3.66006 6.65699 3.87984 6.41885C5.4174 4.58501 8.7478 2.30935 8.93123 0C8.78415 1.73201 7.75967 4.24503 7.83321 6.0115C7.86956 6.89435 5.12493 7.81167 3.69725 8.69451C2.12334 9.67998 0.988132 11.1065 0 12.4648Z" koffice:nodeTypes="ccccccccccc"/>
            <draw:path draw:style-name="gr51" draw:id="shape521" draw:name="path5336" draw:layer="" svg:width="17.54372867556pt" svg:height="9.84064000000pt" draw:transform="matrix(0.35342678000 0.00000000000 0.00000000000 0.35342678000 98.65244914725pt 64.70093401550pt)" svg:viewBox="0 0 18 10" svg:d="M0.30723 9.70335C1.23129 8.60262 2.63318 8.15503 3.96714 8.08599C6.90755 7.9487 9.95142 7.98282 12.106 5.78058C12.2774 5.60837 12.6194 5.60837 12.8247 5.47108C13.9873 4.47273 16.5865 1.20389 17.5437 0C16.1071 1.65148 16.3472 5.16157 15.0132 6.77893C12.1399 10.2541 6.83963 8.43041 2.73585 8.60262C1.84654 8.63675 0.991193 9.56605 0 9.84064L0.30723 9.70335" koffice:nodeTypes="ccccccccc"/>
            <draw:path draw:style-name="gr5" draw:id="shape522" draw:name="path5338" draw:layer="" svg:width="28.20647116344pt" svg:height="12.66246033172pt" draw:transform="matrix(0.35342678000 0.00000000000 0.00000000000 0.35342678000 87.95645867635pt 67.76629539646pt)" svg:viewBox="0 0 28 13" svg:d="M23.7314 0.568206C23.5263 -0.928267 16.8302 0.996357 15.4298 1.06703C13.8581 1.13852 10.7148 4.09613 11.2955 4.09613C9.89507 4.13147 10.6123 5.30745 9.07529 4.95079C8.87016 4.88012 6.61526 5.16528 6.44484 5.02229C5.69294 4.3098 3.37019 5.87777 0.77366 5.30745C0.192972 5.16528 -0.217297 5.94926 0.124331 6.09143C1.08057 6.48343 2.31059 6.2336 3.06249 6.80392C6.41012 9.22737 13.619 13.5384 17.9916 12.5054C20.0074 12.0419 24.5511 8.90605 26.6695 8.44339C25.8837 8.01524 21.7495 8.37189 21.9207 7.55257C22.0572 6.69709 25.0293 6.0561 25.6099 5.23595C26.1914 4.52346 27.2155 3.24065 28.2065 3.06233C22.0572 1.03169 16.7616 4.45197 13.653 4.45197C14.6779 2.95549 22.8091 2.02934 23.9704 0.639702C23.8679 0.67586 23.7314 0.711197 23.7314 0.568206Z" koffice:nodeTypes="cccccccccccccccc"/>
            <draw:path draw:style-name="gr51" draw:id="shape523" draw:name="path5340" draw:layer="" svg:width="26.51775222154pt" svg:height="5.95987089006pt" draw:transform="matrix(0.35342678000 0.00000000000 0.00000000000 0.35342678000 88.78449070822pt 68.81936790453pt)" svg:viewBox="0 0 27 6" svg:d="M1.29511 2.52585C1.25956 2.52585 1.22482 2.52585 1.22482 2.52585C1.53991 2.49077 1.81945 2.66379 2.09899 2.66379C3.81341 2.59442 5.70234 4.32301 7.4515 4.42666C7.94191 4.46174 8.39678 4.80698 8.88638 4.91143C10.5305 5.22239 11.2649 4.32301 12.909 4.73841C14.1686 5.08365 21.6904 0.243917 23.0194 0.45122C23.3345 0.520587 26.5178 -0.032753 26.5178 0.00153174C26.1679 2.14553 20.2208 3.52808 20.081 4.35809C19.8709 5.36032 13.0141 5.60271 11.9298 5.70636C10.705 5.81001 9.83085 6.15525 8.64158 5.81001C6.40201 5.15302 4.26827 4.39238 2.02951 3.66682C1.32985 3.42443 0.454862 3.25141 0 2.59442C0.349832 2.73315 0.699664 2.59442 1.0495 2.56013L1.29511 2.52585" koffice:nodeTypes="ccccccccccccccc"/>
            <draw:path draw:style-name="gr51" draw:id="shape524" draw:name="path5342" draw:layer="" svg:width="20.74440067200pt" svg:height="5.21024359592pt" draw:transform="matrix(0.35342678000 0.00000000000 0.00000000000 0.35342678000 89.34771162483pt 67.98638936238pt)" svg:viewBox="0 0 21 5" svg:d="M0 4.10543C0.776459 3.8788 1.90489 4.29926 2.64631 3.97571C2.96325 3.84674 3.42196 4.62205 3.66883 4.46103C3.98658 4.26645 3.98658 4.62205 4.3744 4.49308C4.69216 4.39617 5.46862 4.36411 5.78637 4.2344C6.06827 4.16954 6.45609 4.36411 6.70296 4.29926C7.05575 4.20234 7.51446 3.5232 7.79718 3.36143C18.5218 -1.87491 19.1573 1.68109 20.7444 0C19.5451 1.26063 11.1483 2.1008 10.0899 3.45834C8.60867 5.43017 7.69126 5.3012 4.44529 5.10737C2.64631 5.01046 1.65802 3.62011 0 4.10543Z" koffice:nodeTypes="ccccccccccc"/>
            <draw:path draw:style-name="gr51" draw:id="shape525" draw:name="path5344" draw:layer="" svg:width="26.83226133333pt" svg:height="6.91456245019pt" draw:transform="matrix(0.35342678000 0.00000000000 0.00000000000 0.35342678000 88.00101422232pt 69.84647055498pt)" svg:viewBox="0 0 27 7" svg:d="M0.345322 0.08439C1.7609 -0.213617 3.14219 0.308539 4.28184 1.16477C6.69909 2.98888 9.11715 5.07493 12.19 4.59056C12.4316 4.55277 12.7083 4.77606 12.95 4.77606C14.5035 4.66528 25.3473 2.91502 26.8323 2.50537C24.6909 2.98888 20.0981 6.2661 18.0604 6.75047C13.6406 7.82999 6.35377 3.32468 2.96993 0.792049C2.2099 0.196035 0.966583 0.457113 0 0.0474612L0.345322 0.08439" koffice:nodeTypes="ccccccccc"/>
            <draw:path draw:style-name="gr52" draw:id="shape526" draw:name="path5346" draw:layer="" svg:width="11.91210856867pt" svg:height="17.98805504721pt" draw:transform="matrix(0.35342678000 0.00000000000 0.00000000000 0.35342678000 62.18631308551pt 47.07076517441pt)" svg:viewBox="0 0 12 18" svg:d="M7.62529 17.1302C7.80595 16.2736 8.09399 15.5955 8.38287 14.8112C8.45447 14.668 8.5269 14.2401 8.88737 14.2039C8.59932 12.1351 10.5816 11.2068 11.3749 9.60133C12.3123 7.60328 9.57252 9.17341 8.31045 8.78088C8.23885 8.74467 8.13062 8.53071 8.20222 8.49532C10.7256 7.88883 12.4922 5.92617 11.7354 3.39322C11.2667 4.28526 9.5001 4.64159 9.4643 4.0351C9.39187 3.17844 11.0861 2.75052 10.8704 1.35896C10.8704 1.21659 11.2309 1.07341 11.3391 0.894835C11.5914 0.466916 11.0503 -0.282764 10.4733 0.110592C9.0314 1.10962 7.73352 -0.21117 6.47227 0.787855C5.06617 1.85847 6.32825 4.14208 5.1744 5.10572C4.34522 5.85457 3.7325 3.67795 3.08398 3.39322C2.00255 2.92909 2.03835 5.49825 2.00255 6.53266C2.00255 7.28234 2.54285 7.85262 3.01155 8.49532C3.19137 8.6739 3.30043 8.99484 3.15557 9.24418C2.86752 9.63672 2.36303 9.31578 2.219 9.17341C1.53385 8.45994 0.235972 7.9596 0.0553258 8.92324C-0.340947 10.8859 1.46142 12.2421 3.228 13.0979C3.76829 13.3835 4.02138 14.2039 4.41765 14.8112C4.88635 15.5601 6.43564 16.0596 6.68872 17.0586C6.72452 17.2372 7.01257 17.1656 6.97677 17.308C6.94097 17.5581 7.22902 18.0223 7.37304 17.9861C7.66192 17.9145 7.5179 17.5228 7.62529 17.1302Z" koffice:nodeTypes="ccccccccccccccccccccccccc"/>
            <draw:path draw:style-name="gr5" draw:id="shape527" draw:name="path5348" draw:layer="" svg:width="10.91516491442pt" svg:height="17.98405429674pt" draw:transform="matrix(0.35342678000 0.00000000000 0.00000000000 0.35342678000 62.18631308373pt 47.07076517440pt)" svg:viewBox="0 0 11 18" svg:d="M7.05777 17.9841C7.29924 17.9487 6.67844 17.3422 6.67844 17.306C6.71271 17.1637 6.43698 17.2353 6.40271 17.0567C6.16045 16.0578 4.67741 15.5584 4.22875 14.8096C3.84942 14.2023 3.60716 13.382 3.08997 13.0965C1.39893 12.2407 -0.326368 10.8847 0.0529601 8.92225C0.225881 7.95872 1.46826 8.459 2.12412 9.17239C2.26198 9.31474 2.74491 9.63564 3.02064 9.24315C3.1593 8.99384 3.05491 8.67293 2.88277 8.49438C2.43411 7.85175 1.91692 7.28153 1.91692 6.53193C1.95119 5.49764 1.91692 2.92877 2.9521 3.39284C3.5729 3.67754 4.15942 5.85392 4.95314 5.10515C6.05765 4.14162 4.84954 1.85827 6.19552 0.787768C7.40283 -0.211146 8.64521 1.10949 10.0255 0.11058C10.5778 -0.282732 11.0957 0.466865 10.8543 0.894736C10.6471 1.21646 8.78308 1.89365 8.81814 3.28505C8.92174 1.92985 7.78296 0.288311 6.81631 1.10949C5.02167 2.60786 6.54058 5.39067 5.88472 7.53085C5.88472 7.56705 5.53966 7.20994 5.4018 7.03139C5.16034 6.81746 4.9882 6.28179 4.84954 6.21103C3.81436 5.63999 4.05582 5.2475 3.1593 5.2837C2.12412 5.31908 2.29625 5.67619 2.46838 6.24641C2.91704 7.63782 5.60899 10.0281 5.22967 11.1702C4.81527 12.49 1.60613 9.56406 0.536675 8.7799C-0.015574 10.4922 1.95119 10.8493 3.05491 11.9552C3.64223 12.5254 4.74594 12.9541 5.53966 13.4174C5.78113 13.5605 4.43515 14.4879 4.57381 14.631C4.71168 14.738 5.67753 14.738 5.88472 14.7734C5.78113 14.9873 5.2982 15.1297 5.22967 15.3444C5.091 15.7015 7.88656 17.8417 7.05777 17.9841Z" koffice:nodeTypes="cccccccccccccccccccccccccccccc"/>
            <draw:path draw:style-name="gr53" draw:id="shape528" draw:name="path5350" draw:layer="" svg:width="6.79200593811pt" svg:height="16.44303815529pt" draw:transform="matrix(0.35342678000 0.00000000000 0.00000000000 0.35342678000 63.97579144676pt 47.34145880618pt)" svg:viewBox="0 0 7 16" svg:d="M2.15125 16.443C2.44661 16.3746 2.29935 16.0001 2.40915 15.6248C2.59386 14.8057 2.88836 14.1574 3.18371 13.4076C3.25691 13.2707 3.33097 12.8616 3.69952 12.827C3.40502 10.849 5.43164 9.9615 6.2428 8.42648C7.20121 6.51616 4.40003 8.01735 3.10966 7.64205C3.03646 7.60743 2.92581 7.40287 2.99901 7.36904C5.57889 6.78918 7.38506 4.91269 6.61135 2.49096C6.13215 3.34384 4.32598 3.68452 4.28938 3.10466C4.21533 2.28561 5.94744 1.87648 5.72699 0.546029C5.72699 0.409915 6.09555 0.273015 6.2062 0.102282C6.2428 0.0346186 6.2428 0.0346186 6.2428 0C4.62133 0.785212 2.96241 2.45635 2.81516 3.92291C2.70451 4.94652 5.57889 3.34384 6.0215 4.19593C6.39005 5.01497 4.51068 5.11726 3.40502 5.21954C-1.27553 5.76557 0.0505755 8.80177 0.603833 9.17707C1.4516 9.7231 4.17873 8.76794 5.21034 8.63104C0.713633 11.0536 1.11964 13.6798 2.29935 16.2731L2.15125 16.443" koffice:nodeTypes="ccccccccccccccccccc"/>
            <draw:path draw:style-name="gr54" draw:id="shape529" draw:name="path5352" draw:layer="" svg:width="3.72702816256pt" svg:height="15.98240484000pt" draw:transform="matrix(0.35342678000 0.00000000000 0.00000000000 0.35342678000 64.15845312549pt 47.46416858419pt)" svg:viewBox="0 0 4 16" svg:d="M3.72703 0C3.72703 0 -2.69321 5.78961 1.31924 15.9824" koffice:nodeTypes="cc"/>
            <draw:path draw:style-name="gr54" draw:id="shape530" draw:name="path5354" draw:layer="" svg:width="2.96365385571pt" svg:height="4.18775296000pt" draw:transform="matrix(0.35342678000 0.00000000000 0.00000000000 0.35342678000 63.12253514750pt 48.70229327989pt)" svg:viewBox="0 0 3 4" svg:d="M2.96365 4.18775C2.96365 4.18775 -0.100811 1.56181 0.00255746 0" koffice:nodeTypes="cc"/>
            <draw:path draw:style-name="gr54" draw:id="shape531" draw:name="path5356" draw:layer="" svg:width="5.39802060800pt" svg:height="3.64046400000pt" draw:transform="matrix(0.35342678000 0.00000000000 0.00000000000 0.35342678000 62.37672444805pt 50.13664052384pt)" svg:viewBox="0 0 5 4" svg:d="M5.39802 3.64046C5.39802 3.64046 0.467992 2.24991 0 0" koffice:nodeTypes="cc"/>
            <draw:path draw:style-name="gr54" draw:id="shape532" draw:name="path5358" draw:layer="" svg:width="4.90763059200pt" svg:height="1.62720800000pt" draw:transform="matrix(0.35342678000 0.00000000000 0.00000000000 0.35342678000 64.18853149304pt 50.24690967920pt)" svg:viewBox="0 0 5 2" svg:d="M0 1.62721C0 1.62721 3.63792 1.09539 4.90763 0" koffice:nodeTypes="cc"/>
            <draw:path draw:style-name="gr54" draw:id="shape533" draw:name="path5360" draw:layer="" svg:width="4.90763059200pt" svg:height="3.10761257604pt" draw:transform="matrix(0.35342678000 0.00000000000 0.00000000000 0.35342678000 64.32311641086pt 48.54310985818pt)" svg:viewBox="0 0 5 3" svg:d="M0 3.02555C0 3.02555 1.95608 3.89113 4.90763 0" koffice:nodeTypes="cc"/>
            <draw:path draw:style-name="gr52" draw:id="shape534" draw:name="path5362" draw:layer="" svg:width="11.33803354169pt" svg:height="16.15929708744pt" draw:transform="matrix(0.35342678000 0.00000000000 0.00000000000 0.35342678000 64.06303492908pt 55.49262783553pt)" svg:viewBox="0 0 11 16" svg:d="M11.0188 15.324C10.7163 14.5464 10.5818 13.8358 10.4472 13.0582C10.413 12.9225 10.2451 12.5504 10.5141 12.3477C9.23413 10.8259 10.3119 9.06707 10.0763 7.41042C9.80726 5.3474 8.4604 7.98525 7.28153 8.32298C7.18044 8.32298 7.01247 8.18804 7.04591 8.1545C8.69602 6.39568 9.0996 3.92708 7.18044 2.30397C7.28153 3.25085 6.06921 4.43406 5.73251 3.96062C5.26127 3.31793 6.37249 2.1004 5.46345 1.08645C5.3958 1.01859 5.59798 0.680085 5.59798 0.477294C5.56454 0.0373929 4.75581 -0.266794 4.52019 0.34236C3.91443 1.83053 2.23088 1.45849 1.72542 2.91235C1.18731 4.4676 3.3421 5.65159 2.93774 7.00405C2.66868 7.98525 1.052 6.59847 0.412027 6.69987C-0.664978 6.86912 0.648424 8.89859 1.18731 9.74408C1.55746 10.3525 2.26432 10.5218 2.97117 10.7924C3.20757 10.8595 3.44319 11.063 3.44319 11.2994C3.44319 11.7728 2.87086 11.8071 2.70212 11.7393C1.79308 11.5022 0.513896 11.7728 0.884043 12.6526C1.5909 14.4107 3.67881 14.5799 5.49689 14.3436C6.06921 14.2757 6.7092 14.8163 7.31496 15.1212C8.05604 15.4933 9.5374 15.0869 10.2451 15.7296C10.3796 15.8645 10.5818 15.6617 10.6152 15.7631C10.7163 16.0002 11.1533 16.2366 11.2886 16.1352C11.4566 15.9324 11.1533 15.6961 11.0188 15.324Z" koffice:nodeTypes="ccccccccccccccccccccccccc"/>
            <draw:path draw:style-name="gr5" draw:id="shape535" draw:name="path5364" draw:layer="" svg:width="11.36900197250pt" svg:height="16.11108745786pt" draw:transform="matrix(0.35342678000 0.00000000000 0.00000000000 0.35342678000 64.06303492905pt 55.49262783558pt)" svg:viewBox="0 0 11 16" svg:d="M11.304 16.1111C11.4722 15.9429 10.6632 15.7739 10.6297 15.7396C10.5962 15.6384 10.3938 15.8408 10.259 15.7061C9.55042 15.0644 8.06703 15.4701 7.32495 15.0986C6.71835 14.7941 6.0775 14.2544 5.50439 14.3222C3.68383 14.5582 1.59307 14.3892 0.88525 12.6337C0.514597 11.7552 1.79552 11.485 2.7058 11.7218C2.87478 11.7895 3.44789 11.7552 3.44789 11.2825C3.44789 11.0465 3.21195 10.8433 2.97523 10.7763C2.26741 10.506 1.55958 10.337 1.18893 9.72953C0.649309 8.88531 -0.665885 6.85887 0.41259 6.68986C1.05344 6.58862 2.67232 7.97333 2.94174 6.9936C3.34666 5.64315 1.18893 4.46093 1.72778 2.908C2.23392 1.45631 3.91977 1.8278 4.52636 0.341849C4.7623 -0.266396 5.57213 0.0373371 5.60562 0.476581C5.60562 0.881559 4.42513 2.40178 5.16722 3.48198C4.56063 2.36751 2.77355 1.65802 2.40212 2.84024C1.6943 4.96793 4.39165 6.35264 4.96476 8.41258C4.96476 8.44606 4.49288 8.34482 4.29042 8.31055C3.98751 8.24358 3.5826 7.90558 3.41363 7.90558C2.26741 8.00682 2.26741 7.56835 1.55958 8.07458C0.716276 8.64855 1.05344 8.85104 1.49184 9.22253C2.57109 10.0668 6.01053 10.5738 6.27996 11.654C6.58364 12.9032 2.46986 12.3292 1.22241 12.2615C1.62733 13.9164 3.41363 13.1734 4.89779 13.4437C5.67336 13.5792 6.81958 13.3424 7.69638 13.2747C7.9658 13.2747 7.32495 14.6929 7.5274 14.7606C7.69638 14.7606 8.50543 14.2544 8.6744 14.1867C8.70789 14.3892 8.37072 14.7606 8.4042 14.9631C8.47195 15.3346 11.8771 15.5371 11.304 16.1111Z" koffice:nodeTypes="cccccccccccccccccccccccccccccc"/>
            <draw:path draw:style-name="gr53" draw:id="shape536" draw:name="path5366" draw:layer="" svg:width="6.89916719140pt" svg:height="16.26024976000pt" draw:transform="matrix(0.35342678000 0.00000000000 0.00000000000 0.35342678000 65.72941113939pt 55.64105056627pt)" svg:viewBox="0 0 7 16" svg:d="M6.84871 16.2602C7.02026 16.0506 6.71051 15.8062 6.57311 15.4215C6.26416 14.6174 6.12676 13.8827 5.98936 13.0787C5.95442 12.9384 5.78287 12.5537 6.05767 12.344C4.75038 10.7705 5.85117 8.95193 5.61052 7.23896C5.33572 5.10582 3.96014 7.83334 2.7561 8.18255C2.65286 8.18255 2.4813 8.04303 2.51546 8.00835C4.20079 6.18973 4.61298 3.63722 2.65286 1.95894C2.7561 2.93801 1.51792 4.16144 1.17402 3.6719C0.692729 3.00736 1.82766 1.74845 0.899225 0.700025C0.830128 0.629861 1.03662 0.279849 1.03662 0.0701638C1.03662 0.0354851 1.03662 0.0354851 1.00247 0C0.176487 1.50409 -0.20156 3.77675 0.486232 5.10582C0.967528 6.04941 2.34311 3.18237 3.13415 3.70739C3.85689 4.2316 2.44636 5.28083 1.65532 5.94456C-1.71454 8.81241 1.00247 10.7705 1.62117 10.7705C2.58455 10.8052 4.20079 8.60272 4.92273 7.93818C2.7561 12.344 4.50974 14.4078 6.84871 16.0159L6.84871 16.2602" koffice:nodeTypes="ccccccccccccccccccc"/>
            <draw:path draw:style-name="gr54" draw:id="shape537" draw:name="path5368" draw:layer="" svg:width="6.77599907870pt" svg:height="14.55534506667pt" draw:transform="matrix(0.35342678000 0.00000000000 0.00000000000 0.35342678000 65.61104324568pt 56.02133778155pt)" svg:viewBox="0 0 7 15" svg:d="M0.300561 0C0.300561 0 -2.11976 8.37149 6.776 14.5553" koffice:nodeTypes="cc"/>
            <draw:path draw:style-name="gr54" draw:id="shape538" draw:name="path5370" draw:layer="" svg:width="4.44058880000pt" svg:height="1.68985728000pt" draw:transform="matrix(0.35342678000 0.00000000000 0.00000000000 0.35342678000 64.37203067722pt 58.36271951370pt)" svg:viewBox="0 0 4 2" svg:d="M4.44059 1.68986C4.44059 1.68986 0.718486 1.24349 0 0" koffice:nodeTypes="cc"/>
            <draw:path draw:style-name="gr54" draw:id="shape539" draw:name="path5372" draw:layer="" svg:width="6.91913770667pt" svg:height="0.78072862171pt" draw:transform="matrix(0.35342678000 0.00000000000 0.00000000000 0.35342678000 64.51905621770pt 59.98113142467pt)" svg:viewBox="0 0 7 1" svg:d="M6.91914 0.337177C6.91914 0.337177 1.78606 1.53179 0 0" koffice:nodeTypes="cc"/>
            <draw:path draw:style-name="gr54" draw:id="shape540" draw:name="path5374" draw:layer="" svg:width="3.31170133333pt" svg:height="4.40328256000pt" draw:transform="matrix(0.35342678000 0.00000000000 0.00000000000 0.35342678000 66.45357304070pt 58.14218120298pt)" svg:viewBox="0 0 3 4" svg:d="M0 4.40328C0 4.40328 2.91161 1.7828 3.3117 0" koffice:nodeTypes="cc"/>
            <draw:path draw:style-name="gr54" draw:id="shape541" draw:name="path5376" draw:layer="" svg:width="2.62379712000pt" svg:height="4.44964044800pt" draw:transform="matrix(0.35342678000 0.00000000000 0.00000000000 0.35342678000 65.76792508750pt 56.63432118878pt)" svg:viewBox="0 0 3 4" svg:d="M0 4.44964C0 4.44964 1.87863 3.99154 2.6238 0" koffice:nodeTypes="cc"/>
            <draw:path draw:style-name="gr52" draw:id="shape542" draw:name="path5378" draw:layer="" svg:width="14.36187913122pt" svg:height="14.07016896278pt" draw:transform="matrix(0.35342678000 0.00000000000 0.00000000000 0.35342678000 68.84281524253pt 62.43272975034pt)" svg:viewBox="0 0 14 14" svg:d="M13.8182 12.0949C13.2218 11.4564 12.8353 10.8513 12.38 10.2136C12.3095 10.0788 11.9935 9.80996 12.2041 9.50783C10.3802 8.56721 10.7659 6.55116 9.924 5.0736C8.9063 3.29308 8.59029 6.21566 7.53775 6.92074C7.46806 6.98815 7.22255 6.92074 7.25739 6.85411C8.2046 4.6366 7.67792 2.21765 5.18714 1.37776C5.64333 2.21765 4.94163 3.76339 4.45061 3.46044C3.71326 3.02423 4.34527 1.51257 3.08206 0.874128C2.97672 0.840037 3.08206 0.470453 2.97672 0.303094C2.80089 -0.133898 1.88933 -0.133898 1.88933 0.537861C1.85368 2.15024 0.0646007 2.4191 0.134284 3.93075C0.204778 5.5439 2.73121 5.8794 2.83654 7.29032C2.94188 8.29835 0.871632 7.59328 0.275271 7.89545C-0.742431 8.43317 1.32781 9.84405 2.16969 10.4484C2.73121 10.8513 3.50259 10.7847 4.27478 10.7506C4.52029 10.7506 4.87114 10.8513 4.94163 11.0868C5.11665 11.5238 4.59078 11.7253 4.38011 11.7586C3.39806 11.8593 2.27502 12.5652 2.94188 13.2703C4.30962 14.6145 6.41471 14.0435 8.06442 13.1695C8.59029 12.9007 9.43216 13.1695 10.1339 13.2036C10.9758 13.3043 12.2738 12.397 13.2218 12.7333C13.3968 12.7999 13.5022 12.5652 13.5727 12.6659C13.7477 12.834 14.2744 12.8674 14.3441 12.7333C14.4494 12.4978 14.0637 12.3637 13.8182 12.0949Z" koffice:nodeTypes="ccccccccccccccccccccccccc"/>
            <draw:path draw:style-name="gr5" draw:id="shape543" draw:name="path5380" draw:layer="" svg:width="14.37743599698pt" svg:height="14.07016896278pt" draw:transform="matrix(0.35342678000 0.00000000000 0.00000000000 0.35342678000 68.84281524245pt 62.43272975034pt)" svg:viewBox="0 0 14 14" svg:d="M14.3518 12.7333C14.4572 12.5311 13.6149 12.6659 13.58 12.6659C13.5095 12.5652 13.4041 12.7999 13.229 12.7333C12.2805 12.397 10.9817 13.3043 10.1394 13.2036C9.43727 13.1695 8.59494 12.9007 8.06879 13.1695C6.41818 14.0435 4.31195 14.6145 2.94347 13.2703C2.27626 12.5652 3.3999 11.8593 4.38248 11.7586C4.59327 11.7253 5.11942 11.5238 4.94431 11.0868C4.87378 10.8513 4.52274 10.7506 4.27709 10.7506C3.50448 10.7847 2.73269 10.8513 2.17086 10.4484C1.32853 9.84405 -0.742833 8.43317 0.27542 7.89545C0.872104 7.59328 2.94347 8.29835 2.83808 7.29032C2.73269 5.8794 0.204888 5.5439 0.134357 3.93075C0.0646357 2.4191 1.85469 2.15024 1.89036 0.537861C1.89036 -0.133898 2.80241 -0.133898 2.97833 0.303094C3.15345 0.638586 2.55676 2.48651 3.68041 3.22568C2.69701 2.38578 0.69618 2.38578 0.766712 3.59526C0.872104 5.84608 3.99659 6.18157 5.33021 7.86136C5.33021 7.89545 4.87378 7.96208 4.62813 7.99618C4.34762 8.06281 3.82066 7.89545 3.64555 7.96208C2.55676 8.46649 2.41651 8.02949 1.89036 8.76866C1.29286 9.60855 1.67957 9.67596 2.27626 9.84405C3.60988 10.2803 7.15593 9.50783 7.82233 10.4151C8.59494 11.4564 4.38248 12.397 3.11859 12.7999C4.13684 14.1776 5.61152 12.834 7.15593 12.5652C7.96259 12.397 8.98084 11.7586 9.82398 11.4223C10.0696 11.3216 9.96423 12.8674 10.2099 12.834C10.3502 12.7999 10.9468 12.0275 11.0871 11.8934C11.1925 12.0949 11.0174 12.5311 11.1228 12.7333C11.3327 13.0347 14.7029 11.9941 14.3518 12.7333Z" koffice:nodeTypes="cccccccccccccccccccccccccccccc"/>
            <draw:path draw:style-name="gr53" draw:id="shape544" draw:name="path5382" draw:layer="" svg:width="11.68910214389pt" svg:height="12.87868435692pt" draw:transform="matrix(0.35342678000 0.00000000000 0.00000000000 0.35342678000 69.84670110235pt 62.50629508242pt)" svg:viewBox="0 0 12 13" svg:d="M11.671 12.8787C11.7782 12.6366 11.3856 12.4989 11.1357 12.2226C10.5288 11.5665 10.1355 10.9446 9.67199 10.2893C9.60025 10.1507 9.27862 9.8744 9.49304 9.56386C7.63669 8.5972 8.02923 6.52534 7.17239 5.00687C6.13659 3.17707 5.81497 6.18056 4.74371 6.90515C4.67279 6.97443 4.42291 6.90515 4.45837 6.83668C5.42242 4.55778 4.88638 2.07186 2.35132 1.20872C2.81561 2.07186 2.10144 3.6604 1.60168 3.34906C0.85122 2.90077 1.49447 1.34727 0.208795 0.691152C0.101587 0.656117 0.208795 0.276302 0.101587 0.10431C0.101587 0.0350354 0.101587 0.0350354 0.0661254 0C-0.184577 1.69205 0.279718 3.9367 1.42273 4.9376C2.24411 5.62795 2.52945 2.48592 3.49432 2.69374C4.38662 2.86573 3.38711 4.35076 2.88653 5.24814C0.67309 9.11477 3.99408 9.94368 4.6365 9.73665C5.56509 9.42611 6.31472 6.7674 6.77902 5.93929C6.27926 10.7726 8.7434 12.0155 11.6 12.6709L11.671 12.8787" koffice:nodeTypes="ccccccccccccccccccc"/>
            <draw:path draw:style-name="gr54" draw:id="shape545" draw:name="path5384" draw:layer="" svg:width="11.87930304000pt" svg:height="11.91091572364pt" draw:transform="matrix(0.35342678000 0.00000000000 0.00000000000 0.35342678000 69.66127449598pt 62.99685145306pt)" svg:viewBox="0 0 12 12" svg:d="M0 0C0 0 0.791455 9.16794 11.8793 11.9109" koffice:nodeTypes="cc"/>
            <draw:path draw:style-name="gr54" draw:id="shape546" draw:name="path5386" draw:layer="" svg:width="5.05760000000pt" svg:height="0.45638497443pt" draw:transform="matrix(0.35342678000 0.00000000000 0.00000000000 0.35342678000 69.24479637843pt 65.66932339270pt)" svg:viewBox="0 0 5 0" svg:d="M5.0576 0.0344C5.0576 0.0344 1.1784 1.0064 0 0" koffice:nodeTypes="cc"/>
            <draw:path draw:style-name="gr54" draw:id="shape547" draw:name="path5388" draw:layer="" svg:width="6.33741482667pt" svg:height="2.38646294481pt" draw:transform="matrix(0.35342678000 0.00000000000 0.00000000000 0.35342678000 69.96720071675pt 66.42933234042pt)" svg:viewBox="0 0 6 2" svg:d="M6.33741 0C6.33741 0 2.20757 3.2587 0 2.16023" koffice:nodeTypes="cc"/>
            <draw:path draw:style-name="gr54" draw:id="shape548" draw:name="path5390" draw:layer="" svg:width="2.08784377805pt" svg:height="5.13043980800pt" draw:transform="matrix(0.35342678000 0.00000000000 0.00000000000 0.35342678000 71.64442284392pt 64.30848891899pt)" svg:viewBox="0 0 2 5" svg:d="M0 5.13044C0 5.13044 2.40322 1.75688 2.05297 0" koffice:nodeTypes="cc"/>
            <draw:path draw:style-name="gr54" draw:id="shape549" draw:name="path5392" draw:layer="" svg:width="1.31051716110pt" svg:height="5.85621708800pt" draw:transform="matrix(0.35342678000 0.00000000000 0.00000000000 0.35342678000 70.51826375213pt 63.19307400131pt)" svg:viewBox="0 0 1 6" svg:d="M0 5.85622C0 5.85622 1.98276 4.57917 1.0706 0" koffice:nodeTypes="cc"/>
            <draw:path draw:style-name="gr52" draw:id="shape550" draw:name="path5394" draw:layer="" svg:width="23.05519421184pt" svg:height="15.06723933336pt" draw:transform="matrix(0.35342678000 0.00000000000 0.00000000000 0.35342678000 75.74932427916pt 67.57207050745pt)" svg:viewBox="0 0 23 15" svg:d="M21.9437 6.05178C20.8688 5.74901 19.9669 5.3787 18.9962 4.94163C18.7879 4.87408 18.2328 4.77316 18.2328 4.30193C15.528 4.53716 14.4523 2.01331 12.4059 0.969143C9.9093 -0.309474 11.7819 3.15762 11.1924 4.70562C11.158 4.80654 10.8456 4.90747 10.8112 4.8407C10.1864 1.67638 7.75873 -0.646401 4.42914 0.161759C5.53927 0.800679 5.92052 2.98915 5.15801 3.02254C4.01344 3.05669 3.5625 0.901602 1.7243 1.10422C1.58573 1.10422 1.37748 0.666374 1.16923 0.49791C0.649405 0.161759 -0.356601 0.800679 0.128781 1.5413C1.3086 3.35946 -0.426284 4.90747 0.787971 6.55717C2.07111 8.34118 5.08833 6.92748 6.30258 8.37456C7.16922 9.45211 4.32501 10.1252 3.94376 10.8992C3.25012 12.212 6.57971 12.3129 7.93254 12.4138C8.9033 12.448 9.63217 11.8417 10.4988 11.2361C10.7767 11.0677 11.1924 10.9334 11.4703 11.1352C11.9902 11.5055 11.5392 12.1444 11.3662 12.2795C10.3602 13.0869 9.66661 14.7032 10.9153 14.9726C13.4471 15.5448 15.2845 13.4238 16.4988 11.2695C16.8456 10.5964 17.9557 10.327 18.7879 9.88997C19.7587 9.35041 20.522 7.46625 21.8051 7.19687C22.0478 7.12933 21.9789 6.7924 22.1519 6.82656C22.4643 6.89332 23.0883 6.59055 23.0538 6.38871C22.9849 6.05178 22.4643 6.15348 21.9437 6.05178Z" koffice:nodeTypes="ccccccccccccccccccccccccc"/>
            <draw:path draw:style-name="gr5" draw:id="shape551" draw:name="path5396" draw:layer="" svg:width="23.05245603016pt" svg:height="15.21743440897pt" draw:transform="matrix(0.35342678000 0.00000000000 0.00000000000 0.35342678000 75.74932427915pt 67.71990239301pt)" svg:viewBox="0 0 23 15" svg:d="M23.0525 6.20974C22.9836 5.89548 22.1859 6.66419 22.1506 6.66419C21.9776 6.62874 22.0465 6.97845 21.8038 7.04855C20.5208 7.32815 19.7575 9.28378 18.7868 9.84379C17.9546 10.2974 16.8446 10.577 16.4978 11.2756C15.2836 13.5117 13.4463 15.7131 10.9146 15.1192C9.66604 14.8396 10.3596 13.162 11.3655 12.324C11.5385 12.1838 11.9895 11.5206 11.4697 11.1362C11.1917 10.9267 10.7761 11.0661 10.4982 11.241C9.6316 11.8695 8.90277 12.4988 7.93206 12.4634C6.57932 12.3586 3.24993 12.2539 3.94352 10.8913C4.32476 10.0879 7.16879 9.38933 6.30221 8.27091C5.08802 6.76895 2.07099 8.23627 0.787924 6.38459C-0.426259 4.67231 1.30852 3.06559 0.128773 1.17846C-0.35658 0.409747 0.649366 -0.253408 1.16916 0.0954937C1.58564 0.409747 2.3481 2.96084 4.11732 2.99549C2.41778 2.75134 0.232892 4.21866 1.2036 5.58123C3.04249 8.06141 6.71788 6.17509 9.4578 7.1533C9.49304 7.18795 9.04213 7.60695 8.79865 7.81726C8.52154 8.09687 7.79351 8.30637 7.68939 8.51587C6.85724 9.84379 6.37109 9.49408 6.37109 10.7172C6.33665 12.1145 6.822 11.905 7.58527 11.6955C9.38892 11.1709 12.683 7.71251 14.1055 8.27091C15.7698 8.93488 11.8509 13.0572 10.7761 14.4552C12.9257 15.2933 13.5152 12.6729 15.0065 11.241C15.7698 10.4723 16.3937 9.03963 17.0528 7.99131C17.2611 7.67706 18.3359 9.56419 18.5441 9.35388C18.7171 9.17983 18.7524 7.85191 18.8212 7.60695C19.0992 7.74716 19.2377 8.41112 19.5148 8.51587C19.9657 8.72537 22.8795 5.09212 23.0525 6.20974Z" koffice:nodeTypes="cccccccccccccccccccccccccccccc"/>
            <draw:path draw:style-name="gr53" draw:id="shape552" draw:name="path5398" draw:layer="" svg:width="21.92486426182pt" svg:height="8.48652982609pt" draw:transform="matrix(0.35342678000 0.00000000000 0.00000000000 0.35342678000 76.12530893147pt 67.57207050751pt)" svg:viewBox="0 0 22 8" svg:d="M21.9249 6.39293C21.8562 6.05578 21.3371 6.15755 20.818 6.05578C19.7462 5.75281 18.8469 5.38226 17.879 4.94489C17.6713 4.87731 17.1179 4.77632 17.1179 4.30477C14.4209 4.54016 13.3483 2.01464 11.3078 0.969784C8.8185 -0.309678 10.6857 3.15971 10.0979 4.70873C10.0636 4.80972 9.7521 4.91071 9.71776 4.8439C9.09483 1.67749 6.67417 -0.646829 3.35426 0.161866C4.46116 0.801208 4.84131 2.99113 4.08101 3.02453C2.93977 3.05872 2.49014 0.902198 0.657275 1.10495C0.519111 1.10495 0.311467 0.666814 0.103822 0.498239C0.0351398 0.464835 0.0351398 0.464835 0 0.464835C0.933602 2.452 3.11227 4.57434 5.04896 4.8439C6.43219 5.04588 4.42682 1.44133 5.63675 1.00396C6.74365 0.565825 6.778 2.85596 6.88182 4.20378C7.33145 9.92991 11.5155 8.48109 12.0346 7.84174C12.7957 6.86447 11.6888 3.46267 11.5506 2.25002C14.5591 7.84174 18.121 7.50459 21.7172 6.22435L21.9249 6.39293" koffice:nodeTypes="ccccccccccccccccccc"/>
            <draw:path draw:style-name="gr54" draw:id="shape553" draw:name="path5400" draw:layer="" svg:width="21.19404620190pt" svg:height="5.50820771744pt" draw:transform="matrix(0.35342678000 0.00000000000 0.00000000000 0.35342678000 76.24773596806pt 68.43990660648pt)" svg:viewBox="0 0 21 6" svg:d="M0 0C0 0 7.30874 8.84096 21.194 4.12154" koffice:nodeTypes="cc"/>
            <draw:path draw:style-name="gr54" draw:id="shape554" draw:name="path5402" draw:layer="" svg:width="5.31363882667pt" svg:height="3.39959449741pt" draw:transform="matrix(0.35342678000 0.00000000000 0.00000000000 0.35342678000 77.74145891106pt 70.40156660619pt)" svg:viewBox="0 0 5 3" svg:d="M5.31364 0C5.31364 0 1.92354 3.61311 0 3.38964" koffice:nodeTypes="cc"/>
            <draw:path draw:style-name="gr54" draw:id="shape555" draw:name="path5404" draw:layer="" svg:width="5.84064320000pt" svg:height="6.40214162286pt" draw:transform="matrix(0.35342678000 0.00000000000 0.00000000000 0.35342678000 79.60246296382pt 70.42616511008pt)" svg:viewBox="0 0 6 6" svg:d="M5.84064 0C5.84064 0 3.40668 6.00354 0 6.40214" koffice:nodeTypes="cc"/>
            <draw:path draw:style-name="gr54" draw:id="shape556" draw:name="path5406" draw:layer="" svg:width="2.23196192000pt" svg:height="6.40367186286pt" draw:transform="matrix(0.35342678000 0.00000000000 0.00000000000 0.35342678000 79.96974407360pt 68.05990213262pt)" svg:viewBox="0 0 2 6" svg:d="M2.23196 6.40367C2.23196 6.40367 1.60995 1.69255 0 0" koffice:nodeTypes="cc"/>
            <draw:path draw:style-name="gr54" draw:id="shape557" draw:name="path5408" draw:layer="" svg:width="3.06826588545pt" svg:height="6.46964516571pt" draw:transform="matrix(0.35342678000 0.00000000000 0.00000000000 0.35342678000 77.71686040717pt 67.77800893290pt)" svg:viewBox="0 0 3 6" svg:d="M2.94333 6.46965C2.94333 6.46965 3.99428 3.96854 0 0" koffice:nodeTypes="cc"/>
            <draw:path draw:style-name="gr53" draw:id="shape558" draw:name="path5410" draw:layer="" svg:width="7.79809032000pt" svg:height="4.64956531200pt" draw:transform="matrix(0.35342678000 0.00000000000 0.00000000000 0.35342678000 87.92750145208pt 70.15642979158pt)" svg:viewBox="0 0 8 5" svg:d="M7.79809 3.71302L7.49005 4.64957C3.72804 2.00656 3.62537 1.97338 0 0.468274L0.0339631 0C2.01804 0.468274 5.09605 1.83915 7.79809 3.71302Z" koffice:nodeTypes="ccccc"/>
            <draw:path draw:style-name="gr50" draw:id="shape559" draw:name="path5412" draw:layer="" svg:width="7.79809032000pt" svg:height="4.64956531200pt" draw:transform="matrix(0.35342678000 0.00000000000 0.00000000000 0.35342678000 87.92750145208pt 70.15642979158pt)" svg:viewBox="0 0 8 5" svg:d="M7.79809 3.71302L7.49005 4.64957C3.72804 2.00656 3.62537 1.97338 0 0.468274L0.0339631 0C2.01804 0.468274 5.09605 1.83915 7.79809 3.71302Z" koffice:nodeTypes="ccccc"/>
            <draw:path draw:style-name="gr49" draw:id="shape560" draw:name="path5414" draw:layer="" svg:width="7.39278152000pt" svg:height="3.77447184000pt" draw:transform="matrix(0.35342678000 0.00000000000 0.00000000000 0.35342678000 87.92750145208pt 70.21750193917pt)" svg:viewBox="0 0 7 4" svg:d="M0 0C2.33096 0.539321 4.62885 1.82002 7.39278 3.77447" koffice:nodeTypes="cc"/>
            <draw:path draw:style-name="gr53" draw:id="shape561" draw:name="path5416" draw:layer="" svg:width="7.52564808000pt" svg:height="4.71770124800pt" draw:transform="matrix(0.35342678000 0.00000000000 0.00000000000 0.35342678000 82.77340803398pt 70.21750193917pt)" svg:viewBox="0 0 8 5" svg:d="M0 3.77432L0.301833 4.7177C3.99832 2.08881 3.93081 2.19061 7.52565 0.674512L7.45814 0C5.10633 0.539299 2.78788 1.81994 0 3.77432Z" koffice:nodeTypes="ccccc"/>
            <draw:path draw:style-name="gr50" draw:id="shape562" draw:name="path5418" draw:layer="" svg:width="7.52564808000pt" svg:height="4.71770124800pt" draw:transform="matrix(0.35342678000 0.00000000000 0.00000000000 0.35342678000 82.77340803398pt 70.21750193917pt)" svg:viewBox="0 0 8 5" svg:d="M0 3.77432L0.301833 4.7177C3.99832 2.08881 3.93081 2.19061 7.52565 0.674512L7.45814 0C5.10633 0.539299 2.78788 1.81994 0 3.77432Z" koffice:nodeTypes="ccccc"/>
            <draw:path draw:style-name="gr49" draw:id="shape563" draw:name="path5420" draw:layer="" svg:width="7.06428872000pt" svg:height="3.57361216000pt" draw:transform="matrix(0.35342678000 0.00000000000 0.00000000000 0.35342678000 82.84663806280pt 70.32805383595pt)" svg:viewBox="0 0 7 4" svg:d="M7.06429 0C4.78495 0.55729 2.70258 1.67187 0 3.57361" koffice:nodeTypes="cc"/>
            <draw:path draw:style-name="gr55" draw:id="shape564" draw:name="path5422" draw:layer="" svg:width="9.08178496000pt" svg:height="7.23682197602pt" draw:transform="matrix(0.35342678000 0.00000000000 0.00000000000 0.35342678000 83.27527406158pt 70.72811632511pt)" svg:viewBox="0 0 9 7" svg:d="M9.08178 0.671145C8.76917 1.06757 8.21226 1.62834 7.89885 1.95856C7.75982 2.0902 7.51632 2.12368 7.37729 2.22259C7.13299 2.42042 6.92485 2.68369 6.64599 2.81608C5.98541 3.11283 5.4285 3.47577 4.80167 3.80599C4.52361 3.9711 4.17564 4.06926 3.93215 4.26785C3.27076 4.7959 3.06182 5.91745 2.47035 6.24691C1.84432 6.64333 1.07847 6.70877 0.382526 7.00627C0.278858 7.07171 0.0699155 7.10519 0 7.23682C0.243499 6.70877 0.34797 6.08256 0.626025 5.55451C1.77441 3.40957 4.00206 2.25531 6.22891 1.16648C6.71591 0.935933 7.20291 0.242767 7.51632 0.044937C7.96876 -0.21909 8.35129 0.770821 9.08178 0.671145Z" koffice:nodeTypes="ccccccccccccc"/>
            <draw:path draw:style-name="gr56" draw:id="shape565" draw:name="path5424" draw:layer="" svg:width="9.08178496000pt" svg:height="7.23682197602pt" draw:transform="matrix(0.35342678000 0.00000000000 0.00000000000 0.35342678000 83.27527406158pt 70.72811632511pt)" svg:viewBox="0 0 9 7" svg:d="M9.08178 0.671145C8.76917 1.06757 8.21226 1.62834 7.89885 1.95856C7.75982 2.0902 7.51632 2.12368 7.37729 2.22259C7.13299 2.42042 6.92485 2.68369 6.64599 2.81608C5.98541 3.11283 5.4285 3.47577 4.80167 3.80599C4.52361 3.9711 4.17564 4.06926 3.93215 4.26785C3.27076 4.7959 3.06182 5.91745 2.47035 6.24691C1.84432 6.64333 1.07847 6.70877 0.382526 7.00627C0.278858 7.07171 0.0699155 7.10519 0 7.23682C0.243499 6.70877 0.34797 6.08256 0.626025 5.55451C1.77441 3.40957 4.00206 2.25531 6.22891 1.16648C6.71591 0.935933 7.20291 0.242767 7.51632 0.044937C7.96876 -0.21909 8.35129 0.770821 9.08178 0.671145Z" koffice:nodeTypes="ccccccccccccc"/>
            <draw:path draw:style-name="gr55" draw:id="shape566" draw:name="path5426" draw:layer="" svg:width="2.72382001412pt" svg:height="5.56048396800pt" draw:transform="matrix(0.35342678000 0.00000000000 0.00000000000 0.35342678000 85.48673045751pt 69.00397574736pt)" svg:viewBox="0 0 3 6" svg:d="M2.72382 5.56048C1.46999 5.41369 -0.0658005 4.90159 0.0144896 3.03629C0.0144896 3.03629 -0.348683 0.438697 2.56137 0C2.56137 0 2.35971 4.86532 2.72382 5.56048Z" koffice:nodeTypes="cccc"/>
            <draw:path draw:style-name="gr56" draw:id="shape567" draw:name="path5428" draw:layer="" svg:width="2.72382001412pt" svg:height="5.56048396800pt" draw:transform="matrix(0.35342678000 0.00000000000 0.00000000000 0.35342678000 85.48673045751pt 69.00397574736pt)" svg:viewBox="0 0 3 6" svg:d="M2.72382 5.56048C1.46999 5.41369 -0.0658005 4.90159 0.0144896 3.03629C0.0144896 3.03629 -0.348683 0.438697 2.56137 0C2.56137 0 2.35971 4.86532 2.72382 5.56048Z" koffice:nodeTypes="cccc"/>
            <draw:path draw:style-name="gr57" draw:id="shape568" draw:name="path5430" draw:layer="" svg:width="2.72212766825pt" svg:height="5.56048396800pt" draw:transform="matrix(0.35342678000 0.00000000000 0.00000000000 0.35342678000 87.13186708494pt 69.01613362859pt)" svg:viewBox="0 0 3 6" svg:d="M0 5.56048C1.25251 5.41369 2.78875 4.90159 2.70755 3.03629C2.70755 3.03629 3.07155 0.40242 0.161464 0C0.161464 0 0.36306 4.82904 0 5.56048Z" koffice:nodeTypes="cccc"/>
            <draw:path draw:style-name="gr56" draw:id="shape569" draw:name="path5432" draw:layer="" svg:width="2.72212766825pt" svg:height="5.56048396800pt" draw:transform="matrix(0.35342678000 0.00000000000 0.00000000000 0.35342678000 87.13186708494pt 69.01613362859pt)" svg:viewBox="0 0 3 6" svg:d="M0 5.56048C1.25251 5.41369 2.78875 4.90159 2.70755 3.03629C2.70755 3.03629 3.07155 0.40242 0.161464 0C0.161464 0 0.36306 4.82904 0 5.56048Z" koffice:nodeTypes="cccc"/>
            <draw:path draw:style-name="gr57" draw:id="shape570" draw:name="path5434" draw:layer="" svg:width="6.32864620767pt" svg:height="6.86255370667pt" draw:transform="matrix(0.35342678000 0.00000000000 0.00000000000 0.35342678000 84.90358192240pt 70.90428085806pt)" svg:viewBox="0 0 6 7" svg:d="M1.16759e-14 6.86255C0.28428 6.19435 0.853661 5.82389 1.38771 5.37899C2.02775 4.78522 6.75945 2.03969 6.29688 0L0 6.86255" koffice:nodeTypes="cccc"/>
            <draw:path draw:style-name="gr56" draw:id="shape571" draw:name="path5436" draw:layer="" svg:width="6.32864620767pt" svg:height="6.86255370667pt" draw:transform="matrix(0.35342678000 0.00000000000 0.00000000000 0.35342678000 84.90358192240pt 70.90428085806pt)" svg:viewBox="0 0 6 7" svg:d="M0 6.86255C0.28428 6.19435 0.853661 5.82389 1.38771 5.37899C2.02775 4.78522 6.75945 2.03969 6.29688 0" koffice:nodeTypes="ccc"/>
            <draw:path draw:style-name="gr13" draw:id="shape572" draw:name="path5438" draw:layer="" svg:width="2.41916262000pt" svg:height="5.25268296107pt" draw:transform="matrix(0.35342678000 0.00000000000 0.00000000000 0.35342678000 86.24556900975pt 68.97937724347pt)" svg:viewBox="0 0 2 5" svg:d="M2.25192 5.12813C2.53137 4.51135 2.3762 0.195364 2.3762 0.195364C2.3762 0.195364 1.41212 0 1.03855 0C0.353922 0 0.0428589 0.195364 0.0428589 0.195364C0.0428589 0.195364 -0.112314 4.47916 0.167859 5.12813C0.167859 5.12813 0.727486 5.32274 1.22533 5.22544C1.72318 5.12813 2.25192 5.12813 2.25192 5.12813Z" koffice:nodeTypes="ccccccc"/>
            <draw:path draw:style-name="gr56" draw:id="shape573" draw:name="path5440" draw:layer="" svg:width="2.41916262000pt" svg:height="5.25268296107pt" draw:transform="matrix(0.35342678000 0.00000000000 0.00000000000 0.35342678000 86.24556900975pt 68.97937724347pt)" svg:viewBox="0 0 2 5" svg:d="M2.25192 5.12813C2.53137 4.51135 2.3762 0.195364 2.3762 0.195364C2.3762 0.195364 1.41212 0 1.03855 0C0.353922 0 0.0428589 0.195364 0.0428589 0.195364C0.0428589 0.195364 -0.112314 4.47916 0.167859 5.12813C0.167859 5.12813 0.727486 5.32274 1.22533 5.22544C1.72318 5.12813 2.25192 5.12813 2.25192 5.12813Z" koffice:nodeTypes="ccccccc"/>
            <draw:path draw:style-name="gr55" draw:id="shape574" draw:name="path5442" draw:layer="" svg:width="6.33741482667pt" svg:height="4.77509904000pt" draw:transform="matrix(0.35342678000 0.00000000000 0.00000000000 0.35342678000 86.65431681981pt 72.28943109424pt)" svg:viewBox="0 0 6 5" svg:d="M1.38867 0C1.38867 0 2.74117 2.04622 6.33741 2.99372L5.48234 4.7751C5.48234 4.7751 3.6316 4.01727 2.24293 3.41066C0.818898 2.80492 0 1.25081 0 1.25081C0 1.25081 1.06802 0.416936 1.38867 0Z" koffice:nodeTypes="cccccc"/>
            <draw:path draw:style-name="gr56" draw:id="shape575" draw:name="path5444" draw:layer="" svg:width="6.33741482667pt" svg:height="4.77509904000pt" draw:transform="matrix(0.35342678000 0.00000000000 0.00000000000 0.35342678000 86.65431681981pt 72.28943109424pt)" svg:viewBox="0 0 6 5" svg:d="M1.38867 0C1.38867 0 2.74117 2.04622 6.33741 2.99372L5.48234 4.7751C5.48234 4.7751 3.6316 4.01727 2.24293 3.41066C0.818898 2.80492 0 1.25081 0 1.25081C0 1.25081 1.06802 0.416936 1.38867 0Z" koffice:nodeTypes="cccccc"/>
            <draw:path draw:style-name="gr13" draw:id="shape576" draw:name="path5446" draw:layer="" svg:width="7.63122249143pt" svg:height="4.58452764010pt" draw:transform="matrix(0.35342678000 0.00000000000 0.00000000000 0.35342678000 87.13186708494pt 71.75678016830pt)" svg:viewBox="0 0 8 5" svg:d="M0 1.61347C0 1.61347 1.37405 3.61844 5.02762 4.54684L5.42522 4.36185L7.63122 4.58453C7.01645 4.28734 6.43759 3.61844 5.71423 3.21076C5.28071 2.9504 4.81044 2.80223 4.37609 2.54187C4.123 2.43053 2.53177 1.72481 1.59123 0.387874C1.48264 0.239706 1.30222 0.0538543 1.12096 0.0170265C0.723362 -0.131998 0.614774 0.721894 0 1.61347Z" koffice:nodeTypes="ccccccccc"/>
            <draw:path draw:style-name="gr56" draw:id="shape577" draw:name="path5448" draw:layer="" svg:width="7.63122249143pt" svg:height="4.58452764010pt" draw:transform="matrix(0.35342678000 0.00000000000 0.00000000000 0.35342678000 87.13186708494pt 71.75678016830pt)" svg:viewBox="0 0 8 5" svg:d="M0 1.61347C0 1.61347 1.37405 3.61844 5.02762 4.54684L5.42522 4.36185L7.63122 4.58453C7.01645 4.28734 6.43759 3.61844 5.71423 3.21076C5.28071 2.9504 4.81044 2.80223 4.37609 2.54187C4.123 2.43053 2.53177 1.72481 1.59123 0.387874C1.48264 0.239706 1.30222 0.0538543 1.12096 0.0170265C0.723362 -0.131998 0.614774 0.721894 0 1.61347Z" koffice:nodeTypes="ccccccccc"/>
            <draw:path draw:style-name="gr13" draw:id="shape578" draw:name="path5450" draw:layer="" svg:width="8.63228782126pt" svg:height="6.86255370667pt" draw:transform="matrix(0.35342678000 0.00000000000 0.00000000000 0.35342678000 84.14442119896pt 70.90428085806pt)" svg:viewBox="0 0 9 7" svg:d="M2.23127 6.86255C2.5188 6.19435 3.09469 5.82389 3.63485 5.37899C4.28221 4.78522 9.06802 2.03969 8.60016 0C8.60016 0 8.27689 0.259239 7.701 0.259239C7.12511 0.259239 6.83675 0.221593 6.83675 0.221593C6.51348 0.667347 5.93759 1.2979 5.61349 1.66922C5.46973 1.81724 5.21793 1.85488 5.07417 1.96611C4.82154 2.18856 4.60631 2.48458 4.31794 2.63345C3.63485 2.96713 3.05896 3.37524 2.41077 3.74656C2.12324 3.93222 1.76341 4.04258 1.51161 4.26589C0.827689 4.85966 0.611626 6.12077 0 6.49123L1.33128 6.34322L2.23127 6.86255" koffice:nodeTypes="ccccccccccccc"/>
            <draw:path draw:style-name="gr56" draw:id="shape579" draw:name="path5452" draw:layer="" svg:width="8.63228782126pt" svg:height="6.86255370667pt" draw:transform="matrix(0.35342678000 0.00000000000 0.00000000000 0.35342678000 84.14442119896pt 70.90428085806pt)" svg:viewBox="0 0 9 7" svg:d="M2.23127 6.86255C2.5188 6.19435 3.09469 5.82389 3.63485 5.37899C4.28221 4.78522 9.06802 2.03969 8.60016 0C8.60016 0 8.27689 0.259239 7.701 0.259239C7.12511 0.259239 6.83675 0.221593 6.83675 0.221593C6.51348 0.667347 5.93759 1.2979 5.61349 1.66922C5.46973 1.81724 5.21793 1.85488 5.07417 1.96611C4.82154 2.18856 4.60631 2.48458 4.31794 2.63345C3.63485 2.96713 3.05896 3.37524 2.41077 3.74656C2.12324 3.93222 1.76341 4.04258 1.51161 4.26589C0.827689 4.85966 0.611626 6.12077 0 6.49123L1.33128 6.34322L2.23127 6.86255" koffice:nodeTypes="ccccccccccccc"/>
            <draw:path draw:style-name="gr57" draw:id="shape580" draw:name="path5454" draw:layer="" svg:width="16.28606736000pt" svg:height="9.81944896000pt" draw:transform="matrix(0.35342678000 0.00000000000 0.00000000000 0.35342678000 84.90358192240pt 70.65886130203pt)" svg:viewBox="0 0 16 10" svg:d="M3.44096e-14 7.42789C0.279264 6.77526 0.838598 6.41343 1.36323 5.97891C1.99197 5.39898 6.64018 2.71746 6.18577 0.725324C7.30444 0.543993 7.51429 0.471293 8.14303 0C8.24796 0.725324 8.31818 1.99297 8.98163 2.50019C9.08656 2.57289 9.227 2.75423 9.29641 2.82609C9.64589 3.22468 9.92596 3.40601 10.3796 3.73191C10.4845 3.80461 10.6596 3.80461 11.0438 4.16727C11.4635 4.56586 12.0221 4.63856 12.5467 4.92769C13.5249 5.50762 14.4337 6.12347 15.3425 6.84796C15.3078 6.84796 15.3078 6.84796 15.2723 6.84796C15.797 6.84796 15.9366 7.42789 16.2861 7.75378C15.4128 7.46382 14.4337 8.04374 13.7348 7.71785C13.1407 7.42789 12.5814 6.77526 11.8824 6.3775C11.4635 6.12347 11.0091 5.97891 10.5894 5.72488C10.3449 5.61625 8.80729 4.92769 7.89848 3.62328C7.79355 3.47871 7.61921 3.29738 7.44407 3.26145C7.05988 3.11605 6.46584 5.10902 5.52151 5.65218C3.77409 6.73933 2.0969 7.93511 1.08316 9.81945C0.663453 9.09496 0.314777 8.3337 0 7.53652L0 7.42789" koffice:nodeTypes="ccccccccccccccccccccc"/>
            <draw:path draw:style-name="gr56" draw:id="shape581" draw:name="path5456" draw:layer="" svg:width="16.28606736000pt" svg:height="9.81944896000pt" draw:transform="matrix(0.35342678000 0.00000000000 0.00000000000 0.35342678000 84.90358192240pt 70.65886130203pt)" svg:viewBox="0 0 16 10" svg:d="M3.44096e-14 7.42789C0.279264 6.77526 0.838598 6.41343 1.36323 5.97891C1.99197 5.39898 6.64018 2.71746 6.18577 0.725324C7.30444 0.543993 7.51429 0.471293 8.14303 0C8.24796 0.725324 8.31818 1.99297 8.98163 2.50019C9.08656 2.57289 9.227 2.75423 9.29641 2.82609C9.64589 3.22468 9.92596 3.40601 10.3796 3.73191C10.4845 3.80461 10.6596 3.80461 11.0438 4.16727C11.4635 4.56586 12.0221 4.63856 12.5467 4.92769C13.5249 5.50762 14.4337 6.12347 15.3425 6.84796C15.3078 6.84796 15.3078 6.84796 15.2723 6.84796C15.797 6.84796 15.9366 7.42789 16.2861 7.75378C15.4128 7.46382 14.4337 8.04374 13.7348 7.71785C13.1407 7.42789 12.5814 6.77526 11.8824 6.3775C11.4635 6.12347 11.0091 5.97891 10.5894 5.72488C10.3449 5.61625 8.80729 4.92769 7.89848 3.62328C7.79355 3.47871 7.61921 3.29738 7.44407 3.26145C7.05988 3.11605 6.46584 5.10902 5.52151 5.65218C3.77409 6.73933 2.0969 7.93511 1.08316 9.81945C0.663453 9.09496 0.314777 8.3337 0 7.53652L0 7.42789" koffice:nodeTypes="ccccccccccccccccccccc"/>
            <draw:path draw:style-name="gr56" draw:id="shape582" draw:name="path5458" draw:layer="" svg:width="0.72052916976pt" svg:height="3.10652928000pt" draw:transform="matrix(0.35342678000 0.00000000000 0.00000000000 0.35342678000 87.43779330571pt 70.68345980592pt)" svg:viewBox="0 0 1 3" svg:d="M0.706235 0C0.706235 0 0.882114 2.01241 0 3.10653" koffice:nodeTypes="cc"/>
            <draw:path draw:style-name="gr5" draw:id="shape583" draw:name="path5460" draw:layer="" svg:width="20.39071772506pt" svg:height="44.43175486790pt" draw:transform="matrix(0.35342678000 0.00000000000 0.00000000000 0.35342678000 73.38798483156pt 33.21250892128pt)" svg:viewBox="0 0 20 44" svg:d="M7.89066 3.01619C7.89066 3.01619 7.89066 5.42882 6.77109 6.46302C6.77109 6.46302 3.62318 9.08233 8.17015 7.9106C8.17015 7.9106 10.6888 7.22139 10.9683 6.46302C10.9683 6.46302 11.6678 5.808 10.444 7.87642C10.444 7.87642 8.41491 9.59904 6.07155 9.87488C6.07155 9.87488 4.70802 11.9433 8.17015 11.2882C8.17015 11.2882 16.7399 9.73735 19.538 15.8377C19.538 15.8377 22.9662 21.5254 16.0751 26.5915C16.0751 26.5915 6.38658 32.6926 7.05138 36.8978C7.05138 36.8978 6.07155 44.2048 14.6065 44.239C14.6065 44.239 -0.119253 46.9625 3.62318 31.9343C3.62318 31.9343 5.05779 26.5915 13.802 20.9395C13.802 20.9395 16.6704 18.5611 12.7874 16.0443C12.7874 16.0443 4.498 17.3544 3.41316 16.2518C2.29439 15.1826 1.31456 15.1826 1.41957 11.1507C1.41957 11.1507 1.0698 10.8057 0.0907691 7.97896C-0.784053 5.463 4.95278 1.87865 4.95278 1.87865C6.28157 1.87865 7.61117 0.155232 7.61117 0.155232C10.4788 -0.740657 9.14999 2.53367 9.14999 2.53367L7.89066 3.01619" koffice:nodeTypes="ccccccccccccccccccccc"/>
            <draw:path draw:style-name="gr8" draw:id="shape584" draw:name="path5462" draw:layer="" svg:width="1.66474516809pt" svg:height="4.11765264000pt" draw:transform="matrix(0.35342678000 0.00000000000 0.00000000000 0.35342678000 76.14990743536pt 34.11368402576pt)" svg:viewBox="0 0 2 4" svg:d="M1.13788 0C2.52829 2.67449 0.726956 4.11765 0.726956 4.11765C0.726956 4.11765 1.9276 0.879861 0 0.49269L1.13788 0" koffice:nodeTypes="cccc"/>
            <draw:path draw:style-name="gr58" draw:id="shape585" draw:name="path5464" draw:layer="" svg:width="1.66474516809pt" svg:height="4.11765264000pt" draw:transform="matrix(0.35342678000 0.00000000000 0.00000000000 0.35342678000 76.14990743536pt 34.11368402576pt)" svg:viewBox="0 0 2 4" svg:d="M1.13788 0C2.52829 2.67449 0.726956 4.11765 0.726956 4.11765C0.726956 4.11765 1.9276 0.879861 0 0.49269L1.13788 0" koffice:nodeTypes="cccc"/>
            <draw:path draw:style-name="gr59" draw:id="shape586" draw:name="path5466" draw:layer="" svg:width="14.61160434627pt" svg:height="27.57125396571pt" draw:transform="matrix(0.35342678000 0.00000000000 0.00000000000 0.35342678000 75.34185859246pt 36.76155746152pt)" svg:viewBox="0 0 15 28" svg:d="M1.29957 27.5713C0.649747 23.3718 9.19691 16.9011 9.19691 16.9011C15.932 11.8411 12.9237 5.57601 12.9237 5.57601C10.701 0.654134 2.11994 1.82427 2.11994 1.82427C-1.29892 2.4784 0.444458 0 0.444458 0C0.444458 0 -0.717798 1.92827 2.66633 1.30827C2.66633 1.30827 11.009 -0.274673 13.778 5.81734C13.778 5.81734 17.129 11.5315 10.3939 16.5907C10.3939 16.5907 0.649747 23.3718 1.29957 27.5713Z" koffice:nodeTypes="ccccccccc"/>
            <draw:path draw:style-name="gr9" draw:id="shape587" draw:name="path5468" draw:layer="" svg:width="14.40129901692pt" svg:height="33.13224431566pt" draw:transform="matrix(0.35342678000 0.00000000000 0.00000000000 0.35342678000 73.88239699765pt 37.17860106192pt)" svg:viewBox="0 0 14 33" svg:d="M14.096 32.975C14.096 32.975 0.00708499 35.029 3.76704 20.0993C3.76704 20.0993 5.20725 14.8263 13.9905 9.17661C13.9905 9.17661 15.782 6.71108 11.8825 4.2116C11.8825 4.2116 4.67985 5.61495 3.55608 4.5196C2.43151 3.45821 -0.098395 4.00549 0.00708499 0C-0.098395 4.00549 0.991295 3.86886 2.11507 4.965C3.23964 6.06035 11.5661 4.75967 11.5661 4.75967C15.4307 7.22441 12.5503 9.62122 12.5503 9.62122C3.76704 15.237 2.32603 20.5447 2.32603 20.5447C-1.43312 35.4745 14.096 32.975 14.096 32.975Z" koffice:nodeTypes="ccccccccccc"/>
            <draw:path draw:style-name="gr8" draw:id="shape588" draw:name="path5470" draw:layer="" svg:width="2.70590227861pt" svg:height="5.05776588800pt" draw:transform="matrix(0.35342678000 0.00000000000 0.00000000000 0.35342678000 75.79478420682pt 37.27671233605pt)" svg:viewBox="0 0 3 5" svg:d="M1.25059 0C1.25059 0 0.263642 1.36059 0 2.79038C0 2.79038 0.855507 4.70937 1.94123 5.05777C1.94123 5.05777 2.79673 3.48878 2.69796 2.26739C2.69796 2.26739 2.43432 0.732193 1.25059 0Z" koffice:nodeTypes="ccccc"/>
            <draw:path draw:style-name="gr5" draw:id="shape589" draw:name="path5472" draw:layer="" svg:width="1.81114979942pt" svg:height="3.57361216000pt" draw:transform="matrix(0.35342678000 0.00000000000 0.00000000000 0.35342678000 75.96937476921pt 37.47265214288pt)" svg:viewBox="0 0 2 4" svg:d="M0.881203 0C0.881203 0 -0.173188 1.37697 0.0247481 2.19664C0.0247481 2.19664 0.716764 3.4428 1.40878 3.57361C1.40878 3.57361 1.87089 2.26243 1.80465 1.54105C1.80465 1.54105 1.54049 1.11534 0.881203 0Z" koffice:nodeTypes="ccccc"/>
            <draw:path draw:style-name="gr60" draw:id="shape590" draw:name="path5474" draw:layer="" svg:width="7.77024077802pt" svg:height="13.49369964812pt" draw:transform="matrix(0.35342678000 0.00000000000 0.00000000000 0.35342678000 77.76605741494pt 37.60450243622pt)" svg:viewBox="0 0 8 13" svg:d="M1.12043e-14 2.08577C1.12043e-14 2.08577 9.01252 6.00179 4.36947 13.3233L4.30167 13.4937C10.0367 8.65802 6.93029 3.44766 6.93029 3.44766C6.07642 1.5407 5.18944 0.757655 3.61889 0.0767117L2.86751 0.00838167C2.28723 -0.0253906 1.91115 0.0429394 1.36556 0.212586C1.05807 0.280916 0.614186 0.451348 0.477788 0.792213C0.341389 1.13229 0.136398 1.37027 0.0339024 1.88157L0 2.08577" koffice:nodeTypes="cccccccccc"/>
            <draw:path draw:style-name="gr61" draw:id="shape591" draw:name="path5476" draw:layer="" svg:width="16.61231781058pt" svg:height="18.60309480349pt" draw:transform="matrix(0.35342678000 0.00000000000 0.00000000000 0.35342678000 75.75362527870pt 44.76709814066pt)" svg:viewBox="0 0 17 19" svg:d="M2.23848 0C2.23848 0 0.0811156 6.72702 6.65603 6.5212C6.65603 6.5212 14.3603 4.56516 16.0724 9.88471C16.0724 9.88471 18.4694 15.5138 13.1622 18.3287C13.1622 18.3287 11.3132 19.4267 11.7585 17.23C11.7585 17.23 11.4501 16.269 9.49825 17.23L9.15582 16.7154C9.15582 16.7154 10.1484 16.3719 10.1484 14.9644C10.1484 14.9644 8.8474 14.5187 10.7992 13.1113C10.7992 13.1113 10.2852 11.7727 7.92293 11.8756C5.52594 11.9785 -4.37044 9.88471 2.23848 0Z" koffice:nodeTypes="ccccccccccc"/>
            <draw:path draw:style-name="gr60" draw:id="shape592" draw:name="path5478" draw:layer="" svg:width="11.53925819149pt" svg:height="8.44993869171pt" draw:transform="matrix(0.35342678000 0.00000000000 0.00000000000 0.35342678000 77.28193806353pt 47.19698460319pt)" svg:viewBox="0 0 12 8" svg:d="M10.5485 7.69238C11.839 4.4842 12.0429 4.30661 10.1068 2.73787C8.17066 1.16913 9.01948 0.241704 5.18175 0.49165C1.30872 0.705419 -0.185741 -0.863318 0.0182265 0.705419C0.222194 2.27416 -0.185741 3.41535 2.36229 3.62912C3.44881 3.73519 6.30279 3.77136 6.88017 4.51955C9.25797 7.69238 7.96669 7.90697 7.96669 7.90697C7.96669 7.90697 9.90283 9.26112 10.5485 7.69238Z" koffice:nodeTypes="cccccccc"/>
            <draw:path draw:style-name="gr62" draw:id="shape593" draw:name="path5480" draw:layer="" svg:width="1.55550784000pt" svg:height="2.22367744000pt" draw:transform="matrix(0.35342678000 0.00000000000 0.00000000000 0.35342678000 75.95396762853pt 45.53954771102pt)" svg:viewBox="0 0 2 2" svg:d="M1.55551 0C1.55551 0 0.821156 1.91351 0 2.22368" koffice:nodeTypes="cc"/>
            <draw:path draw:style-name="gr62" draw:id="shape594" draw:name="path5482" draw:layer="" svg:width="1.16250752000pt" svg:height="1.75368992000pt" draw:transform="matrix(0.35342678000 0.00000000000 0.00000000000 0.35342678000 75.88045485829pt 45.87035517710pt)" svg:viewBox="0 0 1 2" svg:d="M1.16251 0C1.16251 0 0.581254 1.75369 0 1.75369" koffice:nodeTypes="cc"/>
            <draw:path draw:style-name="gr62" draw:id="shape595" draw:name="path5484" draw:layer="" svg:width="1.26978048000pt" svg:height="2.78102528000pt" draw:transform="matrix(0.35342678000 0.00000000000 0.00000000000 0.35342678000 75.91721124341pt 46.16468899949pt)" svg:viewBox="0 0 1 3" svg:d="M1.26978 0C1.26978 0 0.855444 2.65839 0 2.78103" koffice:nodeTypes="cc"/>
            <draw:path draw:style-name="gr62" draw:id="shape596" draw:name="path5486" draw:layer="" svg:width="1.68397952000pt" svg:height="2.31616533333pt" draw:transform="matrix(0.35342678000 0.00000000000 0.00000000000 0.35342678000 75.97856613242pt 46.54469347334pt)" svg:viewBox="0 0 2 2" svg:d="M1.68398 0C1.68398 0 0.985135 2.07225 0 2.31617" koffice:nodeTypes="cc"/>
            <draw:path draw:style-name="gr62" draw:id="shape597" draw:name="path5488" draw:layer="" svg:width="2.11760704000pt" svg:height="3.06994063037pt" draw:transform="matrix(0.35342678000 0.00000000000 0.00000000000 0.35342678000 76.28449235318pt 46.72847539894pt)" svg:viewBox="0 0 2 3" svg:d="M2.11761 0C2.11761 0 1.76487 3.09986 0 3.06972" koffice:nodeTypes="cc"/>
            <draw:path draw:style-name="gr62" draw:id="shape598" draw:name="path5490" draw:layer="" svg:width="0.73625358988pt" svg:height="4.25706099200pt" draw:transform="matrix(0.35342678000 0.00000000000 0.00000000000 0.35342678000 76.82339750733pt 46.90009944331pt)" svg:viewBox="0 0 1 4" svg:d="M0.504535 0C0.504535 0 1.27747 3.74477 0 4.25706" koffice:nodeTypes="cc"/>
            <draw:path draw:style-name="gr62" draw:id="shape599" draw:name="path5492" draw:layer="" svg:width="0.87518419311pt" svg:height="4.85388339200pt" draw:transform="matrix(0.35342678000 0.00000000000 0.00000000000 0.35342678000 77.21499437957pt 46.97361221355pt)" svg:viewBox="0 0 1 5" svg:d="M0 0C0 0 1.58813 4.8192 0.485718 4.85388" koffice:nodeTypes="cc"/>
            <draw:path draw:style-name="gr62" draw:id="shape600" draw:name="path5494" draw:layer="" svg:width="2.24701670148pt" svg:height="4.51630080000pt" draw:transform="matrix(0.35342678000 0.00000000000 0.00000000000 0.35342678000 77.65578825958pt 47.13307837669pt)" svg:viewBox="0 0 2 5" svg:d="M0 0C0 0 2.85531 2.60486 2.12859 4.5163" koffice:nodeTypes="cc"/>
            <draw:path draw:style-name="gr62" draw:id="shape601" draw:name="path5496" draw:layer="" svg:width="2.56855625581pt" svg:height="5.20036812800pt" draw:transform="matrix(0.35342678000 0.00000000000 0.00000000000 0.35342678000 78.13333852472pt 47.09632199157pt)" svg:viewBox="0 0 3 5" svg:d="M0 0C0 0 4.12144 4.95234 1.92292 5.20037" koffice:nodeTypes="cc"/>
            <draw:path draw:style-name="gr62" draw:id="shape602" draw:name="path5498" draw:layer="" svg:width="1.96275730648pt" svg:height="5.72639242667pt" draw:transform="matrix(0.35342678000 0.00000000000 0.00000000000 0.35342678000 78.83114435915pt 47.01065134010pt)" svg:viewBox="0 0 2 6" svg:d="M0 0C0 0 3.22554 3.0496 1.40672 5.72639" koffice:nodeTypes="cc"/>
            <draw:path draw:style-name="gr62" draw:id="shape603" draw:name="path5500" draw:layer="" svg:width="1.39413495222pt" svg:height="6.35386922667pt" draw:transform="matrix(0.35342678000 0.00000000000 0.00000000000 0.35342678000 79.51679231235pt 47.03496710256pt)" svg:viewBox="0 0 1 6" svg:d="M0.549034 0C0.549034 0 2.77589 3.8199 0 6.35387" koffice:nodeTypes="cc"/>
            <draw:path draw:style-name="gr62" draw:id="shape604" draw:name="path5502" draw:layer="" svg:width="2.56751081012pt" svg:height="6.27122505143pt" draw:transform="matrix(0.35342678000 0.00000000000 0.00000000000 0.35342678000 79.66353511141pt 47.10847987280pt)" svg:viewBox="0 0 3 6" svg:d="M1.3144 0C1.3144 0 4.87128 4.89234 0 6.27123" koffice:nodeTypes="cc"/>
            <draw:path draw:style-name="gr62" draw:id="shape605" draw:name="path5504" draw:layer="" svg:width="4.84705602868pt" svg:height="6.75160028644pt" draw:transform="matrix(0.35342678000 0.00000000000 0.00000000000 0.35342678000 79.39436527576pt 47.30470242106pt)" svg:viewBox="0 0 5 7" svg:d="M3.30821 0C3.30821 0 8.42412 7.35866 0 6.71126" koffice:nodeTypes="cc"/>
            <draw:path draw:style-name="gr62" draw:id="shape606" draw:name="path5506" draw:layer="" svg:width="6.13897860004pt" svg:height="5.48313314620pt" draw:transform="matrix(0.35342678000 0.00000000000 0.00000000000 0.35342678000 79.28409612040pt 48.29769030214pt)" svg:viewBox="0 0 6 5" svg:d="M5.87136 0C5.87136 0 8.0455 7.22903 0 5.08604" koffice:nodeTypes="cc"/>
            <draw:path draw:style-name="gr62" draw:id="shape607" draw:name="path5508" draw:layer="" svg:width="6.72123209143pt" svg:height="3.31018493129pt" draw:transform="matrix(0.35342678000 0.00000000000 0.00000000000 0.35342678000 79.29625400163pt 49.26636242077pt)" svg:viewBox="0 0 7 3" svg:d="M0 2.7138C0 2.7138 6.72123 5.20637 6.72123 0" koffice:nodeTypes="cc"/>
            <draw:path draw:style-name="gr8" draw:id="shape608" draw:name="path5510" draw:layer="" svg:width="4.88624023988pt" svg:height="2.94421679443pt" draw:transform="matrix(0.35342678000 0.00000000000 0.00000000000 0.35342678000 75.45656656705pt 43.20931451490pt)" svg:viewBox="0 0 5 3" svg:d="M4.88624 2.85434C4.88624 2.85434 2.89504 3.12935 1.28757 2.71724C1.28757 2.71724 -0.205833 1.10207 0.0240574 0.00203668C0.0240574 0.00203668 2.16823 -0.0661206 3.43174 0.586129C3.43174 0.586129 4.84822 1.44523 4.88624 2.85434Z" koffice:nodeTypes="ccccc"/>
            <draw:path draw:style-name="gr5" draw:id="shape609" draw:name="path5512" draw:layer="" svg:width="3.70040404616pt" svg:height="2.57123604829pt" draw:transform="matrix(0.35342678000 0.00000000000 0.00000000000 0.35342678000 75.68230743500pt 43.33275089670pt)" svg:viewBox="0 0 4 3" svg:d="M3.7004 2.47724C3.7004 2.47724 1.54581 2.83191 0.776371 2.16339C0.776371 2.16339 -0.223183 0.786439 0.046031 0C0.046031 0 1.73861 0.274845 2.50805 0.747435C2.50805 0.747435 2.85456 1.21912 3.7004 2.47724Z" koffice:nodeTypes="ccccc"/>
            <draw:path draw:style-name="gr8" draw:id="shape610" draw:name="path5514" draw:layer="" svg:width="4.90248058555pt" svg:height="2.94377047572pt" draw:transform="matrix(0.35342678000 0.00000000000 0.00000000000 0.35342678000 75.00102003424pt 43.87140323649pt)" svg:viewBox="0 0 5 3" svg:d="M4.90248 2.85439C4.90248 2.85439 2.86989 3.12858 1.25975 2.7165C1.25975 2.7165 -0.236131 1.06737 0.0322253 0.00229352C0.0322253 0.00229352 2.14099 -0.0666511 3.4066 0.551473C3.4066 0.551473 4.82543 1.44538 4.90248 2.85439Z" koffice:nodeTypes="ccccc"/>
            <draw:path draw:style-name="gr5" draw:id="shape611" draw:name="path5516" draw:layer="" svg:width="3.70211331783pt" svg:height="2.53642526833pt" draw:transform="matrix(0.35342678000 0.00000000000 0.00000000000 0.35342678000 75.21692606099pt 43.99464857029pt)" svg:viewBox="0 0 4 3" svg:d="M3.70211 2.42257C3.70211 2.42257 1.54702 2.81267 0.777405 2.14869C0.777405 2.14869 -0.223269 0.781998 0.046007 0C0.046007 0 1.73987 0.234239 2.5477 0.703618C2.5477 0.703618 2.85518 1.21084 3.70211 2.42257Z" koffice:nodeTypes="ccccc"/>
            <draw:path draw:style-name="gr8" draw:id="shape612" draw:name="path5518" draw:layer="" svg:width="4.57088686866pt" svg:height="3.45909620712pt" draw:transform="matrix(0.35342678000 0.00000000000 0.00000000000 0.35342678000 76.06401330269pt 42.53559423637pt)" svg:viewBox="0 0 5 3" svg:d="M4.57089 3.35314C4.57089 3.35314 2.68311 3.68817 1.15943 3.16673C1.15943 3.16673 -0.231161 1.30435 0.0334953 0.000329909C0.0334953 0.000329909 2.02071 -0.0366086 3.1803 0.671235C3.1803 0.671235 4.50511 1.71411 4.57089 3.35314Z" koffice:nodeTypes="ccccc"/>
            <draw:path draw:style-name="gr5" draw:id="shape613" draw:name="path5520" draw:layer="" svg:width="3.21001261635pt" svg:height="2.92868551224pt" draw:transform="matrix(0.35342678000 0.00000000000 0.00000000000 0.35342678000 76.30368228865pt 42.68301110435pt)" svg:viewBox="0 0 3 3" svg:d="M3.21001 2.81227C3.21001 2.81227 1.34813 3.23242 0.665153 2.47635C0.665153 2.47635 -0.203439 0.880953 0.0445254 0C0.0445254 0 1.50293 0.251701 2.1859 0.797698C2.1859 0.797698 2.46469 1.38532 3.21001 2.81227Z" koffice:nodeTypes="ccccc"/>
            <draw:path draw:style-name="gr8" draw:id="shape614" draw:name="path5522" draw:layer="" svg:width="4.57088686866pt" svg:height="3.36201285201pt" draw:transform="matrix(0.35342678000 0.00000000000 0.00000000000 0.35342678000 76.79857552225pt 41.76299380415pt)" svg:viewBox="0 0 5 3" svg:d="M4.57089 3.27691C4.57089 3.27691 2.68311 3.56295 1.15943 3.08622C1.15943 3.08622 -0.231161 1.24164 0.0334953 0.00140644C0.0334953 0.00140644 2.02071 -0.0624021 3.1803 0.669563C3.1803 0.669563 4.50511 1.65456 4.57089 3.27691Z" koffice:nodeTypes="ccccc"/>
            <draw:path draw:style-name="gr5" draw:id="shape615" draw:name="path5524" draw:layer="" svg:width="3.21001261635pt" svg:height="2.55957243492pt" draw:transform="matrix(0.35342678000 0.00000000000 0.00000000000 0.35342678000 77.03824450820pt 41.92271941522pt)" svg:viewBox="0 0 3 3" svg:d="M3.21001 2.46734C3.21001 2.46734 1.34813 2.81982 0.665153 2.14664C0.665153 2.14664 -0.203439 0.769243 0.0445254 0C0.0445254 0 1.50293 0.257153 2.1859 0.737469C2.1859 0.737469 2.4654 1.21778 3.21001 2.46734Z" koffice:nodeTypes="ccccc"/>
            <draw:path draw:style-name="gr8" draw:id="shape616" draw:name="path5526" draw:layer="" svg:width="4.96257673513pt" svg:height="1.72576331058pt" draw:transform="matrix(0.35342678000 0.00000000000 0.00000000000 0.35342678000 74.58741943003pt 44.66874201147pt)" svg:viewBox="0 0 5 2" svg:d="M4.96258 1.67566C4.96258 1.67566 2.91756 1.83766 1.29759 1.57905C1.29759 1.57905 -0.207434 0.644939 0.0242446 0.000643555C0.0242446 0.000643555 2.22342 -0.0313111 3.45755 0.355118C3.45755 0.355118 4.92426 0.870851 4.96258 1.67566Z" koffice:nodeTypes="ccccc"/>
            <draw:path draw:style-name="gr5" draw:id="shape617" draw:name="path5528" draw:layer="" svg:width="3.77893580106pt" svg:height="1.94853729394pt" draw:transform="matrix(0.35342678000 0.00000000000 0.00000000000 0.35342678000 74.81288856604pt 44.75494025942pt)" svg:viewBox="0 0 4 2" svg:d="M3.77894 1.88837C3.77894 1.88837 1.56299 2.12959 0.785429 1.64605C0.785429 1.64605 -0.225573 0.580694 0.0464819 0C0.0464819 0 1.79644 0.193193 2.57399 0.532676C2.57399 0.532676 2.92416 0.919061 3.77894 1.88837Z" koffice:nodeTypes="ccccc"/>
            <draw:path draw:style-name="gr8" draw:id="shape618" draw:name="path5530" draw:layer="" svg:width="3.61120032348pt" svg:height="2.20628058445pt" draw:transform="matrix(0.35342678000 0.00000000000 0.00000000000 0.35342678000 74.54964985683pt 45.24500040376pt)" svg:viewBox="0 0 4 2" svg:d="M3.6112 2.14998C3.6112 2.14998 2.12971 2.33231 0.94468 2.04074C0.94468 2.04074 -0.174227 0.838358 0.0234056 0.000634429C0.0234056 0.000634429 1.60295 -0.0354961 2.52498 0.437562C2.52498 0.437562 3.57775 1.09295 3.6112 2.14998Z" koffice:nodeTypes="ccccc"/>
            <draw:path draw:style-name="gr5" draw:id="shape619" draw:name="path5532" draw:layer="" svg:width="2.75703234636pt" svg:height="1.24567328000pt" draw:transform="matrix(0.35342678000 0.00000000000 0.00000000000 0.35342678000 74.74158901242pt 45.34332516277pt)" svg:viewBox="0 0 3 1" svg:d="M2.75703 1.20463C2.75703 1.20463 1.16337 1.36879 0.565942 1.04048C0.565942 1.04048 -0.164933 0.383236 0.0344664 0C0.0344664 0 1.29605 0.109225 1.8605 0.356087C1.8605 0.356087 2.12586 0.574538 2.75703 1.20463Z" koffice:nodeTypes="ccccc"/>
            <draw:path draw:style-name="gr8" draw:id="shape620" draw:name="path5534" draw:layer="" svg:width="3.61120032348pt" svg:height="2.16428254381pt" draw:transform="matrix(0.35342678000 0.00000000000 0.00000000000 0.35342678000 74.47613708659pt 45.83338530711pt)" svg:viewBox="0 0 4 2" svg:d="M3.6112 2.09363C3.6112 2.09363 2.12971 2.31 0.94468 1.98544C0.94468 1.98544 -0.174227 0.794556 0.0234056 0.000628362C0.0234056 0.000628362 1.60295 -0.0351567 2.49229 0.433377C2.49229 0.433377 3.54507 1.08333 3.6112 2.09363Z" koffice:nodeTypes="ccccc"/>
            <draw:path draw:style-name="gr5" draw:id="shape621" draw:name="path5536" draw:layer="" svg:width="2.69147164526pt" svg:height="1.25309625057pt" draw:transform="matrix(0.35342678000 0.00000000000 0.00000000000 0.35342678000 74.66807624219pt 45.91926944346pt)" svg:viewBox="0 0 3 1" svg:d="M2.69147 1.20822C2.69147 1.20822 1.11687 1.37286 0.559173 1.07144C0.559173 1.07144 -0.16296 0.385009 0.0340541 0C0.0340541 0 1.28055 0.137413 1.83901 0.357146C1.83901 0.357146 2.06785 0.604743 2.69147 1.20822Z" koffice:nodeTypes="ccccc"/>
            <draw:path draw:style-name="gr8" draw:id="shape622" draw:name="path5538" draw:layer="" svg:width="3.61245468675pt" svg:height="2.13324094650pt" draw:transform="matrix(0.35342678000 0.00000000000 0.00000000000 0.35342678000 74.43914742313pt 46.49551859106pt)" svg:viewBox="0 0 4 2" svg:d="M3.61245 2.07788C3.61245 2.07788 2.13071 2.25717 0.91278 1.97047C0.91278 1.97047 -0.17363 0.788147 0.0240369 0.000761563C0.0240369 0.000761563 1.60461 -0.035592 2.49335 0.394041C2.49335 0.394041 3.54631 1.03932 3.61245 2.07788Z" koffice:nodeTypes="ccccc"/>
            <draw:path draw:style-name="gr5" draw:id="shape623" draw:name="path5540" draw:layer="" svg:width="2.69147164526pt" svg:height="1.24567328000pt" draw:transform="matrix(0.35342678000 0.00000000000 0.00000000000 0.35342678000 74.63131985707pt 46.58144985846pt)" svg:viewBox="0 0 3 1" svg:d="M2.69147 1.20463C2.69147 1.20463 1.11687 1.36879 0.559173 1.04048C0.559173 1.04048 -0.16296 0.383236 0.0340541 0C0.0340541 0 1.2813 0.109225 1.83901 0.356087C1.83901 0.356087 2.03526 0.629466 2.69147 1.20463Z" koffice:nodeTypes="ccccc"/>
            <draw:path draw:style-name="gr8" draw:id="shape624" draw:name="path5542" draw:layer="" svg:width="3.61245468675pt" svg:height="2.20636165639pt" draw:transform="matrix(0.35342678000 0.00000000000 0.00000000000 0.35342678000 74.63508722996pt 47.14529237114pt)" svg:viewBox="0 0 4 2" svg:d="M3.61245 2.15006C3.61245 2.15006 2.13071 2.33239 0.91278 2.04082C0.91278 2.04082 -0.17363 0.838412 0.0240369 0.0006735C0.0240369 0.0006735 1.60385 -0.036298 2.49335 0.437608C2.49335 0.437608 3.54631 1.09301 3.61245 2.15006Z" koffice:nodeTypes="ccccc"/>
            <draw:path draw:style-name="gr5" draw:id="shape625" draw:name="path5544" draw:layer="" svg:width="2.69147164526pt" svg:height="1.22025057488pt" draw:transform="matrix(0.35342678000 0.00000000000 0.00000000000 0.35342678000 74.82725966390pt 47.24334753205pt)" svg:viewBox="0 0 3 1" svg:d="M2.69147 1.16541C2.69147 1.16541 1.11687 1.35475 0.559173 1.02981C0.559173 1.02981 -0.16296 0.379305 0.0340541 0C0.0340541 0 1.24796 0.10873 1.83825 0.352435C1.83825 0.352435 2.06785 0.569269 2.69147 1.16541Z" koffice:nodeTypes="ccccc"/>
            <draw:path draw:style-name="gr8" draw:id="shape626" draw:name="path5546" draw:layer="" svg:width="3.61245468675pt" svg:height="2.16362865215pt" draw:transform="matrix(0.35342678000 0.00000000000 0.00000000000 0.35342678000 75.13695325756pt 47.77044680293pt)" svg:viewBox="0 0 4 2" svg:d="M3.61245 2.09248C3.61245 2.09248 2.13071 2.30966 0.91278 1.98514C0.91278 1.98514 -0.17363 0.794436 0.0240369 0.000628267C0.0240369 0.000628267 1.60461 -0.0351514 2.49335 0.433312C2.49335 0.433312 3.54631 1.08316 3.61245 2.09248Z" koffice:nodeTypes="ccccc"/>
            <draw:path draw:style-name="gr5" draw:id="shape627" draw:name="path5548" draw:layer="" svg:width="2.69147164526pt" svg:height="1.25291629721pt" draw:transform="matrix(0.35342678000 0.00000000000 0.00000000000 0.35342678000 75.32912569150pt 47.85633093928pt)" svg:viewBox="0 0 3 1" svg:d="M2.69147 1.20813C2.69147 1.20813 1.11687 1.37276 0.559173 1.07073C0.559173 1.07073 -0.16296 0.384348 0.0340541 0C0.0340541 0 1.24796 0.137403 1.83901 0.357121C1.83901 0.357121 2.0686 0.604066 2.69147 1.20813Z" koffice:nodeTypes="ccccc"/>
            <draw:path draw:style-name="gr8" draw:id="shape628" draw:name="path5550" draw:layer="" svg:width="4.16978277905pt" svg:height="3.12241586700pt" draw:transform="matrix(0.35342678000 0.00000000000 0.00000000000 0.35342678000 77.57221619235pt 41.11321088631pt)" svg:viewBox="0 0 4 3" svg:d="M4.16978 3.03511C4.16978 3.03511 2.46171 3.31077 1.06997 2.88244C1.06997 2.88244 -0.195371 1.1663 0.0259921 0.0014632C0.0259921 0.0014632 1.82904 -0.0600296 2.90517 0.614271C2.90517 0.614271 4.10695 1.53384 4.16978 3.03511Z" koffice:nodeTypes="ccccc"/>
            <draw:path draw:style-name="gr5" draw:id="shape629" draw:name="path5552" draw:layer="" svg:width="3.93494748753pt" svg:height="2.31725232124pt" draw:transform="matrix(0.35342678000 0.00000000000 0.00000000000 0.35342678000 77.80033445190pt 41.27326236429pt)" svg:viewBox="0 0 4 2" svg:d="M3.93495 2.22531C3.93495 2.22531 1.63433 2.56068 0.801478 1.95039C0.801478 1.95039 -0.230182 0.700989 0.0474317 0C0.0474317 0 1.83223 0.213039 2.66599 0.639819C2.66599 0.639819 3.02239 1.09754 3.93495 2.22531Z" koffice:nodeTypes="ccccc"/>
            <draw:path draw:style-name="gr8" draw:id="shape630" draw:name="path5554" draw:layer="" svg:width="4.05576204800pt" svg:height="3.17129573571pt" draw:transform="matrix(0.35342678000 0.00000000000 0.00000000000 0.35342678000 78.10874002083pt 40.23107747542pt)" svg:viewBox="0 0 4 3" svg:d="M1.12328 0C1.68456 0.0926023 2.27754 0.247177 2.74515 0.556326C2.74515 0.556326 4.02478 1.51369 4.05576 3.08864C4.05576 3.08864 2.30852 3.36645 0.873261 2.90344C0.873261 2.90344 0.342964 2.19325 0 1.32849L1.12328 0" koffice:nodeTypes="cccccc"/>
            <draw:path draw:style-name="gr5" draw:id="shape631" draw:name="path5556" draw:layer="" svg:width="3.12158224000pt" svg:height="2.30887788828pt" draw:transform="matrix(0.35342678000 0.00000000000 0.00000000000 0.35342678000 78.28008132378pt 40.40270151979pt)" svg:viewBox="0 0 3 2" svg:d="M0.489757 0C0.979514 0.0912375 1.68341 0.273712 2.11168 0.578305C2.11168 0.578305 2.3873 1.03449 3.12158 2.22128C3.12158 2.22128 1.25513 2.55605 0.581631 1.91669C0.581631 1.91669 0.153358 1.27803 0 0.608484L0.489757 4.98678e-15" koffice:nodeTypes="cccccc"/>
            <draw:path draw:style-name="gr8" draw:id="shape632" draw:name="path5558" draw:layer="" svg:width="3.09839381333pt" svg:height="2.37843648000pt" draw:transform="matrix(0.35342678000 0.00000000000 0.00000000000 0.35342678000 78.45142262672pt 39.49538429018pt)" svg:viewBox="0 0 3 2" svg:d="M0.105692 0.0619718C0.387807 0.0313421 0.63415 0 0.880493 0C0.880493 0 2.78132 0.185203 3.09839 1.35911C3.09839 1.35911 1.61952 1.97669 0 2.37844L0.105692 0.0619718" koffice:nodeTypes="ccccc"/>
            <draw:path draw:style-name="gr5" draw:id="shape633" draw:name="path5560" draw:layer="" svg:width="2.30695200000pt" svg:height="1.56574208000pt" draw:transform="matrix(0.35342678000 0.00000000000 0.00000000000 0.35342678000 78.52493539696pt 39.66700833454pt)" svg:viewBox="0 0 2 2" svg:d="M0.111696 0.031145C0.260338 0 0.409838 0 0.521534 0C0.521534 0 1.04221 0.215183 2.30695 0.798444C2.30695 0.798444 1.1161 1.28898 0 1.56574L0.111696 0.031145" koffice:nodeTypes="ccccc"/>
            <draw:path draw:style-name="gr63" draw:id="shape634" draw:name="path5562" draw:layer="" svg:width="3.96806400000pt" svg:height="1.75605009399pt" draw:transform="matrix(0.35342678000 0.00000000000 0.00000000000 0.35342678000 78.05982575448pt 37.85249417161pt)" svg:viewBox="0 0 4 2" svg:d="M0 1.75605C0 1.75605 0.207168 -0.0318032 3.96806 0.000430686" koffice:nodeTypes="cc"/>
            <draw:path draw:style-name="gr63" draw:id="shape635" draw:name="path5564" draw:layer="" svg:width="3.37089600000pt" svg:height="1.62720800000pt" draw:transform="matrix(0.35342678000 0.00000000000 0.00000000000 0.35342678000 78.51277751573pt 38.14699043912pt)" svg:viewBox="0 0 3 2" svg:d="M0 1.62721C0 1.62721 0.572098 0.0310288 3.3709 0" koffice:nodeTypes="cc"/>
            <draw:path draw:style-name="gr63" draw:id="shape636" draw:name="path5566" draw:layer="" svg:width="3.02726165333pt" svg:height="2.16486432000pt" draw:transform="matrix(0.35342678000 0.00000000000 0.00000000000 0.35342678000 78.90465712939pt 38.37996937250pt)" svg:viewBox="0 0 3 2" svg:d="M0 2.16486C0 2.16486 0.312611 0.684999 3.02726 0" koffice:nodeTypes="cc"/>
            <draw:path draw:style-name="gr63" draw:id="shape637" draw:name="path5568" draw:layer="" svg:width="2.62529365333pt" svg:height="2.02407200000pt" draw:transform="matrix(0.35342678000 0.00000000000 0.00000000000 0.35342678000 79.18598484627pt 38.68646107611pt)" svg:viewBox="0 0 3 2" svg:d="M0 2.02407C0 2.02407 0.389154 0.488514 2.62529 0" koffice:nodeTypes="cc"/>
            <draw:path draw:style-name="gr63" draw:id="shape638" draw:name="path5570" draw:layer="" svg:width="2.69004821333pt" svg:height="1.21804832000pt" draw:transform="matrix(0.35342678000 0.00000000000 0.00000000000 0.35342678000 79.38192465310pt 39.11537981632pt)" svg:viewBox="0 0 3 1" svg:d="M0 1.21805C0 1.21805 0.590886 0.216639 2.69005 0" koffice:nodeTypes="cc"/>
            <draw:path draw:style-name="gr63" draw:id="shape639" draw:name="path5572" draw:layer="" svg:width="2.49523200000pt" svg:height="0.94167616000pt" draw:transform="matrix(0.35342678000 0.00000000000 0.00000000000 0.35342678000 79.51679231235pt 39.53242341672pt)" svg:viewBox="0 0 2 1" svg:d="M0 0.941676C0 0.941676 0.34729 0.504608 2.49523 0" koffice:nodeTypes="cc"/>
            <draw:path draw:style-name="gr63" draw:id="shape640" draw:name="path5574" draw:layer="" svg:width="2.56320000000pt" svg:height="0.35188090573pt" draw:transform="matrix(0.35342678000 0.00000000000 0.00000000000 0.35342678000 79.63921934894pt 39.98400359527pt)" svg:viewBox="0 0 3 0" svg:d="M0 0.351881C0 0.351881 1.524 -0.237719 2.5632 0.109481" koffice:nodeTypes="cc"/>
            <draw:path draw:style-name="gr63" draw:id="shape641" draw:name="path5576" draw:layer="" svg:width="2.25120000000pt" svg:height="0.43962212001pt" draw:transform="matrix(0.35342678000 0.00000000000 0.00000000000 0.35342678000 79.73704788165pt 40.34543846141pt)" svg:viewBox="0 0 2 0" svg:d="M0 0.0580224C0 0.0580224 1.4552 -0.219578 2.2512 0.439622" koffice:nodeTypes="cc"/>
            <draw:path draw:style-name="gr63" draw:id="shape642" draw:name="path5578" draw:layer="" svg:width="1.90480000000pt" svg:height="0.17360000000pt" draw:transform="matrix(0.35342678000 0.00000000000 0.00000000000 0.35342678000 79.79840277066pt 40.72135110464pt)" svg:viewBox="0 0 2 0" svg:d="M0 0C0 0 1.2816 0.0352 1.9048 0.1736" koffice:nodeTypes="cc"/>
            <draw:path draw:style-name="gr63" draw:id="shape643" draw:name="path5580" draw:layer="" svg:width="1.48960000000pt" svg:height="0.38160000000pt" draw:transform="matrix(0.35342678000 0.00000000000 0.00000000000 0.35342678000 79.79840277066pt 41.02784280826pt)" svg:viewBox="0 0 1 0" svg:d="M0 0L1.4896 0.3816" koffice:nodeTypes="cc"/>
            <draw:path draw:style-name="gr63" draw:id="shape644" draw:name="path5582" draw:layer="" svg:width="1.17760000000pt" svg:height="0.28476686483pt" draw:transform="matrix(0.35342678000 0.00000000000 0.00000000000 0.35342678000 79.77380426677pt 41.31001874941pt)" svg:viewBox="0 0 1 0" svg:d="M0 0C0 0 0.8312 0.416 1.1776 0.2424" koffice:nodeTypes="cc"/>
            <draw:path draw:style-name="gr63" draw:id="shape645" draw:name="path5584" draw:layer="" svg:width="1.07360000000pt" svg:height="0.13423857093pt" draw:transform="matrix(0.35342678000 0.00000000000 0.00000000000 0.35342678000 79.70029149653pt 41.60406983037pt)" svg:viewBox="0 0 1 0" svg:d="M0 0C0 0 0.6928 0.2776 1.0736 0.0344" koffice:nodeTypes="cc"/>
            <draw:path draw:style-name="gr63" draw:id="shape646" draw:name="path5586" draw:layer="" svg:width="0.93520000000pt" svg:height="0.24428609694pt" draw:transform="matrix(0.35342678000 0.00000000000 0.00000000000 0.35342678000 79.62706146771pt 41.77569387474pt)" svg:viewBox="0 0 1 0" svg:d="M0 0.1392C0 0.1392 0.3808 0.4512 0.9352 0" koffice:nodeTypes="cc"/>
            <draw:path draw:style-name="gr63" draw:id="shape647" draw:name="path5588" draw:layer="" svg:width="0.52532986572pt" svg:height="0.26766181162pt" draw:transform="matrix(0.35342678000 0.00000000000 0.00000000000 0.35342678000 79.38004102232pt 42.21705323760pt)" svg:viewBox="0 0 1 0" svg:d="M0.0749297 0.2432C0.0749297 0.2432 -0.27147 0.3816 0.52533 0" koffice:nodeTypes="cc"/>
            <draw:path draw:style-name="gr8" draw:id="shape648" draw:name="path5590" draw:layer="" svg:width="2.71572864002pt" svg:height="5.63327436800pt" draw:transform="matrix(0.35342678000 0.00000000000 0.00000000000 0.35342678000 75.12157687627pt 37.23967320950pt)" svg:viewBox="0 0 3 6" svg:d="M1.25104 0C1.25104 0 0.242377 1.50979 0 3.12997C0 3.12997 0.887473 5.26559 1.93715 5.63327C1.93715 5.63327 2.82556 3.9027 2.70437 2.50415C2.70437 2.50415 2.46199 0.810091 1.25104 0Z" koffice:nodeTypes="ccccc"/>
            <draw:path draw:style-name="gr5" draw:id="shape649" draw:name="path5592" draw:layer="" svg:width="1.20810438188pt" svg:height="3.97763136000pt" draw:transform="matrix(0.35342678000 0.00000000000 0.00000000000 0.35342678000 75.26079046329pt 37.44833638042pt)" svg:viewBox="0 0 1 4" svg:d="M0.609101 0C0.609101 0 -0.117745 1.52133 0.0165573 2.4204C0.0165573 2.4204 0.474177 3.80452 0.959153 3.97763C0.959153 3.97763 1.25511 2.52491 1.20164 1.69444C1.20164 1.69444 1.03998 1.2453 0.609101 0Z" koffice:nodeTypes="ccccc"/>
            <draw:path draw:style-name="gr8" draw:id="shape650" draw:name="path5594" draw:layer="" svg:width="3.33095717260pt" svg:height="4.64684366351pt" draw:transform="matrix(0.35342678000 0.00000000000 0.00000000000 0.35342678000 74.23998911624pt 37.10480555026pt)" svg:viewBox="0 0 3 5" svg:d="M3.32216 0C3.32216 0 3.4309 1.79437 2.88381 3.29039C2.88381 3.29039 1.13127 4.78555 0 4.63638C0 4.63638 0.109587 2.69198 0.839602 1.5331C0.839602 1.5331 1.86129 0.150034 3.32216 0Z" koffice:nodeTypes="ccccc"/>
            <draw:path draw:style-name="gr5" draw:id="shape651" draw:name="path5596" draw:layer="" svg:width="2.74433222113pt" svg:height="3.51606519751pt" draw:transform="matrix(0.35342678000 0.00000000000 0.00000000000 0.35342678000 74.38701465672pt 37.26427171339pt)" svg:viewBox="0 0 3 4" svg:d="M2.71857 0C2.71857 0 2.92099 1.91577 2.19098 2.7039C2.19098 2.7039 0.770309 3.67997 0 3.49203C0 3.49203 0.364538 1.91577 0.892134 1.20125C0.892134 1.20125 1.41973 0.863481 2.71857 0Z" koffice:nodeTypes="ccccc"/>
            <draw:path draw:style-name="gr8" draw:id="shape652" draw:name="path5598" draw:layer="" svg:width="4.24854544000pt" svg:height="2.47433747416pt" draw:transform="matrix(0.35342678000 0.00000000000 0.00000000000 0.35342678000 73.89730651035pt 36.80914160460pt)" svg:viewBox="0 0 4 2" svg:d="M4.24855 0.467785C4.24855 0.467785 3.42654 1.77938 2.39182 2.47434C2.39182 2.47434 0.606817 2.43607 0 1.70197C0 1.70197 1.03472 0.429522 2.03482 0.0824907C2.03482 0.0824907 3.2839 -0.265431 4.24855 0.467785Z" koffice:nodeTypes="ccccc"/>
            <draw:path draw:style-name="gr5" draw:id="shape653" draw:name="path5600" draw:layer="" svg:width="3.09676800000pt" svg:height="1.16494848000pt" draw:transform="matrix(0.35342678000 0.00000000000 0.00000000000 0.35342678000 74.10540419842pt 36.94562212854pt)" svg:viewBox="0 0 3 1" svg:d="M3.09677 0.105627C3.09677 0.105627 2.28722 1.05871 1.54838 1.16495C1.54838 1.16495 0.316179 1.08558 0 0.74122C0 0.74122 0.950163 0.131881 1.58333 0C1.58333 0 2.00599 0.0262541 3.09677 0.105627Z" koffice:nodeTypes="ccccc"/>
            <draw:path draw:style-name="gr59" draw:id="shape654" draw:name="path5602" draw:layer="" svg:width="0.61877129977pt" svg:height="1.39634808816pt" draw:transform="matrix(0.35342678000 0.00000000000 0.00000000000 0.35342678000 75.19508964651pt 36.19777106206pt)" svg:viewBox="0 0 1 1" svg:d="M0.435473 0C0.435473 0.318853 0.299545 0.637706 0 0.78276C0.108868 1.01405 0.162988 1.44921 0.408413 1.39105C0.953384 1.30415 0.244796 0.463907 0.435473 0Z" koffice:nodeTypes="cccc"/>
            <draw:path draw:style-name="gr59" draw:id="shape655" draw:name="path5604" draw:layer="" svg:width="5.12670951765pt" svg:height="9.15151254131pt" draw:transform="matrix(0.35342678000 0.00000000000 0.00000000000 0.35342678000 74.82563257119pt 33.27520013029pt)" svg:viewBox="0 0 5 9" svg:d="M5.12671 0.643388C5.12671 0.328773 4.70628 0.153718 4.46002 0.0488462C3.86381 -0.196392 3.58352 0.538517 3.40854 0.992692C2.56688 3.09174 2.14564 5.33035 0.426662 7.0091C0.00542422 7.46409 -0.134718 8.23368 0.146377 8.86291C0.321353 9.24771 0.95321 9.24771 1.12819 8.86291C1.30397 8.5483 1.19867 8.1635 1.26833 7.7787C1.40928 7.14947 1.86455 6.69449 2.25095 6.13463C2.81233 5.26017 3.09262 4.24614 3.19793 3.19661C3.30323 2.28745 4.426 2.14709 5.0214 1.62273C5.16154 1.51786 5.16154 1.06288 4.98657 0.74826C5.05704 1.09837 4.74111 1.37749 4.49566 1.13306C4.31988 0.923315 4.426 0.643388 4.426 0.363461C4.56614 0.503828 4.77595 0.468333 4.81159 0.713572C4.91609 0.573205 5.12671 0.782948 5.12671 0.643388Z" koffice:nodeTypes="ccccccccccccccc"/>
            <draw:path draw:style-name="gr59" draw:id="shape656" draw:name="path5606" draw:layer="" svg:width="1.24816208305pt" svg:height="0.71516519207pt" draw:transform="matrix(0.35342678000 0.00000000000 0.00000000000 0.35342678000 74.41196094491pt 35.79992246610pt)" svg:viewBox="0 0 1 1" svg:d="M1.08215 0.0129294C0.772009 0.247689 0.385008 0.10088 0.114196 0.18883C-0.156616 0.277456 0.114196 0.541307 0.308144 0.599489C0.501198 0.688116 0.733577 0.776066 0.927525 0.658348C1.15902 0.512216 1.42983 0.130647 1.08215 0.0129294C1.12058 -0.0161618 1.04282 0.0129294 1.08215 0.0129294Z" koffice:nodeTypes="cccccc"/>
            <draw:path draw:style-name="gr59" draw:id="shape657" draw:name="path5608" draw:layer="" svg:width="1.81565568000pt" svg:height="2.11280034074pt" draw:transform="matrix(0.35342678000 0.00000000000 0.00000000000 0.35342678000 74.72969726261pt 34.78773958058pt)" svg:viewBox="0 0 2 2" svg:d="M0.923835 0.902986C0.6601 1.2521 0.33005 1.5428 0 1.83417C0.165406 1.97985 0.362826 2.24169 0.528232 2.03826C1.05646 1.45619 1.81566 0.844577 1.81566 0C1.3202 0.232964 1.08924 0.698891 0.759191 1.10641L0.923835 0.902986" koffice:nodeTypes="cccccc"/>
            <draw:path draw:style-name="gr59" draw:id="shape658" draw:name="path5610" draw:layer="" svg:width="2.01042427512pt" svg:height="0.86227913073pt" draw:transform="matrix(0.35342678000 0.00000000000 0.00000000000 0.35342678000 73.81488195126pt 35.92470864311pt)" svg:viewBox="0 0 2 1" svg:d="M1.90171 0.169945C1.36177 0.0087416 0.280765 -0.152462 0.0357528 0.266518C-0.210393 0.717442 0.870608 0.975215 1.55801 0.814015C1.95161 0.717442 2.14785 0.234575 1.90171 0.169945Z" koffice:nodeTypes="cccc"/>
            <draw:path draw:style-name="gr59" draw:id="shape659" draw:name="path5612" draw:layer="" svg:width="1.62664578968pt" svg:height="1.58790956877pt" draw:transform="matrix(0.35342678000 0.00000000000 0.00000000000 0.35342678000 74.32785085469pt 36.08309592749pt)" svg:viewBox="0 0 2 2" svg:d="M0.390019 0.0157093C0.699176 0.36451 1.18485 0.277814 1.62665 0.321162C1.31749 0.846381 1.45013 1.89481 0.610408 1.50165C0.168609 1.28289 0.035967 1.06413 0.035967 0.627624C-0.140548 0.627624 0.390019 -0.116351 0.390019 0.0157093Z" koffice:nodeTypes="ccccc"/>
            <draw:path draw:style-name="gr59" draw:id="shape660" draw:name="path5614" draw:layer="" svg:width="1.06548658628pt" svg:height="1.79651799265pt" draw:transform="matrix(0.35342678000 0.00000000000 0.00000000000 0.35342678000 73.46868094999pt 35.75641169920pt)" svg:viewBox="0 0 1 2" svg:d="M0.965305 0.492838C0.536726 0.723334 0.822445 1.15021 1.03715 1.44667C1.1445 1.6112 0.929797 1.87354 0.679586 1.77497C0.285689 1.6112 0.214672 1.18357 0.142829 0.788541C0.142829 0.755938 0.0718123 0.755938 0.035478 0.755938C-0.035539 0.492838 -3.04879e-05 0.229738 0.142829 0C0.142829 0 0.214672 0 0.214672 0.0326031C0.178337 0.2631 0.214672 0.492838 0.357532 0.624767C0.536726 0.755938 0.750603 0.460235 0.965305 0.492838Z" koffice:nodeTypes="ccccccccc"/>
            <draw:path draw:style-name="gr59" draw:id="shape661" draw:name="path5616" draw:layer="" svg:width="1.10477395052pt" svg:height="0.81490578229pt" draw:transform="matrix(0.35342678000 0.00000000000 0.00000000000 0.35342678000 73.93378015405pt 36.30804021742pt)" svg:viewBox="0 0 1 1" svg:d="M0.946815 0C0.655875 0.219542 0.29178 0.187766 0 0.0317758C0.0369981 0.250595 -0.0723145 0.532244 0.146311 0.657903C0.401093 0.876723 0.983813 0.876723 1.09313 0.595074C1.16544 0.407308 0.8745 0.219542 0.946815 0Z" koffice:nodeTypes="ccccc"/>
            <draw:path draw:style-name="gr59" draw:id="shape662" draw:name="path5618" draw:layer="" svg:width="2.15485545908pt" svg:height="0.81861928945pt" draw:transform="matrix(0.35342678000 0.00000000000 0.00000000000 0.35342678000 74.32802912072pt 36.49182214302pt)" svg:viewBox="0 0 2 1" svg:d="M0.170602 0.125945C0.405194 0.314138 0.728606 0.345262 0.963202 0.188917C1.02219 0.188917 0.992357 0 1.0805 0C1.37408 0.0629724 1.6385 0.188917 1.93208 0.314138C1.99107 0.314138 2.04938 0.408235 2.10837 0.471207C2.13752 0.565304 2.19651 0.753497 2.10837 0.753497C1.43307 0.753497 0.757761 0.722373 0.0533055 0.81647C-0.0348362 0.847594 -0.00568171 0.533456 0.08246 0.345262C0.08246 0.345262 0.08246 0.377111 0.08246 0.377111C0.111615 0.283014 0.111615 0.0948205 0.170602 0.125945Z" koffice:nodeTypes="cccccccccc"/>
            <draw:path draw:style-name="gr59" draw:id="shape663" draw:name="path5620" draw:layer="" svg:width="1.99652779306pt" svg:height="1.61616670692pt" draw:transform="matrix(0.35342678000 0.00000000000 0.00000000000 0.35342678000 73.73812308864pt 36.48183138335pt)" svg:viewBox="0 0 2 2" svg:d="M0.439721 0.0254113C0.636409 0.244032 0.978916 0.337521 1.32142 0.400087C1.27169 0.43101 1.41864 0.462653 1.37003 0.493576C2.00644 0.368444 2.05505 0.804967 1.95783 1.05451C1.85949 1.30406 1.27169 1.36662 0.929179 1.61617C0.880573 1.46011 0.685015 1.33498 0.586672 1.17964C0.439721 0.836609 0 0.555423 0 0.213109C0 0.119619 0.342508 -0.0680779 0.439721 0.0254113Z" koffice:nodeTypes="cccccccc"/>
            <draw:path draw:style-name="gr59" draw:id="shape664" draw:name="path5622" draw:layer="" svg:width="6.11275096219pt" svg:height="5.06957184000pt" draw:transform="matrix(0.35342678000 0.00000000000 0.00000000000 0.35342678000 73.62534069536pt 33.91746147750pt)" svg:viewBox="0 0 6 5" svg:d="M4.69219 0.127953C2.94399 1.27585 -0.412713 2.99733 0.0418993 5.06957C1.02137 4.59159 2.76957 5.51594 3.01424 4.36804C3.25891 3.12454 4.20285 2.42301 5.18152 1.59426C5.70638 1.17952 6.30069 0.733154 6.05602 0.0316205C5.7411 0.861107 5.04183 1.65824 4.06316 1.81707C3.88793 1.81707 3.95819 1.5619 3.99291 1.46631C4.34255 0.892727 5.25177 0.669178 5.35674 0C5.0071 0.0316205 4.69219 0.127953 4.4128 0.28679L4.69219 0.127953" koffice:nodeTypes="cccccccccc"/>
            <draw:path draw:style-name="gr64" draw:id="shape665" draw:name="path5624" draw:layer="" svg:width="0.94012416000pt" svg:height="0.94322944000pt" draw:transform="matrix(0.35342678000 0.00000000000 0.00000000000 0.35342678000 75.10941899504pt 34.15044041088pt)" svg:viewBox="0 0 1 1" svg:d="M0.470062 0.943229C0.738447 0.943229 0.940124 0.74122 0.940124 0.471615C0.940124 0.20201 0.738447 0 0.470062 0C0.200901 0 0 0.20201 0 0.471615C0 0.74122 0.200901 0.943229 0.470062 0.943229Z" koffice:nodeTypes="ccccc"/>
            <draw:path draw:style-name="gr65" draw:id="shape666" draw:name="path5626" draw:layer="" svg:width="0.67556672384pt" svg:height="0.34936673594pt" draw:transform="matrix(0.35342678000 0.00000000000 0.00000000000 0.35342678000 75.16483222130pt 34.31897069460pt)" svg:viewBox="0 0 1 0" svg:d="M0.224012 0.00875361C0.120012 0.0431536 -0.0535884 0.112754 0.0160116 0.216754C0.0856116 0.390354 0.292812 0.355954 0.466412 0.320754C0.604812 0.286354 0.743212 0.147154 0.639212 0.0431536C0.536012 -0.129646 0.328012 0.286354 0.154412 0.0783536L0.224012 0.00875361" koffice:nodeTypes="cccccc"/>
            <draw:path draw:style-name="gr25" draw:id="shape667" draw:name="path5628" draw:layer="" svg:width="0.45040000000pt" svg:height="0.45120000000pt" draw:transform="matrix(0.35342678000 0.00000000000 0.00000000000 0.35342678000 75.20724752774pt 34.22395318112pt)" svg:viewBox="0 0 0 0" svg:d="M0.2424 0.4512C0.3464 0.4512 0.4504 0.3472 0.4504 0.208C0.4504 0.104 0.3464 0 0.2424 0C0.104 0 0 0.104 0 0.208C0 0.3472 0.104 0.4512 0.2424 0.4512Z" koffice:nodeTypes="ccccc"/>
            <draw:path draw:style-name="gr13" draw:id="shape668" draw:name="path5630" draw:layer="" svg:width="0.31200000000pt" svg:height="0.27840000000pt" draw:transform="matrix(0.35342678000 0.00000000000 0.00000000000 0.35342678000 75.30507606045pt 34.17475617334pt)" svg:viewBox="0 0 0 0" svg:d="M0.1736 0.2784C0.2424 0.2784 0.312 0.2088 0.312 0.1392C0.312 0.0696 0.2424 0 0.1736 0C0.0696 0 0 0.0696 0 0.1392C0 0.2088 0.0696 0.2784 0.1736 0.2784Z" koffice:nodeTypes="ccccc"/>
            <draw:path draw:style-name="gr8" draw:id="shape669" draw:name="path5632" draw:layer="" svg:width="0.47997184000pt" svg:height="1.36168146901pt" draw:transform="matrix(0.35342678000 0.00000000000 0.00000000000 0.35342678000 73.71352458475pt 36.49695992383pt)" svg:viewBox="0 0 0 1" svg:d="M0.479972 1.36168C0.431753 1.2191 0.360256 1.1049 0.312037 0.932613C0.216154 0.64679 0.0238323 0.389349 0 0.0744788C0 0.0744788 0.528191 -0.126193 0.288205 0.131248C0.0238323 0.446118 0.479972 1.36168 0.479972 1.36168Z" koffice:nodeTypes="ccccc"/>
            <draw:path draw:style-name="gr8" draw:id="shape670" draw:name="path5634" draw:layer="" svg:width="1.02893868021pt" svg:height="1.80092787770pt" draw:transform="matrix(0.35342678000 0.00000000000 0.00000000000 0.35342678000 73.46868095022pt 35.75641169920pt)" svg:viewBox="0 0 1 2" svg:d="M0.210958 0.0326431C0.210958 0 0.140358 0 0.140358 0C-2.99604e-05 0.23002 -0.0349242 0.493442 0.0348642 0.756865C0.0705699 0.756865 0.140358 0.756865 0.140358 0.789508C0.280746 1.48109 0.562334 1.74451 0.667828 1.77715C0.913711 1.87584 1.1247 1.64582 0.983499 1.48109C0.983499 1.48109 0.808217 1.90924 0.632123 1.48109C0.45684 1.08633 0.175252 0.592131 0.175252 0.592131L0.210958 0.0326431" koffice:nodeTypes="ccccccccc"/>
            <draw:path draw:style-name="gr8" draw:id="shape671" draw:name="path5636" draw:layer="" svg:width="1.20740037440pt" svg:height="0.78282984848pt" draw:transform="matrix(0.35342678000 0.00000000000 0.00000000000 0.35342678000 73.81488193558pt 35.94019362480pt)" svg:viewBox="0 0 1 1" svg:d="M1.2074 0.736842C0.67469 0.890439 -0.163047 0.644825 0.0277071 0.215178C0.103306 0.0615805 0.29406 0 0.560413 0C0.560413 0 -0.0865697 0.215178 0.179784 0.460792C0.598213 0.798423 1.2074 0.736842 1.2074 0.736842Z" koffice:nodeTypes="ccccc"/>
            <draw:path draw:style-name="gr66" draw:id="shape672" draw:name="path5638" draw:layer="" svg:width="0.43349056000pt" svg:height="0.75064896000pt" draw:transform="matrix(0.35342678000 0.00000000000 0.00000000000 0.35342678000 73.93378015405pt 36.32048084008pt)" svg:viewBox="0 0 0 1" svg:d="M0.433491 0.750649C0.296543 0.750649 0.182772 0.691041 0.0916493 0.600935C-0.0452979 0.480332 0.0231757 0.210015 0 0C0 0 0.0458246 0.660543 0.136947 0.540634L0.433491 0.750649" koffice:nodeTypes="ccccc"/>
            <draw:path draw:style-name="gr66" draw:id="shape673" draw:name="path5640" draw:layer="" svg:width="5.63308443181pt" svg:height="5.06957184000pt" draw:transform="matrix(0.35342678000 0.00000000000 0.00000000000 0.35342678000 73.62534069474pt 33.91746147750pt)" svg:viewBox="0 0 6 5" svg:d="M4.64044 0.28679C4.93424 0.127953 5.26541 0.0316205 5.63308 0C5.63308 0 4.97161 0.127953 4.23625 0.669178C4.23625 0.669178 -0.176715 3.02895 0.190962 4.8144L0.0440607 5.06957C-0.434004 2.99733 3.09586 1.27585 4.93424 0.127953L4.64044 0.28679" koffice:nodeTypes="ccccccc"/>
            <draw:path draw:style-name="gr8" draw:id="shape674" draw:name="path5642" draw:layer="" svg:width="5.12670951765pt" svg:height="8.58341571143pt" draw:transform="matrix(0.35342678000 0.00000000000 0.00000000000 0.35342678000 74.82563257119pt 33.27520013096pt)" svg:viewBox="0 0 5 9" svg:d="M0.146377 8.58342C-0.134718 7.97403 0.00542422 7.2287 0.426662 6.78807C2.14564 5.16225 2.56688 2.99424 3.40854 0.961387C3.58352 0.521534 3.86381 -0.190199 4.46002 0.0473058C4.70628 0.14887 5.12671 0.318405 5.12671 0.623099C5.12671 0.623099 4.74111 0.14887 4.35552 0.114495C4.35552 0.114495 3.86381 -0.0206643 3.54869 1.02936C3.54869 1.02936 1.96985 6.04274 0.602448 6.85604C0.602448 6.85604 0.00542422 7.36386 0.216043 8.51623L0.146377 8.58342" koffice:nodeTypes="cccccccccc"/>
            <draw:path draw:style-name="gr67" draw:id="shape675" draw:name="path5644" draw:layer="" svg:width="5.54283886132pt" svg:height="11.18396592000pt" draw:transform="matrix(0.35342678000 0.00000000000 0.00000000000 0.35342678000 77.76605741494pt 38.34321298738pt)" svg:viewBox="0 0 6 11" svg:d="M0 0L0.133023 0.0332098C0.133023 0.0332098 8.75645 3.91798 4.22828 11.1175L4.19522 11.184" koffice:nodeTypes="cccc"/>
            <draw:path draw:style-name="gr68" draw:id="shape676" draw:name="path5646" draw:layer="" svg:width="1.50673595036pt" svg:height="1.16388732158pt" draw:transform="matrix(0.35342678000 0.00000000000 0.00000000000 0.35342678000 79.38192465310pt 35.15251130634pt)" svg:viewBox="0 0 2 1" svg:d="M0.552862 0.139068C0.425203 0.430172 0.0432077 0.695035 0 0.959287C0 1.17105 0.680521 1.22415 1.02127 1.09172C1.23338 0.986139 1.40327 0.87995 1.4887 0.721277C1.57315 0.377078 1.36104 0.139068 0.851388 0.00663693C0.722747 -0.0196052 0.59607 0.0334894 0.552862 0.139068Z" koffice:nodeTypes="cccccc"/>
            <draw:path draw:style-name="gr64" draw:id="shape677" draw:name="path5648" draw:layer="" svg:width="0.44421557849pt" svg:height="1.00320346917pt" draw:transform="matrix(0.35342678000 0.00000000000 0.00000000000 0.35342678000 79.54110807482pt 35.23079507119pt)" svg:viewBox="0 0 0 1" svg:d="M0.0922429 0.0649047C0.0463881 0.134616 0.0463881 0.238783 0 0.308494C0.0922429 0.377404 0.207946 0.447116 0.230874 0.551282C0.277262 0.72516 0.230874 0.933493 0.115704 1.0032C0.162092 1.0032 0.230874 1.0032 0.254334 0.967948C0.415893 0.863782 0.508136 0.551282 0.392432 0.342949C0.346577 0.204328 0.230874 -0.143428 0.0922429 0.0649047Z" koffice:nodeTypes="ccccccc"/>
            <draw:path draw:style-name="gr25" draw:id="shape678" draw:name="path5650" draw:layer="" svg:width="0.38937600000pt" svg:height="0.39037504000pt" draw:transform="matrix(0.35342678000 0.00000000000 0.00000000000 0.35342678000 79.45543742334pt 35.36396660269pt)" svg:viewBox="0 0 0 0" svg:d="M0.194688 0.390375C0.303014 0.390375 0.389376 0.303403 0.389376 0.195437C0.389376 0.0869722 0.303014 0 0.194688 0C0.0863616 0 0 0.0869722 0 0.195437C0 0.303403 0.0863616 0.390375 0.194688 0.390375Z" koffice:nodeTypes="ccccc"/>
            <draw:path draw:style-name="gr13" draw:id="shape679" draw:name="path5652" draw:layer="" svg:width="0.34640000000pt" svg:height="0.34720000000pt" draw:transform="matrix(0.35342678000 0.00000000000 0.00000000000 0.35342678000 79.48003592723pt 35.43747937293pt)" svg:viewBox="0 0 0 0" svg:d="M0.1728 0.3472C0.2768 0.3472 0.3464 0.2776 0.3464 0.1736C0.3464 0.0696 0.2768 0 0.1728 0C0.104 0 0 0.0696 0 0.1736C0 0.2776 0.104 0.3472 0.1728 0.3472Z" koffice:nodeTypes="ccccc"/>
            <draw:path draw:style-name="gr60" draw:id="shape680" draw:name="path5654" draw:layer="" svg:width="3.73131912181pt" svg:height="14.83247040000pt" draw:transform="matrix(0.35342678000 0.00000000000 0.00000000000 0.35342678000 103.69908964430pt 43.09977196333pt)" svg:viewBox="0 0 4 15" svg:d="M0.126748 0L2.03368 0.448673C2.03368 0.448673 5.21243 10.2447 2.87048 14.8325C2.87048 14.8325 -0.710048 8.52002 0.126748 0Z" koffice:nodeTypes="cccc"/>
            <draw:path draw:style-name="gr60" draw:id="shape681" draw:name="path5656" draw:layer="" svg:width="32.22740172223pt" svg:height="12.92310739139pt" draw:transform="matrix(0.35342678000 0.00000000000 0.00000000000 0.35342678000 86.95507382624pt 29.24924574757pt)" svg:viewBox="0 0 32 13" svg:d="M13.6393 1.53965C13.6393 1.53965 -4.5377 -3.24729 1.07621 4.06014C1.07621 4.06014 3.47245 4.96008 8.67526 6.11157C8.67526 6.11157 8.88081 4.27599 12.1332 8.1273C12.1332 8.1273 12.7839 5.42748 8.23095 3.59191C8.23095 3.59191 11.4826 2.22457 16.0355 8.37968C16.0355 8.37968 16.2411 5.42748 14.2899 3.1245C14.2899 3.1245 14.9398 1.3238 19.254 9.49547C19.254 9.49547 21.6502 12.4833 23.3618 12.4833C23.3618 12.4833 24.0117 8.37968 21.4447 6.5441C21.4447 6.5441 24.252 6.79566 24.6623 12.915C24.6623 12.915 28.907 13.1309 30.8241 11.331C30.8241 11.331 32.2274 9.9637 32.2274 8.81138C32.2274 7.69559 29.8659 10.4311 25.7581 7.01151C25.7581 7.01151 17.0973 2.00788 13.6393 1.53965Z" koffice:nodeTypes="ccccccccccccccc"/>
            <draw:path draw:style-name="gr60" draw:id="shape682" draw:name="path5658" draw:layer="" svg:width="8.39256429424pt" svg:height="20.80105585794pt" draw:transform="matrix(0.35342678000 0.00000000000 0.00000000000 0.35342678000 88.19695402915pt 31.76541667877pt)" svg:viewBox="0 0 8 21" svg:d="M8.37338 12.2745C8.08905 5.30059 1.56094 -0.809456 0 0.0878633C0 0.0878633 6.95419 3.78144 6.95419 12.5158C6.95419 12.5158 7.62855 18.1776 4.04452 20.8011C4.04452 20.8011 8.72818 20.387 8.37338 12.2745Z" koffice:nodeTypes="ccccc"/>
            <draw:path draw:style-name="gr60" draw:id="shape683" draw:name="path5660" draw:layer="" svg:width="15.23448202342pt" svg:height="25.64777609163pt" draw:transform="matrix(0.35342678000 0.00000000000 0.00000000000 0.35342678000 84.78822250299pt 29.93326956477pt)" svg:viewBox="0 0 15 26" svg:d="M4.4082 0.0699221C3.6307 -0.140755 2.85319 0.175261 2.313 0.351096C0.250584 0.948286 -0.932067 4.25106 0.926608 5.62127C4.54403 8.29121 8.56583 7.20217 9.2762 15.2127C9.2762 15.2127 9.17472 15.2127 9.1068 15.2127C10.6618 18.6557 12.5213 21.8531 13.1629 25.6478C16.5431 23.3287 14.2449 18.0237 10.8983 16.4071C11.8452 16.6883 13.7039 17.7773 14.2785 18.7262C14.4479 19.0074 15.191 19.3234 15.2254 18.9369C15.394 14.6504 13.1965 14.0881 10.9998 12.7535C12.8249 13.0339 13.9069 13.5265 15.056 14.9664C14.5486 12.4018 12.4534 9.76676 9.71569 9.66142C10.7297 8.60723 11.8452 9.83726 12.9264 9.8721C11.4057 6.92099 8.73522 5.7963 5.65877 7.20217C5.89608 5.65612 7.75475 6.57013 8.66731 6.3238C6.74072 4.88309 4.54403 3.40754 2.04212 4.53223C3.22555 3.61822 4.61117 4.32075 5.89608 4.11007C5.32154 2.59967 3.83366 2.10782 2.48161 2.3185C3.15764 1.68565 4.00306 1.93198 4.81413 1.89714C3.86723 1.51063 5.7946 0.456435 4.4082 0.0699221Z" koffice:nodeTypes="cccccccccccccccccccc"/>
            <draw:path draw:style-name="gr60" draw:id="shape684" draw:name="path5662" draw:layer="" svg:width="2.28954480439pt" svg:height="6.46235195136pt" draw:transform="matrix(0.35342678000 0.00000000000 0.00000000000 0.35342678000 91.86976512691pt 42.98950280797pt)" svg:viewBox="0 0 2 6" svg:d="M0.181709 0C0.181709 0 0.0608027 0.143634 0 0.215865C1.75559 1.47536 2.90525 3.6722 1.9366 5.79516C1.66404 6.40788 0.545128 6.87531 0.514377 5.90392C0.484325 4.13963 1.90655 1.61982 0.181709 0Z" koffice:nodeTypes="ccccc"/>
            <draw:path draw:style-name="gr60" draw:id="shape685" draw:name="path5664" draw:layer="" svg:width="4.28707824971pt" svg:height="7.66286665028pt" draw:transform="matrix(0.35342678000 0.00000000000 0.00000000000 0.35342678000 92.87377992354pt 41.59191194914pt)" svg:viewBox="0 0 4 8" svg:d="M1.21857 0C3.56016 1.49389 5.29209 5.29595 3.62461 7.2651C3.0468 7.94393 1.25043 7.67224 0 7.06153C0.897818 6.48449 2.30899 7.43501 2.66234 6.55183C2.9505 5.83933 1.50747 5.43141 1.21857 4.51534C1.70008 4.51534 2.43715 4.61713 2.50159 4.44722C3.0468 2.987 2.02083 1.35766 1.21857 0Z" koffice:nodeTypes="ccccccc"/>
            <draw:path draw:style-name="gr60" draw:id="shape686" draw:name="path5666" draw:layer="" svg:width="4.09204062390pt" svg:height="10.80743376207pt" draw:transform="matrix(0.35342678000 0.00000000000 0.00000000000 0.35342678000 94.73450123488pt 39.88782938669pt)" svg:viewBox="0 0 4 11" svg:d="M0 0C3.41599 1.87542 4.8895 6.56271 3.66713 10.0973C3.13446 11.6833 1.31646 10.1688 0 9.80872C0.940122 9.23154 2.53884 10.0607 2.69516 9.2673C2.94629 8.11378 1.44166 7.13989 0.407458 6.38224C1.47351 4.94012 2.88333 7.42848 3.00853 5.19295C1.41054 5.37342 1.28534 3.93047 0.188169 2.74035C0.439302 2.77695 0.689712 2.81271 0.783797 2.48836C1.09717 1.44212 -1.02848e-14 0.937293 0 0Z" koffice:nodeTypes="ccccccccc"/>
            <draw:path draw:style-name="gr60" draw:id="shape687" draw:name="path5668" draw:layer="" svg:width="6.34112597016pt" svg:height="11.64482411105pt" draw:transform="matrix(0.35342678000 0.00000000000 0.00000000000 0.35342678000 95.67744388392pt 38.61291782241pt)" svg:viewBox="0 0 6 12" svg:d="M2.2074 9.81408C3.27573 10.9204 5.44776 12.2052 5.84006 11.3846C7.69134 7.63694 4.0595 3.74691 0.712222 1.10636C0.640671 1.03475 0.42684 0.463502 0.319924 0.142488C0.177644 -0.392536 0.14228 0.78534 0 0.321104C0.961418 3.35428 3.59647 5.1034 4.914 7.99417C4.3087 8.10118 3.70339 6.9233 3.09808 7.99417C4.02331 8.20818 4.77172 9.02965 4.94937 9.63546C5.1632 10.4923 3.70339 10.5277 2.88425 10.4569L2.2074 9.81408" koffice:nodeTypes="cccccccccc"/>
            <draw:path draw:style-name="gr60" draw:id="shape688" draw:name="path5670" draw:layer="" svg:width="9.85238208969pt" svg:height="17.24516606170pt" draw:transform="matrix(0.35342678000 0.00000000000 0.00000000000 0.35342678000 96.74253082813pt 36.71264319517pt)" svg:viewBox="0 0 10 17" svg:d="M3.26602 13.4504C4.53813 13.7299 6.39547 15.4067 7.56434 15.0578C8.59584 14.7428 8.35524 13.2763 7.56434 12.6817C7.04819 12.2973 6.32638 12.2627 5.67286 12.1233C6.67022 11.9484 7.15142 11.5294 7.08313 10.5859C7.04819 9.88653 6.36053 9.18794 5.98255 8.76896C4.02278 6.7425 2.16623 1.78151 0 0C2.13129 1.74686 5.2258 6.14866 6.56699 8.55946C7.01405 9.32814 7.87403 9.92198 8.11464 10.656C8.90553 12.7163 11.0718 16.036 8.93968 17.0488C7.66757 17.6427 4.77953 16.874 3.81632 14.9531C3.67894 14.7081 3.47248 14.0095 3.26602 13.4504Z" koffice:nodeTypes="cccccccccccc"/>
            <draw:path draw:style-name="gr60" draw:id="shape689" draw:name="path5672" draw:layer="" svg:width="3.74232540316pt" svg:height="8.23530528000pt" draw:transform="matrix(0.35342678000 0.00000000000 0.00000000000 0.35342678000 91.06523698395pt 40.66027895706pt)" svg:viewBox="0 0 4 8" svg:d="M0.337262 8.23531C1.14946 7.7418 2.42629 7.7418 2.85249 7.21421C5.01837 4.39849 2.89091 1.58359 0.104948 0C-0.398099 1.68911 1.03331 2.63958 1.73024 4.04704C2.54244 5.59572 0.453418 5.91228 0.104948 7.35544L0.337262 8.23531" koffice:nodeTypes="cccccc"/>
            <draw:path draw:style-name="gr60" draw:id="shape690" draw:name="path5674" draw:layer="" svg:width="3.82146766421pt" svg:height="7.22225467828pt" draw:transform="matrix(0.35342678000 0.00000000000 0.00000000000 0.35342678000 92.17597408910pt 39.18889258656pt)" svg:viewBox="0 0 4 7" svg:d="M0.742192 6.9063C2.46224 6.23671 3.40126 4.4043 2.34576 3.20652C1.36791 2.11439 0.273582 1.48056 0 0C1.44646 1.79747 4.30056 2.81891 3.75249 5.56713C3.51864 6.65927 2.07218 7.78716 0.742192 6.9063Z" koffice:nodeTypes="ccccc"/>
            <draw:path draw:style-name="gr60" draw:id="shape691" draw:name="path5676" draw:layer="" svg:width="4.33106360547pt" svg:height="7.73287879429pt" draw:transform="matrix(0.35342678000 0.00000000000 0.00000000000 0.35342678000 92.87377992354pt 37.79130172773pt)" svg:viewBox="0 0 4 8" svg:d="M1.12802 7.03696C2.54715 6.67204 3.03038 4.48502 2.70798 3.28178C2.32081 1.89609 1.16003 0.839155 0 0C2.57917 0.364923 4.77117 2.62509 4.25519 5.4688C4.06234 6.56273 2.35357 8.89605 1.12802 7.03696Z" koffice:nodeTypes="ccccc"/>
            <draw:path draw:style-name="gr60" draw:id="shape692" draw:name="path5678" draw:layer="" svg:width="6.24176620120pt" svg:height="8.83916172073pt" draw:transform="matrix(0.35342678000 0.00000000000 0.00000000000 0.35342678000 93.13079187795pt 35.50905149543pt)" svg:viewBox="0 0 6 9" svg:d="M0 0.0403257C3.27102 0.0744169 7.06554 2.48142 6.08424 6.39953C5.78962 7.56894 4.97225 9.08084 3.46743 8.80653C4.51445 7.12179 4.77583 5.33398 4.41625 3.37492C4.18735 2.03427 1.5373 -0.337849 0 0.0403257Z" koffice:nodeTypes="ccccc"/>
            <draw:path draw:style-name="gr60" draw:id="shape693" draw:name="path5680" draw:layer="" svg:width="8.43779409182pt" svg:height="8.66278688000pt" draw:transform="matrix(0.35342678000 0.00000000000 0.00000000000 0.35342678000 92.80026715330pt 33.91746147750pt)" svg:viewBox="0 0 8 9" svg:d="M1.07361 0C2.48185 0.974834 4.32697 0.505315 5.63451 1.51595C7.68103 3.14011 9.72678 6.24443 7.41224 8.66279C7.88243 6.5333 7.37894 4.22317 5.6686 2.85124C3.89087 1.44435 2.34784 -0.0724258 0 0.469519C0.0673911 0.469519 0.134008 0.469519 0.201399 0.469519L1.07361 0" koffice:nodeTypes="ccccccc"/>
            <draw:path draw:style-name="gr60" draw:id="shape694" draw:name="path5682" draw:layer="" svg:width="7.71474072980pt" svg:height="17.71570896853pt" draw:transform="matrix(0.35342678000 0.00000000000 0.00000000000 0.35342678000 98.90946110166pt 36.62668980227pt)" svg:viewBox="0 0 8 18" svg:d="M4.08202 13.8809C4.72857 14.1643 5.40891 14.0932 6.0209 14.3415C4.8307 10.3047 3.02773 6.76363 1.12263 3.01023C0.680336 2.1952 0.13591 1.0976 0 0C2.653 5.52393 8.36829 9.70282 7.65339 16.3243C7.65339 16.5016 6.90549 17.8466 6.53154 17.7053C5.23922 17.2807 3.77563 15.7225 4.08202 13.8809Z" koffice:nodeTypes="ccccccc"/>
            <draw:path draw:style-name="gr60" draw:id="shape695" draw:name="path5684" draw:layer="" svg:width="22.52092107130pt" svg:height="26.28280024911pt" draw:transform="matrix(0.35342678000 0.00000000000 0.00000000000 0.35342678000 97.06061493013pt 33.30447807027pt)" svg:viewBox="0 0 23 26" svg:d="M2.5712 0.307828C0.651507 0.445167 1.92048 0.684326 0 1.50599C1.81678 3.52503 4.42201 4.27802 7.13016 4.31196C6.3417 4.75713 5.45033 4.99708 4.52492 4.96235C5.79311 6.19445 6.6164 7.70044 8.639 7.35789C8.0904 7.32395 7.7128 7.83699 7.13016 7.76911C8.26139 9.82209 9.97526 11.4307 12.5465 11.0203C11.792 11.4307 11.0724 11.8411 10.1811 11.6706C10.8326 14.1341 13.0262 15.0923 15.1509 15.9826C14.5002 15.9826 13.7458 16.7009 13.1972 15.7774C12.8204 16.2218 13.1972 16.7356 13.3001 17.0434C13.6088 17.7617 14.6371 18.3095 14.9459 18.8912C16.1111 21.3215 16.6597 23.9909 19.265 25.2909C17.8939 25.5647 16.351 24.6752 15.1509 25.9412C15.3227 25.3595 16.0423 26.0439 16.2481 25.4961C18.2018 26.5577 20.4302 26.2838 22.5209 26.1465C19.6077 24.0248 19.47 20.2946 17.9279 17.4199C14.2603 10.5064 10.25 3.38769 2.81106 0C2.74298 0.307828 2.67411 0 2.5712 0.307828Z" koffice:nodeTypes="ccccccccccccccccccc"/>
            <draw:path draw:style-name="gr60" draw:id="shape696" draw:name="path5686" draw:layer="" svg:width="6.69757610667pt" svg:height="4.82971665338pt" draw:transform="matrix(0.35342678000 0.00000000000 0.00000000000 0.35342678000 94.19587882216pt 44.22762750366pt)" svg:viewBox="0 0 7 5" svg:d="M1.82992 0C1.24417 0.239023 0.695622 0.647878 0 0.647878C1.97614 2.42089 3.36738 5.38666 6.69758 4.73878C3.65983 4.63657 3.98947 0.681687 1.13514 0L1.82992 0" koffice:nodeTypes="ccccc"/>
            <draw:path draw:style-name="gr60" draw:id="shape697" draw:name="path5688" draw:layer="" svg:width="7.92467200000pt" svg:height="8.96802844444pt" draw:transform="matrix(0.35342678000 0.00000000000 0.00000000000 0.35342678000 95.66500326126pt 43.68815686667pt)" svg:viewBox="0 0 8 9" svg:d="M2.8013 0C1.8803 0.380922 0.92185 0.138953 0 0.20763C1.40108 4.01685 4.7914 6.44053 7.92467 8.96803C5.78731 6.26724 2.87535 3.53211 2.8013 0Z" koffice:nodeTypes="cccc"/>
            <draw:path draw:style-name="gr60" draw:id="shape698" draw:name="path5690" draw:layer="" svg:width="5.66583385814pt" svg:height="11.25203333333pt" draw:transform="matrix(0.35342678000 0.00000000000 0.00000000000 0.35342678000 97.59952008427pt 42.98950280797pt)" svg:viewBox="0 0 6 11" svg:d="M1.91863 0C1.27883 0.0333107 0.639803 0.335431 0 0.201413C1.27883 3.42635 0.908784 6.98672 4.376 9.23635C4.9816 9.60664 5.08266 10.5804 5.52034 11.252C5.45348 10.9158 5.72246 10.513 5.65483 10.4464C3.19746 7.22144 2.05312 3.86249 1.91863 0Z" koffice:nodeTypes="cccccc"/>
            <draw:path draw:style-name="gr60" draw:id="shape699" draw:name="path5692" draw:layer="" svg:width="4.57124100895pt" svg:height="13.74363417642pt" draw:transform="matrix(0.35342678000 0.00000000000 0.00000000000 0.35342678000 99.78977238063pt 43.27279215864pt)" svg:viewBox="0 0 5 14" svg:d="M0.102894 0.0991298C0.135786 -0.003914 1.3612 -0.0728739 1.42775 0.134006C1.95709 1.61149 1.26176 3.50195 1.92419 4.97943C3.28195 7.86624 4.80569 10.4439 4.54102 13.7436C3.34849 9.06947 -0.692634 5.15144 0.102894 0.0991298Z" koffice:nodeTypes="ccccc"/>
            <draw:path draw:style-name="gr60" draw:id="shape700" draw:name="path5694" draw:layer="" svg:width="5.04490035200pt" svg:height="9.70461414400pt" draw:transform="matrix(0.35342678000 0.00000000000 0.00000000000 0.35342678000 101.54178375910pt 42.83003664483pt)" svg:viewBox="0 0 5 10" svg:d="M0.660546 1.11995e-14C1.11296 0.171017 1.39181 0.717955 1.98325 0.649391C1.49547 4.06658 2.99255 7.10784 5.0449 9.70461C1.59994 7.85968 1.59994 3.34862 0 0.204905L0.660546 0" koffice:nodeTypes="ccccc"/>
            <draw:path draw:style-name="gr69" draw:id="shape701" draw:name="path5696" draw:layer="" svg:width="9.43929009140pt" svg:height="27.86372050536pt" draw:transform="matrix(0.35342678000 0.00000000000 0.00000000000 0.35342678000 89.39662589118pt 31.82433892796pt)" svg:viewBox="0 0 9 28" svg:d="M0 0.0259711C2.66106 -0.150383 5.32212 0.589982 7.45064 1.68225C9.04662 2.4925 8.44362 5.06468 8.40757 6.93225C8.40757 7.03872 7.94713 7.21426 7.6276 7.14356C9.64961 7.88392 9.47265 8.72994 9.40137 10.9145C9.33009 12.3237 9.4366 12.8528 8.30188 12.7114C9.25963 14.1214 9.47265 15.7777 9.33009 17.3632C9.25963 17.8915 8.55013 17.8565 8.05363 18.0678C9.36614 19.1958 8.55013 21.0277 8.01759 22.2605C7.84062 22.6132 7.20239 22.367 7.0246 22.5783C5.85384 23.8818 5.88907 26.3134 3.65404 26.771C2.9093 26.9124 1.98678 28.5337 1.24205 27.5471C1.02903 27.2293 1.52552 26.4191 1.27728 25.8908C0.674277 24.6222 -0.106508 23.1772 0.639047 22.2256C1.206 21.486 2.69629 21.9436 3.7966 21.8379C2.44804 19.4421 5.99557 18.7375 5.53431 16.7992C5.25084 15.5306 5.17956 13.8036 6.49288 13.1697C4.32832 11.9011 5.57036 8.79983 5.49908 6.68601C5.49908 6.6153 6.10208 6.36906 6.49288 6.47471C5.49908 6.6153 4.22181 6.54541 3.76055 6.08705C2.09329 4.25443 1.73854 1.96425 0 0.0259711Z" koffice:nodeTypes="ccccccccccccccccccccc"/>
            <draw:path draw:style-name="gr69" draw:id="shape702" draw:name="path5698" draw:layer="" svg:width="7.59181968824pt" svg:height="4.69063720825pt" draw:transform="matrix(0.35342678000 0.00000000000 0.00000000000 0.35342678000 93.69401279456pt 33.32393362030pt)" svg:viewBox="0 0 8 5" svg:d="M5.12293 4.67307C5.84442 4.63582 6.60174 4.89831 7.14244 4.18533C7.90059 3.20813 7.6115 2.23179 6.92666 1.36807C6.49343 0.766853 4.00403 1.18008 2.99428 0.128379C2.63353 -0.247602 2.12865 0.278251 1.76791 0.728735C1.3705 1.25545 0.64901 1.29271 0 1.44344C0.865624 2.19454 2.02035 2.23179 3.0301 2.60691C3.96821 2.98289 4.47309 4.71119 5.12293 4.67307Z" koffice:nodeTypes="cccccccc"/>
            <draw:path draw:style-name="gr69" draw:id="shape703" draw:name="path5700" draw:layer="" svg:width="3.09676800000pt" svg:height="2.31616533333pt" draw:transform="matrix(0.35342678000 0.00000000000 0.00000000000 0.35342678000 101.70096718082pt 41.43244578600pt)" svg:viewBox="0 0 3 2" svg:d="M0 0C0.950163 0.883587 1.51262 2.16433 3.09677 2.31617L0 0" koffice:nodeTypes="ccc"/>
            <draw:path draw:style-name="gr69" draw:id="shape704" draw:name="path5702" draw:layer="" svg:width="13.27214056628pt" svg:height="19.31776116886pt" draw:transform="matrix(0.35342678000 0.00000000000 0.00000000000 0.35342678000 96.14848190442pt 34.37951624531pt)" svg:viewBox="0 0 13 19" svg:d="M7.60625 6.4112C6.45967 3.33378 3.62594 1.75998 1.02899 0.116002C0.0171617 -0.548689 -0.285841 1.82935 0.287449 2.52953C2.17635 4.76722 4.97504 6.13209 6.86394 8.09067C8.3143 9.62978 8.98885 12.4974 10.1019 14.631C10.9455 16.275 12.1933 17.6391 13.2721 19.3178C11.148 14.5609 9.22564 9.03446 6.56093 5.32704L7.60625 6.4112" koffice:nodeTypes="cccccccc"/>
            <draw:path draw:style-name="gr69" draw:id="shape705" draw:name="path5704" draw:layer="" svg:width="10.18311501064pt" svg:height="14.00142902927pt" draw:transform="matrix(0.35342678000 0.00000000000 0.00000000000 0.35342678000 95.66500326126pt 36.32048084008pt)" svg:viewBox="0 0 10 14" svg:d="M1.25857 0.251563C0.244609 0.971383 0.699114 2.19516 0 2.51978C1.3288 5.68715 3.7757 7.55935 5.03427 10.8355C5.62844 12.4188 9.36862 14.9394 9.96278 13.6434C11.2214 10.9434 6.8862 5.29113 2.09734 0C2.16758 0.0714008 1.18914 0.143632 1.25857 0.251563Z" koffice:nodeTypes="cccccc"/>
            <draw:path draw:style-name="gr69" draw:id="shape706" draw:name="path5706" draw:layer="" svg:width="7.13882575316pt" svg:height="7.05166147266pt" draw:transform="matrix(0.35342678000 0.00000000000 0.00000000000 0.35342678000 94.86842376401pt 38.77790090568pt)" svg:viewBox="0 0 7 7" svg:d="M1.54173 0.0177224C1.12163 -0.112967 -0.242091 0.505929 0.03744 0.99414C1.2622 3.33904 2.90627 5.87921 5.59979 7.05166C5.98434 6.17289 6.33416 6.79103 7.13883 6.6611C4.34028 5.03274 4.72484 0.99414 1.54173 0.0177224Z" koffice:nodeTypes="ccccc"/>
            <draw:path draw:style-name="gr69" draw:id="shape707" draw:name="path5708" draw:layer="" svg:width="4.20537073800pt" svg:height="3.38552592191pt" draw:transform="matrix(0.35342678000 0.00000000000 0.00000000000 0.35342678000 92.72270345716pt 32.60582401157pt)" svg:viewBox="0 0 4 3" svg:d="M1.57438 0C2.67602 0.957781 4.84238 1.9895 4.02538 2.72632C2.35611 4.16342 -0.805247 3.20564 0.189753 0.294048C0.29639 0.0730871 0.900116 0 1.57438 0Z" koffice:nodeTypes="cccc"/>
            <draw:path draw:style-name="gr69" draw:id="shape708" draw:name="path5710" draw:layer="" svg:width="5.66351937196pt" svg:height="6.07400903920pt" draw:transform="matrix(0.35342678000 0.00000000000 0.00000000000 0.35342678000 92.87377992354pt 35.52796585372pt)" svg:viewBox="0 0 6 6" svg:d="M0 0.473184C3.80306 -1.62756 7.33641 3.83334 4.8127 5.77163C2.99472 7.16145 0.134463 3.47787 0 0.473184Z" koffice:nodeTypes="ccc"/>
            <draw:path draw:style-name="gr69" draw:id="shape709" draw:name="path5712" draw:layer="" svg:width="8.65063428900pt" svg:height="4.80908972660pt" draw:transform="matrix(0.35342678000 0.00000000000 0.00000000000 0.35342678000 92.60243387647pt 34.01374825955pt)" svg:viewBox="0 0 9 5" svg:d="M1.15858 0.00506278C3.57191 -0.13067 7.75052 2.48825 8.65063 4.80119C6.52597 4.93771 2.16684 3.27048 0.33001 2.45452C-0.318869 2.14775 0.00557106 0.0733212 1.15858 0.00506278Z" koffice:nodeTypes="cccc"/>
            <draw:path draw:style-name="gr69" draw:id="shape710" draw:name="path5714" draw:layer="" svg:width="8.14303368000pt" svg:height="7.46869764768pt" draw:transform="matrix(0.35342678000 0.00000000000 0.00000000000 0.35342678000 92.95945057501pt 44.68787604971pt)" svg:viewBox="0 0 8 7" svg:d="M2.41087 0.0166862C1.81683 0.625705 0.523821 0.553813 0 0.0166862C0.769185 0.804197 1.88705 2.38169 2.79586 2.81139C5.20754 4.02943 6.43033 5.46232 8.14303 7.4687C6.64018 4.78141 5.0671 1.59336 2.23653 0.196004C2.06219 0.124111 2.20182 -0.0552062 2.41087 0.0166862Z" koffice:nodeTypes="cccccc"/>
            <draw:path draw:style-name="gr69" draw:id="shape711" draw:name="path5716" draw:layer="" svg:width="2.40743797619pt" svg:height="5.69671519925pt" draw:transform="matrix(0.35342678000 0.00000000000 0.00000000000 0.35342678000 102.47200304406pt 42.83003664483pt)" svg:viewBox="0 0 2 6" svg:d="M1.76941 0.642324C1.05562 0.77718 0.589803 0.169156 0 0C0.745316 2.02831 0.217862 5.374 1.86257 5.67879C3.19697 5.94851 1.64471 3.1095 1.76941 1.48732L1.76941 0.642324" koffice:nodeTypes="ccccc"/>
            <draw:path draw:style-name="gr69" draw:id="shape712" draw:name="path5718" draw:layer="" svg:width="7.79726463424pt" svg:height="8.75802074130pt" draw:transform="matrix(0.35342678000 0.00000000000 0.00000000000 0.35342678000 93.46460998840pt 40.04729554982pt)" svg:viewBox="0 0 8 9" svg:d="M3.54726 0C2.65874 1.37861 1.76942 2.35879 0.0934742 1.81471C-0.419894 3.91987 1.29081 4.71758 2.55606 6.06019C2.8633 6.38748 3.03468 7.14919 3.41063 7.43964C4.60796 8.38383 6.0446 8.9279 7.44649 8.71027C7.30986 8.67344 3.99192 5.4073 4.3339 5.98821C4.19726 5.73375 4.43657 5.87939 4.53925 5.66176C3.88924 7.258 9.80641 4.64475 7.07055 5.29848C5.29192 3.99186 4.1633 1.81471 3.54726 0Z" koffice:nodeTypes="ccccccccc"/>
            <draw:path draw:style-name="gr69" draw:id="shape713" draw:name="path5720" draw:layer="" svg:width="4.68357267713pt" svg:height="5.22931966801pt" draw:transform="matrix(0.35342678000 0.00000000000 0.00000000000 0.35342678000 91.40465548443pt 39.46919217011pt)" svg:viewBox="0 0 5 5" svg:d="M1.9109 1.53044C1.10643 1.6368 0.905124 2.84356 0 2.9851C1.20632 3.94314 2.74867 6.03594 4.15707 4.90036C5.766 3.58806 3.25194 0.856295 2.41418 0.00542942C2.27946 -0.100929 2.84932 1.3889 1.9109 1.53044Z" koffice:nodeTypes="ccccc"/>
            <draw:path draw:style-name="gr69" draw:id="shape714" draw:name="path5722" draw:layer="" svg:width="3.95314902731pt" svg:height="3.49631065651pt" draw:transform="matrix(0.35342678000 0.00000000000 0.00000000000 0.35342678000 92.40931152111pt 41.66542471938pt)" svg:viewBox="0 0 4 3" svg:d="M2.61474 0.227373C1.71923 0.810764 -0.277773 0.519068 0.0323943 1.81599C0.273371 2.82122 1.75422 3.85935 2.9933 3.37245C3.30347 3.24305 4.19898 2.91845 3.88881 2.30215C3.44106 1.45923 1.9952 1.19969 2.40796 0C2.47715 0.0650705 2.54555 0.130141 2.61474 0.227373Z" koffice:nodeTypes="cccccc"/>
            <draw:path draw:style-name="gr69" draw:id="shape715" draw:name="path5724" draw:layer="" svg:width="4.87108846546pt" svg:height="5.47969225667pt" draw:transform="matrix(0.35342678000 0.00000000000 0.00000000000 0.35342678000 92.42709615229pt 37.84599587978pt)" svg:viewBox="0 0 5 5" svg:d="M0.974486 0.0197295C3.11445 -0.306894 6.44004 3.50623 4.0317 5.21305C1.73901 6.847 -1.70134 0.455227 0.974486 0.0197295Z" koffice:nodeTypes="ccc"/>
            <draw:path draw:style-name="gr8" draw:id="shape716" draw:name="path5726" draw:layer="" svg:width="6.08953076582pt" svg:height="3.11465832364pt" draw:transform="matrix(0.35342678000 0.00000000000 0.00000000000 0.35342678000 87.48471063120pt 29.55377699488pt)" svg:viewBox="0 0 6 3" svg:d="M4.91651 2.78982C3.65624 3.67344 2.07363 2.54283 0.748447 1.9062C0.716362 1.87115 0.652192 1.8361 0.619361 1.8361C0.296273 1.62416 -0.220817 1.0234 0.102271 0.669625C0.942449 -0.143073 2.10571 -0.0721555 3.20406 0.139782C3.23615 0.139782 3.30107 0.174833 3.36598 0.174833C4.27033 0.316668 5.23959 0.174833 5.82085 0.633759C5.95069 0.740543 6.01486 0.810645 6.04769 0.881563C6.30586 1.27039 5.30451 1.05845 4.8195 1.30626C4.75533 1.34131 4.7225 1.37636 4.69042 1.41141C4.17333 1.9062 5.11051 2.68385 4.91651 2.78982Z" koffice:nodeTypes="ccccccccccc"/>
            <draw:path draw:style-name="gr25" draw:id="shape717" draw:name="path5728" draw:layer="" svg:width="5.42720895029pt" svg:height="3.75890201102pt" draw:transform="matrix(0.35342678000 0.00000000000 0.00000000000 0.35342678000 92.66878380110pt 35.74397107654pt)" svg:viewBox="0 0 5 4" svg:d="M0.155999 0C1.60543 1.21058 1.30869 0.975599 2.16542 1.54715C2.69269 1.95042 3.12105 1.58128 3.94506 1.37887C3.38507 1.71544 2.98942 1.88373 2.26433 1.78291C2.89051 2.72439 3.05486 4.00166 5.42721 3.49757C4.30723 4.10248 3.02214 3.59839 2.56106 2.58945C2.00107 1.37887 1.27598 1.00895 0.321105 0.369921C-0.238885 0 0.0898042 0.235757 0.155999 0Z" koffice:nodeTypes="cccccccc"/>
            <draw:path draw:style-name="gr25" draw:id="shape718" draw:name="path5730" draw:layer="" svg:width="6.46044999148pt" svg:height="3.12546342653pt" draw:transform="matrix(0.35342678000 0.00000000000 0.00000000000 0.35342678000 92.44840619141pt 34.18719679600pt)" svg:viewBox="0 0 6 3" svg:d="M0.134034 0C1.93126 0.9913 1.57265 0.814107 2.57877 1.23872C2.57877 1.23872 3.47697 1.27465 4.98697 0.637731C4.44739 1.09745 3.54919 1.41591 2.72238 1.45184C3.62141 2.30106 4.01655 3.61082 6.46045 2.62033C5.38211 3.46955 3.90863 3.18621 3.22544 2.23083C2.39863 1.06234 1.53612 0.814107 0.386393 0.353569C-0.296803 0.106152 0.134034 0.283345 0.134034 0Z" koffice:nodeTypes="cccccccc"/>
            <draw:path draw:style-name="gr25" draw:id="shape719" draw:name="path5732" draw:layer="" svg:width="9.86454086893pt" svg:height="9.58939194761pt" draw:transform="matrix(0.35342678000 0.00000000000 0.00000000000 0.35342678000 95.72637228478pt 36.82291235053pt)" svg:viewBox="0 0 10 10" svg:d="M0.144853 0C1.77723 1.25736 1.45058 1.01921 2.3568 1.59658C2.97407 1.97026 3.95232 1.63026 4.85938 1.42658C4.24295 1.76657 3.29988 1.9021 2.50254 1.80026C3.191 2.75131 7.25308 10.0887 9.86454 9.54499C8.63084 10.1905 2.86519 3.60052 2.3568 2.5821C1.74037 1.35921 1.37772 1.01921 0.326599 0.373683C-0.253818 0.0344698 0.108838 0.238155 0.144853 0Z" koffice:nodeTypes="cccccccc"/>
            <draw:path draw:style-name="gr25" draw:id="shape720" draw:name="path5734" draw:layer="" svg:width="5.37989107384pt" svg:height="3.75630541344pt" draw:transform="matrix(0.35342678000 0.00000000000 0.00000000000 0.35342678000 92.28599826318pt 38.14699043912pt)" svg:viewBox="0 0 5 4" svg:d="M0.13171 0C1.60738 1.21016 1.31194 0.975262 2.13235 1.54584C2.68989 1.94975 3.57545 1.57995 4.39586 1.37839C3.83755 1.71407 2.98457 1.84897 2.23083 1.78152C3.4444 3.56304 3.0179 4.00028 5.37989 3.49559C4.26405 4.10106 2.52627 3.59637 2.06644 2.55444C1.54147 1.37839 1.24679 0.975262 0.295337 0.369793C-0.229633 5.50846e-15 0.0983784 0.235675 0.13171 0Z" koffice:nodeTypes="cccccccc"/>
            <draw:path draw:style-name="gr25" draw:id="shape721" draw:name="path5736" draw:layer="" svg:width="9.86439760023pt" svg:height="9.57985073071pt" draw:transform="matrix(0.35342678000 0.00000000000 0.00000000000 0.35342678000 94.48968493709pt 38.64970469099pt)" svg:viewBox="0 0 10 10" svg:d="M0.14562 0C1.77714 1.22228 1.45134 0.984248 2.35755 1.56133C1.66826 1.15416 2.68419 1.8667 4.86011 1.39142C4.24369 1.73124 3.30062 1.90116 2.46643 1.79937C3.19174 2.74994 7.25379 10.0492 9.8644 9.53946C8.63154 10.151 3.33663 3.6324 2.82909 2.6137C2.21266 1.39142 1.37847 0.984248 0.326528 0.373498C-0.253885 5.56365e-15 0.108768 0.237253 0.14562 0Z" koffice:nodeTypes="cccccccc"/>
            <draw:path draw:style-name="gr70" draw:id="shape722" draw:name="path5738" draw:layer="" svg:width="6.99520082286pt" svg:height="3.84272064638pt" draw:transform="matrix(0.35342678000 0.00000000000 0.00000000000 0.35342678000 89.12745605554pt 31.79641538942pt)" svg:viewBox="0 0 7 4" svg:d="M0 0.000562047C0 0.000562047 1.52348 -0.135874 6.9952 3.84272" koffice:nodeTypes="cc"/>
            <draw:path draw:style-name="gr25" draw:id="shape723" draw:name="path5740" draw:layer="" svg:width="16.54191491911pt" svg:height="10.36956366345pt" draw:transform="matrix(0.35342678000 0.00000000000 0.00000000000 0.35342678000 76.30945365797pt 36.09432513410pt)" svg:viewBox="0 0 17 10" svg:d="M10.1135 6.58551C13.0523 6.69141 16.2981 3.3709 16.2981 3.3709C17.0841 2.17011 15.7512 1.64059 15.3755 1.39294C13.5984 0.262209 10.5231 1.9583 8.47285 1.18113C7.1747 0.721671 5.91049 -0.302342 4.30457 0.0862448C4.20198 0.121275 3.24475 0.0153704 3.14216 0.0504003C2.45876 0.156305 2.08312 1.32206 1.19454 2.09924C1.09195 2.20514 1.22926 3.05319 1.36579 3.3709C-0.274057 4.11305 -0.206191 6.33785 0.374622 7.75127C1.2632 10.0469 4.03074 10.8241 6.21825 10.1178C4.68021 9.37568 3.72376 7.7863 4.13333 5.98511C4.54368 4.18311 6.55995 4.21895 7.82417 4.43076C8.67803 4.53667 9.43008 5.94927 10.2161 6.58551C10.1822 6.58551 10.1822 6.58551 10.1135 6.58551Z" koffice:nodeTypes="cccccccccccccc"/>
            <draw:path draw:style-name="gr60" draw:id="shape724" draw:name="path5742" draw:layer="" svg:width="4.90763059200pt" svg:height="2.16804439221pt" draw:transform="matrix(0.35342678000 0.00000000000 0.00000000000 0.35342678000 79.51679231235pt 37.19620530597pt)" svg:viewBox="0 0 5 2" svg:d="M4.90763 0.525361C2.12727 0.0564205 2.81364 -0.846477 0 1.89803C1.30379 2.72846 2.26518 1.46407 4.90763 0.525361Z" koffice:nodeTypes="ccc"/>
            <draw:path draw:style-name="gr6" draw:id="shape725" draw:name="path5744" draw:layer="" svg:width="15.40745093789pt" svg:height="9.10751275226pt" draw:transform="matrix(0.35342678000 0.00000000000 0.00000000000 0.35342678000 76.44395580604pt 36.18805899015pt)" svg:viewBox="0 0 15 9" svg:d="M10.4348 5.48806C12.2365 5.19031 13.9361 4.42914 15.0925 3.07169C15.5683 2.50902 15.5683 1.31725 14.6505 1.35008C11.0472 1.44933 9.10969 2.24409 4.04457 0.0926464C2.48076 -0.570042 2.20913 2.50902 1.019 3.40304C-0.136591 4.23063 -0.171133 5.4224 0.237091 6.54699C0.47496 7.20968 1.0873 7.50743 1.52928 8.20219C2.14083 9.22905 3.53429 9.19546 4.65612 8.99695C2.68487 7.77235 2.78693 6.11716 3.50053 4.39554C3.63635 4.09779 4.3845 3.70079 4.65612 3.60154C5.84625 3.27019 7.00184 3.76721 7.91956 3.40304C9.72124 2.67469 11.727 2.409 13.5287 2.74035C13.6983 2.77394 13.5962 3.30302 13.3246 3.63437C12.5427 4.59481 10.5369 4.03137 10.4348 5.48806Z" koffice:nodeTypes="cccccccccccccc"/>
            <draw:path draw:style-name="gr71" draw:id="shape726" draw:name="path5746" draw:layer="" svg:width="6.07075833253pt" svg:height="8.30415668928pt" draw:transform="matrix(0.35342678000 0.00000000000 0.00000000000 0.35342678000 76.72332784196pt 36.41566565895pt)" svg:viewBox="0 0 6 8" svg:d="M4.22141 0.0740405C3.94299 0.107084 4.013 0.0409971 3.69916 0.00718524C3.21151 -0.0258582 2.58384 0.0409971 2.30542 0.507447C2.23541 0.573534 2.27081 0.640389 2.2008 0.707244C2.02618 0.907042 1.2247 1.83994 1.15549 2.07355C0.981679 2.63913 1.01628 2.3402 0.35401 3.23929C0.249399 3.33919 0.0401759 3.9724 0.00557373 4.13915C-0.0290286 4.53874 0.110185 4.73854 0.0755829 4.8054C0.0755829 5.47164 0.667845 6.10485 1.08548 6.70501C1.78236 7.704 2.06159 7.93761 3.03689 8.30416C2.72306 7.73781 2.06159 7.23755 1.92157 6.70501C1.81776 6.23779 1.64314 5.7383 1.64314 5.30489C1.67775 5.00519 1.71315 4.83921 1.81776 4.53874C2.41003 2.90655 3.1761 2.4401 4.22141 1.60633C4.56985 1.34045 5.78978 1.24055 6.06821 0.907042C6.13822 0.807143 4.74447 0.340693 4.60526 0.273838L4.22141 0.0740405" koffice:nodeTypes="ccccccccccccccccc"/>
            <draw:path draw:style-name="gr72" draw:id="shape727" draw:name="path5748" draw:layer="" svg:width="5.21412710313pt" svg:height="8.73620000000pt" draw:transform="matrix(0.35342678000 0.00000000000 0.00000000000 0.35342678000 76.77173486686pt 36.45506575790pt)" svg:viewBox="0 0 5 9" svg:d="M3.55861 1.66782C3.23569 1.95791 2.94559 2.248 2.6868 2.57404C2.4929 2.7914 2.26694 3.0815 2.10585 3.33564C1.91195 3.69763 1.68598 4.16913 1.49208 4.78526C1.39513 5.07536 1.36306 5.29272 1.33025 5.58281C1.29818 6.01753 1.46001 6.56093 1.55696 7.03243C1.68598 7.61262 2.23487 8.15602 2.52572 8.7362C2.46084 8.7362 2.39595 8.70025 2.33182 8.70025C2.29975 8.66347 2.23487 8.66347 2.2028 8.62752C1.65317 8.37338 1.39513 7.9746 0.911122 7.14111C0.620272 6.66961 0.297353 6.16216 0.136267 5.69149C0.0713855 5.51008 0.0385716 5.32866 0.0713855 5.14809C0.0713855 5.03857 -0.0255646 4.82121 0.00650345 4.42244C0.0385716 4.38649 0.0385716 4.31376 0.0713855 4.24186C0.136267 3.98772 0.232471 3.58895 0.297353 3.48027C0.491254 3.19018 0.588204 3.04555 0.684408 2.93687C0.84624 2.71867 0.878308 2.64594 0.943194 2.50131C0.943194 2.42942 0.975262 2.39263 1.00733 2.28395C1.00733 2.28395 1.00733 2.28395 1.00733 2.248C1.04014 2.17527 1.10428 2.06659 1.16916 1.95791C1.20123 1.88518 1.20123 1.8484 1.23404 1.81245C1.46001 1.37773 1.78293 1.0149 1.91195 0.834328C1.94402 0.761596 1.94402 0.652916 1.97683 0.616968C2.0089 0.544236 2.04097 0.507452 2.07304 0.471504C2.10585 0.398772 2.13792 0.362824 2.2028 0.326876C2.29975 0.218196 2.46084 0.145464 2.58985 0.10868C2.75169 0.072732 2.94559 0 3.07461 0C3.10667 0 3.13874 0 3.17156 0C3.36546 0 3.39752 0.036784 3.46166 0.036784C3.52654 0.036784 3.55861 0.036784 3.65556 0.036784C3.65556 0.036784 3.72044 0.072732 3.72044 0.072732C3.75251 0.072732 3.91434 0.181412 3.94641 0.181412C3.94641 0.181412 3.97848 0.218196 3.97848 0.218196C4.01129 0.218196 4.04336 0.254144 4.1075 0.254144C4.14031 0.290092 4.17238 0.290092 4.17238 0.290092C4.26933 0.326876 4.39835 0.398772 4.4953 0.435556C4.6892 0.507452 4.91517 0.616968 5.04418 0.688864C5.1732 0.761596 5.23808 0.834328 5.20602 0.834328C5.14113 0.906224 5.10907 0.906224 5.04418 0.943008C4.94723 1.0149 4.78615 1.08764 4.65713 1.16037C4.23726 1.34178 3.78458 1.45046 3.55861 1.66782Z" koffice:nodeTypes="ccccccccccccccccccccccccccccccccccccccccc"/>
            <draw:path draw:style-name="gr73" draw:id="shape728" draw:name="path5750" draw:layer="" svg:width="5.23675726841pt" svg:height="8.26635983026pt" draw:transform="matrix(0.35342678000 0.00000000000 0.00000000000 0.35342678000 76.82462270811pt 36.48641864424pt)" svg:viewBox="0 0 5 8" svg:d="M3.50549 1.53218C3.18701 1.77858 2.90291 2.06076 2.65484 2.44866C2.47718 2.62513 2.2291 2.94228 2.08746 3.1895C1.8746 3.47087 1.66173 3.9653 1.44968 4.52885C1.30722 4.81104 1.27202 4.9875 1.23681 5.26969C1.20161 5.69255 1.34325 6.18617 1.44968 6.60985C1.59132 7.17341 2.15869 7.70281 2.44197 8.23139C2.37156 8.23139 2.33554 8.23139 2.30033 8.23139C2.26513 8.26636 2.2291 8.26636 2.1939 8.26636C1.66173 7.98499 1.34325 7.59709 0.847104 6.82129C0.598212 6.36264 0.244525 5.86902 0.102067 5.44615C0.0316572 5.26969 0.0316572 5.09322 0.0316572 4.91757C0.0316572 4.81104 -0.0395716 4.5996 0.0316572 4.28245C0.0316572 4.2117 0.0316572 4.17673 0.0668623 4.10598C0.138091 3.85958 0.244525 3.50665 0.314935 3.36515C0.492597 3.15453 0.598212 2.97806 0.669441 2.87235C0.81108 2.6601 0.882309 2.58935 0.952719 2.48363C0.952719 2.4137 0.988743 2.37873 0.988743 2.30798C1.02394 2.27301 1.02394 2.23723 1.02394 2.23723C1.05915 2.16648 1.09517 2.06076 1.16558 1.92008C1.20161 1.88511 1.20161 1.84933 1.23681 1.81436C1.44968 1.35571 1.76816 1.10931 1.91062 0.862092C1.94583 0.827124 1.94583 0.721407 1.98103 0.685626C2.01705 0.614876 2.05226 0.579908 2.08746 0.54494C2.12267 0.474191 2.15869 0.439223 2.1939 0.403442C2.30033 0.297725 2.44197 0.227789 2.61963 0.15704C2.76127 0.122072 2.93812 0.0155413 3.08057 0.0155413C3.11578 0.0155413 3.15098 0.0155413 3.18701 0.0155413C3.36385 -0.0194267 3.39906 0.0155413 3.50549 0.0155413C3.54151 0.0155413 3.61192 0.0155413 3.68315 0.0155413C3.68315 0.0155413 3.75356 0.0513225 3.78959 0.0513225C3.78959 0.0513225 3.96643 0.122072 4.00164 0.122072C4.00164 0.122072 4.03766 0.15704 4.03766 0.15704C4.07286 0.15704 4.14409 0.15704 4.1793 0.192008C4.2145 0.192008 4.25053 0.192008 4.28573 0.227789C4.35614 0.227789 4.4986 0.297725 4.60503 0.333506C4.78188 0.403442 5.02995 0.474191 5.13638 0.54494C5.20761 0.650658 5.27802 0.685626 5.20761 0.721407C5.17159 0.756375 5.10118 0.791343 5.02995 0.791343C4.92352 0.862092 4.74667 0.89706 4.60503 0.967809C4.2145 1.21503 3.71836 1.28496 3.50549 1.53218Z" koffice:nodeTypes="ccccccccccccccccccccccccccccccccccccccccc"/>
            <draw:path draw:style-name="gr74" draw:id="shape729" draw:name="path5752" draw:layer="" svg:width="4.36756562800pt" svg:height="8.02562048000pt" draw:transform="matrix(0.35342678000 0.00000000000 0.00000000000 0.35342678000 76.86916597889pt 36.50426276568pt)" svg:viewBox="0 0 4 8" svg:d="M2.85704 1.45913C2.59834 1.70192 2.37178 1.97996 2.17738 2.36217C2.01513 2.57051 1.78858 2.88381 1.69138 3.12659C1.56203 3.36938 1.33548 3.85656 1.14108 4.37739C1.04388 4.65544 0.979574 4.82931 0.946676 5.0721C0.882375 5.45431 1.01173 5.94069 1.10893 6.35736C1.23828 6.87899 1.69138 7.39982 1.95083 7.8862C1.91793 7.92145 1.91793 7.92145 1.88578 7.95591C1.88578 7.99036 1.85363 7.99036 1.82073 8.02562C1.39978 7.78203 1.07603 7.36537 0.687974 6.6354C0.461422 6.14902 0.169821 5.6979 0.0726207 5.31569C0.0083189 5.14181 0.0083189 4.96794 0.0083189 4.79486C0.0083189 4.68989 -0.0245797 4.48156 0.0404698 4.20351C0.0404698 4.16906 0.0404698 4.09935 0.0726207 4.03044C0.13767 3.8213 0.234871 3.50881 0.299173 3.33493C0.396373 3.16185 0.493573 3.02243 0.558623 2.91826C0.687974 2.67547 0.752276 2.60576 0.785175 2.50079C0.817326 2.46634 0.817326 2.39663 0.849476 2.36217C0.849476 2.32772 0.882375 2.29326 0.882375 2.29326C0.882375 2.22355 0.946676 2.11939 0.979574 1.97996C1.01173 1.94551 1.01173 1.91105 1.04388 1.8758C1.23828 1.38942 1.46483 1.21554 1.59418 0.972754C1.62708 0.903043 1.62708 0.833331 1.65923 0.798876C1.69138 0.729165 1.72428 0.69471 1.72428 0.660255C1.75643 0.590543 1.78858 0.555287 1.85363 0.520832C1.91793 0.416666 2.04803 0.346954 2.17738 0.278044C2.27458 0.208333 2.46824 0.0697114 2.56544 0.0697114C2.59834 0.0697114 2.63049 0.0697114 2.66264 0.034455C2.82489 0.034455 2.85704 0.034455 2.95424 0.034455C2.98639 0 3.01929 0 3.08359 0C3.11649 0 3.14864 0.034455 3.18079 0.034455C3.21294 0.034455 3.34304 0.104166 3.37519 0.104166C3.37519 0.104166 3.40734 0.104166 3.40734 0.104166C3.44024 0.104166 3.50454 0.138621 3.56959 0.138621C3.56959 0.138621 3.63389 0.173878 3.63389 0.173878C3.66679 0.208333 3.82829 0.278044 3.89334 0.278044C4.0227 0.346954 4.24925 0.416666 4.3143 0.486377C4.3786 0.555287 4.3786 0.624998 4.34645 0.624998C4.2814 0.660255 4.24925 0.69471 4.1842 0.69471C4.05485 0.764421 3.89334 0.798876 3.79614 0.868588C3.44024 1.14663 3.05144 1.21554 2.85704 1.45913Z" koffice:nodeTypes="ccccccccccccccccccccccccccccccccccccccccc"/>
            <draw:path draw:style-name="gr75" draw:id="shape730" draw:name="path5754" draw:layer="" svg:width="4.56736724656pt" svg:height="7.74919712000pt" draw:transform="matrix(0.35342678000 0.00000000000 0.00000000000 0.35342678000 76.90906815880pt 36.52886126957pt)" svg:viewBox="0 0 5 8" svg:d="M2.88685 1.36528C2.62783 1.57 2.40556 1.84321 2.1833 2.25264C2.07217 2.45735 1.77639 2.79906 1.70202 3.00378C1.59089 3.20849 1.33187 3.68642 1.1096 4.19899C0.999327 4.43756 0.924954 4.64306 0.888195 4.84778C0.813823 5.22256 0.888195 5.63277 1.03609 6.0422C1.18398 6.58863 1.6285 7.10041 1.92428 7.50984C1.92428 7.54448 1.92428 7.57834 1.92428 7.61298C1.92428 7.6807 1.92428 7.71534 1.92428 7.7492C1.443 7.54448 1.1096 7.06656 0.702692 6.38391C0.44367 5.93984 0.184649 5.49656 0.0367588 5.15485C0 5.01785 0 4.84778 0 4.67692C0.0367588 4.53992 0 4.36906 0.0735176 4.09585C0.0735176 4.06199 0.0735176 3.99349 0.110276 3.92578C0.184649 3.72106 0.29578 3.48171 0.369298 3.27699C0.44367 3.13999 0.518043 3.00378 0.59156 2.93607C0.73945 2.69671 0.813823 2.56049 0.850582 2.52585C0.850582 2.49199 0.888195 2.42349 0.924954 2.38885C0.924954 2.35499 0.924954 2.32114 0.961713 2.32114C0.961713 2.25264 0.999327 2.15028 1.07284 2.01407C1.07284 1.97942 1.07284 1.94557 1.1096 1.91171C1.29511 1.39914 1.51737 1.33064 1.66526 1.05821C1.70202 0.989712 1.70202 0.921211 1.73963 0.853498C1.77639 0.818854 1.81315 0.784998 1.81315 0.750354C1.85076 0.682641 1.88752 0.647997 1.92428 0.614141C1.99865 0.511784 2.14654 0.443284 2.25767 0.340927C2.36881 0.30707 2.59107 0.136213 2.66459 0.102357C2.70134 0.102357 2.73896 0.067713 2.77572 0.067713C2.92361 0.0338565 2.99798 0.0338565 3.07235 0C3.14587 0 3.18263 0 3.257 0C3.257 0 3.29376 0.0338565 3.33137 0.0338565C3.40489 0.0338565 3.51602 0.067713 3.55278 0.067713C3.55278 0.067713 3.5904 0.067713 3.5904 0.067713C3.62715 0.067713 3.70153 0.067713 3.77504 0.067713C3.77504 0.102357 3.84942 0.102357 3.84942 0.102357C3.88618 0.136213 4.07168 0.204714 4.1452 0.23857C4.25633 0.272427 4.51535 0.340927 4.55296 0.409427C4.58972 0.47714 4.55296 0.511784 4.47859 0.54564C4.44183 0.54564 4.36746 0.580284 4.29309 0.580284C4.1452 0.614141 3.96055 0.647997 3.84942 0.716498C3.47926 1.02357 3.10911 1.09207 2.88685 1.36528Z" koffice:nodeTypes="ccccccccccccccccccccccccccccccccccccccccc"/>
            <draw:path draw:style-name="gr8" draw:id="shape731" draw:name="path5756" draw:layer="" svg:width="3.83063184000pt" svg:height="7.47916488000pt" draw:transform="matrix(0.35342678000 0.00000000000 0.00000000000 0.35342678000 76.94554180250pt 36.55317703203pt)" svg:viewBox="0 0 4 7" svg:d="M0.64431 4.62874C0.542536 4.96368 0.610646 5.36668 0.746085 5.76891C0.915187 6.339 1.32228 6.90908 1.5595 7.31131C1.59394 7.37861 1.59394 7.4459 1.59394 7.47916C1.22051 7.31131 0.881523 6.80852 0.542536 6.17114C0.33977 5.73565 0.136221 5.29939 0.0344467 4.99771C0 4.86312 0 4.69604 0 4.52819C0.0344467 4.36033 0.0681106 4.12518 0.136221 3.85677C0.237213 3.5551 0.407098 3.15287 0.508872 2.91849C0.610646 2.68334 0.712421 2.54952 0.746085 2.54952C0.746085 2.51549 0.814195 2.38167 0.814195 2.34763C0.847859 2.28034 0.881523 2.17978 0.915187 2.04596C0.915187 2.0127 0.949633 1.97944 0.949633 1.9454C1.08507 1.40858 1.25417 1.44184 1.39039 1.10691C1.42406 1.00635 1.49217 0.905792 1.52583 0.838496C1.5595 0.805234 1.59394 0.737938 1.59394 0.704677C1.66127 0.604119 1.76305 0.536823 1.86482 0.40223C1.93293 0.368969 2.1357 0.167854 2.20381 0.134592C2.40736 0.0672962 2.47468 0.0340349 2.57646 0C2.64457 0 2.71268 0 2.81367 0C2.88178 0 2.91545 0 2.98356 0C3.05167 0 3.11899 0.0340349 3.1871 0.0340349L3.25443 0.0672962C3.25443 0.0672962 3.45798 0.134592 3.49164 0.167854C3.59342 0.201115 3.83063 0.23515 3.83063 0.302446C3.83063 0.436265 3.69519 0.436265 3.49164 0.469527C3.35621 0.503562 3.1871 0.536823 3.11899 0.604119C2.78001 0.939053 2.50913 1.00635 2.27192 1.27476C2.10203 1.47588 1.96659 1.74429 1.76305 2.17978C1.69494 2.34763 1.39039 2.7166 1.35595 2.91849C1.28862 3.08557 1.05141 3.5551 0.847859 4.02462C0.746085 4.25977 0.677974 4.46089 0.64431 4.62874Z" koffice:nodeTypes="cccccccccccccccccccccccccccccccc"/>
            <draw:path draw:style-name="gr6" draw:id="shape732" draw:name="path5758" draw:layer="" svg:width="2.13434503811pt" svg:height="2.58820034662pt" draw:transform="matrix(0.35342678000 0.00000000000 0.00000000000 0.35342678000 76.82612184259pt 36.32048084008pt)" svg:viewBox="0 0 2 3" svg:d="M2.06327 0C1.7594 0.275751 1.30359 0.354927 1.10139 0.630677C0.797516 1.06478 0.190933 1.3014 0.038995 1.77554C-0.0626865 2.05129 0.038995 2.72201 0.291446 2.56457C1.05114 2.20874 1.10139 1.3014 1.50578 0.630677C1.65771 0.433192 1.85991 0.275751 2.11353 0.118309C2.16378 0.118309 2.11353 0.0391329 2.06327 0Z" koffice:nodeTypes="ccccccc"/>
            <draw:path draw:style-name="gr69" draw:id="shape733" draw:name="path5760" draw:layer="" svg:width="19.70154568446pt" svg:height="16.11965952452pt" draw:transform="matrix(0.35342678000 0.00000000000 0.00000000000 0.35342678000 93.30213318090pt 50.03852924971pt)" svg:viewBox="0 0 20 16" svg:d="M0 0C0 0 18.8018 14.0853 19.6832 15.4704C19.6832 15.4704 20.0009 16.3826 17.9904 16.0445C17.9904 16.0445 0.352737 2.66889 0.176776 1.6889C0 0.743176 0 -1.10704e-14 0 0Z" koffice:nodeTypes="ccccc"/>
            <draw:path draw:style-name="gr69" draw:id="shape734" draw:name="path5762" draw:layer="" svg:width="23.31204586318pt" svg:height="17.04025850329pt" draw:transform="matrix(0.35342678000 0.00000000000 0.00000000000 0.35342678000 93.34557124583pt 49.27852030200pt)" svg:viewBox="0 0 23 17" svg:d="M0.0510373 0C0.0510373 0 23.312 16.5652 23.312 16.8431C23.312 16.8431 22.7893 17.121 22.4052 17.0169L13.5473 10.3146L2.73626 2.535C2.73626 2.535 -0.437041 0.624738 0.0510373 0Z" koffice:nodeTypes="cccccc"/>
            <draw:path draw:style-name="gr69" draw:id="shape735" draw:name="path5764" draw:layer="" svg:width="15.27646225067pt" svg:height="13.72066596115pt" draw:transform="matrix(0.35342678000 0.00000000000 0.00000000000 0.35342678000 93.13079187795pt 51.64450053803pt)" svg:viewBox="0 0 15 14" svg:d="M0 0L15.2765 13.3284C15.2765 13.3284 14.6823 13.8626 13.8434 13.6842C13.0393 13.5067 13.7038 13.6842 13.7038 13.6842L0.104954 1.38979C0.104954 1.38979 1.1473e-14 1.06926 0 0Z" koffice:nodeTypes="cccccc"/>
            <draw:path draw:style-name="gr65" draw:id="shape736" draw:name="path5766" draw:layer="" svg:width="9.40900000000pt" svg:height="9.31633180444pt" draw:transform="matrix(0.35342678000 0.00000000000 0.00000000000 0.35342678000 92.89809568600pt 53.18939967877pt)" svg:viewBox="0 0 9 9" svg:d="M0 0L9.409 9.31633C9.409 9.31633 7.05694 9.14052 7.05694 8.36321L0 1.05812L0 0" koffice:nodeTypes="ccccc"/>
            <draw:path draw:style-name="gr13" draw:id="shape737" draw:name="path5768" draw:layer="" svg:width="3.64817956166pt" svg:height="4.80645280138pt" draw:transform="matrix(0.35342678000 0.00000000000 0.00000000000 0.35342678000 86.72246648311pt 56.94877467104pt)" svg:viewBox="0 0 4 5" svg:d="M3.124 2.93653C3.91781 2.69808 3.78563 0.283815 2.89251 0.0453682C1.6021 -0.260533 0.37816 1.03131 0.0801966 2.39218C-0.0848293 3.27616 -0.0848293 4.53506 0.974083 4.80645C1.10626 3.82051 1.56925 3.37813 3.124 2.93653Z" koffice:nodeTypes="ccccc"/>
            <draw:path draw:style-name="gr76" draw:id="shape738" draw:name="path5770" draw:layer="" svg:width="3.64817956166pt" svg:height="4.80645280138pt" draw:transform="matrix(0.35342678000 0.00000000000 0.00000000000 0.35342678000 86.72246648311pt 56.94877467104pt)" svg:viewBox="0 0 4 5" svg:d="M3.124 2.93653C3.91781 2.69808 3.78563 0.283815 2.89251 0.0453682C1.6021 -0.260533 0.37816 1.03131 0.0801966 2.39218C-0.0848293 3.27616 -0.0848293 4.53506 0.974083 4.80645C1.10626 3.82051 1.56925 3.37813 3.124 2.93653Z" koffice:nodeTypes="ccccc"/>
            <draw:path draw:style-name="gr13" draw:id="shape739" draw:name="path5772" draw:layer="" svg:width="3.73661122122pt" svg:height="5.33188651042pt" draw:transform="matrix(0.35342678000 0.00000000000 0.00000000000 0.35342678000 87.94923901866pt 58.34091876541pt)" svg:viewBox="0 0 4 5" svg:d="M2.52146 3.49177C3.48839 2.57624 4.10712 2.90278 3.48839 2.57624C2.56074 2.08529 2.40539 0.581525 2.48307 0.352265C3.06341 -0.889812 -0.725764 1.36659 0.125102 3.78588C0.395629 4.60338 1.24561 5.61695 2.44468 5.25722C2.17415 4.76703 2.05808 3.91711 2.52146 3.49177Z" koffice:nodeTypes="cccccc"/>
            <draw:path draw:style-name="gr76" draw:id="shape740" draw:name="path5774" draw:layer="" svg:width="3.73661122122pt" svg:height="5.33188651042pt" draw:transform="matrix(0.35342678000 0.00000000000 0.00000000000 0.35342678000 87.94923901866pt 58.34091876541pt)" svg:viewBox="0 0 4 5" svg:d="M2.52146 3.49177C3.48839 2.57624 4.10712 2.90278 3.48839 2.57624C2.56074 2.08529 2.40539 0.581525 2.48307 0.352265C3.06341 -0.889812 -0.725764 1.36659 0.125102 3.78588C0.395629 4.60338 1.24561 5.61695 2.44468 5.25722C2.17415 4.76703 2.05808 3.91711 2.52146 3.49177Z" koffice:nodeTypes="cccccc"/>
            <draw:path draw:style-name="gr13" draw:id="shape741" draw:name="path5776" draw:layer="" svg:width="4.54850109154pt" svg:height="5.40875094220pt" draw:transform="matrix(0.35342678000 0.00000000000 0.00000000000 0.35342678000 94.06657655095pt 57.84654853847pt)" svg:viewBox="0 0 5 5" svg:d="M2.12616 3.46177C1.16559 2.57232 -0.311961 2.73715 0.0582798 2.21001C0.833738 1.05776 1.79431 0.299718 1.86768 0.200975C2.31128 -0.655051 5.19217 1.35399 4.41671 3.758C4.15822 4.58136 2.71735 5.70096 1.57251 5.33865C1.79431 4.87759 2.53309 3.8894 2.12616 3.46177Z" koffice:nodeTypes="cccccc"/>
            <draw:path draw:style-name="gr76" draw:id="shape742" draw:name="path5778" draw:layer="" svg:width="4.54850109154pt" svg:height="5.40875094220pt" draw:transform="matrix(0.35342678000 0.00000000000 0.00000000000 0.35342678000 94.06657655095pt 57.84654853847pt)" svg:viewBox="0 0 5 5" svg:d="M2.12616 3.46177C1.16559 2.57232 -0.311961 2.73715 0.0582798 2.21001C0.833738 1.05776 1.79431 0.299718 1.86768 0.200975C2.31128 -0.655051 5.19217 1.35399 4.41671 3.758C4.15822 4.58136 2.71735 5.70096 1.57251 5.33865C1.79431 4.87759 2.53309 3.8894 2.12616 3.46177Z" koffice:nodeTypes="cccccc"/>
            <draw:path draw:style-name="gr69" draw:id="shape743" draw:name="path5780" draw:layer="" svg:width="9.17743089340pt" svg:height="13.14002816000pt" draw:transform="matrix(0.35342678000 0.00000000000 0.00000000000 0.35342678000 84.27466429673pt 45.25737176987pt)" svg:viewBox="0 0 9 13" svg:d="M0.537506 0C0.677263 1.47878 -0.336585 3.29314 0.118233 4.13329C2.21621 7.7628 4.52504 12.1317 9.17743 13.14C9.00294 9.71203 7.7435 4.73859 3.7907 3.59619C2.39151 3.19239 1.30738 1.34469 0.537506 0Z" koffice:nodeTypes="ccccc"/>
            <draw:path draw:style-name="gr69" draw:id="shape744" draw:name="path5782" draw:layer="" svg:width="10.42560505136pt" svg:height="5.99840258868pt" draw:transform="matrix(0.35342678000 0.00000000000 0.00000000000 0.35342678000 79.23518185405pt 35.52343276582pt)" svg:viewBox="0 0 10 6" svg:d="M3.0686 0C3.10209 0.190144 3.23761 0.455645 3.10209 0.60811C2.39413 1.59563 1.2142 3.30518 0 2.92576C1.82091 4.06575 4.2828 2.58403 6.30621 3.19126C7.38567 3.49532 9.03758 3.68546 8.70034 5.01559C8.22837 7.10455 9.81329 5.24342 10.0835 5.05327C10.4878 4.71154 10.4878 4.06575 10.3195 3.68546C10.117 3.22982 9.51033 3.11591 9.07185 2.96344C7.04766 2.27997 4.78904 2.05128 3.30459 0.304055L3.0686 6.22605e-15" koffice:nodeTypes="cccccccccc"/>
            <draw:path draw:style-name="gr69" draw:id="shape745" draw:name="path5784" draw:layer="" svg:width="8.29325365780pt" svg:height="12.46639108923pt" draw:transform="matrix(0.35342678000 0.00000000000 0.00000000000 0.35342678000 85.34437580242pt 33.73367955190pt)" svg:viewBox="0 0 8 12" svg:d="M7.08277 11.6509C10.375 7.50663 6.28488 2.37765 2.76 0.30553C2.19479 -0.03447 0.86394 0.407373 0 0C0.0660434 0.0336866 0.0330217 0.0673732 0 0.0673732C0.0660434 0.13553 0.232688 0.17 0.232688 0.237373C0.298731 0.577373 0.531419 0.814746 0.731085 0.984745C1.76244 1.83396 2.161 2.88686 2.39369 4.17792C2.42748 4.38161 2.62715 4.55161 2.66017 4.78898C2.76 5.6382 3.2584 6.38557 3.35823 7.2011C3.52488 8.72953 3.8574 10.2243 5.2205 11.039C5.48698 11.209 5.71967 11.3109 5.98538 11.4809C6.28488 11.6509 6.45075 12.2619 6.78328 12.4664L7.08277 11.6509" koffice:nodeTypes="ccccccccccccc"/>
            <draw:path draw:style-name="gr69" draw:id="shape746" draw:name="path5786" draw:layer="" svg:width="6.23922709287pt" svg:height="9.97921081600pt" draw:transform="matrix(0.35342678000 0.00000000000 0.00000000000 0.35342678000 82.22234499861pt 38.62510618710pt)" svg:viewBox="0 0 6 10" svg:d="M4.8042 0C4.30983 1.14361 2.96704 1.38576 1.90732 1.76696C1.55408 1.90602 1.55408 2.35595 1.48393 2.63326C0.847609 5.12826 1.09479 7.65763 0 9.97921C4.30983 9.94485 6.64137 6.44529 6.18208 2.42547C6.07602 1.6287 5.12236 0.935826 4.8042 0Z" koffice:nodeTypes="cccccc"/>
            <draw:path draw:style-name="gr69" draw:id="shape747" draw:name="path5788" draw:layer="" svg:width="4.43908108800pt" svg:height="5.20848904089pt" draw:transform="matrix(0.35342678000 0.00000000000 0.00000000000 0.35342678000 81.02267313658pt 39.17805150620pt)" svg:viewBox="0 0 4 5" svg:d="M3.59031 0.190325C2.54556 2.00007 1.14199 3.42223 0 5.07099C1.10958 5.03819 2.38274 5.52342 3.19834 4.84439C4.56949 3.71293 3.49232 1.58043 4.43908 0.0934268C4.17752 0.190325 3.85112 -0.229317 3.59031 0.190325Z" koffice:nodeTypes="ccccc"/>
            <draw:path draw:style-name="gr69" draw:id="shape748" draw:name="path5790" draw:layer="" svg:width="5.03447891672pt" svg:height="14.71142808501pt" draw:transform="matrix(0.35342678000 0.00000000000 0.00000000000 0.35342678000 80.55939789146pt 41.22406535651pt)" svg:viewBox="0 0 5 15" svg:d="M2.94893 13.3632C2.84457 13.913 2.11406 15.0119 1.80179 14.634C0.724494 13.4313 1.66211 11.4388 0.932408 10.065C-0.562319 7.17953 -0.283764 3.74426 1.94067 1.37458C2.04502 1.23673 2.14938 0.927745 2.07954 0.652828C3.12232 0.652828 4.23494 0.789891 5.03448 0C2.28826 2.64538 3.57427 8.24433 3.33104 12.4695C3.33104 12.9163 3.0878 13.3283 2.94893 13.7752L2.94893 13.3632" koffice:nodeTypes="ccccccccc"/>
            <draw:path draw:style-name="gr69" draw:id="shape749" draw:name="path5792" draw:layer="" svg:width="6.25276861633pt" svg:height="15.45784132267pt" draw:transform="matrix(0.35342678000 0.00000000000 0.00000000000 0.35342678000 81.83571503083pt 41.57975406790pt)" svg:viewBox="0 0 6 15" svg:d="M5.15917 15.4578C7.4509 10.9855 5.32325 4.78824 5.97803 0C2.96574 2.4997 2.54006 1.83051 0.706522 2.42904C0.772302 1.86543 1.06643 1.02083 1.16472 0.492955C1.16472 0.351647 0.772302 0.704106 0.772302 0.773948C-0.112331 4.08414 -0.341428 7.57056 0.640741 10.6688C1.19799 12.4295 2.89996 13.8027 4.6352 14.7188C4.83179 14.8244 5.02837 15.1411 5.15917 15.4578Z" koffice:nodeTypes="cccccccc"/>
            <draw:path draw:style-name="gr69" draw:id="shape750" draw:name="path5794" draw:layer="" svg:width="7.52130403231pt" svg:height="12.66401810253pt" draw:transform="matrix(0.35342678000 0.00000000000 0.00000000000 0.35342678000 84.38158357265pt 38.43540713467pt)" svg:viewBox="0 0 8 13" svg:d="M3.07504 0.337716C2.53603 1.72744 1.24322 2.72515 0.776351 4.00804C0.418113 5.04109 0.274652 6.35932 0.0590462 7.57153C-0.336508 9.78062 1.31536 13.0236 3.2185 12.6315C7.4195 11.7407 8.35324 6.21714 6.84566 2.72515C6.41445 1.72744 4.15224 1.4061 3.25416 0.0525382C3.14636 -0.125801 3.14636 0.195538 3.07504 0.337716Z" koffice:nodeTypes="ccccccc"/>
            <draw:path draw:style-name="gr69" draw:id="shape751" draw:name="path5796" draw:layer="" svg:width="8.02616601164pt" svg:height="13.08508294020pt" draw:transform="matrix(0.35342678000 0.00000000000 0.00000000000 0.35342678000 86.86241450787pt 37.19075894315pt)" svg:viewBox="0 0 8 13" svg:d="M0 1.42624C0.593647 2.64461 -0.148198 4.03634 0.148198 5.01152C0.741845 6.96027 1.07593 8.8745 1.70641 10.8232C2.00281 11.7976 3.63555 12.0408 4.85968 12.6323C5.04471 12.7022 5.26744 13.2239 5.41564 13.0497C5.89792 12.3891 6.08295 12.1797 6.63977 11.5191C6.93616 11.2053 7.30708 10.4051 7.78937 10.0921C8.16029 9.81356 8.01209 9.22203 7.90073 8.70033C7.38161 5.67207 6.19432 2.92312 5.3788 0C4.26603 1.18305 3.82059 2.74895 2.81918 3.96732C1.89145 3.16631 1.29866 1.87892 0 1.42624Z" koffice:nodeTypes="ccccccccccc"/>
            <draw:path draw:style-name="gr69" draw:id="shape752" draw:name="path5798" draw:layer="" svg:width="3.79256436307pt" svg:height="8.28979264000pt" draw:transform="matrix(0.35342678000 0.00000000000 0.00000000000 0.35342678000 88.25802617674pt 41.61622771160pt)" svg:viewBox="0 0 4 8" svg:d="M0.101267 0.400017C0.944903 1.09947 1.9568 0.566627 2.66489 0C3.94631 2.53062 4.14885 5.59333 3.20472 8.28979C1.45046 7.25789 0.978399 5.4605 0.641101 3.56253C0.607605 3.46272 0.641101 3.1295 0.574108 2.92987C0.303802 2.06458 0.135543 1.26531 0 0.400017C0.0342751 0.400017 0.0677713 0.400017 0.101267 0.400017Z" koffice:nodeTypes="ccccccc"/>
            <draw:path draw:style-name="gr69" draw:id="shape753" draw:name="path5800" draw:layer="" svg:width="11.51841649134pt" svg:height="14.72925714286pt" draw:transform="matrix(0.35342678000 0.00000000000 0.00000000000 0.35342678000 81.87203432747pt 45.44143643690pt)" svg:viewBox="0 0 12 15" svg:d="M0.128508 0C0.234112 0.960069 -0.0843366 2.06292 0.0220859 2.77517C0.234112 4.01998 2.11287 4.30472 2.53856 5.83508C2.57376 5.97704 2.99945 6.119 3.10588 6.33317C4.45253 9.39308 6.36731 11.8827 9.13184 13.8759C9.84078 14.3739 10.7626 14.1606 11.4355 14.7293C11.6483 12.6655 11.5419 11.456 10.0184 9.85506C9.84078 9.64171 9.45029 9.10834 9.23826 8.82278C8.88379 8.32552 8.56453 7.82743 8.21006 7.36463C7.57234 6.51041 6.75698 4.90948 5.62236 4.69613C4.7718 4.51807 4.02766 3.77135 3.2123 3.27326C1.86483 2.49043 0.6246 1.56483 0.128508 0Z" koffice:nodeTypes="cccccccccccc"/>
            <draw:path draw:style-name="gr69" draw:id="shape754" draw:name="path5802" draw:layer="" svg:width="6.90158919074pt" svg:height="12.19680492308pt" draw:transform="matrix(0.35342678000 0.00000000000 0.00000000000 0.35342678000 84.35251888702pt 42.15569834859pt)" svg:viewBox="0 0 7 12" svg:d="M0.11154 0.638511C-0.0368941 3.46067 0.0746463 6.48507 1.74689 8.87019C2.63836 10.1472 4.01288 11.222 5.3874 12.1968C7.83958 8.83687 6.50195 4.40139 6.79882 0.403719C6.20508 1.34444 5.23897 1.94885 4.08667 2.15033C2.34063 2.45253 0.520808 1.57923 0 0L0.11154 0.638511" koffice:nodeTypes="ccccccc"/>
            <draw:path draw:style-name="gr69" draw:id="shape755" draw:name="path5804" draw:layer="" svg:width="5.50318710111pt" svg:height="11.56898620754pt" draw:transform="matrix(0.35342678000 0.00000000000 0.00000000000 0.35342678000 86.67639096589pt 41.31502714406pt)" svg:viewBox="0 0 6 12" svg:d="M3.74989 11.5659C2.98697 10.6799 0.951694 10.9187 0.843426 9.72632C0.443084 6.38872 -1.33789 2.16507 1.93366 0.0536391C2.47836 -0.286484 3.7138 1.07558 4.07721 1.75661C5.09443 3.59626 5.24047 5.84358 5.49477 7.92123C5.63997 9.18196 3.85983 11.668 3.74989 11.5659Z" koffice:nodeTypes="cccccc"/>
            <draw:path draw:style-name="gr69" draw:id="shape756" draw:name="path5806" draw:layer="" svg:width="8.02238161060pt" svg:height="13.00002307847pt" draw:transform="matrix(0.35342678000 0.00000000000 0.00000000000 0.35342678000 86.45917703029pt 45.13494473328pt)" svg:viewBox="0 0 8 13" svg:d="M5.18927 2.05752C5.82046 3.46556 6.15361 4.76535 7.26611 5.99271C6.30177 4.94604 7.97096 9.17016 8.00778 8.33999C7.93413 10.181 8.19363 13.1053 7.78511 12.9971C6.26494 12.6724 4.29943 12.5275 3.55777 10.7223C3.1501 9.74803 2.8161 8.77298 2.22259 7.83373C2.0376 7.50899 1.92626 7.11181 1.7781 6.75127C1.44409 5.9211 -0.261921 5.09009 0.0344033 4.54886C0.887409 3.24907 1.62908 1.55209 1.11008 0C1.18459 0.252298 1.5186 0.613676 1.92626 0.721922C2.85292 0.902611 3.52094 1.40721 4.41077 1.66034C4.78161 1.76859 5.15244 1.98591 5.18927 2.05752Z" koffice:nodeTypes="cccccccccccc"/>
            <draw:path draw:style-name="gr69" draw:id="shape757" draw:name="path5808" draw:layer="" svg:width="5.15592163234pt" svg:height="11.25203333333pt" draw:transform="matrix(0.35342678000 0.00000000000 0.00000000000 0.35342678000 88.45948880570pt 44.32573877779pt)" svg:viewBox="0 0 5 11" svg:d="M5.15592 11.252C2.00859 11.0173 0.659625 6.3817 0.0181446 3.42558C-0.142782 2.68654 0.820552 1.20925 0.788663 0C0.820552 1.30996 2.36159 1.71279 3.32492 1.14186C3.61414 2.1497 3.90337 3.12346 4.32088 4.06468C5.31611 6.31431 4.93122 11.2187 5.15592 11.252Z" koffice:nodeTypes="cccccc"/>
            <draw:path draw:style-name="gr69" draw:id="shape758" draw:name="path5810" draw:layer="" svg:width="7.15885311680pt" svg:height="16.68232336000pt" draw:transform="matrix(0.35342678000 0.00000000000 0.00000000000 0.35342678000 89.56796719413pt 41.83704876374pt)" svg:viewBox="0 0 7 17" svg:d="M0.350308 0.354526C1.68197 0.814429 2.24262 2.05445 3.01281 3.11721C3.92378 4.39155 4.76517 5.52538 5.46578 6.87159C5.85088 7.6509 6.1664 8.4302 6.37594 9.27976C6.5159 9.74048 7.04177 10.0942 7.11215 10.5549C7.39207 12.7507 6.34115 14.5576 5.88567 16.6823C4.9747 16.2575 3.01281 16.0092 2.97803 14.8051C2.97803 13.7424 3.0832 12.1846 2.41737 11.2631C1.68197 10.2714 1.43683 8.71284 0.665829 7.50876L0.560655 7.19018C1.40123 4.85227 0.80579 2.30197 0 0L0.350308 0.354526" koffice:nodeTypes="cccccccccccc"/>
            <draw:path draw:style-name="gr69" draw:id="shape759" draw:name="path5812" draw:layer="" svg:width="9.03906727813pt" svg:height="11.45434800000pt" draw:transform="matrix(0.35342678000 0.00000000000 0.00000000000 0.35342678000 86.09781034119pt 49.74447816875pt)" svg:viewBox="0 0 9 11" svg:d="M9.03907 11.4543C6.07504 10.9119 4.09902 8.53976 2.08954 6.37082C1.2004 5.42196 1.29928 4.43949 0.34398 3.52423L0.179692 2.84659C-0.478981 2.37216 0.937242 2.10094 0.245103 0.948862C0.278569 1.05047 0.179692 0.0672176 0.179692 0C1.03612 1.01608 2.05683 0.880863 3.20989 1.18569C5.41637 1.72812 8.61085 7.08286 8.80861 11.1495L9.03907 11.4543" koffice:nodeTypes="ccccccccc"/>
            <draw:path draw:style-name="gr69" draw:id="shape760" draw:name="path5814" draw:layer="" svg:width="9.00407048000pt" svg:height="10.54153958400pt" draw:transform="matrix(0.35342678000 0.00000000000 0.00000000000 0.35342678000 85.05032472146pt 50.43097434622pt)" svg:viewBox="0 0 9 11" svg:d="M2.38915 0.854231C2.72015 2.02962 3.30831 3.09823 4.19013 3.95328C5.36561 5.05721 6.46894 6.08968 7.4611 7.26507C8.12225 8.04866 8.89374 8.69016 9.00407 9.68649C8.60008 9.72263 8.85724 10.2565 8.67307 10.5415C9.00407 10.0783 6.65227 7.90574 5.51329 6.55294C5.14579 6.08968 4.81479 5.59111 4.4108 5.16399C3.30831 4.02392 2.31531 2.88467 1.25016 1.67396C0.993002 1.38895 0.882669 1.03247 0.625507 0.747452C0.477829 0.570035 0.331001 0.355656 0.0738386 0.213558C0.0738386 0.213558 0.147677 0 0.0738386 0C0.0373437 0 0.0373437 0 0 0C0.772335 0.213558 1.50733 0.640673 2.31531 0.640673L2.38915 0.854231" koffice:nodeTypes="cccccccccccccc"/>
            <draw:path draw:style-name="gr69" draw:id="shape761" draw:name="path5816" draw:layer="" svg:width="8.44316447126pt" svg:height="14.00428091077pt" draw:transform="matrix(0.35342678000 0.00000000000 0.00000000000 0.35342678000 87.58481884619pt 48.99662710227pt)" svg:viewBox="0 0 8 14" svg:d="M7.68348 13.9329C6.84431 13.213 6.07255 12.4923 5.53558 11.4485C5.26748 10.9445 4.59645 10.1167 4.49572 9.54045C4.22762 7.92048 3.45586 6.94817 2.6841 5.54409C2.65001 5.47185 2.21377 5.11232 2.18122 5.04008C1.54351 3.99553 0.771757 4.1043 0.368832 3.02405C0.100731 2.33986 0.234782 1.43979 0.201463 0.647654C0.201463 0.43177 0.0333188 0.251589 0 0C0.0333188 0.396066 0.402925 0.972312 0.805076 1.11596C2.11381 1.54773 3.82469 1.76444 4.42831 3.16769C4.86455 4.14001 5.40153 5.07578 5.73704 6.0838C6.37475 8.02842 7.01245 10.0088 8.22045 11.7724C8.6226 12.3129 8.45524 13.3566 7.91826 14.0043L7.68348 13.9329" koffice:nodeTypes="cccccccccccccc"/>
            <draw:path draw:style-name="gr69" draw:id="shape762" draw:name="path5818" draw:layer="" svg:width="6.90994478498pt" svg:height="15.95720196267pt" draw:transform="matrix(0.35342678000 0.00000000000 0.00000000000 0.35342678000 89.21233119509pt 47.89308732440pt)" svg:viewBox="0 0 7 16" svg:d="M6.06187 15.7064C6.06187 15.7418 6.09878 15.7418 6.09878 15.7781C5.31839 15.0628 4.50021 14.3474 3.97995 13.4166C3.94303 13.3457 3.86834 13.0593 3.83142 12.9876C3.57129 12.3431 3.57129 12.3076 3.42277 11.5923C3.38499 11.4487 3.05017 11.0196 3.01325 10.8769C2.30669 9.48158 1.52629 8.3363 0.857504 6.941C0.708121 6.58289 0.596513 6.11834 0.187857 5.79654C-0.0353594 5.65297 0.00241552 5.29486 0.00241552 5.08115C0.114024 3.39954 0.559597 1.7171 0.225632 0C0.447989 1.18076 2.38138 1.64614 3.08794 2.43331C4.20317 3.61407 4.68651 5.5457 5.20678 7.2628C6.09878 10.1607 7.84588 13.023 6.28508 15.9572L6.06187 15.7064" koffice:nodeTypes="cccccccccccccc"/>
            <draw:path draw:style-name="gr69" draw:id="shape763" draw:name="path5820" draw:layer="" svg:width="5.23963991365pt" svg:height="15.16012096000pt" draw:transform="matrix(0.35342678000 0.00000000000 0.00000000000 0.35342678000 90.54766622829pt 47.25578815470pt)" svg:viewBox="0 0 5 15" svg:d="M4.99967 15.0589C4.82278 14.9577 4.71631 14.7552 4.57464 14.6874C2.51744 13.7756 2.58787 11.075 1.9147 9.28546C1.66656 8.67728 1.2407 8.10336 1.13424 7.4617C0.8861 6.17836 0.496282 5.233 0.31857 4.08517C0.176893 2.80261 0.106463 1.3503 0 0C0.0352147 0.270216 0.992564 1.0466 1.41842 1.3503C1.9147 1.72175 2.19805 1.7895 2.73037 2.02545C2.90726 2.12668 3.22665 1.99197 3.26187 2.26218C3.51001 3.17406 3.75815 4.0182 4.07754 4.9293C4.5386 6.38161 4.78674 7.79966 5.0701 9.28546C5.42552 11.2774 5.10613 13.2016 5.14135 15.1601L4.99967 15.0589" koffice:nodeTypes="ccccccccccccc"/>
            <draw:path draw:style-name="gr69" draw:id="shape764" draw:name="path5822" draw:layer="" svg:width="3.34899603960pt" svg:height="18.84816270222pt" draw:transform="matrix(0.35342678000 0.00000000000 0.00000000000 0.35342678000 91.82085086056pt 45.84575667322pt)" svg:viewBox="0 0 3 19" svg:d="M2.66232 18.8482C3.01149 17.1094 3.10592 15.3346 3.29624 13.595C3.45436 12.0691 3.23329 10.5423 2.94781 8.98038C2.9156 8.73234 2.82117 8.44827 2.82117 8.23543C2.472 5.4308 2.18725 2.55577 1.17268 0C1.48964 1.95244 0 3.47918 0 5.25397C0 6.24779 0.253276 7.27681 0.412122 8.34185C0.443598 8.51868 0.602445 8.5899 0.633921 8.73234C0.697606 8.94518 0.602445 9.19405 0.697606 9.40607C1.52112 11.5361 1.61628 13.9143 1.77513 16.186C1.8066 17.1446 2.31389 17.8895 2.50421 18.7065L2.66232 18.8482" koffice:nodeTypes="cccccccccccc"/>
            <draw:path draw:style-name="gr69" draw:id="shape765" draw:name="path5824" draw:layer="" svg:width="4.71607590021pt" svg:height="6.87417060571pt" draw:transform="matrix(0.35342678000 0.00000000000 0.00000000000 0.35342678000 88.22155253304pt 53.60616053774pt)" svg:viewBox="0 0 5 7" svg:d="M0 0C0.300557 1.20264 0.413483 2.0969 1.54187 2.95627C1.3916 3.19648 1.7295 3.36851 1.76686 3.57463C1.80508 3.74666 2.03093 3.84973 2.06828 3.95279C2.18121 4.29685 2.36884 4.64012 2.55734 4.88113C3.15932 5.63744 3.79866 6.01559 4.24949 6.87417C3.61016 5.63744 6.46892 4.53706 2.82054 0.996521C2.82054 0.996521 2.82054 0.927549 2.74497 0.927549C1.7295 0.756309 0.864318 0.481216 0 0Z" koffice:nodeTypes="ccccccccc"/>
            <draw:path draw:style-name="gr69" draw:id="shape766" draw:name="path5826" draw:layer="" svg:width="5.05298062178pt" svg:height="8.37714312000pt" draw:transform="matrix(0.35342678000 0.00000000000 0.00000000000 0.35342678000 89.53149355043pt 53.38533948560pt)" svg:viewBox="0 0 5 8" svg:d="M0 0C0.382812 1.34912 0.451976 1.73961 0.487362 2.1653C0.591911 2.66222 0.521944 2.94629 0.731043 3.408C0.765624 3.4784 0.765624 3.54962 0.800206 3.58564C1.18382 4.15296 1.28837 4.6859 1.6366 5.25321C1.77573 5.46688 1.88028 5.67972 2.054 5.85737C2.22851 6.0342 2.36765 6.28306 2.54216 6.49591C3.06411 7.09925 3.37775 7.88023 4.17876 8.27072C4.17876 8.27072 4.17876 8.34194 4.17876 8.37714C4.17876 8.34194 4.35248 8.30592 4.35248 8.23552C4.38786 7.66738 4.73609 7.20567 4.94439 6.70875C5.32801 5.85737 4.59616 5.07639 4.28331 4.25938C4.21335 4.11776 4.24793 3.94011 4.17876 3.79849C3.72598 2.91108 3.16866 2.48457 2.36765 1.88123C1.8457 1.49074 1.32295 0.745781 0.731043 0.320088C0.626493 0.248867 0.487362 0.177645 0.417394 0.107242C0.208295 -0.141625 0.208295 0.248867 0 0Z" koffice:nodeTypes="ccccccccccccccccc"/>
            <draw:path draw:style-name="gr69" draw:id="shape767" draw:name="path5828" draw:layer="" svg:width="3.85990963545pt" svg:height="7.61280200000pt" draw:transform="matrix(0.35342678000 0.00000000000 0.00000000000 0.35342678000 90.67009326488pt 53.05453201952pt)" svg:viewBox="0 0 4 8" svg:d="M3.53876 7.6128C3.91283 6.76685 3.91283 5.81944 3.77687 4.90637C3.67471 4.39833 3.74308 3.85752 3.53876 3.41737C3.23227 2.80788 2.89199 2.30062 2.48412 1.72546C2.31359 1.48822 2.10926 1.2182 2.0071 0.913068C2.04168 1.0153 2.14306 1.75902 2.0071 1.82692C1.90573 1.89481 1.36112 1.42111 1.25896 1.38677C0.748145 1.11597 0.510027 0.472922 0.238117 0C0.61219 0.642269 0.203539 1.31888 0 1.96193C0 1.96193 0.34028 2.84222 0.102163 2.19917C0.442443 3.14657 0.95247 3.89107 1.36112 4.73703C1.59924 5.21073 1.83735 5.71799 2.14306 6.19169C2.17763 6.29393 2.31359 6.36104 2.38196 6.46249C2.5855 6.76685 2.75603 7.07198 3.09631 7.24133C3.23227 7.30845 3.36901 7.4099 3.47038 7.54569L3.53876 7.6128" koffice:nodeTypes="cccccccccccccccc"/>
            <draw:path draw:style-name="gr69" draw:id="shape768" draw:name="path5830" draw:layer="" svg:width="2.67439702491pt" svg:height="9.96370268444pt" draw:transform="matrix(0.35342678000 0.00000000000 0.00000000000 0.35342678000 91.71884403050pt 52.07370201966pt)" svg:viewBox="0 0 3 10" svg:d="M1.67895 3.21125C2.16917 2.00756 1.77715 0.839217 1.8421 0C1.90782 0.182658 1.90782 0.401511 2.00601 0.583327C3.11787 2.48146 2.52946 4.56224 2.43127 6.53276C2.36555 7.66406 1.64647 9.45277 2.16917 9.9637C1.74391 9.526 1.25369 8.97802 1.18798 8.35766C1.1555 7.62787 1.18798 6.89808 0.79596 6.24068C0.304989 5.43765 0.599572 4.70786 0.206795 3.86865C0.174315 3.79542 0.0436419 3.75922 0.0436419 3.64979C0.24003 2.62792 0.0761215 2.00756 0.0436419 0.948643C0.0436419 1.05807 -0.0545523 0.803022 0.0436419 0.948643C0.533857 1.67843 0.926634 2.92 1.67895 3.21125Z" koffice:nodeTypes="cccccccccccc"/>
            <draw:path draw:style-name="gr69" draw:id="shape769" draw:name="path5832" draw:layer="" svg:width="3.78853335448pt" svg:height="8.90337277628pt" draw:transform="matrix(0.35342678000 0.00000000000 0.00000000000 0.35342678000 83.69146943771pt 49.25392179811pt)" svg:viewBox="0 0 4 9" svg:d="M3.70831 4.1717C3.47241 4.02569 3.50588 3.65941 3.30346 3.62312C1.82029 3.07371 0.741974 1.46427 0.0342569 0C0.235906 0.402569 0 1.28113 0 1.90313C0 2.04914 0.134692 2.19599 0.168949 2.37913C0.235906 3.51341 0.101214 4.64769 0.337119 5.78198C0.371376 5.81827 0.337119 5.78198 0.303641 5.78198C0.573025 6.77025 0.876666 7.75853 1.41621 8.59996C2.46105 10.2828 4.18012 4.42826 3.70831 4.1717Z" koffice:nodeTypes="ccccccccc"/>
            <draw:path draw:style-name="gr69" draw:id="shape770" draw:name="path5834" draw:layer="" svg:width="3.69496902038pt" svg:height="4.92840000000pt" draw:transform="matrix(0.35342678000 0.00000000000 0.00000000000 0.35342678000 82.29770132667pt 49.45014434637pt)" svg:viewBox="0 0 4 5" svg:d="M3.55726 2.04062C2.85834 0.80808 1.12679 0.616272 0.028049 0C-0.271819 2.54146 1.89261 4.11943 3.65722 4.9284C3.22433 4.7357 3.99015 2.8487 3.55726 2.04062Z" koffice:nodeTypes="cccc"/>
            <draw:path draw:style-name="gr69" draw:id="shape771" draw:name="path5836" draw:layer="" svg:width="3.52966255908pt" svg:height="6.94411200000pt" draw:transform="matrix(0.35342678000 0.00000000000 0.00000000000 0.35342678000 82.11972879930pt 47.19443326570pt)" svg:viewBox="0 0 4 7" svg:d="M0.142734 0.24143C-0.052655 0.967315 -0.052655 1.76172 0.175049 2.45335C0.500446 3.42066 0.955855 4.24933 1.34663 5.21665C1.57434 5.87321 2.19282 6.25329 2.84361 6.56404C3.039 6.66762 3.23364 6.84053 3.49441 6.94411C3.29902 6.87559 3.55979 5.49314 3.52672 4.76805C3.52672 4.66367 3.39671 4.38718 3.23364 4.24933C2.15975 2.90195 1.05355 1.58962 0.402752 0L0.142734 0.24143" koffice:nodeTypes="ccccccccc"/>
            <draw:path draw:style-name="gr69" draw:id="shape772" draw:name="path5838" draw:layer="" svg:width="3.36467995866pt" svg:height="8.02562048000pt" draw:transform="matrix(0.35342678000 0.00000000000 0.00000000000 0.35342678000 85.24626452829pt 51.09287201981pt)" svg:viewBox="0 0 3 8" svg:d="M0 0C0 0.208333 0.0953839 0.382211 0.223052 0.521633C0.381536 0.69471 0.54002 0.903844 0.667688 1.07692C1.36619 2.11939 2.22391 2.84935 3.05008 3.68268C3.68549 4.27323 3.2724 6.70511 2.5739 8.02562C2.60545 7.92145 1.23926 5.97595 0.826172 4.79486C0.47692 3.78685 0.50847 2.64022 0.190768 1.5633C0.0322838 1.07692 0.0322838 0.556088 0 0Z" koffice:nodeTypes="cccccccc"/>
            <draw:path draw:style-name="gr69" draw:id="shape773" draw:name="path5840" draw:layer="" svg:width="7.70704579059pt" svg:height="6.03976951110pt" draw:transform="matrix(0.35342678000 0.00000000000 0.00000000000 0.35342678000 82.91979025433pt 51.69369754581pt)" svg:viewBox="0 0 8 6" svg:d="M6.43447 1.14063e-14C5.63533 1.1831 5.0536 2.67924 3.63581 3.20176C2.47319 3.65365 1.12843 4.17617 0.401479 5.32476C0.328448 5.46362 0.110196 5.70762 0.00107052 5.91631C-0.0711206 6.15951 3.52668 6.05517 5.0897 5.49813C5.96271 5.1851 6.87097 5.04624 7.70705 4.62806C7.56182 4.69789 7.01619 1.63499 6.5075 0.174174L6.43447 0" koffice:nodeTypes="cccccccc"/>
            <draw:path draw:style-name="gr69" draw:id="shape774" draw:name="path5842" draw:layer="" svg:width="8.63949312000pt" svg:height="2.87085976954pt" draw:transform="matrix(0.35342678000 0.00000000000 0.00000000000 0.35342678000 80.80213482586pt 52.26307003264pt)" svg:viewBox="0 0 9 3" svg:d="M0 1.00269C0.359979 1.37598 0.863783 1.44407 1.36842 1.68119C2.91558 2.49587 4.67973 2.80108 6.47962 2.86917C7.02 2.90282 7.05575 2.42779 7.63188 1.98641C7.73996 1.9191 8.60374 1.54581 8.63949 1.57946C6.04814 0.425921 2.62793 -0.897443 0.0365798 0.832869L0 1.00269" koffice:nodeTypes="ccccccc"/>
            <draw:path draw:style-name="gr69" draw:id="shape775" draw:name="path5844" draw:layer="" svg:width="7.98650289826pt" svg:height="4.67161327218pt" draw:transform="matrix(0.35342678000 0.00000000000 0.00000000000 0.35342678000 81.70994726503pt 51.01532428603pt)" svg:viewBox="0 0 8 5" svg:d="M7.72759 3.86663C6.28431 3.26347 6.65517 1.38594 5.5819 0.547693C4.02754 -0.592125 0.882926 0.212088 0.0318294 1.45321C-0.264687 1.85532 1.58534 2.76006 2.47403 3.23021C3.62079 3.7661 4.76755 4.16898 5.9519 4.57109C6.13648 4.63759 6.35865 4.63759 6.54408 4.67161C6.72866 4.67161 7.54301 4.16898 7.9865 3.90065L7.72759 3.86663" koffice:nodeTypes="cccccccc"/>
            <draw:path draw:style-name="gr77" draw:id="shape776" draw:name="path5846" draw:layer="" svg:width="2.67471847603pt" svg:height="1.48364887780pt" draw:transform="matrix(0.35342678000 0.00000000000 0.00000000000 0.35342678000 79.62469115071pt 51.91544224117pt)" svg:viewBox="0 0 3 1" svg:d="M2.33082 0.057006C1.44915 -0.0925146 0.167808 0.0273775 0.00775588 0.714343C-0.0727324 1.0127 0.487911 1.37168 1.00877 1.46126C1.56942 1.55083 2.09028 1.37168 2.29104 0.923124C2.3706 0.803917 2.53065 0.714343 2.61114 0.624769C2.77119 0.44562 2.61114 0.086634 2.33082 0.057006Z" koffice:nodeTypes="cccccc"/>
            <draw:path draw:style-name="gr77" draw:id="shape777" draw:name="path5848" draw:layer="" svg:width="4.34248328971pt" svg:height="3.22228974648pt" draw:transform="matrix(0.35342678000 0.00000000000 0.00000000000 0.35342678000 78.56962080067pt 50.93608255610pt)" svg:viewBox="0 0 4 3" svg:d="M3.98348 1.26986C3.51419 1.02071 3.76676 0.273952 3.44167 0.11814C2.57562 -0.286829 0.770993 0.429764 0.120828 1.0523C-0.275939 1.45655 0.374226 2.85814 1.0594 3.13817C2.03382 3.51155 3.08075 2.54652 3.87512 2.11067C4.16352 1.95486 4.48861 1.61236 4.27188 1.30145C4.23604 1.23899 4.09184 1.30145 3.98348 1.26986Z" koffice:nodeTypes="ccccccc"/>
            <draw:path draw:style-name="gr69" draw:id="shape778" draw:name="path5850" draw:layer="" svg:width="2.55984981333pt" svg:height="1.28255562566pt" draw:transform="matrix(0.35342678000 0.00000000000 0.00000000000 0.35342678000 81.27968509099pt 51.82399562093pt)" svg:viewBox="0 0 3 1" svg:d="M2.55985 1.07557C2.27165 0.878966 2.04773 0.721322 1.8556 0.446804C1.21563 -0.496341 0.416049 0.211244 0 1.11453C0.767807 1.38904 1.72775 1.27126 2.55985 1.15348C2.52807 1.15348 2.49556 1.15348 2.49556 1.15348C2.52807 1.11453 2.52807 1.11453 2.55985 1.07557Z" koffice:nodeTypes="cccccc"/>
            <draw:path draw:style-name="gr77" draw:id="shape779" draw:name="path5852" draw:layer="" svg:width="1.60631352473pt" svg:height="3.77029420262pt" draw:transform="matrix(0.35342678000 0.00000000000 0.00000000000 0.35342678000 81.53673121038pt 50.01421348725pt)" svg:viewBox="0 0 2 4" svg:d="M0.52759 0C0.248696 0.57242 -0.43456 1.41435 0.403558 1.85163C0.52759 1.9192 0.651623 2.12114 0.776373 2.28968C0.807202 2.32308 0.807202 2.42405 0.776373 2.49162C0.589965 2.96307 -0.0932906 3.26598 0.0622883 3.67064C0.155492 3.94015 0.559136 3.60306 0.838031 3.36773C0.931232 3.30016 0.962778 3.13161 1.08681 3.09822C1.18001 3.06404 1.24167 2.8955 1.30405 2.8287C2.04896 1.8858 1.27322 0.57242 0.52759 0Z" koffice:nodeTypes="ccccccccc"/>
            <draw:path draw:style-name="gr77" draw:id="shape780" draw:name="path5854" draw:layer="" svg:width="2.00486304868pt" svg:height="1.70707630443pt" draw:transform="matrix(0.35342678000 0.00000000000 0.00000000000 0.35342678000 81.09846480891pt 50.72846019900pt)" svg:viewBox="0 0 2 2" svg:d="M2.00149 0.621763C2.0502 0.305055 1.55972 -0.193525 1.26521 0.0782382C0.873279 0.440937 0.627473 0.893526 0.0395781 1.12034C-0.107679 1.16633 0.185702 1.52903 0.431508 1.61892C1.2165 1.93668 1.90294 1.34716 2.00149 0.621763Z" koffice:nodeTypes="ccccc"/>
            <draw:path draw:style-name="gr77" draw:id="shape781" draw:name="path5856" draw:layer="" svg:width="3.69562176000pt" svg:height="2.63128405333pt" draw:transform="matrix(0.35342678000 0.00000000000 0.00000000000 0.35342678000 80.18999964290pt 51.10531264246pt)" svg:viewBox="0 0 4 3" svg:d="M2.29765 0C2.43068 0.324415 3.42956 0.714013 3.69562 0.909561C3.06354 1.55914 1.93086 2.24094 1.19881 2.63128C1.19881 2.40352 0.898914 1.91652 0.732819 1.78616C0.499824 1.65654 0.232995 1.68876 0 1.52617C0.13303 1.39656 0 1.13658 0.13303 1.10436C0.832784 0.941778 1.33184 0.519214 1.89779 0.0973995C1.99776 1.06472e-14 2.16462 0.129616 2.29765 0Z" koffice:nodeTypes="cccccccc"/>
            <draw:path draw:style-name="gr69" draw:id="shape782" draw:name="path5858" draw:layer="" svg:width="5.35993198312pt" svg:height="6.71085569311pt" draw:transform="matrix(0.35342678000 0.00000000000 0.00000000000 0.35342678000 81.99744502811pt 36.60237403981pt)" svg:viewBox="0 0 5 7" svg:d="M2.99155 0C2.99155 0 5.61077 2.64913 4.36695 4.27919C4.36695 4.27919 2.76245 6.72466 0.633956 6.07922C0.438119 6.04553 0.568929 7.09829 0.0449338 6.55468C-0.511575 6.521 4.30116 5.87556 3.44977 6.31734C5.18508 5.40009 5.83988 2.9883 4.98924 1.25642C4.66108 0.645442 3.71214 0.373636 2.99155 5.5657e-15C3.02407 0.033682 3.08985 0.0673641 3.08985 0.101829L2.99155 5.5657e-15" koffice:nodeTypes="ccccccccc"/>
            <draw:path draw:style-name="gr77" draw:id="shape783" draw:name="path5860" draw:layer="" svg:width="3.10313681336pt" svg:height="6.11103653669pt" draw:transform="matrix(0.35342678000 0.00000000000 0.00000000000 0.35342678000 76.88295247563pt 49.96857746464pt)" svg:viewBox="0 0 3 6" svg:d="M1.2242 0.304705C1.04099 0.0253558 0.797194 -0.0448853 0.522388 0.0253558C0.186985 0.130313 0.155981 0.620386 0.095383 1.0055C0.0650838 1.07493 0.00378101 1.10965 0.00378101 1.14517C-0.0575217 1.84516 0.644289 2.30052 0.827493 2.75587C0.97969 3.21042 1.07129 3.91041 1.1939 4.54097C1.1939 4.64592 1.28479 4.61121 1.3461 4.75088C1.4377 4.89056 1.5906 4.92608 1.7731 4.85584C1.468 5.24095 1.7428 5.83598 2.07821 6.01118C2.53622 6.2211 2.53622 6.08142 2.96322 5.76574C2.99352 5.73103 3.02452 5.55583 3.05482 5.52111C3.14642 5.41615 3.08512 5.31119 3.05482 5.136C3.02452 4.9608 2.96322 5.06575 2.90262 4.85584C2.81102 4.61121 2.44461 4.57568 2.23111 4.71616C2.53622 3.77074 2.47491 3.21042 1.83441 2.72035C1.7125 2.61539 1.7731 2.37076 1.7731 2.19556C1.80411 1.7402 1.5906 1.10965 1.4074 0.794778C1.3158 0.655103 1.3158 0.479904 1.2242 0.304705Z" koffice:nodeTypes="cccccccccccccccccc"/>
            <draw:path draw:style-name="gr77" draw:id="shape784" draw:name="path5862" draw:layer="" svg:width="3.46632734722pt" svg:height="5.75391206731pt" draw:transform="matrix(0.35342678000 0.00000000000 0.00000000000 0.35342678000 76.38830824407pt 50.57331145002pt)" svg:viewBox="0 0 3 6" svg:d="M1.33888 0.386683C1.17802 0.216681 1.01642 0.0466779 0.822788 0.0129907C0.468299 -0.055167 0.0169975 0.149307 0.0169975 0.522215C0.0169975 1.30407 -0.208654 2.93438 0.984393 2.697C0.53309 3.23991 0.758741 3.95361 1.08121 4.4973C1.21004 4.73468 1.50049 4.59915 1.75816 4.4973C1.40367 4.63284 1.40367 5.04021 1.53251 5.31206C1.66135 5.54944 1.85497 5.75391 2.11265 5.75391C2.5647 5.75391 3.016 5.58391 3.37049 5.24469C3.53209 5.10837 3.4673 4.87021 3.33846 4.66652C3.17686 4.36099 2.85439 4.19099 2.4999 4.29283C2.85439 3.81729 2.66076 3.20622 2.53193 2.66253C2.46788 2.32331 2.01583 2.39068 1.75816 2.49253C1.85497 2.32331 1.98381 2.11883 2.0486 1.9833C2.27425 1.43961 1.75816 0.828534 1.33888 0.386683Z" koffice:nodeTypes="ccccccccccccccc"/>
            <draw:path draw:style-name="gr77" draw:id="shape785" draw:name="path5864" draw:layer="" svg:width="3.64310272711pt" svg:height="7.82087540848pt" draw:transform="matrix(0.35342678000 0.00000000000 0.00000000000 0.35342678000 77.60308207805pt 49.29997327317pt)" svg:viewBox="0 0 4 8" svg:d="M3.29485 0.412762C2.49261 -0.174089 1.46203 -0.0641603 0.660671 0.301987C-0.0269666 0.63262 -0.0648748 1.43933 0.0497315 2.0989C0.126429 2.53862 0.126429 2.97918 0.316852 3.34533C0.508156 3.71232 1.08031 3.52882 1.42413 3.78589C0.736487 4.04211 0.851094 4.84882 0.9657 5.43567C1.0424 5.80266 1.42413 5.80266 1.72916 5.80266C1.42413 6.24238 1.57664 6.93916 1.84376 7.41523C1.84376 7.4888 1.95837 7.52516 2.03507 7.59873C2.07297 7.59873 2.03507 7.6723 2.07297 7.70866C2.34009 7.92852 2.87434 7.78223 2.91313 7.63594C3.02773 7.19538 2.60722 6.64573 2.83643 6.13245C2.87434 5.98531 3.10355 5.83902 3.02773 5.61917C2.79852 5.03231 2.75973 4.37189 2.68391 3.71232C2.64512 3.52882 2.30219 3.60239 2.07297 3.60239C2.75973 3.16183 3.14146 2.50226 3.48528 1.80548C3.63779 1.43933 3.79119 0.889684 3.37067 0.559052C3.37067 0.522691 3.33276 0.449123 3.33276 0.375555C3.33276 0.412762 3.29485 0.412762 3.29485 0.412762Z" koffice:nodeTypes="ccccccccccccccccccc"/>
            <draw:path draw:style-name="gr60" draw:id="shape786" draw:name="path5866" draw:layer="" svg:width="3.63697220717pt" svg:height="4.07500339396pt" draw:transform="matrix(0.35342678000 0.00000000000 0.00000000000 0.35342678000 78.56962080807pt 50.93608258537pt)" svg:viewBox="0 0 4 4" svg:d="M1.11952 4.075C0.395461 3.71138 -0.291597 1.89137 0.127685 1.36644C0.814743 0.558061 2.72178 -0.372455 3.63697 0.153408C3.63697 0.153408 0.471214 0.598153 0.585724 1.77016L1.11952 4.075" koffice:nodeTypes="ccccc"/>
            <draw:path draw:style-name="gr13" draw:id="shape787" draw:name="path5868" draw:layer="" svg:width="2.85700608000pt" svg:height="1.31492550847pt" draw:transform="matrix(0.35342678000 0.00000000000 0.00000000000 0.35342678000 78.32899559013pt 51.90207797530pt)" svg:viewBox="0 0 3 1" svg:d="M0.994406 0C0.745805 0.196548 0.331788 0.196548 0 0.140762C0.166372 0.759596 1.03552 1.1248 1.90467 1.2941C2.23646 1.37843 2.48506 1.18123 2.85701 1.15334C1.98786 1.15334 1.57384 0.590941 1.15982 0.140762C1.11871 0.11222 1.03552 0.0564345 0.994406 0Z" koffice:nodeTypes="cccccc"/>
            <draw:path draw:style-name="gr78" draw:id="shape788" draw:name="path5870" draw:layer="" svg:width="2.85700608000pt" svg:height="1.31492550847pt" draw:transform="matrix(0.35342678000 0.00000000000 0.00000000000 0.35342678000 78.32899559013pt 51.90207797530pt)" svg:viewBox="0 0 3 1" svg:d="M0.994406 0C0.745805 0.196548 0.331788 0.196548 0 0.140762C0.166372 0.759596 1.03552 1.1248 1.90467 1.2941C2.23646 1.37843 2.48506 1.18123 2.85701 1.15334C1.98786 1.15334 1.57384 0.590941 1.15982 0.140762C1.11871 0.11222 1.03552 0.0564345 0.994406 0Z" koffice:nodeTypes="cccccc"/>
            <draw:path draw:style-name="gr13" draw:id="shape789" draw:name="path5872" draw:layer="" svg:width="2.13295872000pt" svg:height="1.70811814828pt" draw:transform="matrix(0.35342678000 0.00000000000 0.00000000000 0.35342678000 77.80253105864pt 51.95099224165pt)" svg:viewBox="0 0 2 2" svg:d="M0.93494 0C0.876928 0.448769 0.350771 0.54562 0 0.54562C0.0876928 1.02618 0.497151 1.28272 0.876928 1.53927C1.25603 1.79508 1.7235 1.73149 2.13296 1.53927C1.98658 1.53927 1.86988 1.53927 1.75318 1.47495C1.69449 1.44316 1.66549 1.34705 1.6068 1.34705C0.876928 1.15408 1.08132 0.609202 0.93494 0Z" koffice:nodeTypes="ccccccc"/>
            <draw:path draw:style-name="gr78" draw:id="shape790" draw:name="path5874" draw:layer="" svg:width="2.13295872000pt" svg:height="1.70811814828pt" draw:transform="matrix(0.35342678000 0.00000000000 0.00000000000 0.35342678000 77.80253105864pt 51.95099224165pt)" svg:viewBox="0 0 2 2" svg:d="M0.93494 0C0.876928 0.448769 0.350771 0.54562 0 0.54562C0.0876928 1.02618 0.497151 1.28272 0.876928 1.53927C1.25603 1.79508 1.7235 1.73149 2.13296 1.53927C1.98658 1.53927 1.86988 1.53927 1.75318 1.47495C1.69449 1.44316 1.66549 1.34705 1.6068 1.34705C0.876928 1.15408 1.08132 0.609202 0.93494 0Z" koffice:nodeTypes="ccccccc"/>
            <draw:path draw:style-name="gr13" draw:id="shape791" draw:name="path5876" draw:layer="" svg:width="3.31338261333pt" svg:height="1.07465133764pt" draw:transform="matrix(0.35342678000 0.00000000000 0.00000000000 0.35342678000 77.27606652715pt 52.45370649352pt)" svg:viewBox="0 0 3 1" svg:d="M1.42002 0C1.27457 0.611211 0.546485 0.683362 0 0.683362C0.255587 0.683362 0.401036 0.934647 0.582637 0.934647C1.49317 1.04329 2.54914 1.29457 3.31338 0.647701C2.43985 0.863325 2.00266 0.503399 1.42002 0Z" koffice:nodeTypes="ccccc"/>
            <draw:path draw:style-name="gr78" draw:id="shape792" draw:name="path5878" draw:layer="" svg:width="3.31338261333pt" svg:height="1.07465133764pt" draw:transform="matrix(0.35342678000 0.00000000000 0.00000000000 0.35342678000 77.27606652715pt 52.45370649352pt)" svg:viewBox="0 0 3 1" svg:d="M1.42002 0C1.27457 0.611211 0.546485 0.683362 0 0.683362C0.255587 0.683362 0.401036 0.934647 0.582637 0.934647C1.49317 1.04329 2.54914 1.29457 3.31338 0.647701C2.43985 0.863325 2.00266 0.503399 1.42002 0Z" koffice:nodeTypes="ccccc"/>
            <draw:path draw:style-name="gr13" draw:id="shape793" draw:name="path5880" draw:layer="" svg:width="3.18624558024pt" svg:height="4.92190155778pt" draw:transform="matrix(0.35342678000 0.00000000000 0.00000000000 0.35342678000 78.59543649138pt 49.56041350173pt)" svg:viewBox="0 0 3 5" svg:d="M2.36508 3.99245C2.36508 3.95753 2.36508 3.95753 2.36508 3.95753C2.11527 4.71554 0.65186 5.19733 0.4375 4.74967C-0.276481 3.47653 -0.0266699 2.61613 0.54468 1.65175C0.54468 1.61762 0.901671 1.03264 0.937122 0.998509C1.07975 0.723086 1.1152 0.82627 1.32956 0.619901C1.90091 0.138109 2.57944 0.103978 3.11452 0C3.11452 0 3.18625 0.034924 3.18625 0C2.90016 0.172239 2.6149 0.344478 2.47226 0.688162C2.2579 1.20488 2.07982 1.7208 1.90091 2.27165C1.72201 2.8225 1.75828 3.64797 2.40054 3.9234C2.43599 3.9234 2.43599 4.02658 2.36508 4.09563L2.36508 3.99245" koffice:nodeTypes="ccccccccccccc"/>
            <draw:path draw:style-name="gr78" draw:id="shape794" draw:name="path5882" draw:layer="" svg:width="3.18624558024pt" svg:height="4.92190155778pt" draw:transform="matrix(0.35342678000 0.00000000000 0.00000000000 0.35342678000 78.59543649138pt 49.56041350173pt)" svg:viewBox="0 0 3 5" svg:d="M2.36508 3.99245C2.36508 3.95753 2.36508 3.95753 2.36508 3.95753C2.11527 4.71554 0.65186 5.19733 0.4375 4.74967C-0.276481 3.47653 -0.0266699 2.61613 0.54468 1.65175C0.54468 1.61762 0.901671 1.03264 0.937122 0.998509C1.07975 0.723086 1.1152 0.82627 1.32956 0.619901C1.90091 0.138109 2.57944 0.103978 3.11452 0C3.11452 0 3.18625 0.034924 3.18625 0C2.90016 0.172239 2.6149 0.344478 2.47226 0.688162C2.2579 1.20488 2.07982 1.7208 1.90091 2.27165C1.72201 2.8225 1.75828 3.64797 2.40054 3.9234C2.43599 3.9234 2.43599 4.02658 2.36508 4.09563" koffice:nodeTypes="cccccccccccc"/>
            <draw:path draw:style-name="gr69" draw:id="shape795" draw:name="path5884" draw:layer="" svg:width="5.48821338023pt" svg:height="7.41877456982pt" draw:transform="matrix(0.35342678000 0.00000000000 0.00000000000 0.35342678000 86.67891532370pt 42.75652387459pt)" svg:viewBox="0 0 5 7" svg:d="M4.53605 5.3781L5.47981 3.84117C5.62481 5.07765 3.8471 7.51593 3.7373 7.41578C2.97542 6.54678 0.942916 6.78098 0.834795 5.61153C0.616877 3.84117 0 1.80348 0 0C0 0 0.870835 5.47825 1.85063 5.41122C1.85063 5.41122 3.48334 6.68083 3.70126 6.48053L4.53605 5.3781" koffice:nodeTypes="cccccccc"/>
            <draw:path draw:style-name="gr60" draw:id="shape796" draw:name="path5886" draw:layer="" svg:width="6.99520082286pt" svg:height="1.57903811595pt" draw:transform="matrix(0.35342678000 0.00000000000 0.00000000000 0.35342678000 81.41427000882pt 34.53995369176pt)" svg:viewBox="0 0 7 2" svg:d="M0 1.57904C0.934879 1.54776 1.90495 1.27053 2.49354 0.622956C2.66629 0.407572 2.80544 0.00666002 3.01257 0.00666002C4.29373 -0.0551829 5.29818 0.315163 6.44099 1.05515C6.64892 1.17813 6.82246 1.11628 6.9952 1.14756C6.75288 1.23997 0.692562 1.64017 0.17354 1.54776L0 1.57904" koffice:nodeTypes="ccccccc"/>
            <draw:path draw:style-name="gr60" draw:id="shape797" draw:name="path5888" draw:layer="" svg:width="5.27044212697pt" svg:height="6.59443854768pt" draw:transform="matrix(0.35342678000 0.00000000000 0.00000000000 0.35342678000 82.01424731054pt 36.60237403981pt)" svg:viewBox="0 0 5 7" svg:d="M3.01939 0.100942C3.40928 1.11037 2.53278 2.39 1.3961 4.14096C1.00621 4.71323 0.908742 5.4206 0.584084 6.02626C0.486612 6.22814 0.259426 6.43003 0 6.49758C1.16892 6.53097 2.40232 6.80041 3.37629 6.26231C5.09705 5.35305 5.74637 2.96227 4.90286 1.24547C4.57745 0.639819 3.63647 0.370381 2.92192 0C2.95416 0.0333886 3.01939 0.0667772 3.01939 0.100942Z" koffice:nodeTypes="cccccccc"/>
            <draw:path draw:style-name="gr77" draw:id="shape798" draw:name="path5890" draw:layer="" svg:width="3.23980992000pt" svg:height="2.77651265427pt" draw:transform="matrix(0.35342678000 0.00000000000 0.00000000000 0.35342678000 90.38848280658pt 56.78134672926pt)" svg:viewBox="0 0 3 3" svg:d="M3.23981 1.60159C2.95133 2.36891 1.97947 2.93612 1.22376 2.73602C0.251902 2.46896 0.431476 1.10133 0 1.23448C0.647629 1.03438 1.25951 0.567214 1.47566 0C1.29609 0.467162 2.84408 1.03438 3.23981 1.73473L3.23981 1.60159" koffice:nodeTypes="cccccc"/>
            <draw:path draw:style-name="gr60" draw:id="shape799" draw:name="path5892" draw:layer="" svg:width="7.92296969143pt" svg:height="4.36545517535pt" draw:transform="matrix(0.35342678000 0.00000000000 0.00000000000 0.35342678000 81.72047897101pt 51.01532427852pt)" svg:viewBox="0 0 8 4" svg:d="M7.92297 4.21574L7.66508 4.17896C6.22756 3.52708 6.59694 1.49789 5.52795 0.591934C3.97978 -0.639956 0.847704 0.22922 0 1.5706C0 1.5706 3.90659 -0.133494 5.04878 2.47655C6.22756 5.12168 7.92297 4.21574 7.92297 4.21574Z" koffice:nodeTypes="cccccc"/>
            <draw:path draw:style-name="gr60" draw:id="shape800" draw:name="path5894" draw:layer="" svg:width="5.76026592391pt" svg:height="9.87273705626pt" draw:transform="matrix(0.35342678000 0.00000000000 0.00000000000 0.35342678000 77.56197555987pt 32.59920750471pt)" svg:viewBox="0 0 6 10" svg:d="M1.1427 9.60025C1.71962 9.87528 2.83975 9.9786 3.04355 9.73776C6.36945 5.9811 5.58873 -2.42888 5.75882 0.673594C5.82623 3.43028 3.51857 5.15361 1.48211 7.18695C1.2446 7.4286 0.497589 7.84194 0.361982 8.29026C0.260081 8.49694 -0.147524 8.8761 0.0562782 8.97944C0.361982 9.15193 0.124474 9.56527 0.463883 9.60025C0.463883 9.60025 1.1427 9.60025 1.1427 9.60025Z" koffice:nodeTypes="cccccccc"/>
            <draw:path draw:style-name="gr79" draw:id="shape801" draw:name="path5896" draw:layer="" svg:width="4.06943656286pt" svg:height="4.30443817816pt" draw:transform="matrix(0.35342678000 0.00000000000 0.00000000000 0.35342678000 79.02708416598pt 34.46908999573pt)" svg:viewBox="0 0 4 4" svg:d="M0.685763 3.60447C0.362448 3.50798 0.201257 3.92662 0 4.18419C0.685763 4.50559 1.29047 4.11961 1.97716 3.76555C2.78405 3.34691 3.75213 3.18657 3.99345 2.47845C4.3969 1.31976 3.10643 0.708128 2.17842 0C2.17842 0.128413 2.13835 0.289486 2.21848 0.385982C2.70299 1.12677 3.54994 2.05981 3.10643 2.83251C2.78405 3.44414 1.69391 3.79821 0.685763 3.60447Z" koffice:nodeTypes="cccccccc"/>
            <draw:path draw:style-name="gr60" draw:id="shape802" draw:name="path5898" draw:layer="" svg:width="3.52100196332pt" svg:height="9.19052757672pt" draw:transform="matrix(0.35342678000 0.00000000000 0.00000000000 0.35342678000 79.77380426677pt 31.67390827806pt)" svg:viewBox="0 0 4 9" svg:d="M2.10172 0C2.13898 0.946664 2.21439 1.85776 2.10172 2.80442C2.06358 3.15528 2.10172 3.47056 1.98905 3.78585C1.76371 4.66218 1.68917 4.10113 0.900488 4.76727C-0.637882 5.99446 0.600614 5.36308 0.338008 6.7657C0.262606 7.18608 0.112669 7.57169 0 7.99208C0.637882 8.06241 1.05129 9.04383 1.61377 9.18369C1.87638 9.25402 2.02632 8.76331 2.17625 8.55312C2.6642 7.71155 2.92767 7.43184 3.15214 6.80046C3.22754 6.55551 3.26481 6.06479 3.49015 5.18846C3.56469 4.9427 3.49015 4.45199 3.41475 4.2418C2.81413 2.87475 3.03947 1.26195 2.10172 0Z" koffice:nodeTypes="cccccccccccc"/>
            <draw:path draw:style-name="gr60" draw:id="shape803" draw:name="path5900" draw:layer="" svg:width="2.41000221844pt" svg:height="8.95491200000pt" draw:transform="matrix(0.35342678000 0.00000000000 0.00000000000 0.35342678000 80.89996335856pt 31.23254891520pt)" svg:viewBox="0 0 2 9" svg:d="M2.04928 0.0372416C1.67714 0.513765 1.7388 1.13756 1.64559 1.72496C1.58392 2.23873 1.45988 2.64246 1.42833 3.11983C1.36666 4.11096 1.21107 4.99122 0.838927 5.90872C0.435238 6.86346 0.342024 7.96378 0 8.95491C0.311192 8.91767 0.683331 8.62482 0.962973 8.44115C1.21107 8.29387 1.02464 7.67092 1.27345 7.52365C1.8944 7.08352 2.26654 6.75343 2.35975 5.94596C2.48451 4.73476 2.35975 3.44993 2.17404 2.20233C2.04928 1.4685 2.04928 0.734675 2.04928 0C2.04928 0 2.04928 0.0372416 2.04928 0.0372416Z" koffice:nodeTypes="ccccccccccc"/>
            <draw:path draw:style-name="gr60" draw:id="shape804" draw:name="path5902" draw:layer="" svg:width="8.49544200000pt" svg:height="4.52449544585pt" draw:transform="matrix(0.35342678000 0.00000000000 0.00000000000 0.35342678000 80.42269583485pt 33.43481896420pt)" svg:viewBox="0 0 8 5" svg:d="M1.17154e-14 4.16958C0.535036 3.44434 1.32069 3.01513 2.10552 2.51971C2.53421 2.22292 3.07007 2.19019 3.39076 1.79447C3.6051 1.52964 3.99752 1.52964 4.10469 1.20012C4.35531 0.375185 5.24731 0.276254 6.03296 0.144599C6.3182 0.0783918 6.53255 0.111115 6.85406 0.0456684C7.3891 -0.0540239 7.96041 0.0456684 8.49544 0.012184C7.88868 0.77091 7.03213 1.59585 5.81862 2.58592C5.60427 2.75106 5.4262 2.94892 5.21186 3.14678C4.56882 3.70765 3.74772 3.90551 2.89117 4.16958C2.7131 4.23579 2.49876 4.33472 2.28441 4.36744C1.53503 4.53258 0.678481 4.665 0 4.23579L0 4.16958" koffice:nodeTypes="ccccccccccccc"/>
            <draw:path draw:style-name="gr60" draw:id="shape805" draw:name="path5904" draw:layer="" svg:width="3.38915072357pt" svg:height="5.19833184000pt" draw:transform="matrix(0.35342678000 0.00000000000 0.00000000000 0.35342678000 81.94073454030pt 31.45336996734pt)" svg:viewBox="0 0 3 5" svg:d="M1.78574 0C2.04053 1.1944 1.02063 1.96957 0.28719 2.744C-0.19146 3.26078 0.19146 4.35838 0 5.19833C0.765105 5.03674 1.59428 5.03674 2.39178 5.03674C2.67897 5.03674 2.55084 4.13275 2.7423 3.93915C2.80637 3.87436 3.6348 3.39035 3.31668 2.61518C3.31668 2.55039 3.25262 2.292 3.28428 2.22796C3.28428 1.38801 2.7423 0.839209 2.10459 0.419232C1.9772 0.355193 1.88147 0.225626 1.8498 0.0968032L1.78574 0" koffice:nodeTypes="cccccccccc"/>
            <draw:path draw:style-name="gr60" draw:id="shape806" draw:name="path5906" draw:layer="" svg:width="9.06286611198pt" svg:height="2.85955060612pt" draw:transform="matrix(0.35342678000 0.00000000000 0.00000000000 0.35342678000 83.41347216289pt 32.49454832392pt)" svg:viewBox="0 0 9 3" svg:d="M0.0595837 2.28391C-0.113819 2.15955 0.129426 0.915031 0.302828 0.0856716C1.69326 -0.32853 2.31944 0.873898 3.29242 1.24697C5.13482 1.95197 7.15062 2.20164 9.06287 1.99406C7.42919 3.40407 0.684956 2.78133 0.0595837 2.28391Z" koffice:nodeTypes="ccccc"/>
            <draw:path draw:style-name="gr60" draw:id="shape807" draw:name="path5908" draw:layer="" svg:width="8.13542513778pt" svg:height="3.15304676279pt" draw:transform="matrix(0.35342678000 0.00000000000 0.00000000000 0.35342678000 80.36134094584pt 35.03315913661pt)" svg:viewBox="0 0 8 3" svg:d="M0.230463 0.307548C0.757562 0.492219 1.15308 0.862271 1.81176 0.862271C1.87717 0.862271 1.94334 0.985148 2.00952 1.01569C2.27269 1.07748 2.56932 1.04694 2.83249 0.954607C3.52464 0.708142 6.35637 0.215213 7.54215 2.21747C7.64103 2.40214 7.77262 2.67915 8.06925 2.80203C8.13543 2.83328 8.10272 2.98741 8.13543 3.07974C7.41057 3.07974 6.91618 3.01795 6.0605 3.07974C5.27023 3.14083 5.66498 3.23387 4.61078 3.01795C2.93137 2.61736 3.55735 2.64861 3.42576 2.64861C1.614 2.67915 0.988786 1.01569 0 0L0.230463 0.307548" koffice:nodeTypes="cccccccccccc"/>
            <draw:path draw:style-name="gr60" draw:id="shape808" draw:name="path5910" draw:layer="" svg:width="4.76892509792pt" svg:height="5.12105142460pt" draw:transform="matrix(0.35342678000 0.00000000000 0.00000000000 0.35342678000 82.90799295181pt 34.97302252432pt)" svg:viewBox="0 0 5 5" svg:d="M0.203137 1.32997C1.25164 1.9971 1.65791 3.47143 2.09778 4.52475C2.33451 5.05182 3.68771 5.36758 4.16118 4.87613C5.00732 3.96368 5.00732 1.89185 3.92445 1.01422C0.94693 -1.37256 2.02981 1.22553 0 1.04984C0.0671914 1.1899 0.0671914 1.32997 0.203137 1.32997C0.169541 1.40041 0.236732 1.26034 0.203137 1.32997Z" koffice:nodeTypes="ccccccc"/>
            <draw:path draw:style-name="gr60" draw:id="shape809" draw:name="path5912" draw:layer="" svg:width="3.88676605635pt" svg:height="8.57371278100pt" draw:transform="matrix(0.35342678000 0.00000000000 0.00000000000 0.35342678000 83.98928314256pt 36.43074999544pt)" svg:viewBox="0 0 4 9" svg:d="M2.03827 0C2.03827 0.897757 1.11562 1.25636 0.330179 1.40047C0.296269 1.40047 0.296269 1.50813 0.330179 1.58018C0.603821 2.0829 0.535213 2.69244 0.501304 3.23159C0.432696 4.23701 -0.523082 5.42215 0.398786 6.31991C0.535213 6.46319 0.501304 7.00234 1.28674 7.57627C1.38926 7.68394 1.52569 7.86365 1.52569 8.00776C1.5596 9.8745 3.09657 6.60729 3.57446 5.63748C3.71088 5.31449 3.71088 4.91944 3.74558 4.5244C3.91592 3.5902 4.05235 2.15412 3.40333 1.32842C3.36942 1.25636 3.233 1.68702 3.16439 1.58018C2.82293 1.04103 2.44755 0.502711 2.03827 0Z" koffice:nodeTypes="cccccccccccc"/>
            <draw:path draw:style-name="gr60" draw:id="shape810" draw:name="path5914" draw:layer="" svg:width="8.94408711111pt" svg:height="4.28314284321pt" draw:transform="matrix(0.35342678000 0.00000000000 0.00000000000 0.35342678000 82.83448018157pt 33.46394423341pt)" svg:viewBox="0 0 9 4" svg:d="M1.89967 0.286429C1.20903 0.825347 0.794321 1.68712 0 2.04557C0.17306 2.00997 0.380413 2.04557 0.483292 2.11759C1.89967 3.48185 3.83284 4.52244 6.97583 4.23518C7.66647 4.16316 8.32203 3.94792 8.94409 3.98352C6.73418 0.53809 6.07783 0.250833 2.48664 0.286429C2.31358 0.286429 2.03764 0.215236 1.89967 0C1.86458 0.179639 1.89967 0.394875 1.69232 0.466068L1.89967 0.286429" koffice:nodeTypes="ccccccccc"/>
            <draw:path draw:style-name="gr60" draw:id="shape811" draw:name="path5916" draw:layer="" svg:width="6.93862140526pt" svg:height="11.55236544000pt" draw:transform="matrix(0.35342678000 0.00000000000 0.00000000000 0.35342678000 84.24253247309pt 34.95964636637pt)" svg:viewBox="0 0 7 12" svg:d="M0 0.0352531C1.03463 0.852634 1.68934 2.06108 1.62085 3.41217C1.62085 3.76798 1.86218 3.94589 2.06927 4.12298C2.34485 4.33613 2.55194 4.55011 2.75902 4.94118C2.75902 4.97643 2.93106 4.97643 2.96531 5.04694C3.62082 6.18487 3.51728 7.53597 3.58657 8.74441C3.62082 9.0994 3.82791 9.45521 3.93145 9.81103C4.20703 10.8768 5.86293 10.735 6.44914 11.5524C7.48377 9.52654 6.65622 6.18487 6.00072 4.1943C5.51805 2.84321 5.17317 1.17237 4.03499 0.532896C2.89682 -0.177905 1.44801 0.710801 0.103543 0L0 0.0352531" koffice:nodeTypes="cccccccccccc"/>
            <draw:path draw:style-name="gr60" draw:id="shape812" draw:name="path5918" draw:layer="" svg:width="5.46553826248pt" svg:height="14.18200523808pt" draw:transform="matrix(0.35342678000 0.00000000000 0.00000000000 0.35342678000 81.83571503178pt 41.73985163569pt)" svg:viewBox="0 0 5 14" svg:d="M5.04503 14.0958C4.84651 13.8601 4.87934 13.759 4.68082 13.6578C1.80457 12.2071 1.27544 11.6672 0.647048 9.77855C-0.344788 6.81094 -0.113436 3.4715 0.779903 0.300858C0.779903 0.233961 1.17618 -0.10364 1.17618 0.0317118C1.07692 0.537334 0.779903 1.34633 0.713476 1.88618C1.60605 1.61625 2.86284 2.1561 2.86284 1.414C2.86284 6.84439 2.72998 8.83421 5.20995 12.5447C5.30921 12.7127 5.54057 13.5902 5.44131 13.7924C5.37564 13.9278 5.20995 14.3657 5.04503 14.0958Z" koffice:nodeTypes="cccccccccc"/>
            <draw:path draw:style-name="gr60" draw:id="shape813" draw:name="path5920" draw:layer="" svg:width="3.88446884395pt" svg:height="14.43345828885pt" draw:transform="matrix(0.35342678000 0.00000000000 0.00000000000 0.35342678000 80.57505556151pt 41.40813002354pt)" svg:viewBox="0 0 4 14" svg:d="M2.34694 13.8822C2.42613 14.6646 1.71699 14.7328 1.44116 13.3038C1.28368 12.4194 1.59865 10.4795 1.00694 9.35654C-0.56974 6.43022 -0.3722 3.09583 2.15031 0.748648C2.26865 0.577574 2.38699 0.306051 2.30779 0.0337441C2.46528 0.0337441 2.8995 0.101232 3.88447 0C3.88447 0 1.63779 3.74246 2.34694 13.8822Z" koffice:nodeTypes="ccccccc"/>
            <draw:path draw:style-name="gr60" draw:id="shape814" draw:name="path5922" draw:layer="" svg:width="6.77418724420pt" svg:height="12.35295792000pt" draw:transform="matrix(0.35342678000 0.00000000000 0.00000000000 0.35342678000 84.37360877277pt 42.26625024538pt)" svg:viewBox="0 0 7 12" svg:d="M6.67237 0C6.37825 4.18746 7.70348 8.83351 5.27404 12.353C3.91227 11.3319 2.55049 10.2061 1.66729 8.86842C0.0105485 6.33435 -0.0999576 3.20208 0.0471005 0.245939C0.0471005 0.245939 0.489124 5.45449 1.8509 6.616C2.88201 7.49586 2.07191 9.39682 4.97993 10.9447C4.97993 10.9447 6.26775 7.6371 6.15724 6.616C6.04673 5.63062 6.59926 4.39849 6.67237 0Z" koffice:nodeTypes="cccccccc"/>
            <draw:path draw:style-name="gr60" draw:id="shape815" draw:name="path5924" draw:layer="" svg:width="7.77725522286pt" svg:height="12.46639108923pt" draw:transform="matrix(0.35342678000 0.00000000000 0.00000000000 0.35342678000 85.34437580242pt 33.69692316678pt)" svg:viewBox="0 0 8 12" svg:d="M7.77726 11.6509L7.44839 12.4664C7.08326 12.2619 6.90112 11.6509 6.57226 11.4809C6.28049 11.3109 6.02499 11.1753 5.73238 11.039C4.23562 10.2235 3.8705 8.72953 3.68751 7.2011C3.50537 5.9782 2.99352 5.26451 2.921 4.78898C2.88474 4.55161 2.15365 4.27976 2.11739 4.07608C1.89815 2.78502 1.93525 1.83396 0.80277 0.984745C0.583526 0.814746 0.328023 0.577373 0.255503 0.237373C0.255503 0.169216 0.0725191 0.13553 0 0.0673732C0.0362596 0.0673732 0.0725191 0.0336866 0 0L0.255503 0.237373C0.255503 0.237373 5.73238 1.66396 6.20713 6.5211C6.7915 12.7038 6.60852 8.72953 7.77726 11.6509Z" koffice:nodeTypes="cccccccccccccc"/>
            <draw:path draw:style-name="gr60" draw:id="shape816" draw:name="path5926" draw:layer="" svg:width="3.28020815133pt" svg:height="12.43451994981pt" draw:transform="matrix(0.35342678000 0.00000000000 0.00000000000 0.35342678000 84.38916698956pt 38.39204974181pt)" svg:viewBox="0 0 3 12" svg:d="M3.2243 12.043C2.57264 13.7737 -0.361896 9.32964 0.0371275 7.22653C0.254624 6.07248 0.399343 4.8175 0.760723 3.83401C1.23169 2.61267 2.53584 1.66283 3.07958 0.33978C3.15152 0.203641 3.15152 -0.101498 3.26027 0.033858C3.26027 0.033858 0.0371275 5.63199 1.63071 7.53167C3.0068 9.19429 3.04361 7.76874 3.04361 7.76874L1.41322 8.21002C1.41322 8.21002 3.65929 10.9242 3.2243 12.043Z" koffice:nodeTypes="ccccccccc"/>
            <draw:path draw:style-name="gr60" draw:id="shape817" draw:name="path5928" draw:layer="" svg:width="4.90145760743pt" svg:height="5.22155128517pt" draw:transform="matrix(0.35342678000 0.00000000000 0.00000000000 0.35342678000 81.02267313658pt 39.08666109977pt)" svg:viewBox="0 0 5 5" svg:d="M4.66454 0.20566C4.38969 0.33477 4.04672 -0.0861438 3.77266 0.33477C2.67485 2.14679 1.2 3.57073 0 5.22155C0 5.22155 3.25781 1.75871 4.38969 0.561646C5.34969 -0.442129 4.66454 0.20566 4.66454 0.20566Z" koffice:nodeTypes="ccccc"/>
            <draw:path draw:style-name="gr60" draw:id="shape818" draw:name="path5930" draw:layer="" svg:width="5.11586355200pt" svg:height="11.21332203341pt" draw:transform="matrix(0.35342678000 0.00000000000 0.00000000000 0.35342678000 86.86241450787pt 37.65643406848pt)" svg:viewBox="0 0 5 11" svg:d="M5.11586 11.1662C4.97587 11.3672 4.76547 10.8646 4.59068 10.7973C3.43431 10.2273 1.89195 9.95898 1.61196 9.05418C0.911177 6.90741 0.631188 5.09704 0.139994 3.42045C-0.245192 2.146 0.455589 0.905573 0 0C1.22677 0.43616 1.78675 1.64333 2.66313 2.44837C2.66313 2.44837 0.595583 5.90208 5.04546 10.0263L5.11586 11.1662" koffice:nodeTypes="cccccccc"/>
            <draw:path draw:style-name="gr60" draw:id="shape819" draw:name="path5932" draw:layer="" svg:width="8.02238161060pt" svg:height="8.24100239846pt" draw:transform="matrix(0.35342678000 0.00000000000 0.00000000000 0.35342678000 86.45917703029pt 46.64280474747pt)" svg:viewBox="0 0 8 8" svg:d="M0.0344033 0C-0.261921 0.49286 1.44409 1.33811 1.7781 2.14764C1.92626 2.49922 2.0376 2.88652 2.22259 3.204C2.8161 4.11908 3.1501 5.03416 3.55777 6.01988C4.29943 7.78021 6.26494 7.92068 7.78511 8.23815C8.19363 8.34371 7.93413 5.4921 8.00778 3.69686L7.48878 7.28735C7.48878 7.28735 4.22493 6.97068 4.07676 5.17544C3.96543 3.41511 1.29593 0.49286 1.29593 0.49286L0.0344033 0" koffice:nodeTypes="cccccccccc"/>
            <draw:path draw:style-name="gr60" draw:id="shape820" draw:name="path5934" draw:layer="" svg:width="8.44817227800pt" svg:height="8.37714312000pt" draw:transform="matrix(0.35342678000 0.00000000000 0.00000000000 0.35342678000 82.94474933693pt 47.58659562078pt)" svg:viewBox="0 0 8 8" svg:d="M6.94184 3.4784C8.47177 5.11159 8.57865 6.31826 8.3649 8.37714C7.68913 7.80901 6.76344 8.02185 6.0515 7.52576C3.27526 5.53728 1.35236 3.01751 0 0C0 0 4.307 6.74477 5.65936 6.46071C5.65936 6.46071 6.3713 5.96379 5.97998 4.89874C5.97998 4.89874 6.65657 6.03501 6.0515 6.70875C6.0515 6.70875 6.72809 7.48974 7.29699 7.38331C7.83136 7.24169 7.97358 7.59616 7.97358 7.59616C7.97358 7.59616 7.97358 5.28923 7.29699 4.43703C6.62122 3.62084 6.94184 3.4784 6.94184 3.4784Z" koffice:nodeTypes="ccccccccccc"/>
            <draw:path draw:style-name="gr60" draw:id="shape821" draw:name="path5936" draw:layer="" svg:width="8.94249216000pt" svg:height="9.70619040000pt" draw:transform="matrix(0.35342678000 0.00000000000 0.00000000000 0.35342678000 84.31604524333pt 46.53225285069pt)" svg:viewBox="0 0 9 10" svg:d="M3.62516 0C7.52704 1.16254 8.77025 6.18548 8.94249 9.70619C4.35004 8.6469 2.07095 4.23794 0 0.546983C0 0.546983 4.28146 7.6554 7.9417 8.78326C7.9417 8.78326 7.9417 6.25405 7.49275 5.39968C7.49275 5.39968 6.87074 5.22944 6.0422 5.22944C6.0422 5.22944 6.45687 4.92127 7.28541 5.02373C7.28541 5.02373 6.52545 2.05079 4.93695 1.33357C3.34925 0.649444 3.48721 0.171031 3.48721 0.171031L3.62516 1.12004e-14" koffice:nodeTypes="cccccccccc"/>
            <draw:path draw:style-name="gr60" draw:id="shape822" draw:name="path5938" draw:layer="" svg:width="5.11969962667pt" svg:height="8.16564872000pt" draw:transform="matrix(0.35342678000 0.00000000000 0.00000000000 0.35342678000 88.46640660622pt 45.52710708837pt)" svg:viewBox="0 0 5 8" svg:d="M4.95934 4.48573C4.83149 6.41338 4.99112 8.16565 5.1197 8.16565C1.98344 7.95551 0.639223 3.08424 0 0C0 0 1.3117 4.34591 2.11128 4.5908C2.11128 4.5908 3.13552 7.00906 4.63936 7.56998L4.54329 5.81771C4.54329 5.81771 4.54329 5.36186 3.64764 5.57201C3.64764 5.57201 3.9351 4.80095 4.54329 5.01109L4.54329 4.24084C4.54329 4.24084 5.02363 3.15375 4.95934 4.48573Z" koffice:nodeTypes="cccccccccc"/>
            <draw:path draw:style-name="gr77" draw:id="shape823" draw:name="path5940" draw:layer="" svg:width="3.75041772984pt" svg:height="4.04359521784pt" draw:transform="matrix(0.35342678000 0.00000000000 0.00000000000 0.35342678000 87.93965933331pt 56.59060482161pt)" svg:viewBox="0 0 4 4" svg:d="M0.968719 3.9603C1.35603 4.03028 1.74334 4.13484 1.9759 3.89032C2.47949 3.40208 3.33103 3.08838 3.5636 2.63473C4.4545 0.786344 1.9759 -0.399265 0 0.124365C0.813974 -0.120157 1.12346 2.70471 0.697692 4.03028C0.697692 4.06486 0.891794 3.9603 0.968719 3.9603Z" koffice:nodeTypes="cccccc"/>
            <draw:path draw:style-name="gr77" draw:id="shape824" draw:name="path5942" draw:layer="" svg:width="2.51789740673pt" svg:height="2.56728497177pt" draw:transform="matrix(0.35342678000 0.00000000000 0.00000000000 0.35342678000 89.05394328530pt 56.54428293054pt)" svg:viewBox="0 0 3 3" svg:d="M2.50727 1.46694C2.18992 2.25277 1.39619 2.44946 0.76149 2.56728C0.76149 2.25277 0.793004 1.62465 0.634697 1.34911C0.634697 1.27116 0.476389 1.31013 0.476389 1.27116C0.444141 0.759955 0.222071 0.642125 0 0.44544C0.539419 0.484414 1.07884 0.484414 1.45995 0.0130949C1.58674 -0.143709 2.63406 1.15333 2.50727 1.46694Z" koffice:nodeTypes="ccccccc"/>
            <draw:path draw:style-name="gr77" draw:id="shape825" draw:name="path5944" draw:layer="" svg:width="2.69616987972pt" svg:height="3.44564996399pt" draw:transform="matrix(0.35342678000 0.00000000000 0.00000000000 0.35342678000 89.81127555359pt 55.80051672941pt)" svg:viewBox="0 0 3 3" svg:d="M0.825503 3.34629C0.858115 2.78815 0.0375161 2.26773 0.00414613 1.93335C-0.061077 1.22689 0.660928 0.706467 0.924096 0C0.858115 0.149181 1.51489 0.929382 1.97525 1.1523C4.10941 2.23086 0.825503 3.86585 0.825503 3.34629Z" koffice:nodeTypes="ccccc"/>
            <draw:path draw:style-name="gr77" draw:id="shape826" draw:name="path5946" draw:layer="" svg:width="3.76047695891pt" svg:height="4.71424435784pt" draw:transform="matrix(0.35342678000 0.00000000000 0.00000000000 0.35342678000 88.91109921926pt 57.54379376097pt)" svg:viewBox="0 0 4 5" svg:d="M3.74859 3.04266C3.59364 2.9671 3.28374 3.30668 3.24522 3.34402C2.66303 4.24812 2.12025 5.07666 0.956771 4.54949C-0.32315 3.94676 -0.0517603 2.40258 0.258144 1.27267C0.491019 0.519685 1.26668 -0.233298 2.12025 0.0680698C2.15877 0.0680698 2.23669 0.48234 2.19728 0.48234C2.39164 1.46113 2.04233 1.31088 3.01235 1.91275C3.08938 1.91275 3.86503 3.08087 3.74859 3.04266Z" koffice:nodeTypes="cccccccc"/>
            <draw:path draw:style-name="gr77" draw:id="shape827" draw:name="path5948" draw:layer="" svg:width="2.50500086526pt" svg:height="3.07680421058pt" draw:transform="matrix(0.35342678000 0.00000000000 0.00000000000 0.35342678000 89.73959123850pt 57.23486397336pt)" svg:viewBox="0 0 3 3" svg:d="M2.50084 2.31872C2.56371 2.91582 1.89921 2.84534 1.48764 3.02115C0.664503 3.4076 0.347969 1.68598 0 0.807745C0.474436 0.5971 0.981038 0.421291 1.32901 0C1.13967 0.210646 2.37364 1.47533 2.50084 2.31872Z" koffice:nodeTypes="ccccc"/>
            <draw:path draw:style-name="gr77" draw:id="shape828" draw:name="path5950" draw:layer="" svg:width="5.18373312882pt" svg:height="4.18939024000pt" draw:transform="matrix(0.35342678000 0.00000000000 0.00000000000 0.35342678000 90.97601948565pt 55.83727311453pt)" svg:viewBox="0 0 5 4" svg:d="M1.55175 0C1.51672 0.177662 0.952228 2.09429 0 2.62727C0.529468 3.12424 1.23488 3.69161 1.79856 4.08214C2.22214 4.36623 2.99842 3.79804 3.66799 4.01173C3.7747 4.04693 3.98567 4.04693 4.05654 4.18939C4.58519 3.86927 5.43153 3.37231 5.11466 2.87534C4.65606 2.05908 3.95065 1.27802 3.17436 0.887492C2.64571 0.638602 1.9403 0.568192 1.55175 0Z" koffice:nodeTypes="cccccccc"/>
            <draw:path draw:style-name="gr77" draw:id="shape829" draw:name="path5952" draw:layer="" svg:width="5.37089921140pt" svg:height="1.64310454657pt" draw:transform="matrix(0.35342678000 0.00000000000 0.00000000000 0.35342678000 90.88309129599pt 57.35418410812pt)" svg:viewBox="0 0 5 2" svg:d="M4.83196 0.228403C4.00613 0.102958 2.96556 -0.179837 2.24752 0.165318C1.56514 0.543103 1.09833 1.42339 0.0934181 1.45457C-0.0143703 1.45457 -0.0143703 1.48648 0.0212828 1.54884C0.201207 1.73737 0.595878 1.58074 0.811455 1.51766C2.39096 1.10869 4.22171 1.17178 5.3709 1.6431C5.22746 1.04561 5.3709 0.291488 4.83196 0.228403Z" koffice:nodeTypes="ccccccc"/>
            <draw:path draw:style-name="gr77" draw:id="shape830" draw:name="path5954" draw:layer="" svg:width="4.20436469215pt" svg:height="5.00900996701pt" draw:transform="matrix(0.35342678000 0.00000000000 0.00000000000 0.35342678000 93.10599546538pt 57.11197389255pt)" svg:viewBox="0 0 4 5" svg:d="M4.19373 2.09721C4.25755 1.24315 4.03527 0.621863 3.49462 0.234227C2.98697 -0.115809 2.35168 -0.0379241 1.87484 0.234227C0.794995 0.854624 0.0958806 1.86445 0.000513488 3.22251C-0.031031 3.68893 1.39874 5.27976 2.09712 4.96911C2.16094 4.96911 2.22403 4.54298 2.3194 4.30933C2.38322 4.15445 2.57396 4.03807 2.6055 3.8438C2.85933 2.87337 4.16219 2.48574 4.19373 2.09721Z" koffice:nodeTypes="cccccccc"/>
            <draw:path draw:style-name="gr77" draw:id="shape831" draw:name="path5956" draw:layer="" svg:width="2.25589139877pt" svg:height="2.96649408000pt" draw:transform="matrix(0.35342678000 0.00000000000 0.00000000000 0.35342678000 92.67417710469pt 56.87945800339pt)" svg:viewBox="0 0 2 3" svg:d="M0.746795 0C1.1886 0.517088 2.2549 0.482881 2.2549 0.827341C2.29228 1.55206 1.26167 2.06915 1.00424 2.96649C0.967702 2.79387 0.746795 2.82807 0.746795 2.75886C0.599808 2.4144 0.378902 2.10415 0.304983 1.72469C0.268449 1.55206 -0.13598 1.37943 0.0475419 1.1726C0.342367 0.793133 0.78333 0.551295 0.746795 0Z" koffice:nodeTypes="ccccccc"/>
            <draw:path draw:style-name="gr60" draw:id="shape832" draw:name="path5958" draw:layer="" svg:width="3.45950366042pt" svg:height="6.94411200000pt" draw:transform="matrix(0.35342678000 0.00000000000 0.00000000000 0.35342678000 82.11972879881pt 47.15767688058pt)" svg:viewBox="0 0 3 7" svg:d="M3.4595 6.94411C3.23407 6.77121 3.00865 6.63336 2.81521 6.56404C2.17091 6.25329 1.55861 5.87321 1.33318 5.21665C0.946308 4.24933 0.495447 3.42066 0.1733 2.45255C-0.052129 1.76172 -0.052129 0.967315 0.141309 0.207168L0.398729 0C0.398729 0 0.979043 4.76725 3.4595 6.94411Z" koffice:nodeTypes="ccccccc"/>
            <draw:path draw:style-name="gr80" draw:id="shape833" draw:name="path5960" draw:layer="" svg:width="5.16506605853pt" svg:height="9.29913062400pt" draw:transform="matrix(0.35342678000 0.00000000000 0.00000000000 0.35342678000 84.35629924603pt 45.13494473328pt)" svg:viewBox="0 0 5 9" svg:d="M0.279554 0C0.312214 1.20347 -0.427813 2.54195 0.376047 3.51167C1.30832 4.71591 2.17601 5.85304 3.07562 7.02411C4.6826 9.06461 2.72231 7.9946 5.16507 9.29913C3.33318 6.62295 2.69039 3.31109 0.632867 0.802314C0.47254 0.601736 0.279554 0.33404 0.279554 0Z" koffice:nodeTypes="cccccc"/>
            <draw:path draw:style-name="gr80" draw:id="shape834" draw:name="path5962" draw:layer="" svg:width="5.18295075988pt" svg:height="9.29913062400pt" draw:transform="matrix(0.35342678000 0.00000000000 0.00000000000 0.35342678000 86.75252238596pt 45.02439283650pt)" svg:viewBox="0 0 5 9" svg:d="M0.288989 0C0.320961 1.17107 -0.419603 2.50877 0.353676 3.51244C1.31953 4.68351 2.18872 5.85381 3.08989 7.02488C3.7338 7.82719 4.24907 8.76451 5.18295 9.29913C3.3479 6.62372 2.704 3.27792 0.642913 0.803086C0.482308 0.602507 0.288989 0.301639 0.288989 0Z" koffice:nodeTypes="cccccc"/>
            <draw:path draw:style-name="gr80" draw:id="shape835" draw:name="path5964" draw:layer="" svg:width="4.51607638396pt" svg:height="10.82931609600pt" draw:transform="matrix(0.35342678000 0.00000000000 0.00000000000 0.35342678000 88.44554918991pt 44.12951622954pt)" svg:viewBox="0 0 5 11" svg:d="M0.835396 0C0.650936 1.26375 -0.45327 2.52667 0.209764 3.7538C1.05556 5.1982 1.82909 6.60598 2.60178 8.01376C3.19086 9.02443 3.55893 10.1075 4.51608 10.8293C3.0064 7.68908 2.9333 4.00688 1.05556 0.939074C0.908499 0.68599 0.761442 0.325512 0.835396 0Z" koffice:nodeTypes="cccccc"/>
            <draw:path draw:style-name="gr60" draw:id="shape836" draw:name="path5966" draw:layer="" svg:width="2.43032794664pt" svg:height="10.14065556763pt" draw:transform="matrix(0.35342678000 0.00000000000 0.00000000000 0.35342678000 86.80184267520pt 41.40400750700pt)" svg:viewBox="0 0 2 10" svg:d="M1.74412 0.0463872C-0.687481 0.0810282 0.154257 2.77094 0.0916126 2.59612C0.528682 4.13322 0.934066 5.60022 1.33945 7.10187C1.65123 8.14996 1.7758 9.26814 2.43033 10.1407C1.71316 6.89242 2.30576 3.43476 1.27681 0.0810282C1.1832 -0.198516 1.61955 0.360574 1.74412 0.0463872Z" koffice:nodeTypes="cccccc"/>
            <draw:path draw:style-name="gr80" draw:id="shape837" draw:name="path5968" draw:layer="" svg:width="2.30158127301pt" svg:height="10.31732320163pt" draw:transform="matrix(0.35342678000 0.00000000000 0.00000000000 0.35342678000 82.77401013201pt 41.92503612168pt)" svg:viewBox="0 0 2 10" svg:d="M2.30158 0.0997918C-0.559656 -0.182179 0.0719775 2.60097 0.035075 2.42463C0.332012 4.01082 0.592905 5.56044 0.889841 7.11087C1.11298 8.203 1.07522 9.33088 1.74461 10.3173C1.37301 7.00523 2.52471 3.58746 1.78151 0.0640376C1.70685 -0.182179 2.15311 0.38095 2.30158 0.0997918Z" koffice:nodeTypes="cccccc"/>
            <draw:path draw:style-name="gr80" draw:id="shape838" draw:name="path5970" draw:layer="" svg:width="8.35041481727pt" svg:height="10.63098919350pt" draw:transform="matrix(0.35342678000 0.00000000000 0.00000000000 0.35342678000 81.77832759770pt 45.59145146661pt)" svg:viewBox="0 0 8 11" svg:d="M1.00978 0.0593208C-1.29273 1.3216 1.07683 2.99206 0.976649 2.856C2.04469 3.98144 3.04568 5.03845 4.11295 6.16389C4.84732 6.91418 7.31628 10.1874 8.35041 10.631C5.08081 6.7097 2.21113 4.62949 1.00978 0.0593208C0.943509 -0.178979 1.04369 0.400648 1.00978 0.0593208Z" koffice:nodeTypes="cccccc"/>
            <draw:path draw:style-name="gr80" draw:id="shape839" draw:name="path5972" draw:layer="" svg:width="7.58588605786pt" svg:height="10.85329245091pt" draw:transform="matrix(0.35342678000 0.00000000000 0.00000000000 0.35342678000 86.17825319916pt 49.54825562050pt)" svg:viewBox="0 0 8 11" svg:d="M0.0636786 0C0.231947 1.20627 -0.408407 2.6875 0.502267 3.61803C1.61548 4.7202 2.66093 5.82318 3.70637 6.89118C2.69442 5.85735 6.06836 10.2335 7.58589 10.8533C5.39373 8.30406 2.89697 3.10071 0.535765 0.792263C0.33322 0.619825 0.0971765 0.344877 0.0636786 0Z" koffice:nodeTypes="cccccc"/>
            <draw:path draw:style-name="gr80" draw:id="shape840" draw:name="path5974" draw:layer="" svg:width="7.69553047647pt" svg:height="11.45591125333pt" draw:transform="matrix(0.35342678000 0.00000000000 0.00000000000 0.35342678000 87.53720104609pt 48.84931882037pt)" svg:viewBox="0 0 8 11" svg:d="M0.068291 0C0.250311 1.22094 -0.440024 2.64355 0.540538 3.55887C1.70312 4.6438 2.82879 5.72796 3.99137 6.81289C2.90177 5.76235 6.06154 10.8454 7.69553 11.4559C5.33514 8.91397 3.11902 3.05079 0.540538 0.78009C0.322449 0.610471 0.105198 0.339238 0.068291 0Z" koffice:nodeTypes="cccccc"/>
            <draw:path draw:style-name="gr80" draw:id="shape841" draw:name="path5976" draw:layer="" svg:width="5.46472729947pt" svg:height="14.08170193067pt" draw:transform="matrix(0.35342678000 0.00000000000 0.00000000000 0.35342678000 89.19711120666pt 47.77066028781pt)" svg:viewBox="0 0 5 14" svg:d="M0.0760761 0C0.241752 1.17587 -0.420187 2.58814 0.505917 3.52915C1.46485 4.50348 1.23351 5.84755 2.48944 7.79699C1.69618 6.51958 4.2088 13.0066 5.46473 14.0817C3.58045 11.3936 2.85286 3.02454 0.505917 0.7728C0.307411 0.571267 0.109669 0.302299 0.0760761 0Z" koffice:nodeTypes="cccccc"/>
            <draw:path draw:style-name="gr80" draw:id="shape842" draw:name="path5978" draw:layer="" svg:width="4.11130581982pt" svg:height="14.55692121600pt" draw:transform="matrix(0.35342678000 0.00000000000 0.00000000000 0.35342678000 90.54896268806pt 47.14551899934pt)" svg:viewBox="0 0 4 15" svg:d="M0.0590606 0C0.216479 1.22943 -0.380549 2.66534 0.467477 3.58741C1.40981 4.57805 1.19 5.9454 2.38406 7.92746C1.59842 6.66256 2.88606 13.463 4.11131 14.5569C2.28903 11.823 2.69744 3.07515 0.498671 0.785732C0.310785 0.614715 0.0909796 0.341246 0.0590606 0Z" koffice:nodeTypes="cccccc"/>
            <draw:path draw:style-name="gr80" draw:id="shape843" draw:name="path5980" draw:layer="" svg:width="1.80714928513pt" svg:height="16.51234819765pt" draw:transform="matrix(0.35342678000 0.00000000000 0.00000000000 0.35342678000 92.17727055088pt 45.71088901397pt)" svg:viewBox="0 0 2 17" svg:d="M0.061912 0C0.22693 1.23076 -0.398922 2.66651 0.490047 3.58978C-0.0369468 3.04339 -0.102346 5.26522 0.819323 8.58062C0.424648 7.11096 1.04974 15.0766 1.80715 16.5123C1.0832 13.3333 1.90601 3.58978 0.490047 0.786865C0.391188 0.547179 0.0953721 0.342184 0.061912 0Z" koffice:nodeTypes="cccccc"/>
            <draw:path draw:style-name="gr80" draw:id="shape844" draw:name="path5982" draw:layer="" svg:width="4.54030864000pt" svg:height="13.03966059767pt" draw:transform="matrix(0.35342678000 0.00000000000 0.00000000000 0.35342678000 89.69039423072pt 41.88596303010pt)" svg:viewBox="0 0 5 13" svg:d="M0 0C0.923063 0.836929 2.58423 1.17201 2.76834 2.47759C2.98994 3.9839 4.02295 3.9839 4.24455 5.45702C4.24455 5.42382 4.42951 13.458 4.54031 13.0226C3.83885 9.8092 0.295755 6.39432 0.369055 0.803729C0.369055 0.53582 0.259105 0.201511 0 0Z" koffice:nodeTypes="cccccc"/>
            <draw:path draw:style-name="gr80" draw:id="shape845" draw:name="path5984" draw:layer="" svg:width="3.38438165333pt" svg:height="1.14854022686pt" draw:transform="matrix(0.35342678000 0.00000000000 0.00000000000 0.35342678000 87.20537985518pt 43.16112685234pt)" svg:viewBox="0 0 3 1" svg:d="M1.20751e-14 0.631874C0.55146 0.743331 1.21423 0.854788 2.13361 1.04083C2.97992 1.22688 2.53807 1.15229 3.38438 0.966244C1.14031 0.743331 1.47084 0.59415 0.220074 0L0 0.631874" koffice:nodeTypes="ccccc"/>
            <draw:path draw:style-name="gr80" draw:id="shape846" draw:name="path5986" draw:layer="" svg:width="3.38608128000pt" svg:height="1.14854022686pt" draw:transform="matrix(0.35342678000 0.00000000000 0.00000000000 0.35342678000 87.09511069982pt 42.11894196347pt)" svg:viewBox="0 0 3 1" svg:d="M0 0.595008C0.515052 0.706464 1.21454 0.854788 2.0976 1.04083C2.94412 1.22688 2.50216 1.15229 3.38608 0.966244C1.10405 0.743331 1.43551 0.595008 0.183583 0L0 0.595008" koffice:nodeTypes="ccccc"/>
            <draw:path draw:style-name="gr80" draw:id="shape847" draw:name="path5988" draw:layer="" svg:width="3.38608128000pt" svg:height="1.37904858261pt" draw:transform="matrix(0.35342678000 0.00000000000 0.00000000000 0.35342678000 90.53522560563pt 44.48520494093pt)" svg:viewBox="0 0 3 1" svg:d="M0 0.651048C0.699484 0.814515 1.17799 1.18091 1.87747 1.30304C2.72314 1.5069 2.53956 1.26264 3.38608 1.01838C1.10405 0.773178 1.47206 0.651048 0.220979 0L0 0.651048" koffice:nodeTypes="ccccc"/>
            <draw:path draw:style-name="gr80" draw:id="shape848" draw:name="path5990" draw:layer="" svg:width="2.68853333333pt" svg:height="1.62576512000pt" draw:transform="matrix(0.35342678000 0.00000000000 0.00000000000 0.35342678000 90.84143456782pt 45.51494920714pt)" svg:viewBox="0 0 3 2" svg:d="M0 0.249563C0.557397 0.594335 1.08223 0.938385 1.6063 1.28171C2.26291 1.68852 1.90166 1.46997 2.68853 1.62577C1.08223 0.781868 1.08223 0.938385 0.163584 0L0 0.249563" koffice:nodeTypes="ccccc"/>
            <draw:path draw:style-name="gr80" draw:id="shape849" draw:name="path5992" draw:layer="" svg:width="3.38438165333pt" svg:height="1.45084533876pt" draw:transform="matrix(0.35342678000 0.00000000000 0.00000000000 0.35342678000 88.83368771600pt 45.33088454011pt)" svg:viewBox="0 0 3 1" svg:d="M0 0.711143C0.698459 0.835448 1.17684 1.21222 1.87615 1.37892C2.72246 1.58803 2.53807 1.29509 3.38438 1.08695C1.10292 0.835448 1.47169 0.668744 0.183537 0L1.20751e-14 0.711143" koffice:nodeTypes="ccccc"/>
            <draw:path draw:style-name="gr80" draw:id="shape850" draw:name="path5994" draw:layer="" svg:width="2.88904533333pt" svg:height="1.50407168000pt" draw:transform="matrix(0.35342678000 0.00000000000 0.00000000000 0.35342678000 89.12745605554pt 46.15224837683pt)" svg:viewBox="0 0 3 2" svg:d="M0 0.421112C0.509508 0.661847 1.05356 0.902582 1.76719 1.26334C2.44705 1.59495 2.07336 1.41388 2.88905 1.50407C1.0198 0.782561 1.35974 0.782561 0.339934 0L0 0.421112" koffice:nodeTypes="ccccc"/>
            <draw:path draw:style-name="gr80" draw:id="shape851" draw:name="path5996" draw:layer="" svg:width="3.38438165333pt" svg:height="1.41599853126pt" draw:transform="matrix(0.35342678000 0.00000000000 0.00000000000 0.35342678000 87.13186708494pt 45.79684240686pt)" svg:viewBox="0 0 3 1" svg:d="M0 0.660664C0.699309 0.825354 1.17684 1.19662 1.87615 1.36226C2.72246 1.52695 2.50154 1.27944 3.38438 1.07287C1.10377 0.825354 1.47169 0.660664 0.183537 0L1.20751e-14 0.660664" koffice:nodeTypes="ccccc"/>
            <draw:path draw:style-name="gr80" draw:id="shape852" draw:name="path5998" draw:layer="" svg:width="3.45956885333pt" svg:height="1.16568812675pt" draw:transform="matrix(0.35342678000 0.00000000000 0.00000000000 0.35342678000 87.51130607595pt 46.60604836235pt)" svg:viewBox="0 0 3 1" svg:d="M0 0.636574C0.557552 0.748859 1.22764 0.898286 2.15804 1.08572C3.01284 1.23601 2.56697 1.16086 3.45957 0.973431C1.1529 0.748859 1.48795 0.636574 0.223364 0L0 0.636574" koffice:nodeTypes="ccccc"/>
            <draw:path draw:style-name="gr80" draw:id="shape853" draw:name="path6000" draw:layer="" svg:width="3.09676800000pt" svg:height="1.36945275547pt" draw:transform="matrix(0.35342678000 0.00000000000 0.00000000000 0.35342678000 82.90799295181pt 42.60949833411pt)" svg:viewBox="0 0 3 1" svg:d="M0 0.401825C0.633171 0.631534 1.05583 1.00423 1.689 1.23394C2.42865 1.52124 2.25227 1.26241 3.09677 1.26241C1.09078 0.717592 1.44272 0.688465 0.351942 0L0 0.401825" koffice:nodeTypes="ccccc"/>
            <draw:path draw:style-name="gr80" draw:id="shape854" draw:name="path6002" draw:layer="" svg:width="3.38608128000pt" svg:height="1.49401748239pt" draw:transform="matrix(0.35342678000 0.00000000000 0.00000000000 0.35342678000 82.76096741133pt 46.80227091061pt)" svg:viewBox="0 0 3 1" svg:d="M0 0.720668C0.699484 0.889834 1.39897 1.01695 2.135 1.1871C3.71755 1.56846 1.10405 1.65255 3.38608 1.10203C1.32503 0.847787 1.58255 0.762715 0.184433 0L0 0.720668" koffice:nodeTypes="ccccc"/>
            <draw:path draw:style-name="gr80" draw:id="shape855" draw:name="path6004" draw:layer="" svg:width="3.38608128000pt" svg:height="1.14854022686pt" draw:transform="matrix(0.35342678000 0.00000000000 0.00000000000 0.35342678000 83.80173859307pt 48.04039560630pt)" svg:viewBox="0 0 3 1" svg:d="M1.20781e-14 0.631874C0.698634 0.780197 1.43551 0.929378 2.13415 1.04083C2.98067 1.22688 2.53871 1.15229 3.38608 0.966244C1.14059 0.743331 1.47206 0.595008 0.220979 0L0 0.631874" koffice:nodeTypes="ccccc"/>
            <draw:path draw:style-name="gr80" draw:id="shape856" draw:name="path6006" draw:layer="" svg:width="3.45956885333pt" svg:height="1.14854022686pt" draw:transform="matrix(0.35342678000 0.00000000000 0.00000000000 0.35342678000 87.70724588278pt 52.03694563454pt)" svg:viewBox="0 0 3 1" svg:d="M0 0.595008C0.557552 0.705607 1.22764 0.854788 2.15718 1.04083C3.01284 1.22688 2.56611 1.15229 3.45957 0.966244C1.37627 0.743331 1.59963 0.631874 0.223364 0L0 0.595008" koffice:nodeTypes="ccccc"/>
            <draw:path draw:style-name="gr80" draw:id="shape857" draw:name="path6008" draw:layer="" svg:width="3.45956885333pt" svg:height="1.38127773232pt" draw:transform="matrix(0.35342678000 0.00000000000 0.00000000000 0.35342678000 88.01317210355pt 49.83014882022pt)" svg:viewBox="0 0 3 1" svg:d="M0 0.652514C0.743975 0.815173 1.22764 1.1828 1.93468 1.30503C2.79034 1.50812 2.56697 1.26366 3.45957 1.05963C1.1529 0.774743 1.48795 0.652514 0.223364 0L0 0.652514" koffice:nodeTypes="ccccc"/>
            <draw:path draw:style-name="gr80" draw:id="shape858" draw:name="path6010" draw:layer="" svg:width="3.09676800000pt" svg:height="1.23903780526pt" draw:transform="matrix(0.35342678000 0.00000000000 0.00000000000 0.35342678000 83.06717637352pt 44.08060196318pt)" svg:viewBox="0 0 3 1" svg:d="M1.15506e-14 0.382213C0.527507 0.573005 1.12654 0.791503 1.90033 1.06478C2.63916 1.33743 2.25227 1.20142 3.09677 1.2285C1.05583 0.682569 1.40777 0.654863 0.316992 0L0 0.382213" koffice:nodeTypes="ccccc"/>
            <draw:path draw:style-name="gr80" draw:id="shape859" draw:name="path6012" draw:layer="" svg:width="3.09839381333pt" svg:height="1.96389522687pt" draw:transform="matrix(0.35342678000 0.00000000000 0.00000000000 0.35342678000 85.54003286782pt 44.71790113288pt)" svg:viewBox="0 0 3 2" svg:d="M1.15536e-14 0.486563C0.63415 0.875589 1.26749 1.26461 1.90164 1.65364C2.64067 2.13908 2.25367 1.89692 3.09839 1.94513C1.23253 1.06954 1.23253 1.21529 0.106505 0L0 0.486563" koffice:nodeTypes="ccccc"/>
            <draw:path draw:style-name="gr80" draw:id="shape860" draw:name="path6014" draw:layer="" svg:width="3.09839381333pt" svg:height="1.55008824423pt" draw:transform="matrix(0.35342678000 0.00000000000 0.00000000000 0.35342678000 85.23410664706pt 46.82658667307pt)" svg:viewBox="0 0 3 2" svg:d="M1.15536e-14 0.458495C0.633337 0.702884 1.26749 0.946569 1.90083 1.19096C3.661 1.89314 0.598378 1.34379 3.09839 1.37408C1.23172 0.824727 1.47887 0.794442 0.317075 0L0 0.458495" koffice:nodeTypes="ccccc"/>
            <draw:path draw:style-name="gr80" draw:id="shape861" draw:name="path6016" draw:layer="" svg:width="3.09839381333pt" svg:height="1.23853904422pt" draw:transform="matrix(0.35342678000 0.00000000000 0.00000000000 0.35342678000 85.69921628954pt 47.75850240658pt)" svg:viewBox="0 0 3 1" svg:d="M1.15536e-14 0.382137C0.528459 0.57289 1.12684 0.791344 1.90164 1.06457C2.64067 1.33716 2.2179 1.20055 3.09839 1.22825C1.0561 0.682432 1.40814 0.654731 0.317075 0L0 0.382137" koffice:nodeTypes="ccccc"/>
            <draw:path draw:style-name="gr80" draw:id="shape862" draw:name="path6018" draw:layer="" svg:width="3.09839381333pt" svg:height="1.59029383855pt" draw:transform="matrix(0.35342678000 0.00000000000 0.00000000000 0.35342678000 90.80467818270pt 48.10175049531pt)" svg:viewBox="0 0 3 2" svg:d="M1.15536e-14 0.463689C0.633337 0.711228 1.26749 0.958053 1.90083 1.23698C3.661 1.94821 0.598378 1.36039 3.09839 1.39178C1.23253 0.834641 1.47887 0.803966 0.317075 0L0 0.463689" koffice:nodeTypes="ccccc"/>
            <draw:path draw:style-name="gr80" draw:id="shape863" draw:name="path6020" draw:layer="" svg:width="3.09839381333pt" svg:height="1.26145433008pt" draw:transform="matrix(0.35342678000 0.00000000000 0.00000000000 0.35342678000 91.34330059542pt 50.03852924971pt)" svg:viewBox="0 0 3 1" svg:d="M1.15536e-14 0.413611C0.63415 0.634076 1.26749 0.853906 1.90083 1.07437C2.64067 1.35011 2.25367 1.23956 3.09839 1.23956C1.09188 0.688716 1.40814 0.688716 0.317075 0L0 0.413611" koffice:nodeTypes="ccccc"/>
            <draw:path draw:style-name="gr80" draw:id="shape864" draw:name="path6022" draw:layer="" svg:width="3.09839381333pt" svg:height="1.23898206280pt" draw:transform="matrix(0.35342678000 0.00000000000 0.00000000000 0.35342678000 89.56796719413pt 48.99662710227pt)" svg:viewBox="0 0 3 1" svg:d="M1.15536e-14 0.40928C0.528459 0.572992 1.12684 0.791485 1.90164 1.06476C2.64067 1.33803 2.21871 1.20077 3.09839 1.22847C1.05692 0.682554 1.40814 0.655478 0.317075 0L0 0.40928" koffice:nodeTypes="ccccc"/>
            <draw:path draw:style-name="gr80" draw:id="shape865" draw:name="path6024" draw:layer="" svg:width="3.09676800000pt" svg:height="1.23948023479pt" draw:transform="matrix(0.35342678000 0.00000000000 0.00000000000 0.35342678000 90.30281215510pt 51.16638479005pt)" svg:viewBox="0 0 3 1" svg:d="M1.15506e-14 0.382282C0.527507 0.573737 1.12573 0.792274 1.90033 1.06497C2.63916 1.3383 2.21732 1.20164 3.09677 1.22872C1.05583 0.682691 1.40777 0.65561 0.316179 0L0 0.382282" koffice:nodeTypes="ccccc"/>
            <draw:path draw:style-name="gr80" draw:id="shape866" draw:name="path6026" draw:layer="" svg:width="1.49991200000pt" svg:height="2.82968832000pt" draw:transform="matrix(0.35342678000 0.00000000000 0.00000000000 0.35342678000 92.34731539205pt 47.94228433218pt)" svg:viewBox="0 0 1 3" svg:d="M9.84529e-15 0.20201C0.269499 0.774629 0.479418 1.48166 0.74961 2.08847C1.04959 2.79628 0.929738 2.32389 1.49991 2.82969C0.599965 1.24624 0.780093 1.34725 0.509901 0L0 0.20201" koffice:nodeTypes="ccccc"/>
            <draw:path draw:style-name="gr80" draw:id="shape867" draw:name="path6028" draw:layer="" svg:width="1.49991200000pt" svg:height="2.82968832000pt" draw:transform="matrix(0.35342678000 0.00000000000 0.00000000000 0.35342678000 92.50649881376pt 49.26636242077pt)" svg:viewBox="0 0 1 3" svg:d="M0 0.1686C0.269499 0.774629 0.539691 1.34725 0.809883 1.95405C1.10987 2.66109 0.929738 2.29048 1.49991 2.82969C0.629755 1.27965 0.780093 1.44825 0.479418 0L0 0.1686" koffice:nodeTypes="ccccc"/>
            <draw:path draw:style-name="gr80" draw:id="shape868" draw:name="path6030" draw:layer="" svg:width="2.34475860157pt" svg:height="10.44400896000pt" draw:transform="matrix(0.35342678000 0.00000000000 0.00000000000 0.35342678000 85.19048606146pt 42.81787876360pt)" svg:viewBox="0 0 2 10" svg:d="M0.261882 0C-0.0132418 1.14901 -0.166717 2.23099 0.293002 3.44704C0.843956 4.86732 0.691188 5.91422 1.21173 7.3002C1.60992 8.31436 1.60992 9.66605 2.34476 10.444C1.3645 7.40232 1.64033 3.9545 0.384945 0.878519C0.261882 0.641545 0.170646 0.304013 0.261882 0Z" koffice:nodeTypes="cccccc"/>
            <draw:path draw:style-name="gr80" draw:id="shape869" draw:name="path6032" draw:layer="" svg:width="3.09676800000pt" svg:height="1.38845922934pt" draw:transform="matrix(0.35342678000 0.00000000000 0.00000000000 0.35342678000 85.27086303218pt 43.11192984456pt)" svg:viewBox="0 0 3 1" svg:d="M0 0.404604C0.633171 0.635902 1.02088 1.01184 1.65405 1.2718C2.42865 1.53176 2.25227 1.2718 3.09677 1.30113C1.05583 0.722555 1.40777 0.693893 0.316992 0L0 0.404604" koffice:nodeTypes="ccccc"/>
            <draw:path draw:style-name="gr80" draw:id="shape870" draw:name="path6034" draw:layer="" svg:width="3.81370413570pt" svg:height="8.95321928000pt" draw:transform="matrix(0.35342678000 0.00000000000 0.00000000000 0.35342678000 82.74086708580pt 38.64970469099pt)" svg:viewBox="0 0 4 9" svg:d="M1.0022 3.22871C0.767678 4.91712 0.53316 3.88969 0.337427 5.54086C0.181383 6.67831 -0.20918 7.81577 0.142597 8.95322C0.845249 5.65088 2.4075 2.78862 3.8137 0C3.8137 0 1.2755 0.953803 1.0022 3.22871Z" koffice:nodeTypes="ccccc"/>
            <draw:path draw:style-name="gr80" draw:id="shape871" draw:name="path6036" draw:layer="" svg:width="2.36861625427pt" svg:height="8.76002140444pt" draw:transform="matrix(0.35342678000 0.00000000000 0.00000000000 0.35342678000 85.18572974677pt 38.47808064662pt)" svg:viewBox="0 0 2 9" svg:d="M0.306446 3.8666C0.922041 5.2699 0.337012 4.58561 0.922041 5.98813C2.03025 8.52087 0.398856 6.84369 2.36862 8.76002C1.2604 5.68032 1.01445 2.73716 0.675376 0C0.675376 0 -0.555813 1.95027 0.306446 3.8666Z" koffice:nodeTypes="ccccc"/>
            <draw:path draw:style-name="gr80" draw:id="shape872" draw:name="path6038" draw:layer="" svg:width="3.02726165333pt" svg:height="1.26752924781pt" draw:transform="matrix(0.35342678000 0.00000000000 0.00000000000 0.35342678000 83.32418832794pt 39.15213620144pt)" svg:viewBox="0 0 3 1" svg:d="M0 0.414605C0.556913 0.607578 1.11383 0.828574 1.84432 1.10498C2.57562 1.35336 2.19229 1.24318 3.02726 1.24318C1.18294 0.74578 1.42724 0.718395 0.313414 0L0 0.414605" koffice:nodeTypes="ccccc"/>
            <draw:path draw:style-name="gr80" draw:id="shape873" draw:name="path6040" draw:layer="" svg:width="2.24917525333pt" svg:height="2.69862912000pt" draw:transform="matrix(0.35342678000 0.00000000000 0.00000000000 0.35342678000 82.82232230034pt 40.31703086832pt)" svg:viewBox="0 0 2 3" svg:d="M0 0.443267C0.419772 0.966451 0.839544 1.45061 1.31958 2.05464C1.8294 2.69863 1.55995 2.3771 2.24918 2.69863C0.839544 1.28891 1.10969 1.40972 0.389986 0L0 0.443267" koffice:nodeTypes="ccccc"/>
            <draw:path draw:style-name="gr80" draw:id="shape874" draw:name="path6042" draw:layer="" svg:width="3.09676800000pt" svg:height="1.52953586303pt" draw:transform="matrix(0.35342678000 0.00000000000 0.00000000000 0.35342678000 85.33221792118pt 38.96835427584pt)" svg:viewBox="0 0 3 2" svg:d="M1.15506e-14 0.424662C0.633171 0.667426 1.26634 0.940273 1.90033 1.18304C3.66004 1.88055 0.597408 1.30407 3.09677 1.33485C1.23139 0.788458 1.44272 0.758375 0.316179 0L0 0.424662" koffice:nodeTypes="ccccc"/>
            <draw:path draw:style-name="gr80" draw:id="shape875" draw:name="path6044" draw:layer="" svg:width="3.09839381333pt" svg:height="1.38771853030pt" draw:transform="matrix(0.35342678000 0.00000000000 0.00000000000 0.35342678000 85.44220433512pt 39.83891512034pt)" svg:viewBox="0 0 3 1" svg:d="M1.15536e-14 0.404496C0.633337 0.635066 1.0561 1.01091 1.69025 1.2708C2.42928 1.53135 2.25286 1.2708 3.09839 1.30012C1.09106 0.722362 1.4431 0.693041 0.352035 0L0 0.404496" koffice:nodeTypes="ccccc"/>
            <draw:path draw:style-name="gr80" draw:id="shape876" draw:name="path6046" draw:layer="" svg:width="3.38438165333pt" svg:height="1.14854022686pt" draw:transform="matrix(0.35342678000 0.00000000000 0.00000000000 0.35342678000 86.97268366323pt 50.87233370909pt)" svg:viewBox="0 0 3 1" svg:d="M1.20751e-14 0.59415C0.735846 0.743331 1.43515 0.891654 2.13361 1.04083C2.97992 1.22688 2.53892 1.15229 3.38438 0.966244C1.14031 0.743331 1.47169 0.59415 0.220924 0L0 0.59415" koffice:nodeTypes="ccccc"/>
            <draw:path draw:style-name="gr70" draw:id="shape877" draw:name="path6048" draw:layer="" svg:width="8.17844894331pt" svg:height="20.41027443157pt" draw:transform="matrix(0.35342678000 0.00000000000 0.00000000000 0.35342678000 89.86201827509pt 34.13259530076pt)" svg:viewBox="0 0 8 20" svg:d="M2.10145 20.4103C2.55685 18.798 0.55974 18.0973 0 16.6604C0.385024 18.1321 1.26103 19.7443 2.662 19.8147C3.64236 19.8842 4.44799 18.5879 4.69308 17.7118C5.14848 16.1351 3.64236 14.7685 2.41691 13.7874C3.57198 15.154 5.63866 17.0111 6.75975 14.838C8.30066 11.8599 6.68938 11.4041 4.13253 10.1078C5.46394 10.9839 6.47988 11.965 7.70533 10.844C8.68568 10.0027 7.91563 7.72533 7.42465 6.53329C6.86491 5.27174 5.21885 5.41236 3.9926 5.16668C5.21885 5.65724 6.75975 5.90292 7.63576 4.81675C8.30066 3.97545 8.23109 2.64359 7.63576 1.66329C6.79454 0.26113 5.1137 -0.159115 3.5372 0.0510069" koffice:nodeTypes="ccccccccccccc"/>
            <draw:path draw:style-name="gr81" draw:id="shape878" draw:name="path6050" draw:layer="" svg:width="3.67891048078pt" svg:height="2.47940956029pt" draw:transform="matrix(0.35342678000 0.00000000000 0.00000000000 0.35342678000 87.93965933331pt 56.62655436392pt)" svg:viewBox="0 0 4 2" svg:d="M3.52946 2.38438C4.29666 0.681805 1.95697 -0.358936 0 0.114525C0 0.114525 1.8799 0.145798 2.2635 0.870898C2.609 1.628 3.3381 2.82584 3.52946 2.38438Z" koffice:nodeTypes="cccc"/>
            <draw:path draw:style-name="gr77" draw:id="shape879" draw:name="path6052" draw:layer="" svg:width="1.49991200000pt" svg:height="2.70048800000pt" draw:transform="matrix(0.35342678000 0.00000000000 0.00000000000 0.35342678000 89.05394328530pt 56.57296629978pt)" svg:viewBox="0 0 1 3" svg:d="M0.839674 2.70049C0.839674 2.70049 1.31978 2.65959 1.31978 1.9345C1.31978 1.24938 0.209918 0.60424 0.599965 0.685115C0.990011 0.725088 1.49991 0.0808752 1.49991 0.0808752L1.38006 0C1.0198 0.483392 0.509901 0.44249 0 0.44249L0.45032 1.24938C0.45032 1.28936 0.599965 1.28936 0.599965 1.33026C0.74961 1.6519 0.719819 2.25707 0.719819 2.61961L0.839674 2.70049" koffice:nodeTypes="cccccccccc"/>
            <draw:path draw:style-name="gr81" draw:id="shape880" draw:name="path6054" draw:layer="" svg:width="0.95018386820pt" svg:height="3.36773070795pt" draw:transform="matrix(0.35342678000 0.00000000000 0.00000000000 0.35342678000 89.81127555363pt 55.84971373718pt)" svg:viewBox="0 0 1 3" svg:d="M0.848807 3.34384C0.612522 2.82933 0.0385752 2.27839 0.00426318 1.91052C-0.0628012 1.24938 0.679587 0.697586 0.950184 0C0.950184 0 0.57899 1.32313 0.511146 1.69014C0.511146 1.69014 0.983712 3.60151 0.848807 3.34384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4:09</dc:date>
    <meta:creation-date>2011-05-22T06:10:25</meta:creation-date>
    <dc:creator>Yue Liu</dc:creator>
  </office:meta>
</office:document-meta>
</file>